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Preformatted_20_Text">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Preformatted_20_Text">
    </style:style>
    <style:style style:name="P27" style:family="paragraph" style:parent-style-name="Text_20_body" style:list-style-name="L25">
      <style:paragraph-properties fo:margin-top="0in" fo:margin-bottom="0in"/>
    </style:style>
  </office:automatic-styles>
  <office:body>
    <office:text>
      <text:p text:style-name="Title">1. Introduction - Games for a Read-Write world.</text:p>
      <text:list text:style-name="L1">
        <text:list-item>
          <text:p text:style-name="P1"><text:a xlink:type="simple" xlink:href="#ideas-to-add-into-the-introduction" office:name=""><text:span text:style-name="Definition">Ideas to add into the introduction</text:span></text:a></text:p>
        </text:list-item>
        <text:list-item>
          <text:p text:style-name="P1"><text:a xlink:type="simple" xlink:href="#introduction-to-the-thesis" office:name=""><text:span text:style-name="Definition">1. Introduction to the thesis</text:span></text:a></text:p>
          <text:list text:style-name="L2">
            <text:list-item>
              <text:p text:style-name="P2"><text:a xlink:type="simple" xlink:href="#introduction-to-increased-use-and-importance-of-technology-in-western-society" office:name=""><text:span text:style-name="Definition">Introduction to increased use and importance of technology in western society</text:span></text:a></text:p>
            </text:list-item>
            <text:list-item>
              <text:p text:style-name="P2"><text:a xlink:type="simple" xlink:href="#introduction-to-issues-for-technology-use-for-young-people" office:name=""><text:span text:style-name="Definition">Introduction to issues for technology use for young people</text:span></text:a></text:p>
            </text:list-item>
            <text:list-item>
              <text:p text:style-name="P2"><text:a xlink:type="simple" xlink:href="#introduction-to-the-focus-of-the-study-on-computer-game-design-and-programming-cgdp" office:name=""><text:span text:style-name="Definition">Introduction to the focus of the study on computer game design and programming (CGD&amp;P)</text:span></text:a></text:p>
            </text:list-item>
          </text:list>
        </text:list-item>
        <text:list-item>
          <text:p text:style-name="P1"><text:a xlink:type="simple" xlink:href="#context-background" office:name=""><text:span text:style-name="Definition">2. Context / Background</text:span></text:a></text:p>
          <text:list text:style-name="L3">
            <text:list-item>
              <text:p text:style-name="P3"><text:a xlink:type="simple" xlink:href="#context---more-general-computing" office:name=""><text:span text:style-name="Definition">CONTEXT - MORE GENERAL COMPUTING</text:span></text:a></text:p>
            </text:list-item>
            <text:list-item>
              <text:p text:style-name="P3"><text:a xlink:type="simple" xlink:href="#background-of-informal-settings-non-formal-and-home-education-context" office:name=""><text:span text:style-name="Definition">Background of informal settings / non-formal and home education context</text:span></text:a></text:p>
              <text:list text:style-name="L4">
                <text:list-item>
                  <text:p text:style-name="P4"><text:a xlink:type="simple" xlink:href="#home-education-context" office:name=""><text:span text:style-name="Definition">Home education context</text:span></text:a></text:p>
                </text:list-item>
              </text:list>
            </text:list-item>
            <text:list-item>
              <text:p text:style-name="P3"><text:a xlink:type="simple" xlink:href="#context-of-wider-digital-making-and-culture-home-and-informal-settings" office:name=""><text:span text:style-name="Definition">Context of wider digital making and culture home and informal settings</text:span></text:a></text:p>
            </text:list-item>
            <text:list-item>
              <text:p text:style-name="P3"><text:a xlink:type="simple" xlink:href="#context-of-school-based-computing-education" office:name=""><text:span text:style-name="Definition">Context of school-based computing education</text:span></text:a></text:p>
            </text:list-item>
          </text:list>
        </text:list-item>
        <text:list-item>
          <text:p text:style-name="P1"><text:a xlink:type="simple" xlink:href="#turing-to-games" office:name=""><text:span text:style-name="Definition">Turing to games</text:span></text:a></text:p>
          <text:list text:style-name="L5">
            <text:list-item>
              <text:p text:style-name="P5"><text:a xlink:type="simple" xlink:href="#an-introduction-to-the-benefits-of-on-digital-game-making" office:name=""><text:span text:style-name="Definition">An introduction to the benefits of on digital game making</text:span></text:a></text:p>
            </text:list-item>
            <text:list-item>
              <text:p text:style-name="P5"><text:a xlink:type="simple" xlink:href="#the-potential-of-digital-game-making-of-retro-games-with-families" office:name=""><text:span text:style-name="Definition">The potential of digital game making of retro games with families</text:span></text:a></text:p>
            </text:list-item>
            <text:list-item>
              <text:p text:style-name="P5"><text:a xlink:type="simple" xlink:href="#barriers-to-participation-in-programming-and-specifically-cgdp" office:name=""><text:span text:style-name="Definition">Barriers to participation in programming and specifically CGD&amp;P</text:span></text:a></text:p>
            </text:list-item>
          </text:list>
        </text:list-item>
        <text:list-item>
          <text:p text:style-name="P1"><text:a xlink:type="simple" xlink:href="#rationale-for-the-study" office:name=""><text:span text:style-name="Definition">3. Rationale for the Study:</text:span></text:a></text:p>
          <text:list text:style-name="L6">
            <text:list-item>
              <text:p text:style-name="P6"><text:a xlink:type="simple" xlink:href="#personal-context" office:name=""><text:span text:style-name="Definition">Personal context</text:span></text:a></text:p>
              <text:list text:style-name="L7">
                <text:list-item>
                  <text:p text:style-name="P7"><text:a xlink:type="simple" xlink:href="#recap-of-personal-motivations" office:name=""><text:span text:style-name="Definition">Recap of Personal Motivations</text:span></text:a></text:p>
                </text:list-item>
              </text:list>
            </text:list-item>
            <text:list-item>
              <text:p text:style-name="P6"><text:a xlink:type="simple" xlink:href="#connecting-my-experience-to-broader-contextual-themes" office:name=""><text:span text:style-name="Definition">Connecting my experience to broader contextual themes</text:span></text:a></text:p>
            </text:list-item>
            <text:list-item>
              <text:p text:style-name="P6"><text:a xlink:type="simple" xlink:href="#rationale-of-home-education-settings-as-a-site-of-research" office:name=""><text:span text:style-name="Definition">Rationale of home education settings as a site of research</text:span></text:a></text:p>
            </text:list-item>
            <text:list-item>
              <text:p text:style-name="P6"><text:a xlink:type="simple" xlink:href="#observations-leading-to-perceived-need" office:name=""><text:span text:style-name="Definition">Observations leading to perceived need</text:span></text:a></text:p>
              <text:list text:style-name="L8">
                <text:list-item>
                  <text:p text:style-name="P8"><text:a xlink:type="simple" xlink:href="#on-fluency-agency" office:name=""><text:span text:style-name="Definition">On Fluency &amp; Agency</text:span></text:a></text:p>
                </text:list-item>
              </text:list>
            </text:list-item>
            <text:list-item>
              <text:p text:style-name="P6"><text:a xlink:type="simple" xlink:href="#convictions-about-potential---include-dynamic-of-agency-here-and-limits" office:name=""><text:span text:style-name="Definition">Convictions about potential - include dynamic of agency here (and limits?)</text:span></text:a></text:p>
            </text:list-item>
          </text:list>
        </text:list-item>
        <text:list-item>
          <text:p text:style-name="P1"><text:a xlink:type="simple" xlink:href="#research-objectives-and-questions" office:name=""><text:span text:style-name="Definition">4. Research objectives and questions</text:span></text:a></text:p>
          <text:list text:style-name="L9">
            <text:list-item>
              <text:p text:style-name="P9"><text:a xlink:type="simple" xlink:href="#primary-research-question-and-aims-and-objectives" office:name=""><text:span text:style-name="Definition">Primary research question and aims and objectives</text:span></text:a></text:p>
            </text:list-item>
            <text:list-item>
              <text:p text:style-name="P9"><text:a xlink:type="simple" xlink:href="#research-sub-questions-and-aims-and-objectives" office:name=""><text:span text:style-name="Definition">Research sub-questions and aims and objectives</text:span></text:a></text:p>
            </text:list-item>
            <text:list-item>
              <text:p text:style-name="P9"><text:a xlink:type="simple" xlink:href="#research-objectives-recap-of-motivation" office:name=""><text:span text:style-name="Definition">Research objectives &amp; Recap of motivation</text:span></text:a></text:p>
            </text:list-item>
            <text:list-item>
              <text:p text:style-name="P9"><text:a xlink:type="simple" xlink:href="#the-scope-of-the-thesis-and-what-it-does-not-try-to-address" office:name=""><text:span text:style-name="Definition">The scope of the thesis and what it does not try to address</text:span></text:a></text:p>
              <text:list text:style-name="L10">
                <text:list-item>
                  <text:p text:style-name="P10"><text:a xlink:type="simple" xlink:href="#the-challenge-of-maintaining-focus-in-this-phd-process" office:name=""><text:span text:style-name="Definition">The challenge of maintaining focus in this PhD process</text:span></text:a></text:p>
                </text:list-item>
              </text:list>
            </text:list-item>
            <text:list-item>
              <text:p text:style-name="P9"><text:a xlink:type="simple" xlink:href="#summary-of-the-theoretical-framework-of-this-thesis" office:name=""><text:span text:style-name="Definition">Summary of the theoretical framework of this thesis</text:span></text:a></text:p>
            </text:list-item>
          </text:list>
        </text:list-item>
        <text:list-item>
          <text:p text:style-name="P1"><text:a xlink:type="simple" xlink:href="#significance-of-the-study" office:name=""><text:span text:style-name="Definition">5. Significance of the study</text:span></text:a></text:p>
          <text:list text:style-name="L11">
            <text:list-item>
              <text:p text:style-name="P11"><text:a xlink:type="simple" xlink:href="#wider-implications-and-applications-of-the-research" office:name=""><text:span text:style-name="Definition">Wider implications and applications of the research</text:span></text:a></text:p>
            </text:list-item>
            <text:list-item>
              <text:p text:style-name="P11"><text:a xlink:type="simple" xlink:href="#contribution-to-knowledge-of-this-thesis" office:name=""><text:span text:style-name="Definition">Contribution to knowledge of this thesis</text:span></text:a></text:p>
            </text:list-item>
          </text:list>
        </text:list-item>
        <text:list-item>
          <text:p text:style-name="P1"><text:a xlink:type="simple" xlink:href="#chapter-outline-of-the-study" office:name=""><text:span text:style-name="Definition">6. Chapter outline of the study</text:span></text:a></text:p>
          <text:list text:style-name="L12">
            <text:list-item>
              <text:p text:style-name="P12"><text:a xlink:type="simple" xlink:href="#link-to-next-chapter" office:name=""><text:span text:style-name="Definition">7. Link to next chapter</text:span></text:a></text:p>
            </text:list-item>
          </text:list>
        </text:list-item>
        <text:list-item>
          <text:p text:style-name="P1"><text:a xlink:type="simple" xlink:href="#to-integrate-above" office:name=""><text:span text:style-name="Definition">To integrate above</text:span></text:a></text:p>
          <text:list text:style-name="L13">
            <text:list-item>
              <text:p text:style-name="P13"><text:a xlink:type="simple" xlink:href="#barriers-to-participation-in-game-making-practices-explored-in-contextual-settings" office:name=""><text:span text:style-name="Definition">Barriers to participation in game making practices (explored in contextual settings)</text:span></text:a></text:p>
            </text:list-item>
            <text:list-item>
              <text:p text:style-name="P13"><text:a xlink:type="simple" xlink:href="#institutional-barriers---related-to-uk-school-context" office:name=""><text:span text:style-name="Definition">Institutional Barriers - related to UK School context</text:span></text:a></text:p>
            </text:list-item>
            <text:list-item>
              <text:p text:style-name="P13"><text:a xlink:type="simple" xlink:href="#technical-barriers---difficulties-in-learning-to-program" office:name=""><text:span text:style-name="Definition">Technical Barriers - Difficulties in learning to program</text:span></text:a></text:p>
            </text:list-item>
            <text:list-item>
              <text:p text:style-name="P13"><text:a xlink:type="simple" xlink:href="#cultural-identity-barriers-to-participation-in" office:name=""><text:span text:style-name="Definition">Cultural / Identity barriers to participation in …</text:span></text:a></text:p>
              <text:list text:style-name="L14">
                <text:list-item>
                  <text:p text:style-name="P14"><text:a xlink:type="simple" xlink:href="#barrier---identity-and-computer-cultures" office:name=""><text:span text:style-name="Definition">Barrier - Identity and computer cultures</text:span></text:a></text:p>
                </text:list-item>
              </text:list>
            </text:list-item>
            <text:list-item>
              <text:p text:style-name="P13"><text:a xlink:type="simple" xlink:href="#barrier---unfamiliarity-with-support-practices" office:name=""><text:span text:style-name="Definition">Barrier - unfamiliarity with support practices</text:span></text:a></text:p>
            </text:list-item>
            <text:list-item>
              <text:p text:style-name="P13"><text:a xlink:type="simple" xlink:href="#outlining-cultural-barriers-aspects-of-game-making" office:name=""><text:span text:style-name="Definition">Outlining cultural barriers / aspects of game making</text:span></text:a></text:p>
            </text:list-item>
          </text:list>
        </text:list-item>
        <text:list-item>
          <text:p text:style-name="P1"><text:a xlink:type="simple" xlink:href="#to-drop-or-merge-up." office:name=""><text:span text:style-name="Definition">TO DROP OR MERGE UP.</text:span></text:a></text:p>
        </text:list-item>
        <text:list-item>
          <text:p text:style-name="P1"><text:a xlink:type="simple" xlink:href="#existing-responses-to-challenges" office:name=""><text:span text:style-name="Definition">Existing responses to challenges</text:span></text:a></text:p>
          <text:list text:style-name="L15">
            <text:list-item>
              <text:p text:style-name="P15"><text:a xlink:type="simple" xlink:href="#digital-projects-as-an-inclusive-pedaogogy---move-to-introduction" office:name=""><text:span text:style-name="Definition">Digital projects as an inclusive pedaogogy - MOVE TO INTRODUCTION</text:span></text:a></text:p>
            </text:list-item>
            <text:list-item>
              <text:p text:style-name="P15"><text:a xlink:type="simple" xlink:href="#resource-provision-and-cpd" office:name=""><text:span text:style-name="Definition">Resource provision and CPD</text:span></text:a></text:p>
              <text:list text:style-name="L16">
                <text:list-item>
                  <text:p text:style-name="P16"><text:a xlink:type="simple" xlink:href="#computing-at-schools" office:name=""><text:span text:style-name="Definition">Computing at schools</text:span></text:a></text:p>
                </text:list-item>
              </text:list>
            </text:list-item>
            <text:list-item>
              <text:p text:style-name="P15"><text:a xlink:type="simple" xlink:href="#open-source-online-responses-to-the-challenge" office:name=""><text:span text:style-name="Definition">Open source, online responses to the challenge</text:span></text:a></text:p>
              <text:list text:style-name="L17">
                <text:list-item>
                  <text:p text:style-name="P17"><text:a xlink:type="simple" xlink:href="#mozilla-an-open-source-toolset" office:name=""><text:span text:style-name="Definition">Mozilla, an open source toolset</text:span></text:a></text:p>
                </text:list-item>
              </text:list>
            </text:list-item>
          </text:list>
        </text:list-item>
        <text:list-item>
          <text:p text:style-name="P1"><text:a xlink:type="simple" xlink:href="#drop-merge.-introduction-to-theoretical-framework-agency" office:name=""><text:span text:style-name="Definition">4-DROP MERGE. Introduction to theoretical framework &amp; agency</text:span></text:a></text:p>
          <text:list text:style-name="L18">
            <text:list-item>
              <text:p text:style-name="P18"><text:a xlink:type="simple" xlink:href="#theoretical-framework" office:name=""><text:span text:style-name="Definition">Theoretical framework</text:span></text:a></text:p>
            </text:list-item>
            <text:list-item>
              <text:p text:style-name="P18"><text:a xlink:type="simple" xlink:href="#on-agency-and-cultural-historical-activity-theory-socio-cultural-approach" office:name=""><text:span text:style-name="Definition">On agency and cultural historical activity theory / socio-cultural approach</text:span></text:a></text:p>
            </text:list-item>
            <text:list-item>
              <text:p text:style-name="P18"><text:a xlink:type="simple" xlink:href="#on-utility-and-design-based-research" office:name=""><text:span text:style-name="Definition">On utility and Design-based research</text:span></text:a></text:p>
            </text:list-item>
          </text:list>
        </text:list-item>
      </text:list>
      <text:h text:style-name="Heading_20_1" text:outline-level="1"><text:bookmark-start text:name="introduction---games-for-a-read-write-world."/>Introduction - “Games for a Read / Write World.”<text:bookmark-end text:name="introduction---games-for-a-read-write-world."/></text:h>
      <text:p text:style-name="First_20_paragraph"><text:span text:style-name="T1">A study of the cultural and interpersonal dimensions and evolving tool use of an emerging community of families coding digital games together.</text:span></text:p>
      <text:h text:style-name="Heading_20_2" text:outline-level="2"><text:bookmark-start text:name="ideas-to-add-into-the-introduction"/>Ideas to add into the introduction<text:bookmark-end text:name="ideas-to-add-into-the-introduction"/></text:h>
      <text:h text:style-name="Heading_20_2" text:outline-level="2"><text:bookmark-start text:name="introduction-to-the-thesis"/>1. Introduction to the thesis<text:bookmark-end text:name="introduction-to-the-thesis"/></text:h>
      <text:h text:style-name="Heading_20_3" text:outline-level="3"><text:bookmark-start text:name="introduction-to-increased-use-and-importance-of-technology-in-western-society"/>Introduction to increased use and importance of technology in western society<text:bookmark-end text:name="introduction-to-increased-use-and-importance-of-technology-in-western-society"/></text:h>
      <text:p text:style-name="First_20_paragraph">We live in a society where digital technology is increasingly used in work and home life, providing diverse opportunities.</text:p>
      <text:p text:style-name="Text_20_body">However, these opportunities come with potential implications and costs at both a societal and individual level.</text:p>
      <text:p text:style-name="Text_20_body">Over the lifespan of this thesis there has been a shift from a concern around deficit of computer literate workforce to impact of AI on the workforce in more general terms.</text:p>
      <text:p text:style-name="Text_20_body">Convenience and automation of tasks in the form of commercial software services and AI can diminish critical thinking skills and make individuals overly reliant on technology.</text:p>
      <text:p text:style-name="Text_20_body">A particular area of concern surrounds sophisticated media production and delivery systems which driven by algorithmically generated suggestions can foster a passive consumption of media. These concerns have led many to call for a broader approach to digital education that includes media literacy, hands-on coding experiences and creative digital projects. This would therefore encourage a more active and critical engagement with technology in a way that would potentially benefit wider society.</text:p>
      <text:p text:style-name="Text_20_body">A relevant factor within this picture is increasing calls for digital and resistance often taking the form of reduced participation or consumption <text:reference-mark-start text:name="ZOTERO_ITEM CSL_CITATION {&quot;schema&quot;:&quot;https://github.com/citation-style-language/schema/raw/master/csl-citation.json&quot;,&quot;citationID&quot;:&quot;00000001&quot;,&quot;properties&quot;:{&quot;noteIndex&quot;:0,&quot;unsorted&quot;:false,&quot;formattedCitation&quot;:&quot;[@syvertsen_digital_2020]&quot;},&quot;citationItems&quot;:[{&quot;uris&quot;:[&quot;http://zotero.org/users/1913249/items/LXHRJ68G&quot;],&quot;itemData&quot;:{&quot;container-title-short&quot;:&quot;Convergence: The International Journal of Research into New Media Technologies&quot;,&quot;title&quot;:&quot;Digital detox: Media resistance and the promise of authenticity&quot;,&quot;accessed&quot;:{&quot;date-parts&quot;:[[&quot;2025&quot;,5,6]]},&quot;volume&quot;:&quot;26&quot;,&quot;ISSN&quot;:&quot;1354-8565, 1748-7382&quot;,&quot;source&quot;:&quot;DOI.org (Crossref)&quot;,&quot;type&quot;:&quot;article-journal&quot;,&quot;page&quot;:&quot;1269-1283&quot;,&quot;id&quot;:&quot;syvertsen_digital_2020&quot;,&quot;title-short&quot;:&quot;Digital detox&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author&quot;:[{&quot;given&quot;:&quot;Trine&quot;,&quot;family&quot;:&quot;Syvertsen&quot;},{&quot;given&quot;:&quot;Gunn&quot;,&quot;family&quot;:&quot;Enli&quot;}],&quot;citation-key&quot;:&quot;syvertsen_digital_2020&quot;,&quot;language&quot;:&quot;en&quot;,&quot;container-title&quot;:&quot;Convergence: The International Journal of Research into New Media Technologies&quot;,&quot;URL&quot;:&quot;https://journals.sagepub.com/doi/10.1177/1354856519847325&quot;,&quot;DOI&quot;:&quot;10.1177/1354856519847325&quot;,&quot;issue&quot;:&quot;5-6&quot;,&quot;issued&quot;:{&quot;date-parts&quot;:[[&quot;2020&quot;,12]]}},&quot;prefix&quot;:&quot;&quot;,&quot;id&quot;:10257}]} RND0000000002"/>&lt;Do Zotero Refresh: [@syvertsen_digital_2020]&gt;<text:reference-mark-end text:name="ZOTERO_ITEM CSL_CITATION {&quot;schema&quot;:&quot;https://github.com/citation-style-language/schema/raw/master/csl-citation.json&quot;,&quot;citationID&quot;:&quot;00000001&quot;,&quot;properties&quot;:{&quot;noteIndex&quot;:0,&quot;unsorted&quot;:false,&quot;formattedCitation&quot;:&quot;[@syvertsen_digital_2020]&quot;},&quot;citationItems&quot;:[{&quot;uris&quot;:[&quot;http://zotero.org/users/1913249/items/LXHRJ68G&quot;],&quot;itemData&quot;:{&quot;container-title-short&quot;:&quot;Convergence: The International Journal of Research into New Media Technologies&quot;,&quot;title&quot;:&quot;Digital detox: Media resistance and the promise of authenticity&quot;,&quot;accessed&quot;:{&quot;date-parts&quot;:[[&quot;2025&quot;,5,6]]},&quot;volume&quot;:&quot;26&quot;,&quot;ISSN&quot;:&quot;1354-8565, 1748-7382&quot;,&quot;source&quot;:&quot;DOI.org (Crossref)&quot;,&quot;type&quot;:&quot;article-journal&quot;,&quot;page&quot;:&quot;1269-1283&quot;,&quot;id&quot;:&quot;syvertsen_digital_2020&quot;,&quot;title-short&quot;:&quot;Digital detox&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author&quot;:[{&quot;given&quot;:&quot;Trine&quot;,&quot;family&quot;:&quot;Syvertsen&quot;},{&quot;given&quot;:&quot;Gunn&quot;,&quot;family&quot;:&quot;Enli&quot;}],&quot;citation-key&quot;:&quot;syvertsen_digital_2020&quot;,&quot;language&quot;:&quot;en&quot;,&quot;container-title&quot;:&quot;Convergence: The International Journal of Research into New Media Technologies&quot;,&quot;URL&quot;:&quot;https://journals.sagepub.com/doi/10.1177/1354856519847325&quot;,&quot;DOI&quot;:&quot;10.1177/1354856519847325&quot;,&quot;issue&quot;:&quot;5-6&quot;,&quot;issued&quot;:{&quot;date-parts&quot;:[[&quot;2020&quot;,12]]}},&quot;prefix&quot;:&quot;&quot;,&quot;id&quot;:10257}]} RND0000000002"/>. However, for young people with their working life ahead of them non-participation in the digital landscape as a strategy may be a limiting and potentially alienating strategy. Also, given that digital non-participation may remove critical voices from important debates on our futures, a more tactical and participatory approach may be more productive both on an individual level and for society.</text:p>
      <text:h text:style-name="Heading_20_3" text:outline-level="3"><text:bookmark-start text:name="introduction-to-issues-for-technology-use-for-young-people"/>Introduction to issues for technology use for young people<text:bookmark-end text:name="introduction-to-issues-for-technology-use-for-young-people"/></text:h>
      <text:p text:style-name="First_20_paragraph">Some of the greatest areas for concern relate to the developmental changes in for young people as individuals. The impact of increased screen time on mental health and subsequent impact of reduced social interactions real life are areas of concern under research.</text:p>
      <text:p text:style-name="Text_20_body">Participation of young people within areas of social media and online gaming in particular reflect ongoing tensions related to the opportunities for self-expression and the dangers of identity formation within digital spaces that are hard for parents to participant in for governments to effectively regulate.</text:p>
      <text:h text:style-name="Heading_20_3" text:outline-level="3"><text:bookmark-start text:name="introduction-to-the-focus-of-the-study-on-computer-game-design-and-programming-cgdp"/>Introduction to the focus of the study on computer game design and programming (CGD&amp;P)<text:bookmark-end text:name="introduction-to-the-focus-of-the-study-on-computer-game-design-and-programming-cgdp"/></text:h>
      <text:p text:style-name="First_20_paragraph">REVISIT THIS - HOW TO PUT IN A NUTSHELL?</text:p>
      <text:p text:style-name="Text_20_body">The research process of this thesis brings families together in a new learning environment to learn how to create video games based on early arcade and platform games.</text:p>
      <text:p text:style-name="Text_20_body">As such this thesis addresses diverse elements including the development of skills needed to participate in computer game design and programming (CGD&amp;P), the process of self-expression and identity development within an emerging community, and possibilities to structure the learning experience to help overcome inherent barriers to participation.</text:p>
      <text:p text:style-name="Text_20_body">CGD&amp;P is relevant in both contexts of both formal and non-formal computing education. The next section outlines the changing contextual features of both areas.</text:p>
      <text:h text:style-name="Heading_20_3" text:outline-level="3"><text:bookmark-start text:name="format-of-this-chapter"/>Format of this chapter<text:bookmark-end text:name="format-of-this-chapter"/></text:h>
      <text:p text:style-name="First_20_paragraph">Keep this brief.</text:p>
      <text:p text:style-name="Text_20_body">Following this, I outline key barriers to participation to game making identifying factors of technical, cultural, and practical dimensions.</text:p>
      <text:h text:style-name="Heading_20_2" text:outline-level="2"><text:bookmark-start text:name="context-background"/>2. Context / Background<text:bookmark-end text:name="context-background"/></text:h>
      <text:p text:style-name="First_20_paragraph">This introduction begins an exploration of key contextual factors. The immediate context of the core activities of this research was a new learning community involving of home-educating families attending a series of game-making sessions in the setting of my University campus. Sessions involved families, myself (as both a researcher and teaching facilitator), and for most sessions, volunteer student helpers. This section situates this research within key contextual themes.</text:p>
      <text:p text:style-name="Text_20_body">This section begins with digital making as a more general theme before focuses in on game making.</text:p>
      <text:h text:style-name="Heading_20_3" text:outline-level="3"><text:bookmark-start text:name="context---more-general-computing"/>CONTEXT - MORE GENERAL COMPUTING<text:bookmark-end text:name="context---more-general-computing"/></text:h>
      <text:h text:style-name="Heading_20_3" text:outline-level="3"><text:bookmark-start text:name="background-of-informal-settings-non-formal-and-home-education-context"/>Background of informal settings / non-formal and home education context<text:bookmark-end text:name="background-of-informal-settings-non-formal-and-home-education-context"/></text:h>
      <text:p text:style-name="First_20_paragraph">MOVED FROM CH 2. INTEGRATE</text:p>
      <text:p text:style-name="Text_20_body">The setting of this research within the scope of non-formal activity attended by home educating families, while not a key focus of the study, is relevant and as such needs clarifying.</text:p>
      <text:p text:style-name="Text_20_body">NON FORMAL OR INFORMAL The term informal is examined briefly here using two dimensions: setting and educational structure. While definitions of informal education are complex, the term generally refers to learning that occurs outside a traditional school environment <text:reference-mark-start text:name="ZOTERO_ITEM CSL_CITATION {&quot;schema&quot;:&quot;https://github.com/citation-style-language/schema/raw/master/csl-citation.json&quot;,&quot;citationID&quot;:&quot;00000003&quot;,&quot;properties&quot;:{&quot;noteIndex&quot;:0,&quot;unsorted&quot;:false,&quot;formattedCitation&quot;:&quot;[@erstad_identity_2012]&quot;},&quot;citationItems&quot;:[{&quot;uris&quot;:[&quot;http://zotero.org/users/1913249/items/TE57K2KN&quot;],&quot;itemData&quot;:{&quot;title&quot;:&quot;Identity, Community, and Learning Lives in the Digital Age&quot;,&quot;id&quot;:&quot;erstad_identity_2012&quot;,&quot;editor&quot;:[{&quot;given&quot;:&quot;Ola&quot;,&quot;family&quot;:&quot;Erstad&quot;},{&quot;given&quot;:&quot;Julian&quot;,&quot;family&quot;:&quot;Sefton-Green&quot;}],&quot;source&quot;:&quot;DOI.org (Crossref)&quot;,&quot;type&quot;:&quot;chapter&quot;,&quot;page&quot;:&quot;1-20&quot;,&quot;author&quot;:[{&quot;given&quot;:&quot;Julian&quot;,&quot;family&quot;:&quot;Sefton-Green&quot;},{&quot;given&quot;:&quot;Ola&quot;,&quot;family&quot;:&quot;Erstad&quot;}],&quot;edition&quot;:&quot;1&quot;,&quot;language&quot;:&quot;en&quot;,&quot;publisher&quot;:&quot;Cambridge University Press&quot;,&quot;citation-key&quot;:&quot;erstad_identity_2012&quot;,&quot;issued&quot;:{&quot;date-parts&quot;:[[&quot;2012&quot;,10,22]]},&quot;container-title&quot;:&quot;Identity, Community, and Learning Lives in the Digital Age&quot;,&quot;URL&quot;:&quot;https://www.cambridge.org/core/product/identifier/9781139026239%23c00591-8/type/book_part&quot;,&quot;DOI&quot;:&quot;10.1017/CBO9781139026239.001&quot;,&quot;ISBN&quot;:&quot;978-1-139-02623-9 978-1-107-00591-4 978-1-107-50727-2&quot;,&quot;accessed&quot;:{&quot;date-parts&quot;:[[&quot;2022&quot;,8,9]]}},&quot;prefix&quot;:&quot;&quot;,&quot;id&quot;:3752}]} RND0000000004"/>&lt;Do Zotero Refresh: [@erstad_identity_2012]&gt;<text:reference-mark-end text:name="ZOTERO_ITEM CSL_CITATION {&quot;schema&quot;:&quot;https://github.com/citation-style-language/schema/raw/master/csl-citation.json&quot;,&quot;citationID&quot;:&quot;00000003&quot;,&quot;properties&quot;:{&quot;noteIndex&quot;:0,&quot;unsorted&quot;:false,&quot;formattedCitation&quot;:&quot;[@erstad_identity_2012]&quot;},&quot;citationItems&quot;:[{&quot;uris&quot;:[&quot;http://zotero.org/users/1913249/items/TE57K2KN&quot;],&quot;itemData&quot;:{&quot;title&quot;:&quot;Identity, Community, and Learning Lives in the Digital Age&quot;,&quot;id&quot;:&quot;erstad_identity_2012&quot;,&quot;editor&quot;:[{&quot;given&quot;:&quot;Ola&quot;,&quot;family&quot;:&quot;Erstad&quot;},{&quot;given&quot;:&quot;Julian&quot;,&quot;family&quot;:&quot;Sefton-Green&quot;}],&quot;source&quot;:&quot;DOI.org (Crossref)&quot;,&quot;type&quot;:&quot;chapter&quot;,&quot;page&quot;:&quot;1-20&quot;,&quot;author&quot;:[{&quot;given&quot;:&quot;Julian&quot;,&quot;family&quot;:&quot;Sefton-Green&quot;},{&quot;given&quot;:&quot;Ola&quot;,&quot;family&quot;:&quot;Erstad&quot;}],&quot;edition&quot;:&quot;1&quot;,&quot;language&quot;:&quot;en&quot;,&quot;publisher&quot;:&quot;Cambridge University Press&quot;,&quot;citation-key&quot;:&quot;erstad_identity_2012&quot;,&quot;issued&quot;:{&quot;date-parts&quot;:[[&quot;2012&quot;,10,22]]},&quot;container-title&quot;:&quot;Identity, Community, and Learning Lives in the Digital Age&quot;,&quot;URL&quot;:&quot;https://www.cambridge.org/core/product/identifier/9781139026239%23c00591-8/type/book_part&quot;,&quot;DOI&quot;:&quot;10.1017/CBO9781139026239.001&quot;,&quot;ISBN&quot;:&quot;978-1-139-02623-9 978-1-107-00591-4 978-1-107-50727-2&quot;,&quot;accessed&quot;:{&quot;date-parts&quot;:[[&quot;2022&quot;,8,9]]}},&quot;prefix&quot;:&quot;&quot;,&quot;id&quot;:3752}]} RND0000000004"/>. However, as Sefton-Green <text:reference-mark-start text:name="ZOTERO_ITEM CSL_CITATION {&quot;schema&quot;:&quot;https://github.com/citation-style-language/schema/raw/master/csl-citation.json&quot;,&quot;citationID&quot;:&quot;00000005&quot;,&quot;properties&quot;:{&quot;noteIndex&quot;:0,&quot;unsorted&quot;:false,&quot;formattedCitation&quot;:&quot;[@sefton-green_literature_2006]&quot;},&quot;citationItems&quot;:[{&quot;uris&quot;:[&quot;http://zotero.org/users/1913249/items/NMBYWLRS&quot;],&quot;itemData&quot;:{&quot;type&quot;:&quot;report&quot;,&quot;page&quot;:&quot;43&quot;,&quot;event-place&quot;:&quot;Bristol&quot;,&quot;title&quot;:&quot;Literature Review in Informal Learning with Technology Outside School&quot;,&quot;issued&quot;:{&quot;date-parts&quot;:[[&quot;2006&quot;]]},&quot;id&quot;:&quot;sefton-green_literature_2006&quot;,&quot;citation-key&quot;:&quot;sefton-green_literature_2006&quot;,&quot;publisher-place&quot;:&quot;Bristol&quot;,&quot;collection-title&quot;:&quot;Opening Education&quot;,&quot;author&quot;:[{&quot;given&quot;:&quot;Julian&quot;,&quot;family&quot;:&quot;Sefton-Green&quot;}],&quot;publisher&quot;:&quot;Futurelab&quot;,&quot;language&quot;:&quot;en&quot;,&quot;source&quot;:&quot;Zotero&quot;},&quot;prefix&quot;:&quot;&quot;,&quot;id&quot;:3214}]} RND0000000006"/>&lt;Do Zotero Refresh: [@sefton-green_literature_2006]&gt;<text:reference-mark-end text:name="ZOTERO_ITEM CSL_CITATION {&quot;schema&quot;:&quot;https://github.com/citation-style-language/schema/raw/master/csl-citation.json&quot;,&quot;citationID&quot;:&quot;00000005&quot;,&quot;properties&quot;:{&quot;noteIndex&quot;:0,&quot;unsorted&quot;:false,&quot;formattedCitation&quot;:&quot;[@sefton-green_literature_2006]&quot;},&quot;citationItems&quot;:[{&quot;uris&quot;:[&quot;http://zotero.org/users/1913249/items/NMBYWLRS&quot;],&quot;itemData&quot;:{&quot;type&quot;:&quot;report&quot;,&quot;page&quot;:&quot;43&quot;,&quot;event-place&quot;:&quot;Bristol&quot;,&quot;title&quot;:&quot;Literature Review in Informal Learning with Technology Outside School&quot;,&quot;issued&quot;:{&quot;date-parts&quot;:[[&quot;2006&quot;]]},&quot;id&quot;:&quot;sefton-green_literature_2006&quot;,&quot;citation-key&quot;:&quot;sefton-green_literature_2006&quot;,&quot;publisher-place&quot;:&quot;Bristol&quot;,&quot;collection-title&quot;:&quot;Opening Education&quot;,&quot;author&quot;:[{&quot;given&quot;:&quot;Julian&quot;,&quot;family&quot;:&quot;Sefton-Green&quot;}],&quot;publisher&quot;:&quot;Futurelab&quot;,&quot;language&quot;:&quot;en&quot;,&quot;source&quot;:&quot;Zotero&quot;},&quot;prefix&quot;:&quot;&quot;,&quot;id&quot;:3214}]} RND0000000006"/> notes, formally structured learning can take place in informal settings, and vice-versa. Others writers <text:reference-mark-start text:name="ZOTERO_ITEM CSL_CITATION {&quot;schema&quot;:&quot;https://github.com/citation-style-language/schema/raw/master/csl-citation.json&quot;,&quot;citationID&quot;:&quot;00000007&quot;,&quot;properties&quot;:{&quot;noteIndex&quot;:0,&quot;unsorted&quot;:false,&quot;formattedCitation&quot;:&quot;[@eshach_bridging_2007, p. 173; @werquin_recognition_2009]&quot;},&quot;citationItems&quot;:[{&quot;itemData&quot;:{&quot;container-title-short&quot;:&quot;J Sci Educ Technol&quot;,&quot;title&quot;:&quot;Bridging In-school and Out-of-school Learning: Formal, Non-Formal, and Informal Education&quot;,&quot;accessed&quot;:{&quot;date-parts&quot;:[[&quot;2019&quot;,4,24]]},&quot;volume&quot;:&quot;16&quot;,&quot;ISSN&quot;:&quot;1573-1839&quot;,&quot;source&quot;:&quot;Springer Link&quot;,&quot;type&quot;:&quot;article-journal&quot;,&quot;page&quot;:&quot;171-190&quot;,&quot;id&quot;:&quot;eshach_bridging_2007&quot;,&quot;title-short&quot;:&quot;Bridging In-school and Out-of-school Learning&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author&quot;:[{&quot;given&quot;:&quot;Haim&quot;,&quot;family&quot;:&quot;Eshach&quot;}],&quot;citation-key&quot;:&quot;eshach_bridging_2007&quot;,&quot;language&quot;:&quot;en&quot;,&quot;container-title&quot;:&quot;Journal of Science Education and Technology&quot;,&quot;URL&quot;:&quot;https://doi.org/10.1007/s10956-006-9027-1&quot;,&quot;DOI&quot;:&quot;10.1007/s10956-006-9027-1&quot;,&quot;issue&quot;:&quot;2&quot;,&quot;issued&quot;:{&quot;date-parts&quot;:[[&quot;2007&quot;,4,1]]}},&quot;locator&quot;:&quot;173&quot;,&quot;label&quot;:&quot;page&quot;,&quot;uris&quot;:[&quot;http://zotero.org/users/1913249/items/CKARKKW9&quot;],&quot;prefix&quot;:&quot;&quot;,&quot;id&quot;:3302},{&quot;uris&quot;:[&quot;http://zotero.org/users/1913249/items/WJMQLNPY&quot;],&quot;itemData&quot;:{&quot;title&quot;:&quot;Recognition of Non-formal and Informal Learning in OECD Countries: an Overview of Some Key Issues&quot;,&quot;DOI&quot;:&quot;10.3278/REP0903W011&quot;,&quot;ISSN&quot;:&quot;0177-4166&quot;,&quot;type&quot;:&quot;article-journal&quot;,&quot;author&quot;:[{&quot;given&quot;:&quot;Patrick&quot;,&quot;family&quot;:&quot;Werquin&quot;}],&quot;title-short&quot;:&quot;Recognition of Non-formal and Informal Learning in OECD Countries&quot;,&quot;issued&quot;:{&quot;date-parts&quot;:[[&quot;2009&quot;,3,1]]},&quot;accessed&quot;:{&quot;date-parts&quot;:[[&quot;2019&quot;,4,24]]},&quot;citation-key&quot;:&quot;werquin_recognition_2009&quot;,&quot;language&quot;:&quot;en&quot;,&quot;container-title&quot;:&quot;Recognition of Non-formal and Informal Learning in OECD Countries: an Overview of Some Key Issues&quot;,&quot;URL&quot;:&quot;http://doi.org/10.3278/REP0903W011&quot;,&quot;id&quot;:&quot;werquin_recognition_2009&quot;,&quot;issue&quot;:&quot;03/2009&quot;,&quot;source&quot;:&quot;DOI.org (CSL JSON)&quot;},&quot;prefix&quot;:&quot;&quot;,&quot;id&quot;:3306}]} RND0000000008"/>&lt;Do Zotero Refresh: [@eshach_bridging_2007, p. 173; @werquin_recognition_2009]&gt;<text:reference-mark-end text:name="ZOTERO_ITEM CSL_CITATION {&quot;schema&quot;:&quot;https://github.com/citation-style-language/schema/raw/master/csl-citation.json&quot;,&quot;citationID&quot;:&quot;00000007&quot;,&quot;properties&quot;:{&quot;noteIndex&quot;:0,&quot;unsorted&quot;:false,&quot;formattedCitation&quot;:&quot;[@eshach_bridging_2007, p. 173; @werquin_recognition_2009]&quot;},&quot;citationItems&quot;:[{&quot;itemData&quot;:{&quot;container-title-short&quot;:&quot;J Sci Educ Technol&quot;,&quot;title&quot;:&quot;Bridging In-school and Out-of-school Learning: Formal, Non-Formal, and Informal Education&quot;,&quot;accessed&quot;:{&quot;date-parts&quot;:[[&quot;2019&quot;,4,24]]},&quot;volume&quot;:&quot;16&quot;,&quot;ISSN&quot;:&quot;1573-1839&quot;,&quot;source&quot;:&quot;Springer Link&quot;,&quot;type&quot;:&quot;article-journal&quot;,&quot;page&quot;:&quot;171-190&quot;,&quot;id&quot;:&quot;eshach_bridging_2007&quot;,&quot;title-short&quot;:&quot;Bridging In-school and Out-of-school Learning&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author&quot;:[{&quot;given&quot;:&quot;Haim&quot;,&quot;family&quot;:&quot;Eshach&quot;}],&quot;citation-key&quot;:&quot;eshach_bridging_2007&quot;,&quot;language&quot;:&quot;en&quot;,&quot;container-title&quot;:&quot;Journal of Science Education and Technology&quot;,&quot;URL&quot;:&quot;https://doi.org/10.1007/s10956-006-9027-1&quot;,&quot;DOI&quot;:&quot;10.1007/s10956-006-9027-1&quot;,&quot;issue&quot;:&quot;2&quot;,&quot;issued&quot;:{&quot;date-parts&quot;:[[&quot;2007&quot;,4,1]]}},&quot;locator&quot;:&quot;173&quot;,&quot;label&quot;:&quot;page&quot;,&quot;uris&quot;:[&quot;http://zotero.org/users/1913249/items/CKARKKW9&quot;],&quot;prefix&quot;:&quot;&quot;,&quot;id&quot;:3302},{&quot;uris&quot;:[&quot;http://zotero.org/users/1913249/items/WJMQLNPY&quot;],&quot;itemData&quot;:{&quot;title&quot;:&quot;Recognition of Non-formal and Informal Learning in OECD Countries: an Overview of Some Key Issues&quot;,&quot;DOI&quot;:&quot;10.3278/REP0903W011&quot;,&quot;ISSN&quot;:&quot;0177-4166&quot;,&quot;type&quot;:&quot;article-journal&quot;,&quot;author&quot;:[{&quot;given&quot;:&quot;Patrick&quot;,&quot;family&quot;:&quot;Werquin&quot;}],&quot;title-short&quot;:&quot;Recognition of Non-formal and Informal Learning in OECD Countries&quot;,&quot;issued&quot;:{&quot;date-parts&quot;:[[&quot;2009&quot;,3,1]]},&quot;accessed&quot;:{&quot;date-parts&quot;:[[&quot;2019&quot;,4,24]]},&quot;citation-key&quot;:&quot;werquin_recognition_2009&quot;,&quot;language&quot;:&quot;en&quot;,&quot;container-title&quot;:&quot;Recognition of Non-formal and Informal Learning in OECD Countries: an Overview of Some Key Issues&quot;,&quot;URL&quot;:&quot;http://doi.org/10.3278/REP0903W011&quot;,&quot;id&quot;:&quot;werquin_recognition_2009&quot;,&quot;issue&quot;:&quot;03/2009&quot;,&quot;source&quot;:&quot;DOI.org (CSL JSON)&quot;},&quot;prefix&quot;:&quot;&quot;,&quot;id&quot;:3306}]} RND0000000008"/> use the term “non-formal” describe learning that happens outside of formal institutions, which may involve little instruction but still comprises a carefully planned learner experience, contrasting with both formal and unstructured learning. This study uses the term <text:span text:style-name="T2">non-formal</text:span> in this way, while <text:span text:style-name="T2">informal</text:span> is used more loosely to indicate unstructured, open activities happening outside a classroom lesson.</text:p>
      <text:h text:style-name="Heading_20_4" text:outline-level="4"><text:bookmark-start text:name="home-education-context"/>Home education context<text:bookmark-end text:name="home-education-context"/></text:h>
      <text:p text:style-name="First_20_paragraph">The processes and motivations driving of home education are varied <text:reference-mark-start text:name="ZOTERO_ITEM CSL_CITATION {&quot;schema&quot;:&quot;https://github.com/citation-style-language/schema/raw/master/csl-citation.json&quot;,&quot;citationID&quot;:&quot;00000009&quot;,&quot;properties&quot;:{&quot;noteIndex&quot;:0,&quot;unsorted&quot;:false,&quot;formattedCitation&quot;:&quot;[@fensham-smith_invisible_2021]&quot;},&quot;citationItems&quot;:[{&quot;uris&quot;:[&quot;http://zotero.org/users/1913249/items/F748Z3W8&quot;],&quot;itemData&quot;:{&quot;title&quot;:&quot;Invisible pedagogies in home education: Freedom, power and control&quot;,&quot;accessed&quot;:{&quot;date-parts&quot;:[[&quot;2023&quot;,10,2]]},&quot;volume&quot;:&quot;12&quot;,&quot;ISSN&quot;:&quot;1338-1563&quot;,&quot;source&quot;:&quot;DOI.org (Crossref)&quot;,&quot;type&quot;:&quot;article-journal&quot;,&quot;page&quot;:&quot;5-27&quot;,&quot;id&quot;:&quot;fensham-smith_invisible_2021&quot;,&quot;title-short&quot;:&quot;Invisible pedagogies in home education&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uthor&quot;:[{&quot;given&quot;:&quot;Amber Joy&quot;,&quot;family&quot;:&quot;Fensham-Smith&quot;}],&quot;citation-key&quot;:&quot;fensham-smith_invisible_2021&quot;,&quot;language&quot;:&quot;en&quot;,&quot;container-title&quot;:&quot;Journal of Pedagogy&quot;,&quot;URL&quot;:&quot;https://www.sciendo.com/article/10.2478/jped-2021-0001&quot;,&quot;DOI&quot;:&quot;10.2478/jped-2021-0001&quot;,&quot;issue&quot;:&quot;1&quot;,&quot;issued&quot;:{&quot;date-parts&quot;:[[&quot;2021&quot;,6,1]]}},&quot;prefix&quot;:&quot;&quot;,&quot;id&quot;:8983}]} RND0000000010"/>&lt;Do Zotero Refresh: [@fensham-smith_invisible_2021]&gt;<text:reference-mark-end text:name="ZOTERO_ITEM CSL_CITATION {&quot;schema&quot;:&quot;https://github.com/citation-style-language/schema/raw/master/csl-citation.json&quot;,&quot;citationID&quot;:&quot;00000009&quot;,&quot;properties&quot;:{&quot;noteIndex&quot;:0,&quot;unsorted&quot;:false,&quot;formattedCitation&quot;:&quot;[@fensham-smith_invisible_2021]&quot;},&quot;citationItems&quot;:[{&quot;uris&quot;:[&quot;http://zotero.org/users/1913249/items/F748Z3W8&quot;],&quot;itemData&quot;:{&quot;title&quot;:&quot;Invisible pedagogies in home education: Freedom, power and control&quot;,&quot;accessed&quot;:{&quot;date-parts&quot;:[[&quot;2023&quot;,10,2]]},&quot;volume&quot;:&quot;12&quot;,&quot;ISSN&quot;:&quot;1338-1563&quot;,&quot;source&quot;:&quot;DOI.org (Crossref)&quot;,&quot;type&quot;:&quot;article-journal&quot;,&quot;page&quot;:&quot;5-27&quot;,&quot;id&quot;:&quot;fensham-smith_invisible_2021&quot;,&quot;title-short&quot;:&quot;Invisible pedagogies in home education&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uthor&quot;:[{&quot;given&quot;:&quot;Amber Joy&quot;,&quot;family&quot;:&quot;Fensham-Smith&quot;}],&quot;citation-key&quot;:&quot;fensham-smith_invisible_2021&quot;,&quot;language&quot;:&quot;en&quot;,&quot;container-title&quot;:&quot;Journal of Pedagogy&quot;,&quot;URL&quot;:&quot;https://www.sciendo.com/article/10.2478/jped-2021-0001&quot;,&quot;DOI&quot;:&quot;10.2478/jped-2021-0001&quot;,&quot;issue&quot;:&quot;1&quot;,&quot;issued&quot;:{&quot;date-parts&quot;:[[&quot;2021&quot;,6,1]]}},&quot;prefix&quot;:&quot;&quot;,&quot;id&quot;:8983}]} RND0000000010"/>. These motivations are often categorized into two broad streams: pedagogy and ideology <text:reference-mark-start text:name="ZOTERO_ITEM CSL_CITATION {&quot;schema&quot;:&quot;https://github.com/citation-style-language/schema/raw/master/csl-citation.json&quot;,&quot;citationID&quot;:&quot;00000011&quot;,&quot;properties&quot;:{&quot;noteIndex&quot;:0,&quot;unsorted&quot;:false,&quot;formattedCitation&quot;:&quot;[@galen_home_1991; @rothermel_can_2003]&quot;},&quot;citationItems&quot;:[{&quot;uris&quot;:[&quot;http://zotero.org/users/1913249/items/ZQHZ2GU8&quot;],&quot;itemData&quot;:{&quot;type&quot;:&quot;book&quot;,&quot;title-short&quot;:&quot;Home Schooling&quot;,&quot;author&quot;:[{&quot;given&quot;:&quot;Jane Van&quot;,&quot;family&quot;:&quot;Galen&quot;},{&quot;given&quot;:&quot;Mary Anne&quot;,&quot;family&quot;:&quot;Pitman&quot;}],&quot;title&quot;:&quot;Home Schooling: Political, Historical, and Pedagogical Perspectives&quot;,&quot;issued&quot;:{&quot;date-parts&quot;:[[&quot;1991&quot;,1,1]]},&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citation-key&quot;:&quot;galen_home_1991&quot;,&quot;language&quot;:&quot;en&quot;,&quot;ISBN&quot;:&quot;978-0-313-38882-8&quot;,&quot;number-of-pages&quot;:&quot;224&quot;,&quot;id&quot;:&quot;galen_home_1991&quot;,&quot;publisher&quot;:&quot;Bloomsbury Publishing USA&quot;,&quot;source&quot;:&quot;Google Books&quot;},&quot;prefix&quot;:&quot;&quot;,&quot;id&quot;:8975},{&quot;uris&quot;:[&quot;http://zotero.org/users/1913249/items/AKHEZBKX&quot;],&quot;itemData&quot;:{&quot;title&quot;:&quot;Can We Classify Motives for Home Education?&quot;,&quot;accessed&quot;:{&quot;date-parts&quot;:[[&quot;2023&quot;,10,2]]},&quot;volume&quot;:&quot;17&quot;,&quot;ISSN&quot;:&quot;0950-0790&quot;,&quot;source&quot;:&quot;Taylor and Francis+NEJM&quot;,&quot;type&quot;:&quot;article-journal&quot;,&quot;page&quot;:&quot;74-89&quot;,&quot;id&quot;:&quot;rothermel_can_2003&quot;,&quot;author&quot;:[{&quot;given&quot;:&quot;Paula&quot;,&quot;family&quot;:&quot;Rotherme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itation-key&quot;:&quot;rothermel_can_2003&quot;,&quot;issued&quot;:{&quot;date-parts&quot;:[[&quot;2003&quot;,5,15]]},&quot;container-title&quot;:&quot;Evaluation &amp; Research in Education&quot;,&quot;URL&quot;:&quot;https://doi.org/10.1080/09500790308668293&quot;,&quot;DOI&quot;:&quot;10.1080/09500790308668293&quot;,&quot;issue&quot;:&quot;2-3&quot;,&quot;publisher&quot;:&quot;Routledge&quot;},&quot;prefix&quot;:&quot;&quot;,&quot;id&quot;:8977}]} RND0000000012"/>&lt;Do Zotero Refresh: [@galen_home_1991; @rothermel_can_2003]&gt;<text:reference-mark-end text:name="ZOTERO_ITEM CSL_CITATION {&quot;schema&quot;:&quot;https://github.com/citation-style-language/schema/raw/master/csl-citation.json&quot;,&quot;citationID&quot;:&quot;00000011&quot;,&quot;properties&quot;:{&quot;noteIndex&quot;:0,&quot;unsorted&quot;:false,&quot;formattedCitation&quot;:&quot;[@galen_home_1991; @rothermel_can_2003]&quot;},&quot;citationItems&quot;:[{&quot;uris&quot;:[&quot;http://zotero.org/users/1913249/items/ZQHZ2GU8&quot;],&quot;itemData&quot;:{&quot;type&quot;:&quot;book&quot;,&quot;title-short&quot;:&quot;Home Schooling&quot;,&quot;author&quot;:[{&quot;given&quot;:&quot;Jane Van&quot;,&quot;family&quot;:&quot;Galen&quot;},{&quot;given&quot;:&quot;Mary Anne&quot;,&quot;family&quot;:&quot;Pitman&quot;}],&quot;title&quot;:&quot;Home Schooling: Political, Historical, and Pedagogical Perspectives&quot;,&quot;issued&quot;:{&quot;date-parts&quot;:[[&quot;1991&quot;,1,1]]},&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citation-key&quot;:&quot;galen_home_1991&quot;,&quot;language&quot;:&quot;en&quot;,&quot;ISBN&quot;:&quot;978-0-313-38882-8&quot;,&quot;number-of-pages&quot;:&quot;224&quot;,&quot;id&quot;:&quot;galen_home_1991&quot;,&quot;publisher&quot;:&quot;Bloomsbury Publishing USA&quot;,&quot;source&quot;:&quot;Google Books&quot;},&quot;prefix&quot;:&quot;&quot;,&quot;id&quot;:8975},{&quot;uris&quot;:[&quot;http://zotero.org/users/1913249/items/AKHEZBKX&quot;],&quot;itemData&quot;:{&quot;title&quot;:&quot;Can We Classify Motives for Home Education?&quot;,&quot;accessed&quot;:{&quot;date-parts&quot;:[[&quot;2023&quot;,10,2]]},&quot;volume&quot;:&quot;17&quot;,&quot;ISSN&quot;:&quot;0950-0790&quot;,&quot;source&quot;:&quot;Taylor and Francis+NEJM&quot;,&quot;type&quot;:&quot;article-journal&quot;,&quot;page&quot;:&quot;74-89&quot;,&quot;id&quot;:&quot;rothermel_can_2003&quot;,&quot;author&quot;:[{&quot;given&quot;:&quot;Paula&quot;,&quot;family&quot;:&quot;Rotherme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itation-key&quot;:&quot;rothermel_can_2003&quot;,&quot;issued&quot;:{&quot;date-parts&quot;:[[&quot;2003&quot;,5,15]]},&quot;container-title&quot;:&quot;Evaluation &amp; Research in Education&quot;,&quot;URL&quot;:&quot;https://doi.org/10.1080/09500790308668293&quot;,&quot;DOI&quot;:&quot;10.1080/09500790308668293&quot;,&quot;issue&quot;:&quot;2-3&quot;,&quot;publisher&quot;:&quot;Routledge&quot;},&quot;prefix&quot;:&quot;&quot;,&quot;id&quot;:8977}]} RND0000000012"/>. Addressing ideology, some families choose home education to limit their children’s exposure to mainstream values, such as religious beliefs or consumerist ideals. In terms of pedagogy, popular concepts within home education circles include unschooling and deschooling. Holt’s concept of unschooling <text:reference-mark-start text:name="ZOTERO_ITEM CSL_CITATION {&quot;schema&quot;:&quot;https://github.com/citation-style-language/schema/raw/master/csl-citation.json&quot;,&quot;citationID&quot;:&quot;00000013&quot;,&quot;properties&quot;:{&quot;noteIndex&quot;:0,&quot;unsorted&quot;:false,&quot;formattedCitation&quot;:&quot;[@gray_challenges_2013]&quot;},&quot;citationItems&quot;:[{&quot;uris&quot;:[&quot;http://zotero.org/users/1913249/items/CUNAU5ZC&quot;],&quot;itemData&quot;:{&quot;type&quot;:&quot;article-journal&quot;,&quot;title&quot;:&quot;The Challenges and Benefits of Unschooling, According to 232 Families Who Have Chosen that Route&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d&quot;:&quot;gray_challenges_2013&quot;,&quot;citation-key&quot;:&quot;gray_challenges_2013&quot;,&quot;language&quot;:&quot;en&quot;,&quot;volume&quot;:&quot;7&quot;,&quot;author&quot;:[{&quot;given&quot;:&quot;Peter&quot;,&quot;family&quot;:&quot;Gray&quot;},{&quot;given&quot;:&quot;Gina&quot;,&quot;family&quot;:&quot;Riley&quot;}],&quot;issued&quot;:{&quot;date-parts&quot;:[[&quot;2013&quot;]]},&quot;issue&quot;:&quot;14&quot;,&quot;source&quot;:&quot;Zotero&quot;},&quot;prefix&quot;:&quot;&quot;,&quot;id&quot;:8982}]} RND0000000014"/>&lt;Do Zotero Refresh: [@gray_challenges_2013]&gt;<text:reference-mark-end text:name="ZOTERO_ITEM CSL_CITATION {&quot;schema&quot;:&quot;https://github.com/citation-style-language/schema/raw/master/csl-citation.json&quot;,&quot;citationID&quot;:&quot;00000013&quot;,&quot;properties&quot;:{&quot;noteIndex&quot;:0,&quot;unsorted&quot;:false,&quot;formattedCitation&quot;:&quot;[@gray_challenges_2013]&quot;},&quot;citationItems&quot;:[{&quot;uris&quot;:[&quot;http://zotero.org/users/1913249/items/CUNAU5ZC&quot;],&quot;itemData&quot;:{&quot;type&quot;:&quot;article-journal&quot;,&quot;title&quot;:&quot;The Challenges and Benefits of Unschooling, According to 232 Families Who Have Chosen that Route&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d&quot;:&quot;gray_challenges_2013&quot;,&quot;citation-key&quot;:&quot;gray_challenges_2013&quot;,&quot;language&quot;:&quot;en&quot;,&quot;volume&quot;:&quot;7&quot;,&quot;author&quot;:[{&quot;given&quot;:&quot;Peter&quot;,&quot;family&quot;:&quot;Gray&quot;},{&quot;given&quot;:&quot;Gina&quot;,&quot;family&quot;:&quot;Riley&quot;}],&quot;issued&quot;:{&quot;date-parts&quot;:[[&quot;2013&quot;]]},&quot;issue&quot;:&quot;14&quot;,&quot;source&quot;:&quot;Zotero&quot;},&quot;prefix&quot;:&quot;&quot;,&quot;id&quot;:8982}]} RND0000000014"/> emphasises facilitating learning by drawing out children’s interests through everyday activities. Illich’s work on deschooling promotes the idea of <text:span text:style-name="T2">webs of learning</text:span> <text:reference-mark-start text:name="ZOTERO_ITEM CSL_CITATION {&quot;schema&quot;:&quot;https://github.com/citation-style-language/schema/raw/master/csl-citation.json&quot;,&quot;citationID&quot;:&quot;00000015&quot;,&quot;properties&quot;:{&quot;noteIndex&quot;:0,&quot;unsorted&quot;:false,&quot;formattedCitation&quot;:&quot;[@illich_deschooling_1971]&quot;},&quot;citationItems&quot;:[{&quot;uris&quot;:[&quot;http://zotero.org/users/1913249/items/6IH2ZXKT&quot;],&quot;itemData&quot;:{&quot;event-place&quot;:&quot;New York&quot;,&quot;type&quot;:&quot;book&quot;,&quot;ISBN&quot;:&quot;0-06-012139-4&quot;,&quot;call-number&quot;:&quot;LA210 .I4 1971&quot;,&quot;number-of-pages&quot;:&quot;116&quot;,&quot;edition&quot;:&quot;1st ed.&quot;,&quot;issued&quot;:{&quot;date-parts&quot;:[[&quot;1971&quot;]]},&quot;publisher&quot;:&quot;Harper &amp; Row&quot;,&quot;citation-key&quot;:&quot;illich_deschooling_1971&quot;,&quot;publisher-place&quot;:&quot;New York&quot;,&quot;collection-title&quot;:&quot;World perspectives, v. 44&quot;,&quot;author&quot;:[{&quot;given&quot;:&quot;Ivan&quot;,&quot;family&quot;:&quot;Illich&quot;}],&quot;id&quot;:&quot;illich_deschooling_1971&quot;,&quot;title&quot;:&quot;Deschooling society&quot;,&quot;source&quot;:&quot;Library of Congress ISBN&quot;},&quot;prefix&quot;:&quot;&quot;,&quot;id&quot;:1115}]} RND0000000016"/>&lt;Do Zotero Refresh: [@illich_deschooling_1971]&gt;<text:reference-mark-end text:name="ZOTERO_ITEM CSL_CITATION {&quot;schema&quot;:&quot;https://github.com/citation-style-language/schema/raw/master/csl-citation.json&quot;,&quot;citationID&quot;:&quot;00000015&quot;,&quot;properties&quot;:{&quot;noteIndex&quot;:0,&quot;unsorted&quot;:false,&quot;formattedCitation&quot;:&quot;[@illich_deschooling_1971]&quot;},&quot;citationItems&quot;:[{&quot;uris&quot;:[&quot;http://zotero.org/users/1913249/items/6IH2ZXKT&quot;],&quot;itemData&quot;:{&quot;event-place&quot;:&quot;New York&quot;,&quot;type&quot;:&quot;book&quot;,&quot;ISBN&quot;:&quot;0-06-012139-4&quot;,&quot;call-number&quot;:&quot;LA210 .I4 1971&quot;,&quot;number-of-pages&quot;:&quot;116&quot;,&quot;edition&quot;:&quot;1st ed.&quot;,&quot;issued&quot;:{&quot;date-parts&quot;:[[&quot;1971&quot;]]},&quot;publisher&quot;:&quot;Harper &amp; Row&quot;,&quot;citation-key&quot;:&quot;illich_deschooling_1971&quot;,&quot;publisher-place&quot;:&quot;New York&quot;,&quot;collection-title&quot;:&quot;World perspectives, v. 44&quot;,&quot;author&quot;:[{&quot;given&quot;:&quot;Ivan&quot;,&quot;family&quot;:&quot;Illich&quot;}],&quot;id&quot;:&quot;illich_deschooling_1971&quot;,&quot;title&quot;:&quot;Deschooling society&quot;,&quot;source&quot;:&quot;Library of Congress ISBN&quot;},&quot;prefix&quot;:&quot;&quot;,&quot;id&quot;:1115}]} RND0000000016"/>, where learners access educational experiences in varied contexts based on their interests and needs, rather than relying on a single educational institution as the sole source of knowledge. Many home-educating families actively seek and establish networks, using friendships, social networking groups, and email lists to share opportunities and collaborate on learning activities <text:reference-mark-start text:name="ZOTERO_ITEM CSL_CITATION {&quot;schema&quot;:&quot;https://github.com/citation-style-language/schema/raw/master/csl-citation.json&quot;,&quot;citationID&quot;:&quot;00000017&quot;,&quot;properties&quot;:{&quot;noteIndex&quot;:0,&quot;unsorted&quot;:false,&quot;formattedCitation&quot;:&quot;[@doroudi_relevance_2023]&quot;},&quot;citationItems&quot;:[{&quot;uris&quot;:[&quot;http://zotero.org/users/1913249/items/CR7JKY94&quot;],&quot;itemData&quot;:{&quot;title&quot;:&quot;The Relevance of Ivan Illich's Learning Webs 50 Years On&quot;,&quot;accessed&quot;:{&quot;date-parts&quot;:[[&quot;2023&quot;,10,2]]},&quot;publisher-place&quot;:&quot;New York, NY, USA&quot;,&quot;event-place&quot;:&quot;New York, NY, USA&quot;,&quot;type&quot;:&quot;paper-conference&quot;,&quot;page&quot;:&quot;99–109&quot;,&quot;collection-title&quot;:&quot;L@S '23&quot;,&quot;id&quot;:&quot;doroudi_relevance_2023&quot;,&quot;ISBN&quot;:&quot;979-8-4007-0025-5&quot;,&quot;author&quot;:[{&quot;given&quot;:&quot;Shayan&quot;,&quot;family&quot;:&quot;Doroudi&quot;},{&quot;given&quot;:&quot;Yusuf&quot;,&quot;family&quot;:&quot;Ahmad&quot;}],&quot;DOI&quot;:&quot;10.1145/3573051.3593386&quot;,&quot;citation-key&quot;:&quot;doroudi_relevance_2023&quot;,&quot;issued&quot;:{&quot;date-parts&quot;:[[&quot;2023&quot;,7,20]]},&quot;container-title&quot;:&quot;Proceedings of the Tenth ACM Conference on Learning @ Scale&quot;,&quot;URL&quot;:&quot;https://dl.acm.org/doi/10.1145/3573051.3593386&quot;,&quot;publisher&quot;:&quot;Association for Computing Machinery&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source&quot;:&quot;ACM Digital Library&quot;},&quot;prefix&quot;:&quot;&quot;,&quot;id&quot;:8980}]} RND0000000018"/>&lt;Do Zotero Refresh: [@doroudi_relevance_2023]&gt;<text:reference-mark-end text:name="ZOTERO_ITEM CSL_CITATION {&quot;schema&quot;:&quot;https://github.com/citation-style-language/schema/raw/master/csl-citation.json&quot;,&quot;citationID&quot;:&quot;00000017&quot;,&quot;properties&quot;:{&quot;noteIndex&quot;:0,&quot;unsorted&quot;:false,&quot;formattedCitation&quot;:&quot;[@doroudi_relevance_2023]&quot;},&quot;citationItems&quot;:[{&quot;uris&quot;:[&quot;http://zotero.org/users/1913249/items/CR7JKY94&quot;],&quot;itemData&quot;:{&quot;title&quot;:&quot;The Relevance of Ivan Illich's Learning Webs 50 Years On&quot;,&quot;accessed&quot;:{&quot;date-parts&quot;:[[&quot;2023&quot;,10,2]]},&quot;publisher-place&quot;:&quot;New York, NY, USA&quot;,&quot;event-place&quot;:&quot;New York, NY, USA&quot;,&quot;type&quot;:&quot;paper-conference&quot;,&quot;page&quot;:&quot;99–109&quot;,&quot;collection-title&quot;:&quot;L@S '23&quot;,&quot;id&quot;:&quot;doroudi_relevance_2023&quot;,&quot;ISBN&quot;:&quot;979-8-4007-0025-5&quot;,&quot;author&quot;:[{&quot;given&quot;:&quot;Shayan&quot;,&quot;family&quot;:&quot;Doroudi&quot;},{&quot;given&quot;:&quot;Yusuf&quot;,&quot;family&quot;:&quot;Ahmad&quot;}],&quot;DOI&quot;:&quot;10.1145/3573051.3593386&quot;,&quot;citation-key&quot;:&quot;doroudi_relevance_2023&quot;,&quot;issued&quot;:{&quot;date-parts&quot;:[[&quot;2023&quot;,7,20]]},&quot;container-title&quot;:&quot;Proceedings of the Tenth ACM Conference on Learning @ Scale&quot;,&quot;URL&quot;:&quot;https://dl.acm.org/doi/10.1145/3573051.3593386&quot;,&quot;publisher&quot;:&quot;Association for Computing Machinery&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source&quot;:&quot;ACM Digital Library&quot;},&quot;prefix&quot;:&quot;&quot;,&quot;id&quot;:8980}]} RND0000000018"/>. The game-making club that forms the basis of this research can be viewed as one node within the complex web of learning that participating families engage with.</text:p>
      <text:p text:style-name="Text_20_body"><text:span text:style-name="T1">integrate</text:span></text:p>
      <text:h text:style-name="Heading_20_3" text:outline-level="3"><text:bookmark-start text:name="context-of-wider-digital-making-and-culture-home-and-informal-settings"/>Context of wider digital making and culture home and informal settings<text:bookmark-end text:name="context-of-wider-digital-making-and-culture-home-and-informal-settings"/></text:h>
      <text:p text:style-name="First_20_paragraph">MOVED FROM CHAPTER 2 INTEGRATE DOWN</text:p>
      <text:p text:style-name="Text_20_body"/>
      <text:p text:style-name="Text_20_body">Learning in non-formal environments such as home education settings allows participants to follow their own interests and to group together with others that share similar aims. Gee <text:reference-mark-start text:name="ZOTERO_ITEM CSL_CITATION {&quot;schema&quot;:&quot;https://github.com/citation-style-language/schema/raw/master/csl-citation.json&quot;,&quot;citationID&quot;:&quot;00000019&quot;,&quot;properties&quot;:{&quot;noteIndex&quot;:0,&quot;unsorted&quot;:false,&quot;formattedCitation&quot;:&quot;[@gee_what_2004]&quot;},&quot;citationItems&quot;:[{&quot;uris&quot;:[&quot;http://zotero.org/users/1913249/items/M6377K76&quot;],&quot;itemData&quot;:{&quot;title&quot;:&quot;What video games have to teach us about learning and literacy&quot;,&quot;id&quot;:&quot;gee_what_2004&quot;,&quot;publisher-place&quot;:&quot;New York, NY&quot;,&quot;event-place&quot;:&quot;New York, NY&quot;,&quot;type&quot;:&quot;book&quot;,&quot;author&quot;:[{&quot;given&quot;:&quot;James Paul&quot;,&quot;family&quot;:&quot;Gee&quot;}],&quot;edition&quot;:&quot;1. paperback ed&quot;,&quot;issued&quot;:{&quot;date-parts&quot;:[[&quot;2004&quot;]]},&quot;note&quot;:&quot;OCLC: 255334132&quot;,&quot;citation-key&quot;:&quot;gee_what_2004&quot;,&quot;language&quot;:&quot;eng&quot;,&quot;collection-title&quot;:&quot;Education&quot;,&quot;number-of-pages&quot;:&quot;225&quot;,&quot;ISBN&quot;:&quot;978-1-4039-6538-7&quot;,&quot;publisher&quot;:&quot;Palgrave Macmillan&quot;,&quot;source&quot;:&quot;Gemeinsamer Bibliotheksverbund ISBN&quot;},&quot;prefix&quot;:&quot;&quot;,&quot;id&quot;:1584}]} RND0000000020"/>&lt;Do Zotero Refresh: [@gee_what_2004]&gt;<text:reference-mark-end text:name="ZOTERO_ITEM CSL_CITATION {&quot;schema&quot;:&quot;https://github.com/citation-style-language/schema/raw/master/csl-citation.json&quot;,&quot;citationID&quot;:&quot;00000019&quot;,&quot;properties&quot;:{&quot;noteIndex&quot;:0,&quot;unsorted&quot;:false,&quot;formattedCitation&quot;:&quot;[@gee_what_2004]&quot;},&quot;citationItems&quot;:[{&quot;uris&quot;:[&quot;http://zotero.org/users/1913249/items/M6377K76&quot;],&quot;itemData&quot;:{&quot;title&quot;:&quot;What video games have to teach us about learning and literacy&quot;,&quot;id&quot;:&quot;gee_what_2004&quot;,&quot;publisher-place&quot;:&quot;New York, NY&quot;,&quot;event-place&quot;:&quot;New York, NY&quot;,&quot;type&quot;:&quot;book&quot;,&quot;author&quot;:[{&quot;given&quot;:&quot;James Paul&quot;,&quot;family&quot;:&quot;Gee&quot;}],&quot;edition&quot;:&quot;1. paperback ed&quot;,&quot;issued&quot;:{&quot;date-parts&quot;:[[&quot;2004&quot;]]},&quot;note&quot;:&quot;OCLC: 255334132&quot;,&quot;citation-key&quot;:&quot;gee_what_2004&quot;,&quot;language&quot;:&quot;eng&quot;,&quot;collection-title&quot;:&quot;Education&quot;,&quot;number-of-pages&quot;:&quot;225&quot;,&quot;ISBN&quot;:&quot;978-1-4039-6538-7&quot;,&quot;publisher&quot;:&quot;Palgrave Macmillan&quot;,&quot;source&quot;:&quot;Gemeinsamer Bibliotheksverbund ISBN&quot;},&quot;prefix&quot;:&quot;&quot;,&quot;id&quot;:1584}]} RND0000000020"/> frames these informal, often online communities as <text:span text:style-name="T2">affinity spaces</text:span>.</text:p>
      <text:p text:style-name="Text_20_body">It is relevant to examine the broader context of areas of activity around games and the resulting diverse learning outcomes. Gee <text:reference-mark-start text:name="ZOTERO_ITEM CSL_CITATION {&quot;schema&quot;:&quot;https://github.com/citation-style-language/schema/raw/master/csl-citation.json&quot;,&quot;citationID&quot;:&quot;00000021&quot;,&quot;properties&quot;:{&quot;noteIndex&quot;:0,&quot;unsorted&quot;:false,&quot;formattedCitation&quot;:&quot;[@gee_what_2004]&quot;},&quot;citationItems&quot;:[{&quot;uris&quot;:[&quot;http://zotero.org/users/1913249/items/M6377K76&quot;],&quot;itemData&quot;:{&quot;title&quot;:&quot;What video games have to teach us about learning and literacy&quot;,&quot;id&quot;:&quot;gee_what_2004&quot;,&quot;publisher-place&quot;:&quot;New York, NY&quot;,&quot;event-place&quot;:&quot;New York, NY&quot;,&quot;type&quot;:&quot;book&quot;,&quot;author&quot;:[{&quot;given&quot;:&quot;James Paul&quot;,&quot;family&quot;:&quot;Gee&quot;}],&quot;edition&quot;:&quot;1. paperback ed&quot;,&quot;issued&quot;:{&quot;date-parts&quot;:[[&quot;2004&quot;]]},&quot;note&quot;:&quot;OCLC: 255334132&quot;,&quot;citation-key&quot;:&quot;gee_what_2004&quot;,&quot;language&quot;:&quot;eng&quot;,&quot;collection-title&quot;:&quot;Education&quot;,&quot;number-of-pages&quot;:&quot;225&quot;,&quot;ISBN&quot;:&quot;978-1-4039-6538-7&quot;,&quot;publisher&quot;:&quot;Palgrave Macmillan&quot;,&quot;source&quot;:&quot;Gemeinsamer Bibliotheksverbund ISBN&quot;},&quot;prefix&quot;:&quot;&quot;,&quot;id&quot;:1584}]} RND0000000022"/>&lt;Do Zotero Refresh: [@gee_what_2004]&gt;<text:reference-mark-end text:name="ZOTERO_ITEM CSL_CITATION {&quot;schema&quot;:&quot;https://github.com/citation-style-language/schema/raw/master/csl-citation.json&quot;,&quot;citationID&quot;:&quot;00000021&quot;,&quot;properties&quot;:{&quot;noteIndex&quot;:0,&quot;unsorted&quot;:false,&quot;formattedCitation&quot;:&quot;[@gee_what_2004]&quot;},&quot;citationItems&quot;:[{&quot;uris&quot;:[&quot;http://zotero.org/users/1913249/items/M6377K76&quot;],&quot;itemData&quot;:{&quot;title&quot;:&quot;What video games have to teach us about learning and literacy&quot;,&quot;id&quot;:&quot;gee_what_2004&quot;,&quot;publisher-place&quot;:&quot;New York, NY&quot;,&quot;event-place&quot;:&quot;New York, NY&quot;,&quot;type&quot;:&quot;book&quot;,&quot;author&quot;:[{&quot;given&quot;:&quot;James Paul&quot;,&quot;family&quot;:&quot;Gee&quot;}],&quot;edition&quot;:&quot;1. paperback ed&quot;,&quot;issued&quot;:{&quot;date-parts&quot;:[[&quot;2004&quot;]]},&quot;note&quot;:&quot;OCLC: 255334132&quot;,&quot;citation-key&quot;:&quot;gee_what_2004&quot;,&quot;language&quot;:&quot;eng&quot;,&quot;collection-title&quot;:&quot;Education&quot;,&quot;number-of-pages&quot;:&quot;225&quot;,&quot;ISBN&quot;:&quot;978-1-4039-6538-7&quot;,&quot;publisher&quot;:&quot;Palgrave Macmillan&quot;,&quot;source&quot;:&quot;Gemeinsamer Bibliotheksverbund ISBN&quot;},&quot;prefix&quot;:&quot;&quot;,&quot;id&quot;:1584}]} RND0000000022"/> terms this activity and culture created around games <text:span text:style-name="T2">meta-gaming</text:span>. Examples include: fan websites and fiction, sharing of tips, creation of imitation games or related artwork. Gee examines how shared discourses and emerging identities develop within these spaces. Researcher Mizuko Ito’s ethnographic approach to studies of informal digital consumption and making in the home <text:reference-mark-start text:name="ZOTERO_ITEM CSL_CITATION {&quot;schema&quot;:&quot;https://github.com/citation-style-language/schema/raw/master/csl-citation.json&quot;,&quot;citationID&quot;:&quot;00000023&quot;,&quot;properties&quot;:{&quot;noteIndex&quot;:0,&quot;unsorted&quot;:false,&quot;formattedCitation&quot;:&quot;[@ito_hanging_2010; @ito_living_2009]&quot;},&quot;citationItems&quot;:[{&quot;uris&quot;:[&quot;http://zotero.org/users/1913249/items/URKI7FTD&quot;],&quot;itemData&quot;:{&quot;title-short&quot;:&quot;Hanging out, messing around, and geeking out&quot;,&quot;id&quot;:&quot;ito_hanging_2010&quot;,&quot;publisher-place&quot;:&quot;Cambridge, Mass.&quot;,&quot;editor&quot;:[{&quot;given&quot;:&quot;Mizuko&quot;,&quot;family&quot;:&quot;Itō&quot;},{&quot;given&quot;:&quot;Sonja&quot;,&quot;family&quot;:&quot;Baumer&quot;},{&quot;given&quot;:&quot;Matteo&quot;,&quot;family&quot;:&quot;Bittanti&quot;},{&quot;given&quot;:&quot;Judd&quot;,&quot;family&quot;:&quot;Antin&quot;}],&quot;event-place&quot;:&quot;Cambridge, Mass.&quot;,&quot;type&quot;:&quot;book&quot;,&quot;issued&quot;:{&quot;date-parts&quot;:[[&quot;2010&quot;]]},&quot;note&quot;:&quot;OCLC: 699713878&quot;,&quot;publisher&quot;:&quot;MIT Press&quot;,&quot;citation-key&quot;:&quot;ito_hanging_2010&quot;,&quot;language&quot;:&quot;eng&quot;,&quot;collection-title&quot;:&quot;The John D. and Catherine T. MacArthur Foundation series on digital media and learning&quot;,&quot;number-of-pages&quot;:&quot;419&quot;,&quot;ISBN&quot;:&quot;978-0-262-01336-9 978-0-262-51854-3&quot;,&quot;source&quot;:&quot;Gemeinsamer Bibliotheksverbund ISBN&quot;,&quot;title&quot;:&quot;Hanging out, messing around, and geeking out: kids living and learning with new media&quot;},&quot;prefix&quot;:&quot;&quot;,&quot;id&quot;:1939},{&quot;uris&quot;:[&quot;http://zotero.org/users/1913249/items/7GJR38P4&quot;],&quot;itemData&quot;:{&quot;event-place&quot;:&quot;Cambridge, Mass&quot;,&quot;type&quot;:&quot;book&quot;,&quot;number-of-pages&quot;:&quot;98&quot;,&quot;call-number&quot;:&quot;HQ799.2.M352 U655 2009&quot;,&quot;id&quot;:&quot;ito_living_2009&quot;,&quot;title&quot;:&quot;Living and learning with new media: summary of findings from the digital youth project&quot;,&quot;issued&quot;:{&quot;date-parts&quot;:[[&quot;2009&quot;]]},&quot;publisher&quot;:&quot;MIT Press&quot;,&quot;citation-key&quot;:&quot;ito_living_2009&quot;,&quot;publisher-place&quot;:&quot;Cambridge, Mass&quot;,&quot;collection-title&quot;:&quot;The John D. and Catherine T. MacArthur Foundation reports on digital media and learning&quot;,&quot;ISBN&quot;:&quot;978-0-262-51365-4&quot;,&quot;editor&quot;:[{&quot;given&quot;:&quot;Mizuko&quot;,&quot;family&quot;:&quot;Itō&quot;}],&quot;title-short&quot;:&quot;Living and learning with new media&quot;,&quot;source&quot;:&quot;Library of Congress ISBN&quot;},&quot;prefix&quot;:&quot;&quot;,&quot;id&quot;:1148}]} RND0000000024"/>&lt;Do Zotero Refresh: [@ito_hanging_2010; @ito_living_2009]&gt;<text:reference-mark-end text:name="ZOTERO_ITEM CSL_CITATION {&quot;schema&quot;:&quot;https://github.com/citation-style-language/schema/raw/master/csl-citation.json&quot;,&quot;citationID&quot;:&quot;00000023&quot;,&quot;properties&quot;:{&quot;noteIndex&quot;:0,&quot;unsorted&quot;:false,&quot;formattedCitation&quot;:&quot;[@ito_hanging_2010; @ito_living_2009]&quot;},&quot;citationItems&quot;:[{&quot;uris&quot;:[&quot;http://zotero.org/users/1913249/items/URKI7FTD&quot;],&quot;itemData&quot;:{&quot;title-short&quot;:&quot;Hanging out, messing around, and geeking out&quot;,&quot;id&quot;:&quot;ito_hanging_2010&quot;,&quot;publisher-place&quot;:&quot;Cambridge, Mass.&quot;,&quot;editor&quot;:[{&quot;given&quot;:&quot;Mizuko&quot;,&quot;family&quot;:&quot;Itō&quot;},{&quot;given&quot;:&quot;Sonja&quot;,&quot;family&quot;:&quot;Baumer&quot;},{&quot;given&quot;:&quot;Matteo&quot;,&quot;family&quot;:&quot;Bittanti&quot;},{&quot;given&quot;:&quot;Judd&quot;,&quot;family&quot;:&quot;Antin&quot;}],&quot;event-place&quot;:&quot;Cambridge, Mass.&quot;,&quot;type&quot;:&quot;book&quot;,&quot;issued&quot;:{&quot;date-parts&quot;:[[&quot;2010&quot;]]},&quot;note&quot;:&quot;OCLC: 699713878&quot;,&quot;publisher&quot;:&quot;MIT Press&quot;,&quot;citation-key&quot;:&quot;ito_hanging_2010&quot;,&quot;language&quot;:&quot;eng&quot;,&quot;collection-title&quot;:&quot;The John D. and Catherine T. MacArthur Foundation series on digital media and learning&quot;,&quot;number-of-pages&quot;:&quot;419&quot;,&quot;ISBN&quot;:&quot;978-0-262-01336-9 978-0-262-51854-3&quot;,&quot;source&quot;:&quot;Gemeinsamer Bibliotheksverbund ISBN&quot;,&quot;title&quot;:&quot;Hanging out, messing around, and geeking out: kids living and learning with new media&quot;},&quot;prefix&quot;:&quot;&quot;,&quot;id&quot;:1939},{&quot;uris&quot;:[&quot;http://zotero.org/users/1913249/items/7GJR38P4&quot;],&quot;itemData&quot;:{&quot;event-place&quot;:&quot;Cambridge, Mass&quot;,&quot;type&quot;:&quot;book&quot;,&quot;number-of-pages&quot;:&quot;98&quot;,&quot;call-number&quot;:&quot;HQ799.2.M352 U655 2009&quot;,&quot;id&quot;:&quot;ito_living_2009&quot;,&quot;title&quot;:&quot;Living and learning with new media: summary of findings from the digital youth project&quot;,&quot;issued&quot;:{&quot;date-parts&quot;:[[&quot;2009&quot;]]},&quot;publisher&quot;:&quot;MIT Press&quot;,&quot;citation-key&quot;:&quot;ito_living_2009&quot;,&quot;publisher-place&quot;:&quot;Cambridge, Mass&quot;,&quot;collection-title&quot;:&quot;The John D. and Catherine T. MacArthur Foundation reports on digital media and learning&quot;,&quot;ISBN&quot;:&quot;978-0-262-51365-4&quot;,&quot;editor&quot;:[{&quot;given&quot;:&quot;Mizuko&quot;,&quot;family&quot;:&quot;Itō&quot;}],&quot;title-short&quot;:&quot;Living and learning with new media&quot;,&quot;source&quot;:&quot;Library of Congress ISBN&quot;},&quot;prefix&quot;:&quot;&quot;,&quot;id&quot;:1148}]} RND0000000024"/>, charts a progression in proficiency of young makers of digital products within online communities. This approach connects the affordances of new online tools with the sociocultural view of learning as embedded within social and cultural contexts <text:reference-mark-start text:name="ZOTERO_ITEM CSL_CITATION {&quot;schema&quot;:&quot;https://github.com/citation-style-language/schema/raw/master/csl-citation.json&quot;,&quot;citationID&quot;:&quot;00000025&quot;,&quot;properties&quot;:{&quot;noteIndex&quot;:0,&quot;unsorted&quot;:false,&quot;formattedCitation&quot;:&quot;[@ito2013connected]&quot;},&quot;citationItems&quot;:[{&quot;uris&quot;:[&quot;http://zotero.org/users/1913249/items/4ULZ9S6U&quot;],&quot;itemData&quot;:{&quot;citation-key&quot;:&quot;ito2013connected&quot;,&quot;type&quot;:&quot;book&quot;,&quot;issued&quot;:{&quot;date-parts&quot;:[[&quot;2013&quot;]]},&quot;id&quot;:&quot;ito2013connected&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title&quot;:&quot;Connected learning: An agenda for research and design&quot;,&quot;publisher&quot;:&quot;Digital Media and Learning Research Hub&quot;},&quot;prefix&quot;:&quot;&quot;,&quot;id&quot;:9654}]} RND0000000026"/>&lt;Do Zotero Refresh: [@ito2013connected]&gt;<text:reference-mark-end text:name="ZOTERO_ITEM CSL_CITATION {&quot;schema&quot;:&quot;https://github.com/citation-style-language/schema/raw/master/csl-citation.json&quot;,&quot;citationID&quot;:&quot;00000025&quot;,&quot;properties&quot;:{&quot;noteIndex&quot;:0,&quot;unsorted&quot;:false,&quot;formattedCitation&quot;:&quot;[@ito2013connected]&quot;},&quot;citationItems&quot;:[{&quot;uris&quot;:[&quot;http://zotero.org/users/1913249/items/4ULZ9S6U&quot;],&quot;itemData&quot;:{&quot;citation-key&quot;:&quot;ito2013connected&quot;,&quot;type&quot;:&quot;book&quot;,&quot;issued&quot;:{&quot;date-parts&quot;:[[&quot;2013&quot;]]},&quot;id&quot;:&quot;ito2013connected&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title&quot;:&quot;Connected learning: An agenda for research and design&quot;,&quot;publisher&quot;:&quot;Digital Media and Learning Research Hub&quot;},&quot;prefix&quot;:&quot;&quot;,&quot;id&quot;:9654}]} RND0000000026"/>. Sefton Green <text:reference-mark-start text:name="ZOTERO_ITEM CSL_CITATION {&quot;schema&quot;:&quot;https://github.com/citation-style-language/schema/raw/master/csl-citation.json&quot;,&quot;citationID&quot;:&quot;00000027&quot;,&quot;properties&quot;:{&quot;noteIndex&quot;:0,&quot;unsorted&quot;:false,&quot;formattedCitation&quot;:&quot;[@sefton-green_mapping_2013]&quot;},&quot;citationItems&quot;:[{&quot;uris&quot;:[&quot;http://zotero.org/users/1913249/items/9LI3EL4F&quot;],&quot;itemData&quot;:{&quot;type&quot;:&quot;webpage&quot;,&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citation-key&quot;:&quot;sefton-green_mapping_2013&quot;,&quot;issued&quot;:{&quot;date-parts&quot;:[[&quot;2013&quot;,3]]},&quot;accessed&quot;:{&quot;date-parts&quot;:[[&quot;2018&quot;,12,18]]},&quot;URL&quot;:&quot;http://www.nominettrust.org.uk/&quot;,&quot;genre&quot;:&quot;Monograph&quot;,&quot;author&quot;:[{&quot;given&quot;:&quot;Julian&quot;,&quot;family&quot;:&quot;Sefton-Green&quot;}],&quot;title-short&quot;:&quot;Mapping digital makers&quot;},&quot;prefix&quot;:&quot;&quot;,&quot;id&quot;:195}]} RND0000000028"/>&lt;Do Zotero Refresh: [@sefton-green_mapping_2013]&gt;<text:reference-mark-end text:name="ZOTERO_ITEM CSL_CITATION {&quot;schema&quot;:&quot;https://github.com/citation-style-language/schema/raw/master/csl-citation.json&quot;,&quot;citationID&quot;:&quot;00000027&quot;,&quot;properties&quot;:{&quot;noteIndex&quot;:0,&quot;unsorted&quot;:false,&quot;formattedCitation&quot;:&quot;[@sefton-green_mapping_2013]&quot;},&quot;citationItems&quot;:[{&quot;uris&quot;:[&quot;http://zotero.org/users/1913249/items/9LI3EL4F&quot;],&quot;itemData&quot;:{&quot;type&quot;:&quot;webpage&quot;,&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citation-key&quot;:&quot;sefton-green_mapping_2013&quot;,&quot;issued&quot;:{&quot;date-parts&quot;:[[&quot;2013&quot;,3]]},&quot;accessed&quot;:{&quot;date-parts&quot;:[[&quot;2018&quot;,12,18]]},&quot;URL&quot;:&quot;http://www.nominettrust.org.uk/&quot;,&quot;genre&quot;:&quot;Monograph&quot;,&quot;author&quot;:[{&quot;given&quot;:&quot;Julian&quot;,&quot;family&quot;:&quot;Sefton-Green&quot;}],&quot;title-short&quot;:&quot;Mapping digital makers&quot;},&quot;prefix&quot;:&quot;&quot;,&quot;id&quot;:195}]} RND0000000028"/> explores the wider context of digital making including anxieties around the use of digital technology by young people and and it’s alignment with valued digital skills required by the workforce. He notes both the potential and current lack of research on the transfer of learning opportunities and learner trajectories between informal experiences, formal learning settings and professional destinations. Observations of young people’s enthusiastic involvement in digital media and game making, and meta-gaming in informal communities have sparked questions on how to leverage this interest as funds for other educational aims <text:reference-mark-start text:name="ZOTERO_ITEM CSL_CITATION {&quot;schema&quot;:&quot;https://github.com/citation-style-language/schema/raw/master/csl-citation.json&quot;,&quot;citationID&quot;:&quot;00000029&quot;,&quot;properties&quot;:{&quot;noteIndex&quot;:0,&quot;unsorted&quot;:false,&quot;formattedCitation&quot;:&quot;[@gee_what_2004; @papert_mindstorms_1980]&quot;},&quot;citationItems&quot;:[{&quot;uris&quot;:[&quot;http://zotero.org/users/1913249/items/M6377K76&quot;],&quot;itemData&quot;:{&quot;title&quot;:&quot;What video games have to teach us about learning and literacy&quot;,&quot;id&quot;:&quot;gee_what_2004&quot;,&quot;publisher-place&quot;:&quot;New York, NY&quot;,&quot;event-place&quot;:&quot;New York, NY&quot;,&quot;type&quot;:&quot;book&quot;,&quot;author&quot;:[{&quot;given&quot;:&quot;James Paul&quot;,&quot;family&quot;:&quot;Gee&quot;}],&quot;edition&quot;:&quot;1. paperback ed&quot;,&quot;issued&quot;:{&quot;date-parts&quot;:[[&quot;2004&quot;]]},&quot;note&quot;:&quot;OCLC: 255334132&quot;,&quot;citation-key&quot;:&quot;gee_what_2004&quot;,&quot;language&quot;:&quot;eng&quot;,&quot;collection-title&quot;:&quot;Education&quot;,&quot;number-of-pages&quot;:&quot;225&quot;,&quot;ISBN&quot;:&quot;978-1-4039-6538-7&quot;,&quot;publisher&quot;:&quot;Palgrave Macmillan&quot;,&quot;source&quot;:&quot;Gemeinsamer Bibliotheksverbund ISBN&quot;},&quot;prefix&quot;:&quot;&quot;,&quot;id&quot;:1584},{&quot;uris&quot;:[&quot;http://zotero.org/users/1913249/items/TTY8WYQ6&quot;],&quot;itemData&quot;:{&quot;event-place&quot;:&quot;New York&quot;,&quot;type&quot;:&quot;book&quot;,&quot;ISBN&quot;:&quot;0-465-04674-6&quot;,&quot;call-number&quot;:&quot;QA20.C65 P36 1993&quot;,&quot;number-of-pages&quot;:&quot;230&quot;,&quot;title-short&quot;:&quot;Mindstorms&quot;,&quot;issued&quot;:{&quot;date-parts&quot;:[[&quot;1980&quot;]]},&quot;id&quot;:&quot;papert_mindstorms_1980&quot;,&quot;citation-key&quot;:&quot;papert_mindstorms_1980&quot;,&quot;publisher-place&quot;:&quot;New York&quot;,&quot;publisher&quot;:&quot;Basic Books&quot;,&quot;author&quot;:[{&quot;given&quot;:&quot;Seymour&quot;,&quot;family&quot;:&quot;Papert&quot;}],&quot;edition&quot;:&quot;2nd ed&quot;,&quot;title&quot;:&quot;Mindstorms: children, computers, and powerful ideas&quot;,&quot;source&quot;:&quot;Library of Congress ISBN&quot;},&quot;prefix&quot;:&quot;&quot;,&quot;id&quot;:3779}]} RND0000000030"/>&lt;Do Zotero Refresh: [@gee_what_2004; @papert_mindstorms_1980]&gt;<text:reference-mark-end text:name="ZOTERO_ITEM CSL_CITATION {&quot;schema&quot;:&quot;https://github.com/citation-style-language/schema/raw/master/csl-citation.json&quot;,&quot;citationID&quot;:&quot;00000029&quot;,&quot;properties&quot;:{&quot;noteIndex&quot;:0,&quot;unsorted&quot;:false,&quot;formattedCitation&quot;:&quot;[@gee_what_2004; @papert_mindstorms_1980]&quot;},&quot;citationItems&quot;:[{&quot;uris&quot;:[&quot;http://zotero.org/users/1913249/items/M6377K76&quot;],&quot;itemData&quot;:{&quot;title&quot;:&quot;What video games have to teach us about learning and literacy&quot;,&quot;id&quot;:&quot;gee_what_2004&quot;,&quot;publisher-place&quot;:&quot;New York, NY&quot;,&quot;event-place&quot;:&quot;New York, NY&quot;,&quot;type&quot;:&quot;book&quot;,&quot;author&quot;:[{&quot;given&quot;:&quot;James Paul&quot;,&quot;family&quot;:&quot;Gee&quot;}],&quot;edition&quot;:&quot;1. paperback ed&quot;,&quot;issued&quot;:{&quot;date-parts&quot;:[[&quot;2004&quot;]]},&quot;note&quot;:&quot;OCLC: 255334132&quot;,&quot;citation-key&quot;:&quot;gee_what_2004&quot;,&quot;language&quot;:&quot;eng&quot;,&quot;collection-title&quot;:&quot;Education&quot;,&quot;number-of-pages&quot;:&quot;225&quot;,&quot;ISBN&quot;:&quot;978-1-4039-6538-7&quot;,&quot;publisher&quot;:&quot;Palgrave Macmillan&quot;,&quot;source&quot;:&quot;Gemeinsamer Bibliotheksverbund ISBN&quot;},&quot;prefix&quot;:&quot;&quot;,&quot;id&quot;:1584},{&quot;uris&quot;:[&quot;http://zotero.org/users/1913249/items/TTY8WYQ6&quot;],&quot;itemData&quot;:{&quot;event-place&quot;:&quot;New York&quot;,&quot;type&quot;:&quot;book&quot;,&quot;ISBN&quot;:&quot;0-465-04674-6&quot;,&quot;call-number&quot;:&quot;QA20.C65 P36 1993&quot;,&quot;number-of-pages&quot;:&quot;230&quot;,&quot;title-short&quot;:&quot;Mindstorms&quot;,&quot;issued&quot;:{&quot;date-parts&quot;:[[&quot;1980&quot;]]},&quot;id&quot;:&quot;papert_mindstorms_1980&quot;,&quot;citation-key&quot;:&quot;papert_mindstorms_1980&quot;,&quot;publisher-place&quot;:&quot;New York&quot;,&quot;publisher&quot;:&quot;Basic Books&quot;,&quot;author&quot;:[{&quot;given&quot;:&quot;Seymour&quot;,&quot;family&quot;:&quot;Papert&quot;}],&quot;edition&quot;:&quot;2nd ed&quot;,&quot;title&quot;:&quot;Mindstorms: children, computers, and powerful ideas&quot;,&quot;source&quot;:&quot;Library of Congress ISBN&quot;},&quot;prefix&quot;:&quot;&quot;,&quot;id&quot;:3779}]} RND0000000030"/>. Sefton Green also outlines emerging more structured programme which aim to do this.</text:p>
      <text:p text:style-name="Text_20_body">CHECK OVERLAP WITH LIT REVIEW</text:p>
      <text:p text:style-name="Text_20_body">ETHOS AND MOTIVATION</text:p>
      <text:p text:style-name="Text_20_body">The desire to complete a particular project and self-motivated access to the resources to achieve it is the stuff of computing mythology, recalling the kind of garage innovation that created Apple computer and early hacker computing culture <text:reference-mark-start text:name="ZOTERO_ITEM CSL_CITATION {&quot;schema&quot;:&quot;https://github.com/citation-style-language/schema/raw/master/csl-citation.json&quot;,&quot;citationID&quot;:&quot;00000031&quot;,&quot;properties&quot;:{&quot;noteIndex&quot;:0,&quot;unsorted&quot;:false,&quot;formattedCitation&quot;:&quot;[@fuller_garage_2015]&quot;},&quot;citationItems&quot;:[{&quot;uris&quot;:[&quot;http://zotero.org/users/1913249/items/6V6PSBQ6&quot;],&quot;itemData&quot;:{&quot;container-title-short&quot;:&quot;Angelaki&quot;,&quot;title&quot;:&quot;IN THE GARAGE: assemblage, opportunity and techno-aesthetics&quot;,&quot;id&quot;:&quot;fuller_garage_2015&quot;,&quot;volume&quot;:&quot;20&quot;,&quot;ISSN&quot;:&quot;0969-725X, 1469-2899&quot;,&quot;source&quot;:&quot;DOI.org (Crossref)&quot;,&quot;type&quot;:&quot;article-journal&quot;,&quot;page&quot;:&quot;125-136&quot;,&quot;language&quot;:&quot;en&quot;,&quot;author&quot;:[{&quot;given&quot;:&quot;Glen&quot;,&quot;family&quot;:&quot;Fuller&quot;}],&quot;accessed&quot;:{&quot;date-parts&quot;:[[&quot;2023&quot;,10,30]]},&quot;citation-key&quot;:&quot;fuller_garage_2015&quot;,&quot;issued&quot;:{&quot;date-parts&quot;:[[&quot;2015&quot;,1,2]]},&quot;container-title&quot;:&quot;Angelaki&quot;,&quot;URL&quot;:&quot;https://www.tandfonline.com/doi/full/10.1080/0969725X.2015.1017393&quot;,&quot;DOI&quot;:&quot;10.1080/0969725X.2015.1017393&quot;,&quot;issue&quot;:&quot;1&quot;,&quot;title-short&quot;:&quot;IN THE GARAGE&quot;},&quot;prefix&quot;:&quot;&quot;,&quot;id&quot;:9069}]} RND0000000032"/>&lt;Do Zotero Refresh: [@fuller_garage_2015]&gt;<text:reference-mark-end text:name="ZOTERO_ITEM CSL_CITATION {&quot;schema&quot;:&quot;https://github.com/citation-style-language/schema/raw/master/csl-citation.json&quot;,&quot;citationID&quot;:&quot;00000031&quot;,&quot;properties&quot;:{&quot;noteIndex&quot;:0,&quot;unsorted&quot;:false,&quot;formattedCitation&quot;:&quot;[@fuller_garage_2015]&quot;},&quot;citationItems&quot;:[{&quot;uris&quot;:[&quot;http://zotero.org/users/1913249/items/6V6PSBQ6&quot;],&quot;itemData&quot;:{&quot;container-title-short&quot;:&quot;Angelaki&quot;,&quot;title&quot;:&quot;IN THE GARAGE: assemblage, opportunity and techno-aesthetics&quot;,&quot;id&quot;:&quot;fuller_garage_2015&quot;,&quot;volume&quot;:&quot;20&quot;,&quot;ISSN&quot;:&quot;0969-725X, 1469-2899&quot;,&quot;source&quot;:&quot;DOI.org (Crossref)&quot;,&quot;type&quot;:&quot;article-journal&quot;,&quot;page&quot;:&quot;125-136&quot;,&quot;language&quot;:&quot;en&quot;,&quot;author&quot;:[{&quot;given&quot;:&quot;Glen&quot;,&quot;family&quot;:&quot;Fuller&quot;}],&quot;accessed&quot;:{&quot;date-parts&quot;:[[&quot;2023&quot;,10,30]]},&quot;citation-key&quot;:&quot;fuller_garage_2015&quot;,&quot;issued&quot;:{&quot;date-parts&quot;:[[&quot;2015&quot;,1,2]]},&quot;container-title&quot;:&quot;Angelaki&quot;,&quot;URL&quot;:&quot;https://www.tandfonline.com/doi/full/10.1080/0969725X.2015.1017393&quot;,&quot;DOI&quot;:&quot;10.1080/0969725X.2015.1017393&quot;,&quot;issue&quot;:&quot;1&quot;,&quot;title-short&quot;:&quot;IN THE GARAGE&quot;},&quot;prefix&quot;:&quot;&quot;,&quot;id&quot;:9069}]} RND0000000032"/>.</text:p>
      <text:p text:style-name="Text_20_body">The underlying ethos of the maker movement is relevant here which can be described as a complex mix of enthusiast and industry and progressive educational approaches <text:reference-mark-start text:name="ZOTERO_ITEM CSL_CITATION {&quot;schema&quot;:&quot;https://github.com/citation-style-language/schema/raw/master/csl-citation.json&quot;,&quot;citationID&quot;:&quot;00000033&quot;,&quot;properties&quot;:{&quot;noteIndex&quot;:0,&quot;unsorted&quot;:false,&quot;formattedCitation&quot;:&quot;[@de_vries_maker_2018]&quot;},&quot;citationItems&quot;:[{&quot;uris&quot;:[&quot;http://zotero.org/users/1913249/items/K97DIZB6&quot;],&quot;itemData&quot;:{&quot;title-short&quot;:&quot;Maker Movement in Education&quot;,&quot;accessed&quot;:{&quot;date-parts&quot;:[[&quot;2025&quot;,5,6]]},&quot;publisher-place&quot;:&quot;Cham&quot;,&quot;editor&quot;:[{&quot;given&quot;:&quot;Marc J.&quot;,&quot;family&quot;:&quot;De Vries&quot;}],&quot;event-place&quot;:&quot;Cham&quot;,&quot;id&quot;:&quot;de_vries_maker_2018&quot;,&quot;type&quot;:&quot;chapter&quot;,&quot;page&quot;:&quot;419-437&quot;,&quot;ISBN&quot;:&quot;978-3-319-44686-8 978-3-319-44687-5&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author&quot;:[{&quot;given&quot;:&quot;Paulo&quot;,&quot;family&quot;:&quot;Blikstein&quot;}],&quot;DOI&quot;:&quot;10.1007/978-3-319-44687-5_33&quot;,&quot;issued&quot;:{&quot;date-parts&quot;:[[&quot;2018&quot;]]},&quot;citation-key&quot;:&quot;de_vries_maker_2018&quot;,&quot;language&quot;:&quot;en&quot;,&quot;container-title&quot;:&quot;Handbook of Technology Education&quot;,&quot;URL&quot;:&quot;http://link.springer.com/10.1007/978-3-319-44687-5_33&quot;,&quot;source&quot;:&quot;DOI.org (Crossref)&quot;,&quot;publisher&quot;:&quot;Springer International Publishing&quot;,&quot;title&quot;:&quot;Maker Movement in Education: History and Prospects&quot;},&quot;prefix&quot;:&quot;&quot;,&quot;id&quot;:10259}]} RND0000000034"/>&lt;Do Zotero Refresh: [@de_vries_maker_2018]&gt;<text:reference-mark-end text:name="ZOTERO_ITEM CSL_CITATION {&quot;schema&quot;:&quot;https://github.com/citation-style-language/schema/raw/master/csl-citation.json&quot;,&quot;citationID&quot;:&quot;00000033&quot;,&quot;properties&quot;:{&quot;noteIndex&quot;:0,&quot;unsorted&quot;:false,&quot;formattedCitation&quot;:&quot;[@de_vries_maker_2018]&quot;},&quot;citationItems&quot;:[{&quot;uris&quot;:[&quot;http://zotero.org/users/1913249/items/K97DIZB6&quot;],&quot;itemData&quot;:{&quot;title-short&quot;:&quot;Maker Movement in Education&quot;,&quot;accessed&quot;:{&quot;date-parts&quot;:[[&quot;2025&quot;,5,6]]},&quot;publisher-place&quot;:&quot;Cham&quot;,&quot;editor&quot;:[{&quot;given&quot;:&quot;Marc J.&quot;,&quot;family&quot;:&quot;De Vries&quot;}],&quot;event-place&quot;:&quot;Cham&quot;,&quot;id&quot;:&quot;de_vries_maker_2018&quot;,&quot;type&quot;:&quot;chapter&quot;,&quot;page&quot;:&quot;419-437&quot;,&quot;ISBN&quot;:&quot;978-3-319-44686-8 978-3-319-44687-5&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author&quot;:[{&quot;given&quot;:&quot;Paulo&quot;,&quot;family&quot;:&quot;Blikstein&quot;}],&quot;DOI&quot;:&quot;10.1007/978-3-319-44687-5_33&quot;,&quot;issued&quot;:{&quot;date-parts&quot;:[[&quot;2018&quot;]]},&quot;citation-key&quot;:&quot;de_vries_maker_2018&quot;,&quot;language&quot;:&quot;en&quot;,&quot;container-title&quot;:&quot;Handbook of Technology Education&quot;,&quot;URL&quot;:&quot;http://link.springer.com/10.1007/978-3-319-44687-5_33&quot;,&quot;source&quot;:&quot;DOI.org (Crossref)&quot;,&quot;publisher&quot;:&quot;Springer International Publishing&quot;,&quot;title&quot;:&quot;Maker Movement in Education: History and Prospects&quot;},&quot;prefix&quot;:&quot;&quot;,&quot;id&quot;:10259}]} RND0000000034"/>.</text:p>
      <text:p text:style-name="Text_20_body">These tools and practices were mostly free both in terms of cost and through the use of open copyright licences, a characteristic that contributed to their widespread success adoption.</text:p>
      <text:p text:style-name="Text_20_body">COMMUNITY</text:p>
      <text:p text:style-name="Text_20_body">The engagement of many teachers and enthusiastic volunteers in these initiatives these is documented the proliferation of videos, blog posts, and other resources sharing novel practice. This ground swell of community activity contributed to the already active Maker Movement ,as illustrated by events like Liverpool MakeFest which and Raspberry Jam events. These grassroots events brought together teachers, professionals, young people and their families to engage with diverse new technologies in playful, empowering and technically challenging ways.</text:p>
      <text:p text:style-name="Text_20_body">TOOLS (keep general)</text:p>
      <text:p text:style-name="Text_20_body">The Arduino board and the affordable, compact, and hackable Raspberry Pi computer opened new avenues for physical computing .</text:p>
      <text:p text:style-name="Text_20_body">In early 2013, MIT released Scratch 2.0, a block-coding tool for beginners, featuring an online editor and enhanced community interaction, including project remixing. Educators have adapted creative ‘sandbox’ games like Minecraft to develop design skills in a playful environment. Other accessible hardware, such as Makey Makey and Microbit, combine web-based block coding with simple physical computing. For more advanced learners, free web-based courses on authentic, text-based programming languages like Python and JavaScript added interactive elements to scaffold and motivate the acquisition of coding concepts and practical coding skills. A notable example is Code Academy.</text:p>
      <text:p text:style-name="Text_20_body">A Mozilla white paper <text:reference-mark-start text:name="ZOTERO_ITEM CSL_CITATION {&quot;schema&quot;:&quot;https://github.com/citation-style-language/schema/raw/master/csl-citation.json&quot;,&quot;citationID&quot;:&quot;00000035&quot;,&quot;properties&quot;:{&quot;noteIndex&quot;:0,&quot;unsorted&quot;:false,&quot;formattedCitation&quot;:&quot;[@mozilla_foundation_webmaker_2014]&quot;},&quot;citationItems&quot;:[{&quot;uris&quot;:[&quot;http://zotero.org/users/1913249/items/MRBIFKUU&quot;],&quot;itemData&quot;:{&quot;type&quot;:&quot;webpage&quot;,&quot;title&quot;:&quot;Webmaker Whitepaper&quot;,&quot;id&quot;:&quot;mozilla_foundation_webmaker_2014&quot;,&quot;citation-key&quot;:&quot;mozilla_foundation_webmaker_2014&quot;,&quot;issued&quot;:{&quot;date-parts&quot;:[[&quot;2014&quot;]]},&quot;author&quot;:[{&quot;literal&quot;:&quot;Mozilla Foundation&quot;}],&quot;accessed&quot;:{&quot;date-parts&quot;:[[&quot;2015&quot;,5,9]]},&quot;URL&quot;:&quot;https://wiki.mozilla.org/Webmaker/Whitepaper&quot;},&quot;prefix&quot;:&quot;&quot;,&quot;id&quot;:1091}]} RND0000000036"/>&lt;Do Zotero Refresh: [@mozilla_foundation_webmaker_2014]&gt;<text:reference-mark-end text:name="ZOTERO_ITEM CSL_CITATION {&quot;schema&quot;:&quot;https://github.com/citation-style-language/schema/raw/master/csl-citation.json&quot;,&quot;citationID&quot;:&quot;00000035&quot;,&quot;properties&quot;:{&quot;noteIndex&quot;:0,&quot;unsorted&quot;:false,&quot;formattedCitation&quot;:&quot;[@mozilla_foundation_webmaker_2014]&quot;},&quot;citationItems&quot;:[{&quot;uris&quot;:[&quot;http://zotero.org/users/1913249/items/MRBIFKUU&quot;],&quot;itemData&quot;:{&quot;type&quot;:&quot;webpage&quot;,&quot;title&quot;:&quot;Webmaker Whitepaper&quot;,&quot;id&quot;:&quot;mozilla_foundation_webmaker_2014&quot;,&quot;citation-key&quot;:&quot;mozilla_foundation_webmaker_2014&quot;,&quot;issued&quot;:{&quot;date-parts&quot;:[[&quot;2014&quot;]]},&quot;author&quot;:[{&quot;literal&quot;:&quot;Mozilla Foundation&quot;}],&quot;accessed&quot;:{&quot;date-parts&quot;:[[&quot;2015&quot;,5,9]]},&quot;URL&quot;:&quot;https://wiki.mozilla.org/Webmaker/Whitepaper&quot;},&quot;prefix&quot;:&quot;&quot;,&quot;id&quot;:1091}]} RND0000000036"/> outlines the power of exploring web technology as an empowering activity. As part of their teach the web and web literacy programme, Mozilla created internet browser based tools to support of novices investigate and to remix HTML pages. They also created several online and real-life communities sharing activities drawing on home interests to explore authentic web technologies, and the digital literacy elements needed to be an effective citizen. <text:reference-mark-start text:name="ZOTERO_ITEM CSL_CITATION {&quot;schema&quot;:&quot;https://github.com/citation-style-language/schema/raw/master/csl-citation.json&quot;,&quot;citationID&quot;:&quot;00000037&quot;,&quot;properties&quot;:{&quot;noteIndex&quot;:0,&quot;unsorted&quot;:false,&quot;formattedCitation&quot;:&quot;[@thorne_clubs_2015]&quot;},&quot;citationItems&quot;:[{&quot;uris&quot;:[&quot;http://zotero.org/users/1913249/items/J4X6L9CF&quot;],&quot;itemData&quot;:{&quot;type&quot;:&quot;post-weblog&quot;,&quot;title&quot;:&quot;Clubs: Web Literacy Basics curriculum&quot;,&quot;accessed&quot;:{&quot;date-parts&quot;:[[&quot;2024&quot;,7,11]]},&quot;id&quot;:&quot;thorne_clubs_2015&quot;,&quot;citation-key&quot;:&quot;thorne_clubs_2015&quot;,&quot;language&quot;:&quot;en-US&quot;,&quot;container-title&quot;:&quot;Mozilla Clubs&quot;,&quot;URL&quot;:&quot;https://michellethorne.cc/2015/03/clubs-web-literacy-basics-curriculum/&quot;,&quot;issued&quot;:{&quot;date-parts&quot;:[[&quot;2015&quot;]]},&quot;title-short&quot;:&quot;Clubs&quot;,&quot;author&quot;:[{&quot;given&quot;:&quot;Michelle&quot;,&quot;family&quot;:&quot;Thorne&quot;}]},&quot;prefix&quot;:&quot;&quot;,&quot;id&quot;:9602}]} RND0000000038"/>&lt;Do Zotero Refresh: [@thorne_clubs_2015]&gt;<text:reference-mark-end text:name="ZOTERO_ITEM CSL_CITATION {&quot;schema&quot;:&quot;https://github.com/citation-style-language/schema/raw/master/csl-citation.json&quot;,&quot;citationID&quot;:&quot;00000037&quot;,&quot;properties&quot;:{&quot;noteIndex&quot;:0,&quot;unsorted&quot;:false,&quot;formattedCitation&quot;:&quot;[@thorne_clubs_2015]&quot;},&quot;citationItems&quot;:[{&quot;uris&quot;:[&quot;http://zotero.org/users/1913249/items/J4X6L9CF&quot;],&quot;itemData&quot;:{&quot;type&quot;:&quot;post-weblog&quot;,&quot;title&quot;:&quot;Clubs: Web Literacy Basics curriculum&quot;,&quot;accessed&quot;:{&quot;date-parts&quot;:[[&quot;2024&quot;,7,11]]},&quot;id&quot;:&quot;thorne_clubs_2015&quot;,&quot;citation-key&quot;:&quot;thorne_clubs_2015&quot;,&quot;language&quot;:&quot;en-US&quot;,&quot;container-title&quot;:&quot;Mozilla Clubs&quot;,&quot;URL&quot;:&quot;https://michellethorne.cc/2015/03/clubs-web-literacy-basics-curriculum/&quot;,&quot;issued&quot;:{&quot;date-parts&quot;:[[&quot;2015&quot;]]},&quot;title-short&quot;:&quot;Clubs&quot;,&quot;author&quot;:[{&quot;given&quot;:&quot;Michelle&quot;,&quot;family&quot;:&quot;Thorne&quot;}]},&quot;prefix&quot;:&quot;&quot;,&quot;id&quot;:9602}]} RND0000000038"/>.</text:p>
      <text:p text:style-name="Text_20_body">In 2015 I contributed a short line course called Quacking Javascript to this webmaker curriclum. In my report on the underlying pedagogical approaches <text:reference-mark-start text:name="ZOTERO_ITEM CSL_CITATION {&quot;schema&quot;:&quot;https://github.com/citation-style-language/schema/raw/master/csl-citation.json&quot;,&quot;citationID&quot;:&quot;00000039&quot;,&quot;properties&quot;:{&quot;noteIndex&quot;:0,&quot;unsorted&quot;:false,&quot;formattedCitation&quot;:&quot;[@chesterman_webmaking_2015]&quot;},&quot;citationItems&quot;:[{&quot;uris&quot;:[&quot;http://zotero.org/users/1913249/items/UIIVWFPB&quot;],&quot;itemData&quot;:{&quot;type&quot;:&quot;webpage&quot;,&quot;title&quot;:&quot;Webmaking using Javascript to promote student engagement and constructivist learning approaches at KS3&quot;,&quot;id&quot;:&quot;chesterman_webmaking_2015&quot;,&quot;citation-key&quot;:&quot;chesterman_webmaking_2015&quot;,&quot;issued&quot;:{&quot;date-parts&quot;:[[&quot;2015&quot;]]},&quot;author&quot;:[{&quot;given&quot;:&quot;Mick&quot;,&quot;family&quot;:&quot;Chesterman&quot;}],&quot;accessed&quot;:{&quot;date-parts&quot;:[[&quot;2016&quot;,3,19]]},&quot;URL&quot;:&quot;https://web.archive.org/web/20180831105358/http://digitalducks.org/blog/project-report-webmaking/&quot;},&quot;prefix&quot;:&quot;&quot;,&quot;id&quot;:1019}]} RND0000000040"/>&lt;Do Zotero Refresh: [@chesterman_webmaking_2015]&gt;<text:reference-mark-end text:name="ZOTERO_ITEM CSL_CITATION {&quot;schema&quot;:&quot;https://github.com/citation-style-language/schema/raw/master/csl-citation.json&quot;,&quot;citationID&quot;:&quot;00000039&quot;,&quot;properties&quot;:{&quot;noteIndex&quot;:0,&quot;unsorted&quot;:false,&quot;formattedCitation&quot;:&quot;[@chesterman_webmaking_2015]&quot;},&quot;citationItems&quot;:[{&quot;uris&quot;:[&quot;http://zotero.org/users/1913249/items/UIIVWFPB&quot;],&quot;itemData&quot;:{&quot;type&quot;:&quot;webpage&quot;,&quot;title&quot;:&quot;Webmaking using Javascript to promote student engagement and constructivist learning approaches at KS3&quot;,&quot;id&quot;:&quot;chesterman_webmaking_2015&quot;,&quot;citation-key&quot;:&quot;chesterman_webmaking_2015&quot;,&quot;issued&quot;:{&quot;date-parts&quot;:[[&quot;2015&quot;]]},&quot;author&quot;:[{&quot;given&quot;:&quot;Mick&quot;,&quot;family&quot;:&quot;Chesterman&quot;}],&quot;accessed&quot;:{&quot;date-parts&quot;:[[&quot;2016&quot;,3,19]]},&quot;URL&quot;:&quot;https://web.archive.org/web/20180831105358/http://digitalducks.org/blog/project-report-webmaking/&quot;},&quot;prefix&quot;:&quot;&quot;,&quot;id&quot;:1019}]} RND0000000040"/>, I outlined the following possibilities to increase participant engagement; playful approaches, use of games, and the ability for participants to incorporate popular culture and home interests into their work.</text:p>
      <text:h text:style-name="Heading_20_3" text:outline-level="3"><text:bookmark-start text:name="context-of-school-based-computing-education"/>Context of school-based computing education<text:bookmark-end text:name="context-of-school-based-computing-education"/></text:h>
      <text:p text:style-name="First_20_paragraph">The changing shape of provision on UK digital-focused education in schools can be profitably examined through several key developments. The first is Google leader Eric Schmidt’s speech as a MacTaggart lecture in Edinburgh in 2011, critiquing current computing provision, “Your IT curriculum focuses on teaching how to use software, but gives no insight into how it’s made” <text:reference-mark-start text:name="ZOTERO_ITEM CSL_CITATION {&quot;schema&quot;:&quot;https://github.com/citation-style-language/schema/raw/master/csl-citation.json&quot;,&quot;citationID&quot;:&quot;00000041&quot;,&quot;properties&quot;:{&quot;noteIndex&quot;:0,&quot;unsorted&quot;:false,&quot;formattedCitation&quot;:&quot;[@schmidt_eric_2011, p.8]&quot;},&quot;citationItems&quot;:[{&quot;itemData&quot;:{&quot;type&quot;:&quot;webpage&quot;,&quot;abstract&quot;:&quot;Read the full text of the Google chief executive's keynote speech from the 2011 Edinburgh TV festival&quot;,&quot;title&quot;:&quot;Eric Schmidt's MacTaggart lecture - full text&quot;,&quot;accessed&quot;:{&quot;date-parts&quot;:[[&quot;2024&quot;,7,12]]},&quot;id&quot;:&quot;schmidt_eric_2011&quot;,&quot;citation-key&quot;:&quot;schmidt_eric_2011&quot;,&quot;issued&quot;:{&quot;date-parts&quot;:[[&quot;2011&quot;,8,26]]},&quot;container-title&quot;:&quot;The Guardian&quot;,&quot;URL&quot;:&quot;http://www.theguardian.com/media/interactive/2011/aug/26/eric-schmidt-mactaggart-lecture-full-text&quot;,&quot;language&quot;:&quot;en&quot;,&quot;author&quot;:[{&quot;given&quot;:&quot;Eric&quot;,&quot;family&quot;:&quot;Schmidt&quot;}],&quot;section&quot;:&quot;Media&quot;},&quot;locator&quot;:&quot;8&quot;,&quot;label&quot;:&quot;page&quot;,&quot;uris&quot;:[&quot;http://zotero.org/users/1913249/items/BLSQ2RVC&quot;],&quot;prefix&quot;:&quot;&quot;,&quot;id&quot;:9630}]} RND0000000042"/>&lt;Do Zotero Refresh: [@schmidt_eric_2011, p.8]&gt;<text:reference-mark-end text:name="ZOTERO_ITEM CSL_CITATION {&quot;schema&quot;:&quot;https://github.com/citation-style-language/schema/raw/master/csl-citation.json&quot;,&quot;citationID&quot;:&quot;00000041&quot;,&quot;properties&quot;:{&quot;noteIndex&quot;:0,&quot;unsorted&quot;:false,&quot;formattedCitation&quot;:&quot;[@schmidt_eric_2011, p.8]&quot;},&quot;citationItems&quot;:[{&quot;itemData&quot;:{&quot;type&quot;:&quot;webpage&quot;,&quot;abstract&quot;:&quot;Read the full text of the Google chief executive's keynote speech from the 2011 Edinburgh TV festival&quot;,&quot;title&quot;:&quot;Eric Schmidt's MacTaggart lecture - full text&quot;,&quot;accessed&quot;:{&quot;date-parts&quot;:[[&quot;2024&quot;,7,12]]},&quot;id&quot;:&quot;schmidt_eric_2011&quot;,&quot;citation-key&quot;:&quot;schmidt_eric_2011&quot;,&quot;issued&quot;:{&quot;date-parts&quot;:[[&quot;2011&quot;,8,26]]},&quot;container-title&quot;:&quot;The Guardian&quot;,&quot;URL&quot;:&quot;http://www.theguardian.com/media/interactive/2011/aug/26/eric-schmidt-mactaggart-lecture-full-text&quot;,&quot;language&quot;:&quot;en&quot;,&quot;author&quot;:[{&quot;given&quot;:&quot;Eric&quot;,&quot;family&quot;:&quot;Schmidt&quot;}],&quot;section&quot;:&quot;Media&quot;},&quot;locator&quot;:&quot;8&quot;,&quot;label&quot;:&quot;page&quot;,&quot;uris&quot;:[&quot;http://zotero.org/users/1913249/items/BLSQ2RVC&quot;],&quot;prefix&quot;:&quot;&quot;,&quot;id&quot;:9630}]} RND0000000042"/>. The second was a report “Shut Down or Restart?” by the Royal Society (RSA) [the_royal_society_shut_2012] released in early 2012. The report recommended steering the ICT curriculum towards computer science and programming, providing funding professional development and a greater inclusivity in computing education, and increased partnership work with computing professionals. In the same week Michael Gove [@-gove_michael_2012] announced the scrapping the ICT curriclum. Finally, the new <text:span text:style-name="T2">computing</text:span> curriculum was released in 2013 to a mixed response <text:reference-mark-start text:name="ZOTERO_ITEM CSL_CITATION {&quot;schema&quot;:&quot;https://github.com/citation-style-language/schema/raw/master/csl-citation.json&quot;,&quot;citationID&quot;:&quot;00000043&quot;,&quot;properties&quot;:{&quot;noteIndex&quot;:0,&quot;unsorted&quot;:false,&quot;formattedCitation&quot;:&quot;[@dfe2013national]&quot;},&quot;citationItems&quot;:[{&quot;uris&quot;:[&quot;http://zotero.org/users/1913249/items/B2FPAXQA&quot;],&quot;itemData&quot;:{&quot;type&quot;:&quot;article-journal&quot;,&quot;page&quot;:&quot;2014&quot;,&quot;title&quot;:&quot;National curriculum in England: computing programmes of study&quot;,&quot;id&quot;:&quot;dfe2013national&quot;,&quot;citation-key&quot;:&quot;dfe2013national&quot;,&quot;issued&quot;:{&quot;date-parts&quot;:[[&quot;2013&quot;]]},&quot;container-title&quot;:&quot;Retrieved July&quot;,&quot;author&quot;:[{&quot;given&quot;:&quot;UK&quot;,&quot;family&quot;:&quot;DFE&quot;}],&quot;volume&quot;:&quot;16&quot;},&quot;prefix&quot;:&quot;&quot;,&quot;id&quot;:9620}]} RND0000000044"/>&lt;Do Zotero Refresh: [@dfe2013national]&gt;<text:reference-mark-end text:name="ZOTERO_ITEM CSL_CITATION {&quot;schema&quot;:&quot;https://github.com/citation-style-language/schema/raw/master/csl-citation.json&quot;,&quot;citationID&quot;:&quot;00000043&quot;,&quot;properties&quot;:{&quot;noteIndex&quot;:0,&quot;unsorted&quot;:false,&quot;formattedCitation&quot;:&quot;[@dfe2013national]&quot;},&quot;citationItems&quot;:[{&quot;uris&quot;:[&quot;http://zotero.org/users/1913249/items/B2FPAXQA&quot;],&quot;itemData&quot;:{&quot;type&quot;:&quot;article-journal&quot;,&quot;page&quot;:&quot;2014&quot;,&quot;title&quot;:&quot;National curriculum in England: computing programmes of study&quot;,&quot;id&quot;:&quot;dfe2013national&quot;,&quot;citation-key&quot;:&quot;dfe2013national&quot;,&quot;issued&quot;:{&quot;date-parts&quot;:[[&quot;2013&quot;]]},&quot;container-title&quot;:&quot;Retrieved July&quot;,&quot;author&quot;:[{&quot;given&quot;:&quot;UK&quot;,&quot;family&quot;:&quot;DFE&quot;}],&quot;volume&quot;:&quot;16&quot;},&quot;prefix&quot;:&quot;&quot;,&quot;id&quot;:9620}]} RND0000000044"/>. However, while community responses were collected via a consultation, a clear consensus to avoid removal of too much digital literacy and creative project work was ignored in the final curriculum <text:reference-mark-start text:name="ZOTERO_ITEM CSL_CITATION {&quot;schema&quot;:&quot;https://github.com/citation-style-language/schema/raw/master/csl-citation.json&quot;,&quot;citationID&quot;:&quot;00000045&quot;,&quot;properties&quot;:{&quot;noteIndex&quot;:0,&quot;unsorted&quot;:false,&quot;formattedCitation&quot;:&quot;[@twining_we_2013]&quot;},&quot;citationItems&quot;:[{&quot;uris&quot;:[&quot;http://zotero.org/users/1913249/items/T9KEDSZQ&quot;],&quot;itemData&quot;:{&quot;type&quot;:&quot;post-weblog&quot;,&quot;title&quot;:&quot;We were consulted&quot;,&quot;id&quot;:&quot;twining_we_2013&quot;,&quot;citation-key&quot;:&quot;twining_we_2013&quot;,&quot;issued&quot;:{&quot;date-parts&quot;:[[&quot;2013&quot;]]},&quot;container-title&quot;:&quot;EdFutures&quot;,&quot;author&quot;:[{&quot;given&quot;:&quot;Peter&quot;,&quot;family&quot;:&quot;Twining&quot;}],&quot;accessed&quot;:{&quot;date-parts&quot;:[[&quot;2024&quot;,7,11]]},&quot;URL&quot;:&quot;https://edfutures.net/index.php?title=We_were_consulted&quot;},&quot;prefix&quot;:&quot;&quot;,&quot;id&quot;:9616}]} RND0000000046"/>&lt;Do Zotero Refresh: [@twining_we_2013]&gt;<text:reference-mark-end text:name="ZOTERO_ITEM CSL_CITATION {&quot;schema&quot;:&quot;https://github.com/citation-style-language/schema/raw/master/csl-citation.json&quot;,&quot;citationID&quot;:&quot;00000045&quot;,&quot;properties&quot;:{&quot;noteIndex&quot;:0,&quot;unsorted&quot;:false,&quot;formattedCitation&quot;:&quot;[@twining_we_2013]&quot;},&quot;citationItems&quot;:[{&quot;uris&quot;:[&quot;http://zotero.org/users/1913249/items/T9KEDSZQ&quot;],&quot;itemData&quot;:{&quot;type&quot;:&quot;post-weblog&quot;,&quot;title&quot;:&quot;We were consulted&quot;,&quot;id&quot;:&quot;twining_we_2013&quot;,&quot;citation-key&quot;:&quot;twining_we_2013&quot;,&quot;issued&quot;:{&quot;date-parts&quot;:[[&quot;2013&quot;]]},&quot;container-title&quot;:&quot;EdFutures&quot;,&quot;author&quot;:[{&quot;given&quot;:&quot;Peter&quot;,&quot;family&quot;:&quot;Twining&quot;}],&quot;accessed&quot;:{&quot;date-parts&quot;:[[&quot;2024&quot;,7,11]]},&quot;URL&quot;:&quot;https://edfutures.net/index.php?title=We_were_consulted&quot;},&quot;prefix&quot;:&quot;&quot;,&quot;id&quot;:9616}]} RND0000000046"/>. Preston <text:reference-mark-start text:name="ZOTERO_ITEM CSL_CITATION {&quot;schema&quot;:&quot;https://github.com/citation-style-language/schema/raw/master/csl-citation.json&quot;,&quot;citationID&quot;:&quot;00000047&quot;,&quot;properties&quot;:{&quot;noteIndex&quot;:0,&quot;unsorted&quot;:false,&quot;formattedCitation&quot;:&quot;[@preston_re-engineering_2013]&quot;},&quot;citationItems&quot;:[{&quot;uris&quot;:[&quot;http://zotero.org/users/1913249/items/6T7NR2QM&quot;],&quot;itemData&quot;:{&quot;title&quot;:&quot;Re-engineering the ICT profession: a global call for collective action&quot;,&quot;accessed&quot;:{&quot;date-parts&quot;:[[&quot;2024&quot;,7,11]]},&quot;volume&quot;:&quot;4&quot;,&quot;ISSN&quot;:&quot;2153-2184&quot;,&quot;source&quot;:&quot;ACM Digital Library&quot;,&quot;type&quot;:&quot;article-journal&quot;,&quot;page&quot;:&quot;42–49&quot;,&quot;id&quot;:&quot;preston_re-engineering_2013&quot;,&quot;author&quot;:[{&quot;given&quot;:&quot;Christina&quot;,&quot;family&quot;:&quot;Preston&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citation-key&quot;:&quot;preston_re-engineering_2013&quot;,&quot;issued&quot;:{&quot;date-parts&quot;:[[&quot;2013&quot;,6,1]]},&quot;container-title&quot;:&quot;ACM Inroads&quot;,&quot;URL&quot;:&quot;https://doi.org/10.1145/2465085.2465099&quot;,&quot;DOI&quot;:&quot;10.1145/2465085.2465099&quot;,&quot;issue&quot;:&quot;2&quot;,&quot;title-short&quot;:&quot;Re-engineering the ICT profession&quot;},&quot;prefix&quot;:&quot;&quot;,&quot;id&quot;:9625}]} RND0000000048"/>&lt;Do Zotero Refresh: [@preston_re-engineering_2013]&gt;<text:reference-mark-end text:name="ZOTERO_ITEM CSL_CITATION {&quot;schema&quot;:&quot;https://github.com/citation-style-language/schema/raw/master/csl-citation.json&quot;,&quot;citationID&quot;:&quot;00000047&quot;,&quot;properties&quot;:{&quot;noteIndex&quot;:0,&quot;unsorted&quot;:false,&quot;formattedCitation&quot;:&quot;[@preston_re-engineering_2013]&quot;},&quot;citationItems&quot;:[{&quot;uris&quot;:[&quot;http://zotero.org/users/1913249/items/6T7NR2QM&quot;],&quot;itemData&quot;:{&quot;title&quot;:&quot;Re-engineering the ICT profession: a global call for collective action&quot;,&quot;accessed&quot;:{&quot;date-parts&quot;:[[&quot;2024&quot;,7,11]]},&quot;volume&quot;:&quot;4&quot;,&quot;ISSN&quot;:&quot;2153-2184&quot;,&quot;source&quot;:&quot;ACM Digital Library&quot;,&quot;type&quot;:&quot;article-journal&quot;,&quot;page&quot;:&quot;42–49&quot;,&quot;id&quot;:&quot;preston_re-engineering_2013&quot;,&quot;author&quot;:[{&quot;given&quot;:&quot;Christina&quot;,&quot;family&quot;:&quot;Preston&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citation-key&quot;:&quot;preston_re-engineering_2013&quot;,&quot;issued&quot;:{&quot;date-parts&quot;:[[&quot;2013&quot;,6,1]]},&quot;container-title&quot;:&quot;ACM Inroads&quot;,&quot;URL&quot;:&quot;https://doi.org/10.1145/2465085.2465099&quot;,&quot;DOI&quot;:&quot;10.1145/2465085.2465099&quot;,&quot;issue&quot;:&quot;2&quot;,&quot;title-short&quot;:&quot;Re-engineering the ICT profession&quot;},&quot;prefix&quot;:&quot;&quot;,&quot;id&quot;:9625}]} RND0000000048"/> shares Twining’s perspective that Gove and Schmidt’s critique of previous ICT provision was misjudged, sharing a perspective that the ICT had been given a good kicking in part as a political football.</text:p>
      <text:p text:style-name="Text_20_body">In the intervening years, there have been extensive programmes which provide instruction based resources online and those providing CPD to teachers as detailed in the introduction [Barefoot, NCCE, CAS].</text:p>
      <text:p text:style-name="Text_20_body">A recent report by Kemp and colleagues <text:reference-mark-start text:name="ZOTERO_ITEM CSL_CITATION {&quot;schema&quot;:&quot;https://github.com/citation-style-language/schema/raw/master/csl-citation.json&quot;,&quot;citationID&quot;:&quot;00000049&quot;,&quot;properties&quot;:{&quot;noteIndex&quot;:0,&quot;unsorted&quot;:false,&quot;formattedCitation&quot;:&quot;[@kemp_considerations_2024]&quot;},&quot;citationItems&quot;:[{&quot;uris&quot;:[&quot;http://zotero.org/users/1913249/items/8U6BXM7H&quot;],&quot;itemData&quot;:{&quot;type&quot;:&quot;report&quot;,&quot;title&quot;:&quot;The future of computing education: Considerations for policy, curriculum and practice.&quot;,&quot;id&quot;:&quot;kemp_considerations_2024&quot;,&quot;citation-key&quot;:&quot;kemp_considerations_2024&quot;,&quot;issued&quot;:{&quot;date-parts&quot;:[[&quot;2024&quot;]]},&quot;author&quot;:[{&quot;given&quot;:&quot;Peter&quot;,&quot;family&quot;:&quot;Kemp&quot;},{&quot;given&quot;:&quot;Billy&quot;,&quot;family&quot;:&quot;Wong&quot;},{&quot;given&quot;:&quot;Jessica&quot;,&quot;family&quot;:&quot;Hamer&quot;},{&quot;given&quot;:&quot;Meggie&quot;,&quot;family&quot;:&quot;Copsey-Blake&quot;}],&quot;language&quot;:&quot;en&quot;,&quot;publisher&quot;:&quot;King's College London and University of Reading&quot;,&quot;source&quot;:&quot;Zotero&quot;},&quot;prefix&quot;:&quot;&quot;,&quot;id&quot;:9555}]} RND0000000050"/>&lt;Do Zotero Refresh: [@kemp_considerations_2024]&gt;<text:reference-mark-end text:name="ZOTERO_ITEM CSL_CITATION {&quot;schema&quot;:&quot;https://github.com/citation-style-language/schema/raw/master/csl-citation.json&quot;,&quot;citationID&quot;:&quot;00000049&quot;,&quot;properties&quot;:{&quot;noteIndex&quot;:0,&quot;unsorted&quot;:false,&quot;formattedCitation&quot;:&quot;[@kemp_considerations_2024]&quot;},&quot;citationItems&quot;:[{&quot;uris&quot;:[&quot;http://zotero.org/users/1913249/items/8U6BXM7H&quot;],&quot;itemData&quot;:{&quot;type&quot;:&quot;report&quot;,&quot;title&quot;:&quot;The future of computing education: Considerations for policy, curriculum and practice.&quot;,&quot;id&quot;:&quot;kemp_considerations_2024&quot;,&quot;citation-key&quot;:&quot;kemp_considerations_2024&quot;,&quot;issued&quot;:{&quot;date-parts&quot;:[[&quot;2024&quot;]]},&quot;author&quot;:[{&quot;given&quot;:&quot;Peter&quot;,&quot;family&quot;:&quot;Kemp&quot;},{&quot;given&quot;:&quot;Billy&quot;,&quot;family&quot;:&quot;Wong&quot;},{&quot;given&quot;:&quot;Jessica&quot;,&quot;family&quot;:&quot;Hamer&quot;},{&quot;given&quot;:&quot;Meggie&quot;,&quot;family&quot;:&quot;Copsey-Blake&quot;}],&quot;language&quot;:&quot;en&quot;,&quot;publisher&quot;:&quot;King's College London and University of Reading&quot;,&quot;source&quot;:&quot;Zotero&quot;},&quot;prefix&quot;:&quot;&quot;,&quot;id&quot;:9555}]} RND0000000050"/> on the future of computing education confirms some of these initial concerns about the 2013 computing curriculum and related exams. The report outlines the disparity and dropping numbers in the uptake of digital-related qualifications. A previous report, “After the Reboot” <text:reference-mark-start text:name="ZOTERO_ITEM CSL_CITATION {&quot;schema&quot;:&quot;https://github.com/citation-style-language/schema/raw/master/csl-citation.json&quot;,&quot;citationID&quot;:&quot;00000051&quot;,&quot;properties&quot;:{&quot;noteIndex&quot;:0,&quot;unsorted&quot;:false,&quot;formattedCitation&quot;:&quot;[@waite_pedagogy_2017]&quot;},&quot;citationItems&quot;:[{&quot;uris&quot;:[&quot;http://zotero.org/users/1913249/items/R4M4KKC8&quot;],&quot;itemData&quot;:{&quot;type&quot;:&quot;report&quot;,&quot;page&quot;:&quot;90&quot;,&quot;title&quot;:&quot;Pedagogy in teaching Computer Science in schools: A Literature Review&quot;,&quot;id&quot;:&quot;waite_pedagogy_2017&quot;,&quot;citation-key&quot;:&quot;waite_pedagogy_2017&quot;,&quot;language&quot;:&quot;en&quot;,&quot;author&quot;:[{&quot;given&quot;:&quot;Jane&quot;,&quot;family&quot;:&quot;Waite&quot;}],&quot;URL&quot;:&quot;https://royalsociety.org/%7E/media/policy/projects/computing-education/literature-review-pedagogy-in-teaching.pdf&quot;,&quot;issued&quot;:{&quot;date-parts&quot;:[[&quot;2017&quot;]]},&quot;publisher&quot;:&quot;Royal Society&quot;,&quot;source&quot;:&quot;Zotero&quot;},&quot;prefix&quot;:&quot;&quot;,&quot;id&quot;:3869}]} RND0000000052"/>&lt;Do Zotero Refresh: [@waite_pedagogy_2017]&gt;<text:reference-mark-end text:name="ZOTERO_ITEM CSL_CITATION {&quot;schema&quot;:&quot;https://github.com/citation-style-language/schema/raw/master/csl-citation.json&quot;,&quot;citationID&quot;:&quot;00000051&quot;,&quot;properties&quot;:{&quot;noteIndex&quot;:0,&quot;unsorted&quot;:false,&quot;formattedCitation&quot;:&quot;[@waite_pedagogy_2017]&quot;},&quot;citationItems&quot;:[{&quot;uris&quot;:[&quot;http://zotero.org/users/1913249/items/R4M4KKC8&quot;],&quot;itemData&quot;:{&quot;type&quot;:&quot;report&quot;,&quot;page&quot;:&quot;90&quot;,&quot;title&quot;:&quot;Pedagogy in teaching Computer Science in schools: A Literature Review&quot;,&quot;id&quot;:&quot;waite_pedagogy_2017&quot;,&quot;citation-key&quot;:&quot;waite_pedagogy_2017&quot;,&quot;language&quot;:&quot;en&quot;,&quot;author&quot;:[{&quot;given&quot;:&quot;Jane&quot;,&quot;family&quot;:&quot;Waite&quot;}],&quot;URL&quot;:&quot;https://royalsociety.org/%7E/media/policy/projects/computing-education/literature-review-pedagogy-in-teaching.pdf&quot;,&quot;issued&quot;:{&quot;date-parts&quot;:[[&quot;2017&quot;]]},&quot;publisher&quot;:&quot;Royal Society&quot;,&quot;source&quot;:&quot;Zotero&quot;},&quot;prefix&quot;:&quot;&quot;,&quot;id&quot;:3869}]} RND0000000052"/>, found that girls, ethnic minorities, and students of lower socio-economic status were all less likely to take computing as a subject at the GCSE level, in part due to cultural barriers and the relative difficulty of the subject. The review highlighted several areas of promise that needed more research that are relevant to this study including: game making as a way of increasing engagement in coding, use of design patterns to scaffold coding processes, and a greater focus on social and cultural aspects of coding. However, despite the report’s advocacy for game making and other digital projects to mitigate issues of exclusion, the structural limitations of the curriculum and computing exams remain. These factors have led may practitioners and researchers to investigate game making in more informal settings.</text:p>
      <text:p text:style-name="Text_20_body">MOVED INTEGRATE UP The contextual challenges in UK computing education outline above contrast with the positive developments in digital making, specifically through new software and hardware. The decline in participation in digital qualifications after curriculum changes highlights a mismatch between the curriculum and the opportunities provided by recent advancements.</text:p>
      <text:p text:style-name="Text_20_body">MOVED INTEGRATE UP The refocusing of the UK curriculum and supporting exams in the area of digital education towards a more abstract approach to computer science concepts over a skills-based production has raised concerns. Kemp and colleagues’<text:reference-mark-start text:name="ZOTERO_ITEM CSL_CITATION {&quot;schema&quot;:&quot;https://github.com/citation-style-language/schema/raw/master/csl-citation.json&quot;,&quot;citationID&quot;:&quot;00000053&quot;,&quot;properties&quot;:{&quot;noteIndex&quot;:0,&quot;unsorted&quot;:false,&quot;formattedCitation&quot;:&quot;[@kemp_considerations_2024]&quot;},&quot;citationItems&quot;:[{&quot;uris&quot;:[&quot;http://zotero.org/users/1913249/items/8U6BXM7H&quot;],&quot;itemData&quot;:{&quot;type&quot;:&quot;report&quot;,&quot;title&quot;:&quot;The future of computing education: Considerations for policy, curriculum and practice.&quot;,&quot;id&quot;:&quot;kemp_considerations_2024&quot;,&quot;citation-key&quot;:&quot;kemp_considerations_2024&quot;,&quot;issued&quot;:{&quot;date-parts&quot;:[[&quot;2024&quot;]]},&quot;author&quot;:[{&quot;given&quot;:&quot;Peter&quot;,&quot;family&quot;:&quot;Kemp&quot;},{&quot;given&quot;:&quot;Billy&quot;,&quot;family&quot;:&quot;Wong&quot;},{&quot;given&quot;:&quot;Jessica&quot;,&quot;family&quot;:&quot;Hamer&quot;},{&quot;given&quot;:&quot;Meggie&quot;,&quot;family&quot;:&quot;Copsey-Blake&quot;}],&quot;language&quot;:&quot;en&quot;,&quot;publisher&quot;:&quot;King's College London and University of Reading&quot;,&quot;source&quot;:&quot;Zotero&quot;},&quot;prefix&quot;:&quot;&quot;,&quot;id&quot;:9555}]} RND0000000054"/>&lt;Do Zotero Refresh: [@kemp_considerations_2024]&gt;<text:reference-mark-end text:name="ZOTERO_ITEM CSL_CITATION {&quot;schema&quot;:&quot;https://github.com/citation-style-language/schema/raw/master/csl-citation.json&quot;,&quot;citationID&quot;:&quot;00000053&quot;,&quot;properties&quot;:{&quot;noteIndex&quot;:0,&quot;unsorted&quot;:false,&quot;formattedCitation&quot;:&quot;[@kemp_considerations_2024]&quot;},&quot;citationItems&quot;:[{&quot;uris&quot;:[&quot;http://zotero.org/users/1913249/items/8U6BXM7H&quot;],&quot;itemData&quot;:{&quot;type&quot;:&quot;report&quot;,&quot;title&quot;:&quot;The future of computing education: Considerations for policy, curriculum and practice.&quot;,&quot;id&quot;:&quot;kemp_considerations_2024&quot;,&quot;citation-key&quot;:&quot;kemp_considerations_2024&quot;,&quot;issued&quot;:{&quot;date-parts&quot;:[[&quot;2024&quot;]]},&quot;author&quot;:[{&quot;given&quot;:&quot;Peter&quot;,&quot;family&quot;:&quot;Kemp&quot;},{&quot;given&quot;:&quot;Billy&quot;,&quot;family&quot;:&quot;Wong&quot;},{&quot;given&quot;:&quot;Jessica&quot;,&quot;family&quot;:&quot;Hamer&quot;},{&quot;given&quot;:&quot;Meggie&quot;,&quot;family&quot;:&quot;Copsey-Blake&quot;}],&quot;language&quot;:&quot;en&quot;,&quot;publisher&quot;:&quot;King's College London and University of Reading&quot;,&quot;source&quot;:&quot;Zotero&quot;},&quot;prefix&quot;:&quot;&quot;,&quot;id&quot;:9555}]} RND0000000054"/> recent report on the future of computing education notes the decreasing take up of computing by girls and those in lower socio-economic areas and an increasingly unequal offer of digital-based exams to students. One of the recommendations of this report is to offer more informal digital making and project work involving coding as an inclusive practice.</text:p>
      <text:h text:style-name="Heading_20_3" text:outline-level="3"><text:bookmark-start text:name="an-introduction-to-the-context-of-on-digital-game-making"/>An introduction to the context of on digital game making<text:bookmark-end text:name="an-introduction-to-the-context-of-on-digital-game-making"/></text:h>
      <text:p text:style-name="First_20_paragraph"><text:span text:style-name="T1">Broad Motivations for CGD&amp;P</text:span></text:p>
      <text:p text:style-name="Text_20_body">While much research on digital game making focuses on its educational benefits for subjects like mathematics and science, as well as enhancing coding skills <text:reference-mark-start text:name="ZOTERO_ITEM CSL_CITATION {&quot;schema&quot;:&quot;https://github.com/citation-style-language/schema/raw/master/csl-citation.json&quot;,&quot;citationID&quot;:&quot;00000055&quot;,&quot;properties&quot;:{&quot;noteIndex&quot;:0,&quot;unsorted&quot;:false,&quot;formattedCitation&quot;:&quot;[@kafai_constructionist_2015]&quot;},&quot;citationItems&quot;:[{&quot;uris&quot;:[&quot;http://zotero.org/users/1913249/items/8K58PTFV&quot;],&quot;itemData&quot;:{&quot;title-short&quot;:&quot;Constructionist Gaming Beyond the Screen&quot;,&quot;accessed&quot;:{&quot;date-parts&quot;:[[&quot;2020&quot;,8,19]]},&quot;publisher-place&quot;:&quot;New York, NY, USA&quot;,&quot;event-place&quot;:&quot;New York, NY, USA&quot;,&quot;collection-title&quot;:&quot;WiPSCE '15&quot;,&quot;type&quot;:&quot;paper-conference&quot;,&quot;page&quot;:&quot;49–54&quot;,&quot;id&quot;:&quot;kafai_constructionist_2015&quot;,&quot;ISBN&quot;:&quot;978-1-4503-3753-3&quot;,&quot;author&quot;:[{&quot;given&quot;:&quot;Yasmin B.&quot;,&quot;family&quot;:&quot;Kafai&quot;},{&quot;given&quot;:&quot;Veena&quot;,&quot;family&quot;:&quot;Vasudevan&quot;}],&quot;source&quot;:&quot;ACM Digital Library&quot;,&quot;DOI&quot;:&quot;10.1145/2818314.2818334&quot;,&quot;citation-key&quot;:&quot;kafai_constructionist_2015&quot;,&quot;issued&quot;:{&quot;date-parts&quot;:[[&quot;2015&quot;,11,9]]},&quot;container-title&quot;:&quot;Proceedings of the Workshop in Primary and Secondary Computing Education&quot;,&quot;URL&quot;:&quot;https://doi.org/10.1145/2818314.2818334&quot;,&quot;publisher&quot;:&quot;Association for Computing Machinery&quot;,&quot;title&quot;:&quot;Constructionist Gaming Beyond the Screen: Middle School Students' Crafting and Computing of Touchpads, Board Games, and Controllers&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refix&quot;:&quot;&quot;,&quot;id&quot;:3520}]} RND0000000056"/>&lt;Do Zotero Refresh: [@kafai_constructionist_2015]&gt;<text:reference-mark-end text:name="ZOTERO_ITEM CSL_CITATION {&quot;schema&quot;:&quot;https://github.com/citation-style-language/schema/raw/master/csl-citation.json&quot;,&quot;citationID&quot;:&quot;00000055&quot;,&quot;properties&quot;:{&quot;noteIndex&quot;:0,&quot;unsorted&quot;:false,&quot;formattedCitation&quot;:&quot;[@kafai_constructionist_2015]&quot;},&quot;citationItems&quot;:[{&quot;uris&quot;:[&quot;http://zotero.org/users/1913249/items/8K58PTFV&quot;],&quot;itemData&quot;:{&quot;title-short&quot;:&quot;Constructionist Gaming Beyond the Screen&quot;,&quot;accessed&quot;:{&quot;date-parts&quot;:[[&quot;2020&quot;,8,19]]},&quot;publisher-place&quot;:&quot;New York, NY, USA&quot;,&quot;event-place&quot;:&quot;New York, NY, USA&quot;,&quot;collection-title&quot;:&quot;WiPSCE '15&quot;,&quot;type&quot;:&quot;paper-conference&quot;,&quot;page&quot;:&quot;49–54&quot;,&quot;id&quot;:&quot;kafai_constructionist_2015&quot;,&quot;ISBN&quot;:&quot;978-1-4503-3753-3&quot;,&quot;author&quot;:[{&quot;given&quot;:&quot;Yasmin B.&quot;,&quot;family&quot;:&quot;Kafai&quot;},{&quot;given&quot;:&quot;Veena&quot;,&quot;family&quot;:&quot;Vasudevan&quot;}],&quot;source&quot;:&quot;ACM Digital Library&quot;,&quot;DOI&quot;:&quot;10.1145/2818314.2818334&quot;,&quot;citation-key&quot;:&quot;kafai_constructionist_2015&quot;,&quot;issued&quot;:{&quot;date-parts&quot;:[[&quot;2015&quot;,11,9]]},&quot;container-title&quot;:&quot;Proceedings of the Workshop in Primary and Secondary Computing Education&quot;,&quot;URL&quot;:&quot;https://doi.org/10.1145/2818314.2818334&quot;,&quot;publisher&quot;:&quot;Association for Computing Machinery&quot;,&quot;title&quot;:&quot;Constructionist Gaming Beyond the Screen: Middle School Students' Crafting and Computing of Touchpads, Board Games, and Controllers&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refix&quot;:&quot;&quot;,&quot;id&quot;:3520}]} RND0000000056"/>, there is also a diverse range of motivations behind game making, including critical making and empowerment.</text:p>
      <text:p text:style-name="Text_20_body">REFRAME AS EMPOWERMENT In this thesis, I explore digital game making as a vehicle to develop to computational fluency and participation in coding community practices. The participants in this study are small groups of home educating families undertaking short, informally-structured game making courses. While this thesis covers the practical process of learning to code, it also addresses aspects of game making that are more to do with the overall expressive value of digital media. To serve this exploration the concepts of computational fluency (one used within foundational CGD&amp;P research) and agency are used as a guiding principle throughout the thesis.</text:p>
      <text:p text:style-name="Text_20_body">MOVE LATER? CH. 2 The term communicates ‘not only an understanding of computational concepts and problem-solving strategies, but also the ability to create and express oneself with digital technologies’ <text:reference-mark-start text:name="ZOTERO_ITEM CSL_CITATION {&quot;schema&quot;:&quot;https://github.com/citation-style-language/schema/raw/master/csl-citation.json&quot;,&quot;citationID&quot;:&quot;00000057&quot;,&quot;properties&quot;:{&quot;noteIndex&quot;:0,&quot;unsorted&quot;:false,&quot;formattedCitation&quot;:&quot;[@resnick_computational_2018]&quot;},&quot;citationItems&quot;:[{&quot;uris&quot;:[&quot;http://zotero.org/users/1913249/items/F8L86H5C&quot;],&quot;itemData&quot;:{&quot;type&quot;:&quot;post-weblog&quot;,&quot;title&quot;:&quot;Computational Fluency&quot;,&quot;abstract&quot;:&quot;[This essay is an adapted excerpt from my book Lifelong Kindergarten.]&quot;,&quot;id&quot;:&quot;resnick_computational_2018&quot;,&quot;citation-key&quot;:&quot;resnick_computational_2018&quot;,&quot;issued&quot;:{&quot;date-parts&quot;:[[&quot;2018&quot;,9,16]]},&quot;container-title&quot;:&quot;Medium&quot;,&quot;URL&quot;:&quot;https://mres.medium.com/computational-fluency-776143c8d725&quot;,&quot;accessed&quot;:{&quot;date-parts&quot;:[[&quot;2024&quot;,7,9]]},&quot;language&quot;:&quot;en&quot;,&quot;author&quot;:[{&quot;given&quot;:&quot;Mitchel&quot;,&quot;family&quot;:&quot;Resnick&quot;}]},&quot;prefix&quot;:&quot;&quot;,&quot;id&quot;:9564}]} RND0000000058"/>&lt;Do Zotero Refresh: [@resnick_computational_2018]&gt;<text:reference-mark-end text:name="ZOTERO_ITEM CSL_CITATION {&quot;schema&quot;:&quot;https://github.com/citation-style-language/schema/raw/master/csl-citation.json&quot;,&quot;citationID&quot;:&quot;00000057&quot;,&quot;properties&quot;:{&quot;noteIndex&quot;:0,&quot;unsorted&quot;:false,&quot;formattedCitation&quot;:&quot;[@resnick_computational_2018]&quot;},&quot;citationItems&quot;:[{&quot;uris&quot;:[&quot;http://zotero.org/users/1913249/items/F8L86H5C&quot;],&quot;itemData&quot;:{&quot;type&quot;:&quot;post-weblog&quot;,&quot;title&quot;:&quot;Computational Fluency&quot;,&quot;abstract&quot;:&quot;[This essay is an adapted excerpt from my book Lifelong Kindergarten.]&quot;,&quot;id&quot;:&quot;resnick_computational_2018&quot;,&quot;citation-key&quot;:&quot;resnick_computational_2018&quot;,&quot;issued&quot;:{&quot;date-parts&quot;:[[&quot;2018&quot;,9,16]]},&quot;container-title&quot;:&quot;Medium&quot;,&quot;URL&quot;:&quot;https://mres.medium.com/computational-fluency-776143c8d725&quot;,&quot;accessed&quot;:{&quot;date-parts&quot;:[[&quot;2024&quot;,7,9]]},&quot;language&quot;:&quot;en&quot;,&quot;author&quot;:[{&quot;given&quot;:&quot;Mitchel&quot;,&quot;family&quot;:&quot;Resnick&quot;}]},&quot;prefix&quot;:&quot;&quot;,&quot;id&quot;:9564}]} RND0000000058"/>. For Resnick, fluency, whether with writing or coding, helps develop your thinking, voice, and identity <text:reference-mark-start text:name="ZOTERO_ITEM CSL_CITATION {&quot;schema&quot;:&quot;https://github.com/citation-style-language/schema/raw/master/csl-citation.json&quot;,&quot;citationID&quot;:&quot;00000059&quot;,&quot;properties&quot;:{&quot;noteIndex&quot;:0,&quot;unsorted&quot;:false,&quot;formattedCitation&quot;:&quot;[@resnick_lifelong_2017]&quot;},&quot;citationItems&quot;:[{&quot;uris&quot;:[&quot;http://zotero.org/users/1913249/items/QBMDH4UX&quot;],&quot;itemData&quot;:{&quot;title-short&quot;:&quot;Lifelong Kindergarten&quot;,&quot;publisher&quot;:&quot;MIT Press&quot;,&quot;publisher-place&quot;:&quot;Cambridge, Massachusetts&quot;,&quot;event-place&quot;:&quot;Cambridge, Massachusetts&quot;,&quot;contributor&quot;:[{&quot;given&quot;:&quot;Ken&quot;,&quot;family&quot;:&quot;Robinson&quot;}],&quot;type&quot;:&quot;book&quot;,&quot;author&quot;:[{&quot;given&quot;:&quot;Mitchel&quot;,&quot;family&quot;:&quot;Resnick&quot;}],&quot;issued&quot;:{&quot;date-parts&quot;:[[&quot;2017&quot;,9,29]]},&quot;id&quot;:&quot;resnick_lifelong_2017&quot;,&quot;citation-key&quot;:&quot;resnick_lifelong_2017&quot;,&quot;language&quot;:&quot;English&quot;,&quot;ISBN&quot;:&quot;978-0-262-03729-7&quot;,&quot;number-of-pages&quot;:&quot;208&quot;,&quot;title&quot;:&quot;Lifelong Kindergarten: Cultivating Creativity Through Projects, Passion, Peers, and Play&quot;,&quot;source&quot;:&quot;Amazon&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prefix&quot;:&quot;&quot;,&quot;id&quot;:86}]} RND0000000060"/>&lt;Do Zotero Refresh: [@resnick_lifelong_2017]&gt;<text:reference-mark-end text:name="ZOTERO_ITEM CSL_CITATION {&quot;schema&quot;:&quot;https://github.com/citation-style-language/schema/raw/master/csl-citation.json&quot;,&quot;citationID&quot;:&quot;00000059&quot;,&quot;properties&quot;:{&quot;noteIndex&quot;:0,&quot;unsorted&quot;:false,&quot;formattedCitation&quot;:&quot;[@resnick_lifelong_2017]&quot;},&quot;citationItems&quot;:[{&quot;uris&quot;:[&quot;http://zotero.org/users/1913249/items/QBMDH4UX&quot;],&quot;itemData&quot;:{&quot;title-short&quot;:&quot;Lifelong Kindergarten&quot;,&quot;publisher&quot;:&quot;MIT Press&quot;,&quot;publisher-place&quot;:&quot;Cambridge, Massachusetts&quot;,&quot;event-place&quot;:&quot;Cambridge, Massachusetts&quot;,&quot;contributor&quot;:[{&quot;given&quot;:&quot;Ken&quot;,&quot;family&quot;:&quot;Robinson&quot;}],&quot;type&quot;:&quot;book&quot;,&quot;author&quot;:[{&quot;given&quot;:&quot;Mitchel&quot;,&quot;family&quot;:&quot;Resnick&quot;}],&quot;issued&quot;:{&quot;date-parts&quot;:[[&quot;2017&quot;,9,29]]},&quot;id&quot;:&quot;resnick_lifelong_2017&quot;,&quot;citation-key&quot;:&quot;resnick_lifelong_2017&quot;,&quot;language&quot;:&quot;English&quot;,&quot;ISBN&quot;:&quot;978-0-262-03729-7&quot;,&quot;number-of-pages&quot;:&quot;208&quot;,&quot;title&quot;:&quot;Lifelong Kindergarten: Cultivating Creativity Through Projects, Passion, Peers, and Play&quot;,&quot;source&quot;:&quot;Amazon&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prefix&quot;:&quot;&quot;,&quot;id&quot;:86}]} RND0000000060"/>. Resnick’s aim here is to critique formulaic and instruction-based computing education <text:reference-mark-start text:name="ZOTERO_ITEM CSL_CITATION {&quot;schema&quot;:&quot;https://github.com/citation-style-language/schema/raw/master/csl-citation.json&quot;,&quot;citationID&quot;:&quot;00000061&quot;,&quot;properties&quot;:{&quot;noteIndex&quot;:0,&quot;unsorted&quot;:false,&quot;formattedCitation&quot;:&quot;[@resnick_coding_2020]&quot;},&quot;citationItems&quot;:[{&quot;uris&quot;:[&quot;http://zotero.org/users/1913249/items/VYS48CXK&quot;],&quot;itemData&quot;:{&quot;container-title-short&quot;:&quot;Commun. ACM&quot;,&quot;title&quot;:&quot;Coding at a crossroads&quot;,&quot;accessed&quot;:{&quot;date-parts&quot;:[[&quot;2021&quot;,12,21]]},&quot;volume&quot;:&quot;63&quot;,&quot;ISSN&quot;:&quot;0001-0782, 1557-7317&quot;,&quot;source&quot;:&quot;DOI.org (Crossref)&quot;,&quot;type&quot;:&quot;article-journal&quot;,&quot;page&quot;:&quot;120-127&quot;,&quot;id&quot;:&quot;resnick_coding_2020&quot;,&quot;author&quot;:[{&quot;given&quot;:&quot;Mitchel&quot;,&quot;family&quot;:&quot;Resnick&quot;},{&quot;given&quot;:&quot;Natalie&quot;,&quot;family&quot;:&quot;Rusk&quot;}],&quot;abstract&quot;:&quot;While millions of students worldwide have enjoyed coding experiences over the last decade, the next challenge is spreading educational values and approaches.&quot;,&quot;citation-key&quot;:&quot;resnick_coding_2020&quot;,&quot;issued&quot;:{&quot;date-parts&quot;:[[&quot;2020&quot;,10,22]]},&quot;container-title&quot;:&quot;Communications of the ACM&quot;,&quot;URL&quot;:&quot;https://dl.acm.org/doi/10.1145/3375546&quot;,&quot;DOI&quot;:&quot;10.1145/3375546&quot;,&quot;issue&quot;:&quot;11&quot;,&quot;language&quot;:&quot;en&quot;},&quot;prefix&quot;:&quot;&quot;,&quot;id&quot;:3}]} RND0000000062"/>&lt;Do Zotero Refresh: [@resnick_coding_2020]&gt;<text:reference-mark-end text:name="ZOTERO_ITEM CSL_CITATION {&quot;schema&quot;:&quot;https://github.com/citation-style-language/schema/raw/master/csl-citation.json&quot;,&quot;citationID&quot;:&quot;00000061&quot;,&quot;properties&quot;:{&quot;noteIndex&quot;:0,&quot;unsorted&quot;:false,&quot;formattedCitation&quot;:&quot;[@resnick_coding_2020]&quot;},&quot;citationItems&quot;:[{&quot;uris&quot;:[&quot;http://zotero.org/users/1913249/items/VYS48CXK&quot;],&quot;itemData&quot;:{&quot;container-title-short&quot;:&quot;Commun. ACM&quot;,&quot;title&quot;:&quot;Coding at a crossroads&quot;,&quot;accessed&quot;:{&quot;date-parts&quot;:[[&quot;2021&quot;,12,21]]},&quot;volume&quot;:&quot;63&quot;,&quot;ISSN&quot;:&quot;0001-0782, 1557-7317&quot;,&quot;source&quot;:&quot;DOI.org (Crossref)&quot;,&quot;type&quot;:&quot;article-journal&quot;,&quot;page&quot;:&quot;120-127&quot;,&quot;id&quot;:&quot;resnick_coding_2020&quot;,&quot;author&quot;:[{&quot;given&quot;:&quot;Mitchel&quot;,&quot;family&quot;:&quot;Resnick&quot;},{&quot;given&quot;:&quot;Natalie&quot;,&quot;family&quot;:&quot;Rusk&quot;}],&quot;abstract&quot;:&quot;While millions of students worldwide have enjoyed coding experiences over the last decade, the next challenge is spreading educational values and approaches.&quot;,&quot;citation-key&quot;:&quot;resnick_coding_2020&quot;,&quot;issued&quot;:{&quot;date-parts&quot;:[[&quot;2020&quot;,10,22]]},&quot;container-title&quot;:&quot;Communications of the ACM&quot;,&quot;URL&quot;:&quot;https://dl.acm.org/doi/10.1145/3375546&quot;,&quot;DOI&quot;:&quot;10.1145/3375546&quot;,&quot;issue&quot;:&quot;11&quot;,&quot;language&quot;:&quot;en&quot;},&quot;prefix&quot;:&quot;&quot;,&quot;id&quot;:3}]} RND0000000062"/>.</text:p>
      <text:h text:style-name="Heading_20_3" text:outline-level="3"><text:bookmark-start text:name="the-context-of-family-gaming"/>The context of family gaming<text:bookmark-end text:name="the-context-of-family-gaming"/></text:h>
      <text:p text:style-name="First_20_paragraph">Game-playing practices and the opportunities provided by participation in wider communities continue to evolve. For example, casual and retro games played by both adults and children are increasingly available via smartphones and home consoles. The nostalgia around such games and the associated aesthetics of cuteness create a potential for connection between younger and older players <text:reference-mark-start text:name="ZOTERO_ITEM CSL_CITATION {&quot;schema&quot;:&quot;https://github.com/citation-style-language/schema/raw/master/csl-citation.json&quot;,&quot;citationID&quot;:&quot;00000063&quot;,&quot;properties&quot;:{&quot;noteIndex&quot;:0,&quot;unsorted&quot;:false,&quot;formattedCitation&quot;:&quot;[@boyle_retro-futurism_2017]&quot;},&quot;citationItems&quot;:[{&quot;uris&quot;:[&quot;http://zotero.org/users/1913249/items/47HDZ7GT&quot;],&quot;itemData&quot;:{&quot;type&quot;:&quot;book&quot;,&quot;publisher&quot;:&quot;punctum books&quot;,&quot;accessed&quot;:{&quot;date-parts&quot;:[[&quot;2022&quot;,8,7]]},&quot;DOI&quot;:&quot;10.21983/P3.0188.1.00&quot;,&quot;title&quot;:&quot;The retro-futurism of cuteness&quot;,&quot;issued&quot;:{&quot;date-parts&quot;:[[&quot;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citation-key&quot;:&quot;boyle_retro-futurism_2017&quot;,&quot;language&quot;:&quot;English&quot;,&quot;note&quot;:&quot;Accepted: 2019-03-26 23:55&quot;,&quot;URL&quot;:&quot;https://library.oapen.org/handle/20.500.12657/25441&quot;,&quot;editor&quot;:[{&quot;given&quot;:&quot;Jen&quot;,&quot;family&quot;:&quot;Boyle&quot;},{&quot;given&quot;:&quot;Wan-Chuan&quot;,&quot;family&quot;:&quot;Kao&quot;}],&quot;id&quot;:&quot;boyle_retro-futurism_2017&quot;,&quot;source&quot;:&quot;library.oapen.org&quot;},&quot;prefix&quot;:&quot;&quot;,&quot;id&quot;:3743}]} RND0000000064"/>&lt;Do Zotero Refresh: [@boyle_retro-futurism_2017]&gt;<text:reference-mark-end text:name="ZOTERO_ITEM CSL_CITATION {&quot;schema&quot;:&quot;https://github.com/citation-style-language/schema/raw/master/csl-citation.json&quot;,&quot;citationID&quot;:&quot;00000063&quot;,&quot;properties&quot;:{&quot;noteIndex&quot;:0,&quot;unsorted&quot;:false,&quot;formattedCitation&quot;:&quot;[@boyle_retro-futurism_2017]&quot;},&quot;citationItems&quot;:[{&quot;uris&quot;:[&quot;http://zotero.org/users/1913249/items/47HDZ7GT&quot;],&quot;itemData&quot;:{&quot;type&quot;:&quot;book&quot;,&quot;publisher&quot;:&quot;punctum books&quot;,&quot;accessed&quot;:{&quot;date-parts&quot;:[[&quot;2022&quot;,8,7]]},&quot;DOI&quot;:&quot;10.21983/P3.0188.1.00&quot;,&quot;title&quot;:&quot;The retro-futurism of cuteness&quot;,&quot;issued&quot;:{&quot;date-parts&quot;:[[&quot;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citation-key&quot;:&quot;boyle_retro-futurism_2017&quot;,&quot;language&quot;:&quot;English&quot;,&quot;note&quot;:&quot;Accepted: 2019-03-26 23:55&quot;,&quot;URL&quot;:&quot;https://library.oapen.org/handle/20.500.12657/25441&quot;,&quot;editor&quot;:[{&quot;given&quot;:&quot;Jen&quot;,&quot;family&quot;:&quot;Boyle&quot;},{&quot;given&quot;:&quot;Wan-Chuan&quot;,&quot;family&quot;:&quot;Kao&quot;}],&quot;id&quot;:&quot;boyle_retro-futurism_2017&quot;,&quot;source&quot;:&quot;library.oapen.org&quot;},&quot;prefix&quot;:&quot;&quot;,&quot;id&quot;:3743}]} RND0000000064"/>. The sustained popularity of retro games together with easy-to-use game making tools and code frameworks, provides an entry point for game players into game making cultures which is reflected in the success of amateur game-publishing websites like itch.io <text:reference-mark-start text:name="ZOTERO_ITEM CSL_CITATION {&quot;schema&quot;:&quot;https://github.com/citation-style-language/schema/raw/master/csl-citation.json&quot;,&quot;citationID&quot;:&quot;00000065&quot;,&quot;properties&quot;:{&quot;noteIndex&quot;:0,&quot;unsorted&quot;:false,&quot;formattedCitation&quot;:&quot;[@garda_nostalgia_2014]&quot;},&quot;citationItems&quot;:[{&quot;uris&quot;:[&quot;http://zotero.org/users/1913249/items/U5QUFD8Q&quot;],&quot;itemData&quot;:{&quot;type&quot;:&quot;paper-conference&quot;,&quot;title&quot;:&quot;Nostalgia in retro game design&quot;,&quot;id&quot;:&quot;garda_nostalgia_2014&quot;,&quot;citation-key&quot;:&quot;garda_nostalgia_2014&quot;,&quot;issued&quot;:{&quot;date-parts&quot;:[[&quot;2014&quot;,8]]},&quot;container-title&quot;:&quot;DiGRA - Proceedings of the 2013 DiGRA International Conference: DeFragging Game Studies&quot;,&quot;ISBN&quot;:&quot;ISSN 2342-9666&quot;,&quot;author&quot;:[{&quot;given&quot;:&quot;Maria B&quot;,&quot;family&quot;:&quot;Garda&quot;}],&quot;URL&quot;:&quot;http://www.digra.org/wp-content/uploads/digital-library/paper_310.pdf&quot;},&quot;prefix&quot;:&quot;&quot;,&quot;id&quot;:3757}]} RND0000000066"/>&lt;Do Zotero Refresh: [@garda_nostalgia_2014]&gt;<text:reference-mark-end text:name="ZOTERO_ITEM CSL_CITATION {&quot;schema&quot;:&quot;https://github.com/citation-style-language/schema/raw/master/csl-citation.json&quot;,&quot;citationID&quot;:&quot;00000065&quot;,&quot;properties&quot;:{&quot;noteIndex&quot;:0,&quot;unsorted&quot;:false,&quot;formattedCitation&quot;:&quot;[@garda_nostalgia_2014]&quot;},&quot;citationItems&quot;:[{&quot;uris&quot;:[&quot;http://zotero.org/users/1913249/items/U5QUFD8Q&quot;],&quot;itemData&quot;:{&quot;type&quot;:&quot;paper-conference&quot;,&quot;title&quot;:&quot;Nostalgia in retro game design&quot;,&quot;id&quot;:&quot;garda_nostalgia_2014&quot;,&quot;citation-key&quot;:&quot;garda_nostalgia_2014&quot;,&quot;issued&quot;:{&quot;date-parts&quot;:[[&quot;2014&quot;,8]]},&quot;container-title&quot;:&quot;DiGRA - Proceedings of the 2013 DiGRA International Conference: DeFragging Game Studies&quot;,&quot;ISBN&quot;:&quot;ISSN 2342-9666&quot;,&quot;author&quot;:[{&quot;given&quot;:&quot;Maria B&quot;,&quot;family&quot;:&quot;Garda&quot;}],&quot;URL&quot;:&quot;http://www.digra.org/wp-content/uploads/digital-library/paper_310.pdf&quot;},&quot;prefix&quot;:&quot;&quot;,&quot;id&quot;:3757}]} RND0000000066"/>.</text:p>
      <text:p text:style-name="Text_20_body">Thus, the process of making retro games with families lies at a confluence of diverse contexts, motivations, and possibilities. My study, in part, asks how the motivational and navigational affordances of enthusiast game making communities can be brought into more structured educational environments. HOWEVER, and link to next section.</text:p>
      <text:h text:style-name="Heading_20_3" text:outline-level="3"><text:bookmark-start text:name="barriers-to-participation-in-programming-and-specifically-cgdp"/>Barriers to participation in programming and specifically CGD&amp;P<text:bookmark-end text:name="barriers-to-participation-in-programming-and-specifically-cgdp"/></text:h>
      <text:p text:style-name="First_20_paragraph">This section explores relevant studies to outline the barriers to participation in CGD&amp;P, addressing three key areas: technical barriers, difficulties in structuring learning experiences, and issues related to identity and values.</text:p>
      <text:p text:style-name="Text_20_body"><text:span text:style-name="T1">technical barriers</text:span></text:p>
      <text:p text:style-name="Text_20_body">CGD&amp;P inherits some of the intrinsic difficulties associated with computer programming <text:reference-mark-start text:name="ZOTERO_ITEM CSL_CITATION {&quot;schema&quot;:&quot;https://github.com/citation-style-language/schema/raw/master/csl-citation.json&quot;,&quot;citationID&quot;:&quot;00000067&quot;,&quot;properties&quot;:{&quot;noteIndex&quot;:0,&quot;unsorted&quot;:false,&quot;formattedCitation&quot;:&quot;[@sentance_teaching_2019; @gomes2007learning; @joao_cross-analysis_2019]&quot;},&quot;citationItems&quot;:[{&quot;uris&quot;:[&quot;http://zotero.org/users/1913249/items/UVA9VT54&quot;],&quot;itemData&quot;:{&quot;title&quot;:&quot;Teaching computer programming with PRIMM: a sociocultural perspective&quot;,&quot;accessed&quot;:{&quot;date-parts&quot;:[[&quot;2023&quot;,3,15]]},&quot;volume&quot;:&quot;29&quot;,&quot;ISSN&quot;:&quot;0899-3408&quot;,&quot;source&quot;:&quot;Taylor and Francis+NEJM&quot;,&quot;type&quot;:&quot;article-journal&quot;,&quot;page&quot;:&quot;136-176&quot;,&quot;id&quot;:&quot;sentance_teaching_2019&quot;,&quot;title-short&quot;:&quot;Teaching computer programming with PRIMM&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given&quot;:&quot;Sue&quot;,&quot;family&quot;:&quot;Sentance&quot;},{&quot;given&quot;:&quot;Jane&quot;,&quot;family&quot;:&quot;Waite&quot;},{&quot;given&quot;:&quot;Maria&quot;,&quot;family&quot;:&quot;Kallia&quot;}],&quot;citation-key&quot;:&quot;sentance_teaching_2019&quot;,&quot;issued&quot;:{&quot;date-parts&quot;:[[&quot;2019&quot;,7,3]]},&quot;container-title&quot;:&quot;Computer Science Education&quot;,&quot;URL&quot;:&quot;https://doi.org/10.1080/08993408.2019.1608781&quot;,&quot;DOI&quot;:&quot;10.1080/08993408.2019.1608781&quot;,&quot;issue&quot;:&quot;2-3&quot;,&quot;publisher&quot;:&quot;Routledge&quot;},&quot;prefix&quot;:&quot;&quot;,&quot;id&quot;:3685},{&quot;uris&quot;:[&quot;http://zotero.org/users/1913249/items/JRKNFC9F&quot;],&quot;itemData&quot;:{&quot;type&quot;:&quot;paper-conference&quot;,&quot;title&quot;:&quot;Learning to program-difficulties and solutions&quot;,&quot;id&quot;:&quot;gomes2007learning&quot;,&quot;citation-key&quot;:&quot;gomes2007learning&quot;,&quot;issued&quot;:{&quot;date-parts&quot;:[[&quot;2007&quot;]]},&quot;container-title&quot;:&quot;International conference on engineering Education–ICEE&quot;,&quot;author&quot;:[{&quot;given&quot;:&quot;Anabela&quot;,&quot;family&quot;:&quot;Gomes&quot;},{&quot;given&quot;:&quot;António José&quot;,&quot;family&quot;:&quot;Mendes&quot;}],&quot;volume&quot;:&quot;7&quot;},&quot;prefix&quot;:&quot;&quot;,&quot;id&quot;:9092},{&quot;uris&quot;:[&quot;http://zotero.org/users/1913249/items/C7CNB5XA&quot;],&quot;itemData&quot;:{&quot;title&quot;:&quot;A Cross-analysis of Block-based and Visual Programming Apps with Computer Science Student-Teachers&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volume&quot;:&quot;9&quot;,&quot;license&quot;:&quot;http://creativecommons.org/licenses/by/3.0/&quot;,&quot;ISSN&quot;:&quot;2227-7102&quot;,&quot;source&quot;:&quot;www.mdpi.com&quot;,&quot;type&quot;:&quot;article-journal&quot;,&quot;page&quot;:&quot;181&quot;,&quot;accessed&quot;:{&quot;date-parts&quot;:[[&quot;2023&quot;,12,3]]},&quot;publisher&quot;:&quot;Multidisciplinary Digital Publishing Institute&quot;,&quot;id&quot;:&quot;joao_cross-analysis_2019&quot;,&quot;author&quot;:[{&quot;given&quot;:&quot;Piedade&quot;,&quot;family&quot;:&quot;João&quot;},{&quot;given&quot;:&quot;Dorotea&quot;,&quot;family&quot;:&quot;Nuno&quot;},{&quot;given&quot;:&quot;Sampaio Ferrentini&quot;,&quot;family&quot;:&quot;Fábio&quot;},{&quot;given&quot;:&quot;Pedro&quot;,&quot;family&quot;:&quot;Ana&quot;}],&quot;issued&quot;:{&quot;date-parts&quot;:[[&quot;2019&quot;,9]]},&quot;citation-key&quot;:&quot;joao_cross-analysis_2019&quot;,&quot;language&quot;:&quot;en&quot;,&quot;container-title&quot;:&quot;Education Sciences&quot;,&quot;URL&quot;:&quot;https://www.mdpi.com/2227-7102/9/3/181&quot;,&quot;DOI&quot;:&quot;10.3390/educsci9030181&quot;,&quot;issue&quot;:&quot;3&quot;,&quot;number&quot;:&quot;3&quot;},&quot;prefix&quot;:&quot;&quot;,&quot;id&quot;:9093}]} RND0000000068"/>&lt;Do Zotero Refresh: [@sentance_teaching_2019; @gomes2007learning; @joao_cross-analysis_2019]&gt;<text:reference-mark-end text:name="ZOTERO_ITEM CSL_CITATION {&quot;schema&quot;:&quot;https://github.com/citation-style-language/schema/raw/master/csl-citation.json&quot;,&quot;citationID&quot;:&quot;00000067&quot;,&quot;properties&quot;:{&quot;noteIndex&quot;:0,&quot;unsorted&quot;:false,&quot;formattedCitation&quot;:&quot;[@sentance_teaching_2019; @gomes2007learning; @joao_cross-analysis_2019]&quot;},&quot;citationItems&quot;:[{&quot;uris&quot;:[&quot;http://zotero.org/users/1913249/items/UVA9VT54&quot;],&quot;itemData&quot;:{&quot;title&quot;:&quot;Teaching computer programming with PRIMM: a sociocultural perspective&quot;,&quot;accessed&quot;:{&quot;date-parts&quot;:[[&quot;2023&quot;,3,15]]},&quot;volume&quot;:&quot;29&quot;,&quot;ISSN&quot;:&quot;0899-3408&quot;,&quot;source&quot;:&quot;Taylor and Francis+NEJM&quot;,&quot;type&quot;:&quot;article-journal&quot;,&quot;page&quot;:&quot;136-176&quot;,&quot;id&quot;:&quot;sentance_teaching_2019&quot;,&quot;title-short&quot;:&quot;Teaching computer programming with PRIMM&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uthor&quot;:[{&quot;given&quot;:&quot;Sue&quot;,&quot;family&quot;:&quot;Sentance&quot;},{&quot;given&quot;:&quot;Jane&quot;,&quot;family&quot;:&quot;Waite&quot;},{&quot;given&quot;:&quot;Maria&quot;,&quot;family&quot;:&quot;Kallia&quot;}],&quot;citation-key&quot;:&quot;sentance_teaching_2019&quot;,&quot;issued&quot;:{&quot;date-parts&quot;:[[&quot;2019&quot;,7,3]]},&quot;container-title&quot;:&quot;Computer Science Education&quot;,&quot;URL&quot;:&quot;https://doi.org/10.1080/08993408.2019.1608781&quot;,&quot;DOI&quot;:&quot;10.1080/08993408.2019.1608781&quot;,&quot;issue&quot;:&quot;2-3&quot;,&quot;publisher&quot;:&quot;Routledge&quot;},&quot;prefix&quot;:&quot;&quot;,&quot;id&quot;:3685},{&quot;uris&quot;:[&quot;http://zotero.org/users/1913249/items/JRKNFC9F&quot;],&quot;itemData&quot;:{&quot;type&quot;:&quot;paper-conference&quot;,&quot;title&quot;:&quot;Learning to program-difficulties and solutions&quot;,&quot;id&quot;:&quot;gomes2007learning&quot;,&quot;citation-key&quot;:&quot;gomes2007learning&quot;,&quot;issued&quot;:{&quot;date-parts&quot;:[[&quot;2007&quot;]]},&quot;container-title&quot;:&quot;International conference on engineering Education–ICEE&quot;,&quot;author&quot;:[{&quot;given&quot;:&quot;Anabela&quot;,&quot;family&quot;:&quot;Gomes&quot;},{&quot;given&quot;:&quot;António José&quot;,&quot;family&quot;:&quot;Mendes&quot;}],&quot;volume&quot;:&quot;7&quot;},&quot;prefix&quot;:&quot;&quot;,&quot;id&quot;:9092},{&quot;uris&quot;:[&quot;http://zotero.org/users/1913249/items/C7CNB5XA&quot;],&quot;itemData&quot;:{&quot;title&quot;:&quot;A Cross-analysis of Block-based and Visual Programming Apps with Computer Science Student-Teachers&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volume&quot;:&quot;9&quot;,&quot;license&quot;:&quot;http://creativecommons.org/licenses/by/3.0/&quot;,&quot;ISSN&quot;:&quot;2227-7102&quot;,&quot;source&quot;:&quot;www.mdpi.com&quot;,&quot;type&quot;:&quot;article-journal&quot;,&quot;page&quot;:&quot;181&quot;,&quot;accessed&quot;:{&quot;date-parts&quot;:[[&quot;2023&quot;,12,3]]},&quot;publisher&quot;:&quot;Multidisciplinary Digital Publishing Institute&quot;,&quot;id&quot;:&quot;joao_cross-analysis_2019&quot;,&quot;author&quot;:[{&quot;given&quot;:&quot;Piedade&quot;,&quot;family&quot;:&quot;João&quot;},{&quot;given&quot;:&quot;Dorotea&quot;,&quot;family&quot;:&quot;Nuno&quot;},{&quot;given&quot;:&quot;Sampaio Ferrentini&quot;,&quot;family&quot;:&quot;Fábio&quot;},{&quot;given&quot;:&quot;Pedro&quot;,&quot;family&quot;:&quot;Ana&quot;}],&quot;issued&quot;:{&quot;date-parts&quot;:[[&quot;2019&quot;,9]]},&quot;citation-key&quot;:&quot;joao_cross-analysis_2019&quot;,&quot;language&quot;:&quot;en&quot;,&quot;container-title&quot;:&quot;Education Sciences&quot;,&quot;URL&quot;:&quot;https://www.mdpi.com/2227-7102/9/3/181&quot;,&quot;DOI&quot;:&quot;10.3390/educsci9030181&quot;,&quot;issue&quot;:&quot;3&quot;,&quot;number&quot;:&quot;3&quot;},&quot;prefix&quot;:&quot;&quot;,&quot;id&quot;:9093}]} RND0000000068"/>. These difficulties include the complexity of programming syntax, the challenge of understanding abstract concepts, and problems with transferring skills between different contexts <text:reference-mark-start text:name="ZOTERO_ITEM CSL_CITATION {&quot;schema&quot;:&quot;https://github.com/citation-style-language/schema/raw/master/csl-citation.json&quot;,&quot;citationID&quot;:&quot;00000069&quot;,&quot;properties&quot;:{&quot;noteIndex&quot;:0,&quot;unsorted&quot;:false,&quot;formattedCitation&quot;:&quot;[@gomes2007learning; @rahmat_major_2012]&quot;},&quot;citationItems&quot;:[{&quot;uris&quot;:[&quot;http://zotero.org/users/1913249/items/JRKNFC9F&quot;],&quot;itemData&quot;:{&quot;type&quot;:&quot;paper-conference&quot;,&quot;title&quot;:&quot;Learning to program-difficulties and solutions&quot;,&quot;id&quot;:&quot;gomes2007learning&quot;,&quot;citation-key&quot;:&quot;gomes2007learning&quot;,&quot;issued&quot;:{&quot;date-parts&quot;:[[&quot;2007&quot;]]},&quot;container-title&quot;:&quot;International conference on engineering Education–ICEE&quot;,&quot;author&quot;:[{&quot;given&quot;:&quot;Anabela&quot;,&quot;family&quot;:&quot;Gomes&quot;},{&quot;given&quot;:&quot;António José&quot;,&quot;family&quot;:&quot;Mendes&quot;}],&quot;volume&quot;:&quot;7&quot;},&quot;prefix&quot;:&quot;&quot;,&quot;id&quot;:9092},{&quot;uris&quot;:[&quot;http://zotero.org/users/1913249/items/ABNJ9B6R&quot;],&quot;itemData&quot;:{&quot;container-title-short&quot;:&quot;Procedia - Social and Behavioral Sciences&quot;,&quot;DOI&quot;:&quot;10.1016/j.sbspro.2012.09.277&quot;,&quot;page&quot;:&quot;287–296&quot;,&quot;title&quot;:&quot;Major Problems in Basic Programming that Influence Student Performance&quot;,&quot;issued&quot;:{&quot;date-parts&quot;:[[&quot;2012&quot;,10,1]]},&quot;id&quot;:&quot;rahmat_major_2012&quot;,&quot;citation-key&quot;:&quot;rahmat_major_2012&quot;,&quot;volume&quot;:&quot;59&quot;,&quot;container-title&quot;:&quot;Procedia - Social and Behavioral Sciences&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type&quot;:&quot;article-journal&quot;,&quot;source&quot;:&quot;ResearchGate&quot;},&quot;prefix&quot;:&quot;&quot;,&quot;id&quot;:9725}]} RND0000000070"/>&lt;Do Zotero Refresh: [@gomes2007learning; @rahmat_major_2012]&gt;<text:reference-mark-end text:name="ZOTERO_ITEM CSL_CITATION {&quot;schema&quot;:&quot;https://github.com/citation-style-language/schema/raw/master/csl-citation.json&quot;,&quot;citationID&quot;:&quot;00000069&quot;,&quot;properties&quot;:{&quot;noteIndex&quot;:0,&quot;unsorted&quot;:false,&quot;formattedCitation&quot;:&quot;[@gomes2007learning; @rahmat_major_2012]&quot;},&quot;citationItems&quot;:[{&quot;uris&quot;:[&quot;http://zotero.org/users/1913249/items/JRKNFC9F&quot;],&quot;itemData&quot;:{&quot;type&quot;:&quot;paper-conference&quot;,&quot;title&quot;:&quot;Learning to program-difficulties and solutions&quot;,&quot;id&quot;:&quot;gomes2007learning&quot;,&quot;citation-key&quot;:&quot;gomes2007learning&quot;,&quot;issued&quot;:{&quot;date-parts&quot;:[[&quot;2007&quot;]]},&quot;container-title&quot;:&quot;International conference on engineering Education–ICEE&quot;,&quot;author&quot;:[{&quot;given&quot;:&quot;Anabela&quot;,&quot;family&quot;:&quot;Gomes&quot;},{&quot;given&quot;:&quot;António José&quot;,&quot;family&quot;:&quot;Mendes&quot;}],&quot;volume&quot;:&quot;7&quot;},&quot;prefix&quot;:&quot;&quot;,&quot;id&quot;:9092},{&quot;uris&quot;:[&quot;http://zotero.org/users/1913249/items/ABNJ9B6R&quot;],&quot;itemData&quot;:{&quot;container-title-short&quot;:&quot;Procedia - Social and Behavioral Sciences&quot;,&quot;DOI&quot;:&quot;10.1016/j.sbspro.2012.09.277&quot;,&quot;page&quot;:&quot;287–296&quot;,&quot;title&quot;:&quot;Major Problems in Basic Programming that Influence Student Performance&quot;,&quot;issued&quot;:{&quot;date-parts&quot;:[[&quot;2012&quot;,10,1]]},&quot;id&quot;:&quot;rahmat_major_2012&quot;,&quot;citation-key&quot;:&quot;rahmat_major_2012&quot;,&quot;volume&quot;:&quot;59&quot;,&quot;container-title&quot;:&quot;Procedia - Social and Behavioral Sciences&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type&quot;:&quot;article-journal&quot;,&quot;source&quot;:&quot;ResearchGate&quot;},&quot;prefix&quot;:&quot;&quot;,&quot;id&quot;:9725}]} RND0000000070"/>. To address these issues, specialist coding tools, such as block-based coding environments, have been developed for novice coders, particularly younger audiences. These tools aim to simplify coding syntax, project organisation, and the overall complexity of the coding environment <text:reference-mark-start text:name="ZOTERO_ITEM CSL_CITATION {&quot;schema&quot;:&quot;https://github.com/citation-style-language/schema/raw/master/csl-citation.json&quot;,&quot;citationID&quot;:&quot;00000071&quot;,&quot;properties&quot;:{&quot;noteIndex&quot;:0,&quot;unsorted&quot;:false,&quot;formattedCitation&quot;:&quot;[@yu_survey_2018]&quot;},&quot;citationItems&quot;:[{&quot;uris&quot;:[&quot;http://zotero.org/users/1913249/items/FC7LF8E6&quot;],&quot;itemData&quot;:{&quot;title&quot;:&quot;A survey of computational kits for young children&quot;,&quot;accessed&quot;:{&quot;date-parts&quot;:[[&quot;2018&quot;,10,30]]},&quot;publisher-place&quot;:&quot;Trondheim, Norway&quot;,&quot;event-place&quot;:&quot;Trondheim, Norway&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type&quot;:&quot;paper-conference&quot;,&quot;page&quot;:&quot;289-299&quot;,&quot;id&quot;:&quot;yu_survey_2018&quot;,&quot;event-title&quot;:&quot;the 17th ACM Conference&quot;,&quot;ISBN&quot;:&quot;978-1-4503-5152-2&quot;,&quot;author&quot;:[{&quot;given&quot;:&quot;Junnan&quot;,&quot;family&quot;:&quot;Yu&quot;},{&quot;given&quot;:&quot;Ricarose&quot;,&quot;family&quot;:&quot;Roque&quot;}],&quot;publisher&quot;:&quot;ACM Press&quot;,&quot;citation-key&quot;:&quot;yu_survey_2018&quot;,&quot;language&quot;:&quot;en&quot;,&quot;container-title&quot;:&quot;Proceedings of the 17th ACM Conference on Interaction Design and Children  - IDC '18&quot;,&quot;URL&quot;:&quot;http://dl.acm.org/citation.cfm?doid=3202185.3202738&quot;,&quot;DOI&quot;:&quot;10.1145/3202185.3202738&quot;,&quot;issued&quot;:{&quot;date-parts&quot;:[[&quot;2018&quot;]]},&quot;source&quot;:&quot;Crossref&quot;},&quot;prefix&quot;:&quot;&quot;,&quot;id&quot;:2837}]} RND0000000072"/>&lt;Do Zotero Refresh: [@yu_survey_2018]&gt;<text:reference-mark-end text:name="ZOTERO_ITEM CSL_CITATION {&quot;schema&quot;:&quot;https://github.com/citation-style-language/schema/raw/master/csl-citation.json&quot;,&quot;citationID&quot;:&quot;00000071&quot;,&quot;properties&quot;:{&quot;noteIndex&quot;:0,&quot;unsorted&quot;:false,&quot;formattedCitation&quot;:&quot;[@yu_survey_2018]&quot;},&quot;citationItems&quot;:[{&quot;uris&quot;:[&quot;http://zotero.org/users/1913249/items/FC7LF8E6&quot;],&quot;itemData&quot;:{&quot;title&quot;:&quot;A survey of computational kits for young children&quot;,&quot;accessed&quot;:{&quot;date-parts&quot;:[[&quot;2018&quot;,10,30]]},&quot;publisher-place&quot;:&quot;Trondheim, Norway&quot;,&quot;event-place&quot;:&quot;Trondheim, Norway&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type&quot;:&quot;paper-conference&quot;,&quot;page&quot;:&quot;289-299&quot;,&quot;id&quot;:&quot;yu_survey_2018&quot;,&quot;event-title&quot;:&quot;the 17th ACM Conference&quot;,&quot;ISBN&quot;:&quot;978-1-4503-5152-2&quot;,&quot;author&quot;:[{&quot;given&quot;:&quot;Junnan&quot;,&quot;family&quot;:&quot;Yu&quot;},{&quot;given&quot;:&quot;Ricarose&quot;,&quot;family&quot;:&quot;Roque&quot;}],&quot;publisher&quot;:&quot;ACM Press&quot;,&quot;citation-key&quot;:&quot;yu_survey_2018&quot;,&quot;language&quot;:&quot;en&quot;,&quot;container-title&quot;:&quot;Proceedings of the 17th ACM Conference on Interaction Design and Children  - IDC '18&quot;,&quot;URL&quot;:&quot;http://dl.acm.org/citation.cfm?doid=3202185.3202738&quot;,&quot;DOI&quot;:&quot;10.1145/3202185.3202738&quot;,&quot;issued&quot;:{&quot;date-parts&quot;:[[&quot;2018&quot;]]},&quot;source&quot;:&quot;Crossref&quot;},&quot;prefix&quot;:&quot;&quot;,&quot;id&quot;:2837}]} RND0000000072"/>. However, this simplification creates a tension between using more authentic programming languages and relying on scaffolded, specialised approaches <text:reference-mark-start text:name="ZOTERO_ITEM CSL_CITATION {&quot;schema&quot;:&quot;https://github.com/citation-style-language/schema/raw/master/csl-citation.json&quot;,&quot;citationID&quot;:&quot;00000073&quot;,&quot;properties&quot;:{&quot;noteIndex&quot;:0,&quot;unsorted&quot;:false,&quot;formattedCitation&quot;:&quot;[@joao_cross-analysis_2019]&quot;},&quot;citationItems&quot;:[{&quot;uris&quot;:[&quot;http://zotero.org/users/1913249/items/C7CNB5XA&quot;],&quot;itemData&quot;:{&quot;title&quot;:&quot;A Cross-analysis of Block-based and Visual Programming Apps with Computer Science Student-Teachers&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volume&quot;:&quot;9&quot;,&quot;license&quot;:&quot;http://creativecommons.org/licenses/by/3.0/&quot;,&quot;ISSN&quot;:&quot;2227-7102&quot;,&quot;source&quot;:&quot;www.mdpi.com&quot;,&quot;type&quot;:&quot;article-journal&quot;,&quot;page&quot;:&quot;181&quot;,&quot;accessed&quot;:{&quot;date-parts&quot;:[[&quot;2023&quot;,12,3]]},&quot;publisher&quot;:&quot;Multidisciplinary Digital Publishing Institute&quot;,&quot;id&quot;:&quot;joao_cross-analysis_2019&quot;,&quot;author&quot;:[{&quot;given&quot;:&quot;Piedade&quot;,&quot;family&quot;:&quot;João&quot;},{&quot;given&quot;:&quot;Dorotea&quot;,&quot;family&quot;:&quot;Nuno&quot;},{&quot;given&quot;:&quot;Sampaio Ferrentini&quot;,&quot;family&quot;:&quot;Fábio&quot;},{&quot;given&quot;:&quot;Pedro&quot;,&quot;family&quot;:&quot;Ana&quot;}],&quot;issued&quot;:{&quot;date-parts&quot;:[[&quot;2019&quot;,9]]},&quot;citation-key&quot;:&quot;joao_cross-analysis_2019&quot;,&quot;language&quot;:&quot;en&quot;,&quot;container-title&quot;:&quot;Education Sciences&quot;,&quot;URL&quot;:&quot;https://www.mdpi.com/2227-7102/9/3/181&quot;,&quot;DOI&quot;:&quot;10.3390/educsci9030181&quot;,&quot;issue&quot;:&quot;3&quot;,&quot;number&quot;:&quot;3&quot;},&quot;prefix&quot;:&quot;&quot;,&quot;id&quot;:9093}]} RND0000000074"/>&lt;Do Zotero Refresh: [@joao_cross-analysis_2019]&gt;<text:reference-mark-end text:name="ZOTERO_ITEM CSL_CITATION {&quot;schema&quot;:&quot;https://github.com/citation-style-language/schema/raw/master/csl-citation.json&quot;,&quot;citationID&quot;:&quot;00000073&quot;,&quot;properties&quot;:{&quot;noteIndex&quot;:0,&quot;unsorted&quot;:false,&quot;formattedCitation&quot;:&quot;[@joao_cross-analysis_2019]&quot;},&quot;citationItems&quot;:[{&quot;uris&quot;:[&quot;http://zotero.org/users/1913249/items/C7CNB5XA&quot;],&quot;itemData&quot;:{&quot;title&quot;:&quot;A Cross-analysis of Block-based and Visual Programming Apps with Computer Science Student-Teachers&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volume&quot;:&quot;9&quot;,&quot;license&quot;:&quot;http://creativecommons.org/licenses/by/3.0/&quot;,&quot;ISSN&quot;:&quot;2227-7102&quot;,&quot;source&quot;:&quot;www.mdpi.com&quot;,&quot;type&quot;:&quot;article-journal&quot;,&quot;page&quot;:&quot;181&quot;,&quot;accessed&quot;:{&quot;date-parts&quot;:[[&quot;2023&quot;,12,3]]},&quot;publisher&quot;:&quot;Multidisciplinary Digital Publishing Institute&quot;,&quot;id&quot;:&quot;joao_cross-analysis_2019&quot;,&quot;author&quot;:[{&quot;given&quot;:&quot;Piedade&quot;,&quot;family&quot;:&quot;João&quot;},{&quot;given&quot;:&quot;Dorotea&quot;,&quot;family&quot;:&quot;Nuno&quot;},{&quot;given&quot;:&quot;Sampaio Ferrentini&quot;,&quot;family&quot;:&quot;Fábio&quot;},{&quot;given&quot;:&quot;Pedro&quot;,&quot;family&quot;:&quot;Ana&quot;}],&quot;issued&quot;:{&quot;date-parts&quot;:[[&quot;2019&quot;,9]]},&quot;citation-key&quot;:&quot;joao_cross-analysis_2019&quot;,&quot;language&quot;:&quot;en&quot;,&quot;container-title&quot;:&quot;Education Sciences&quot;,&quot;URL&quot;:&quot;https://www.mdpi.com/2227-7102/9/3/181&quot;,&quot;DOI&quot;:&quot;10.3390/educsci9030181&quot;,&quot;issue&quot;:&quot;3&quot;,&quot;number&quot;:&quot;3&quot;},&quot;prefix&quot;:&quot;&quot;,&quot;id&quot;:9093}]} RND0000000074"/>. Sefton-Green <text:reference-mark-start text:name="ZOTERO_ITEM CSL_CITATION {&quot;schema&quot;:&quot;https://github.com/citation-style-language/schema/raw/master/csl-citation.json&quot;,&quot;citationID&quot;:&quot;00000075&quot;,&quot;properties&quot;:{&quot;noteIndex&quot;:0,&quot;unsorted&quot;:false,&quot;formattedCitation&quot;:&quot;[-@sefton-green_mapping_2013]&quot;},&quot;citationItems&quot;:[{&quot;itemData&quot;:{&quot;type&quot;:&quot;webpage&quot;,&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citation-key&quot;:&quot;sefton-green_mapping_2013&quot;,&quot;issued&quot;:{&quot;date-parts&quot;:[[&quot;2013&quot;,3]]},&quot;accessed&quot;:{&quot;date-parts&quot;:[[&quot;2018&quot;,12,18]]},&quot;URL&quot;:&quot;http://www.nominettrust.org.uk/&quot;,&quot;genre&quot;:&quot;Monograph&quot;,&quot;author&quot;:[{&quot;given&quot;:&quot;Julian&quot;,&quot;family&quot;:&quot;Sefton-Green&quot;}],&quot;title-short&quot;:&quot;Mapping digital makers&quot;},&quot;uris&quot;:[&quot;http://zotero.org/users/1913249/items/9LI3EL4F&quot;],&quot;suppress-author&quot;:true,&quot;prefix&quot;:&quot;&quot;,&quot;id&quot;:195}]} RND0000000076"/>&lt;Do Zotero Refresh: [-@sefton-green_mapping_2013]&gt;<text:reference-mark-end text:name="ZOTERO_ITEM CSL_CITATION {&quot;schema&quot;:&quot;https://github.com/citation-style-language/schema/raw/master/csl-citation.json&quot;,&quot;citationID&quot;:&quot;00000075&quot;,&quot;properties&quot;:{&quot;noteIndex&quot;:0,&quot;unsorted&quot;:false,&quot;formattedCitation&quot;:&quot;[-@sefton-green_mapping_2013]&quot;},&quot;citationItems&quot;:[{&quot;itemData&quot;:{&quot;type&quot;:&quot;webpage&quot;,&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citation-key&quot;:&quot;sefton-green_mapping_2013&quot;,&quot;issued&quot;:{&quot;date-parts&quot;:[[&quot;2013&quot;,3]]},&quot;accessed&quot;:{&quot;date-parts&quot;:[[&quot;2018&quot;,12,18]]},&quot;URL&quot;:&quot;http://www.nominettrust.org.uk/&quot;,&quot;genre&quot;:&quot;Monograph&quot;,&quot;author&quot;:[{&quot;given&quot;:&quot;Julian&quot;,&quot;family&quot;:&quot;Sefton-Green&quot;}],&quot;title-short&quot;:&quot;Mapping digital makers&quot;},&quot;uris&quot;:[&quot;http://zotero.org/users/1913249/items/9LI3EL4F&quot;],&quot;suppress-author&quot;:true,&quot;prefix&quot;:&quot;&quot;,&quot;id&quot;:195}]} RND0000000076"/> explores this tension in the context of digital making, contrasting Mozilla Webmaker tools (which use web languages like HTML, CSS, and JavaScript) with block-based systems like Scratch, which can obscure learners from authentic code languages.</text:p>
      <text:p text:style-name="Text_20_body">The concepts and legacy of Papert and Turkle’s <text:reference-mark-start text:name="ZOTERO_ITEM CSL_CITATION {&quot;schema&quot;:&quot;https://github.com/citation-style-language/schema/raw/master/csl-citation.json&quot;,&quot;citationID&quot;:&quot;00000077&quot;,&quot;properties&quot;:{&quot;noteIndex&quot;:0,&quot;unsorted&quot;:false,&quot;formattedCitation&quot;:&quot;[-@papert_epistemological_1990]&quot;},&quot;citationItems&quot;:[{&quot;itemData&quot;:{&quot;type&quot;:&quot;article-journal&quot;,&quot;title&quot;:&quot;Epistemological Pluralism and the Revaluation of the Concrete&quot;,&quot;accessed&quot;:{&quot;date-parts&quot;:[[&quot;2017&quot;,11,1]]},&quot;id&quot;:&quot;papert_epistemological_1990&quot;,&quot;citation-key&quot;:&quot;papert_epistemological_1990&quot;,&quot;issued&quot;:{&quot;date-parts&quot;:[[&quot;1990&quot;]]},&quot;container-title&quot;:&quot;Signs&quot;,&quot;author&quot;:[{&quot;given&quot;:&quot;Seymour&quot;,&quot;family&quot;:&quot;Papert&quot;},{&quot;given&quot;:&quot;Sherry&quot;,&quot;family&quot;:&quot;Turkle&quot;}],&quot;URL&quot;:&quot;http://www.papert.org/articles/EpistemologicalPluralism.html&quot;,&quot;issue&quot;:&quot;1&quot;,&quot;volume&quot;:&quot;16&quot;},&quot;uris&quot;:[&quot;http://zotero.org/users/1913249/items/PN46846P&quot;],&quot;suppress-author&quot;:true,&quot;prefix&quot;:&quot;&quot;,&quot;id&quot;:2017}]} RND0000000078"/>&lt;Do Zotero Refresh: [-@papert_epistemological_1990]&gt;<text:reference-mark-end text:name="ZOTERO_ITEM CSL_CITATION {&quot;schema&quot;:&quot;https://github.com/citation-style-language/schema/raw/master/csl-citation.json&quot;,&quot;citationID&quot;:&quot;00000077&quot;,&quot;properties&quot;:{&quot;noteIndex&quot;:0,&quot;unsorted&quot;:false,&quot;formattedCitation&quot;:&quot;[-@papert_epistemological_1990]&quot;},&quot;citationItems&quot;:[{&quot;itemData&quot;:{&quot;type&quot;:&quot;article-journal&quot;,&quot;title&quot;:&quot;Epistemological Pluralism and the Revaluation of the Concrete&quot;,&quot;accessed&quot;:{&quot;date-parts&quot;:[[&quot;2017&quot;,11,1]]},&quot;id&quot;:&quot;papert_epistemological_1990&quot;,&quot;citation-key&quot;:&quot;papert_epistemological_1990&quot;,&quot;issued&quot;:{&quot;date-parts&quot;:[[&quot;1990&quot;]]},&quot;container-title&quot;:&quot;Signs&quot;,&quot;author&quot;:[{&quot;given&quot;:&quot;Seymour&quot;,&quot;family&quot;:&quot;Papert&quot;},{&quot;given&quot;:&quot;Sherry&quot;,&quot;family&quot;:&quot;Turkle&quot;}],&quot;URL&quot;:&quot;http://www.papert.org/articles/EpistemologicalPluralism.html&quot;,&quot;issue&quot;:&quot;1&quot;,&quot;volume&quot;:&quot;16&quot;},&quot;uris&quot;:[&quot;http://zotero.org/users/1913249/items/PN46846P&quot;],&quot;suppress-author&quot;:true,&quot;prefix&quot;:&quot;&quot;,&quot;id&quot;:2017}]} RND0000000078"/> exploration of diversity in coding approaches are introduced through what they call epistemological pluralism. The focus here is on their championing of approaches beyond the dominant formal, abstract approach that “emphasizes control through structure and planning” <text:reference-mark-start text:name="ZOTERO_ITEM CSL_CITATION {&quot;schema&quot;:&quot;https://github.com/citation-style-language/schema/raw/master/csl-citation.json&quot;,&quot;citationID&quot;:&quot;00000079&quot;,&quot;properties&quot;:{&quot;noteIndex&quot;:0,&quot;unsorted&quot;:false,&quot;formattedCitation&quot;:&quot;[@papert_epistemological_1990, p.134]&quot;},&quot;citationItems&quot;:[{&quot;itemData&quot;:{&quot;type&quot;:&quot;article-journal&quot;,&quot;title&quot;:&quot;Epistemological Pluralism and the Revaluation of the Concrete&quot;,&quot;accessed&quot;:{&quot;date-parts&quot;:[[&quot;2017&quot;,11,1]]},&quot;id&quot;:&quot;papert_epistemological_1990&quot;,&quot;citation-key&quot;:&quot;papert_epistemological_1990&quot;,&quot;issued&quot;:{&quot;date-parts&quot;:[[&quot;1990&quot;]]},&quot;container-title&quot;:&quot;Signs&quot;,&quot;author&quot;:[{&quot;given&quot;:&quot;Seymour&quot;,&quot;family&quot;:&quot;Papert&quot;},{&quot;given&quot;:&quot;Sherry&quot;,&quot;family&quot;:&quot;Turkle&quot;}],&quot;URL&quot;:&quot;http://www.papert.org/articles/EpistemologicalPluralism.html&quot;,&quot;issue&quot;:&quot;1&quot;,&quot;volume&quot;:&quot;16&quot;},&quot;locator&quot;:&quot;134&quot;,&quot;label&quot;:&quot;page&quot;,&quot;uris&quot;:[&quot;http://zotero.org/users/1913249/items/PN46846P&quot;],&quot;prefix&quot;:&quot;&quot;,&quot;id&quot;:2017}]} RND0000000080"/>&lt;Do Zotero Refresh: [@papert_epistemological_1990, p.134]&gt;<text:reference-mark-end text:name="ZOTERO_ITEM CSL_CITATION {&quot;schema&quot;:&quot;https://github.com/citation-style-language/schema/raw/master/csl-citation.json&quot;,&quot;citationID&quot;:&quot;00000079&quot;,&quot;properties&quot;:{&quot;noteIndex&quot;:0,&quot;unsorted&quot;:false,&quot;formattedCitation&quot;:&quot;[@papert_epistemological_1990, p.134]&quot;},&quot;citationItems&quot;:[{&quot;itemData&quot;:{&quot;type&quot;:&quot;article-journal&quot;,&quot;title&quot;:&quot;Epistemological Pluralism and the Revaluation of the Concrete&quot;,&quot;accessed&quot;:{&quot;date-parts&quot;:[[&quot;2017&quot;,11,1]]},&quot;id&quot;:&quot;papert_epistemological_1990&quot;,&quot;citation-key&quot;:&quot;papert_epistemological_1990&quot;,&quot;issued&quot;:{&quot;date-parts&quot;:[[&quot;1990&quot;]]},&quot;container-title&quot;:&quot;Signs&quot;,&quot;author&quot;:[{&quot;given&quot;:&quot;Seymour&quot;,&quot;family&quot;:&quot;Papert&quot;},{&quot;given&quot;:&quot;Sherry&quot;,&quot;family&quot;:&quot;Turkle&quot;}],&quot;URL&quot;:&quot;http://www.papert.org/articles/EpistemologicalPluralism.html&quot;,&quot;issue&quot;:&quot;1&quot;,&quot;volume&quot;:&quot;16&quot;},&quot;locator&quot;:&quot;134&quot;,&quot;label&quot;:&quot;page&quot;,&quot;uris&quot;:[&quot;http://zotero.org/users/1913249/items/PN46846P&quot;],&quot;prefix&quot;:&quot;&quot;,&quot;id&quot;:2017}]} RND0000000080"/>. This approach can be characterised by the following: a top-down design process involving extensive planning prior to coding, explicit teaching of language principles and syntax, and coding from scratch rather than altering existing products. Papert’s <text:reference-mark-start text:name="ZOTERO_ITEM CSL_CITATION {&quot;schema&quot;:&quot;https://github.com/citation-style-language/schema/raw/master/csl-citation.json&quot;,&quot;citationID&quot;:&quot;00000081&quot;,&quot;properties&quot;:{&quot;noteIndex&quot;:0,&quot;unsorted&quot;:false,&quot;formattedCitation&quot;:&quot;[-@papert_mindstorms_1980]&quot;},&quot;citationItems&quot;:[{&quot;itemData&quot;:{&quot;event-place&quot;:&quot;New York&quot;,&quot;type&quot;:&quot;book&quot;,&quot;ISBN&quot;:&quot;0-465-04674-6&quot;,&quot;call-number&quot;:&quot;QA20.C65 P36 1993&quot;,&quot;number-of-pages&quot;:&quot;230&quot;,&quot;title-short&quot;:&quot;Mindstorms&quot;,&quot;issued&quot;:{&quot;date-parts&quot;:[[&quot;1980&quot;]]},&quot;id&quot;:&quot;papert_mindstorms_1980&quot;,&quot;citation-key&quot;:&quot;papert_mindstorms_1980&quot;,&quot;publisher-place&quot;:&quot;New York&quot;,&quot;publisher&quot;:&quot;Basic Books&quot;,&quot;author&quot;:[{&quot;given&quot;:&quot;Seymour&quot;,&quot;family&quot;:&quot;Papert&quot;}],&quot;edition&quot;:&quot;2nd ed&quot;,&quot;title&quot;:&quot;Mindstorms: children, computers, and powerful ideas&quot;,&quot;source&quot;:&quot;Library of Congress ISBN&quot;},&quot;uris&quot;:[&quot;http://zotero.org/users/1913249/items/TTY8WYQ6&quot;],&quot;suppress-author&quot;:true,&quot;prefix&quot;:&quot;&quot;,&quot;id&quot;:3779}]} RND0000000082"/>&lt;Do Zotero Refresh: [-@papert_mindstorms_1980]&gt;<text:reference-mark-end text:name="ZOTERO_ITEM CSL_CITATION {&quot;schema&quot;:&quot;https://github.com/citation-style-language/schema/raw/master/csl-citation.json&quot;,&quot;citationID&quot;:&quot;00000081&quot;,&quot;properties&quot;:{&quot;noteIndex&quot;:0,&quot;unsorted&quot;:false,&quot;formattedCitation&quot;:&quot;[-@papert_mindstorms_1980]&quot;},&quot;citationItems&quot;:[{&quot;itemData&quot;:{&quot;event-place&quot;:&quot;New York&quot;,&quot;type&quot;:&quot;book&quot;,&quot;ISBN&quot;:&quot;0-465-04674-6&quot;,&quot;call-number&quot;:&quot;QA20.C65 P36 1993&quot;,&quot;number-of-pages&quot;:&quot;230&quot;,&quot;title-short&quot;:&quot;Mindstorms&quot;,&quot;issued&quot;:{&quot;date-parts&quot;:[[&quot;1980&quot;]]},&quot;id&quot;:&quot;papert_mindstorms_1980&quot;,&quot;citation-key&quot;:&quot;papert_mindstorms_1980&quot;,&quot;publisher-place&quot;:&quot;New York&quot;,&quot;publisher&quot;:&quot;Basic Books&quot;,&quot;author&quot;:[{&quot;given&quot;:&quot;Seymour&quot;,&quot;family&quot;:&quot;Papert&quot;}],&quot;edition&quot;:&quot;2nd ed&quot;,&quot;title&quot;:&quot;Mindstorms: children, computers, and powerful ideas&quot;,&quot;source&quot;:&quot;Library of Congress ISBN&quot;},&quot;uris&quot;:[&quot;http://zotero.org/users/1913249/items/TTY8WYQ6&quot;],&quot;suppress-author&quot;:true,&quot;prefix&quot;:&quot;&quot;,&quot;id&quot;:3779}]} RND0000000082"/> focus on reducing barriers to participation is present in his focus on the importance of exploratory play, and the careful design of learning environments to faciliate such approaches, e.g. to abstract mathematical concepts concrete through exploratory play using drawing robots controlled with a simplified text code language.</text:p>
      <text:p text:style-name="Text_20_body"><text:span text:style-name="T1">Difficulties in structuring and accessing learning experiences</text:span></text:p>
      <text:p text:style-name="Text_20_body">A further area of barriers to participation in CGD&amp;P is the lack are those regarding difficulties in structuring and accessing learning experiences. For example a key review exposed a lack of specific pedagogical approaches to undertake social approaches in CGD&amp;P <text:reference-mark-start text:name="ZOTERO_ITEM CSL_CITATION {&quot;schema&quot;:&quot;https://github.com/citation-style-language/schema/raw/master/csl-citation.json&quot;,&quot;citationID&quot;:&quot;00000083&quot;,&quot;properties&quot;:{&quot;noteIndex&quot;:0,&quot;unsorted&quot;:false,&quot;formattedCitation&quot;:&quot;[@kafai_constructionist_2015]&quot;},&quot;citationItems&quot;:[{&quot;uris&quot;:[&quot;http://zotero.org/users/1913249/items/8K58PTFV&quot;],&quot;itemData&quot;:{&quot;title-short&quot;:&quot;Constructionist Gaming Beyond the Screen&quot;,&quot;accessed&quot;:{&quot;date-parts&quot;:[[&quot;2020&quot;,8,19]]},&quot;publisher-place&quot;:&quot;New York, NY, USA&quot;,&quot;event-place&quot;:&quot;New York, NY, USA&quot;,&quot;collection-title&quot;:&quot;WiPSCE '15&quot;,&quot;type&quot;:&quot;paper-conference&quot;,&quot;page&quot;:&quot;49–54&quot;,&quot;id&quot;:&quot;kafai_constructionist_2015&quot;,&quot;ISBN&quot;:&quot;978-1-4503-3753-3&quot;,&quot;author&quot;:[{&quot;given&quot;:&quot;Yasmin B.&quot;,&quot;family&quot;:&quot;Kafai&quot;},{&quot;given&quot;:&quot;Veena&quot;,&quot;family&quot;:&quot;Vasudevan&quot;}],&quot;source&quot;:&quot;ACM Digital Library&quot;,&quot;DOI&quot;:&quot;10.1145/2818314.2818334&quot;,&quot;citation-key&quot;:&quot;kafai_constructionist_2015&quot;,&quot;issued&quot;:{&quot;date-parts&quot;:[[&quot;2015&quot;,11,9]]},&quot;container-title&quot;:&quot;Proceedings of the Workshop in Primary and Secondary Computing Education&quot;,&quot;URL&quot;:&quot;https://doi.org/10.1145/2818314.2818334&quot;,&quot;publisher&quot;:&quot;Association for Computing Machinery&quot;,&quot;title&quot;:&quot;Constructionist Gaming Beyond the Screen: Middle School Students' Crafting and Computing of Touchpads, Board Games, and Controllers&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refix&quot;:&quot;&quot;,&quot;id&quot;:3520}]} RND0000000084"/>&lt;Do Zotero Refresh: [@kafai_constructionist_2015]&gt;<text:reference-mark-end text:name="ZOTERO_ITEM CSL_CITATION {&quot;schema&quot;:&quot;https://github.com/citation-style-language/schema/raw/master/csl-citation.json&quot;,&quot;citationID&quot;:&quot;00000083&quot;,&quot;properties&quot;:{&quot;noteIndex&quot;:0,&quot;unsorted&quot;:false,&quot;formattedCitation&quot;:&quot;[@kafai_constructionist_2015]&quot;},&quot;citationItems&quot;:[{&quot;uris&quot;:[&quot;http://zotero.org/users/1913249/items/8K58PTFV&quot;],&quot;itemData&quot;:{&quot;title-short&quot;:&quot;Constructionist Gaming Beyond the Screen&quot;,&quot;accessed&quot;:{&quot;date-parts&quot;:[[&quot;2020&quot;,8,19]]},&quot;publisher-place&quot;:&quot;New York, NY, USA&quot;,&quot;event-place&quot;:&quot;New York, NY, USA&quot;,&quot;collection-title&quot;:&quot;WiPSCE '15&quot;,&quot;type&quot;:&quot;paper-conference&quot;,&quot;page&quot;:&quot;49–54&quot;,&quot;id&quot;:&quot;kafai_constructionist_2015&quot;,&quot;ISBN&quot;:&quot;978-1-4503-3753-3&quot;,&quot;author&quot;:[{&quot;given&quot;:&quot;Yasmin B.&quot;,&quot;family&quot;:&quot;Kafai&quot;},{&quot;given&quot;:&quot;Veena&quot;,&quot;family&quot;:&quot;Vasudevan&quot;}],&quot;source&quot;:&quot;ACM Digital Library&quot;,&quot;DOI&quot;:&quot;10.1145/2818314.2818334&quot;,&quot;citation-key&quot;:&quot;kafai_constructionist_2015&quot;,&quot;issued&quot;:{&quot;date-parts&quot;:[[&quot;2015&quot;,11,9]]},&quot;container-title&quot;:&quot;Proceedings of the Workshop in Primary and Secondary Computing Education&quot;,&quot;URL&quot;:&quot;https://doi.org/10.1145/2818314.2818334&quot;,&quot;publisher&quot;:&quot;Association for Computing Machinery&quot;,&quot;title&quot;:&quot;Constructionist Gaming Beyond the Screen: Middle School Students' Crafting and Computing of Touchpads, Board Games, and Controllers&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refix&quot;:&quot;&quot;,&quot;id&quot;:3520}]} RND0000000084"/>. While existing approaches are outlined in Chapter 2, for now it is sufficient to outline broad approaches and some inherent challenges.</text:p>
      <text:p text:style-name="Text_20_body">Turning to the structural dimension of education, there is also a lack of a clear division between formal and informal approaches <text:reference-mark-start text:name="ZOTERO_ITEM CSL_CITATION {&quot;schema&quot;:&quot;https://github.com/citation-style-language/schema/raw/master/csl-citation.json&quot;,&quot;citationID&quot;:&quot;00000085&quot;,&quot;properties&quot;:{&quot;noteIndex&quot;:0,&quot;unsorted&quot;:false,&quot;formattedCitation&quot;:&quot;[@rogoff_organization_2016]&quot;},&quot;citationItems&quot;:[{&quot;uris&quot;:[&quot;http://zotero.org/users/1913249/items/Q2M28PQC&quot;],&quot;itemData&quot;:{&quot;container-title-short&quot;:&quot;Review of Research in Education&quot;,&quot;title&quot;:&quot;The Organization of Informal Learning&quot;,&quot;accessed&quot;:{&quot;date-parts&quot;:[[&quot;2023&quot;,2,16]]},&quot;volume&quot;:&quot;40&quot;,&quot;ISSN&quot;:&quot;0091-732X, 1935-1038&quot;,&quot;source&quot;:&quot;DOI.org (Crossref)&quot;,&quot;type&quot;:&quot;article-journal&quot;,&quot;page&quot;:&quot;356-401&quot;,&quot;id&quot;:&quot;rogoff_organization_2016&quot;,&quot;author&quot;:[{&quot;given&quot;:&quot;Barbara&quot;,&quot;family&quot;:&quot;Rogoff&quot;},{&quot;given&quot;:&quot;Maureen&quot;,&quot;family&quot;:&quot;Callanan&quot;},{&quot;given&quot;:&quot;Kris D.&quot;,&quot;family&quot;:&quot;Gutiérrez&quot;},{&quot;given&quot;:&quot;Frederick&quot;,&quot;family&quot;:&quot;Erickso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itation-key&quot;:&quot;rogoff_organization_2016&quot;,&quot;issued&quot;:{&quot;date-parts&quot;:[[&quot;2016&quot;,3]]},&quot;container-title&quot;:&quot;Review of Research in Education&quot;,&quot;URL&quot;:&quot;http://journals.sagepub.com/doi/10.3102/0091732X16680994&quot;,&quot;DOI&quot;:&quot;10.3102/0091732X16680994&quot;,&quot;issue&quot;:&quot;1&quot;,&quot;language&quot;:&quot;en&quot;},&quot;prefix&quot;:&quot;&quot;,&quot;id&quot;:3723}]} RND0000000086"/>&lt;Do Zotero Refresh: [@rogoff_organization_2016]&gt;<text:reference-mark-end text:name="ZOTERO_ITEM CSL_CITATION {&quot;schema&quot;:&quot;https://github.com/citation-style-language/schema/raw/master/csl-citation.json&quot;,&quot;citationID&quot;:&quot;00000085&quot;,&quot;properties&quot;:{&quot;noteIndex&quot;:0,&quot;unsorted&quot;:false,&quot;formattedCitation&quot;:&quot;[@rogoff_organization_2016]&quot;},&quot;citationItems&quot;:[{&quot;uris&quot;:[&quot;http://zotero.org/users/1913249/items/Q2M28PQC&quot;],&quot;itemData&quot;:{&quot;container-title-short&quot;:&quot;Review of Research in Education&quot;,&quot;title&quot;:&quot;The Organization of Informal Learning&quot;,&quot;accessed&quot;:{&quot;date-parts&quot;:[[&quot;2023&quot;,2,16]]},&quot;volume&quot;:&quot;40&quot;,&quot;ISSN&quot;:&quot;0091-732X, 1935-1038&quot;,&quot;source&quot;:&quot;DOI.org (Crossref)&quot;,&quot;type&quot;:&quot;article-journal&quot;,&quot;page&quot;:&quot;356-401&quot;,&quot;id&quot;:&quot;rogoff_organization_2016&quot;,&quot;author&quot;:[{&quot;given&quot;:&quot;Barbara&quot;,&quot;family&quot;:&quot;Rogoff&quot;},{&quot;given&quot;:&quot;Maureen&quot;,&quot;family&quot;:&quot;Callanan&quot;},{&quot;given&quot;:&quot;Kris D.&quot;,&quot;family&quot;:&quot;Gutiérrez&quot;},{&quot;given&quot;:&quot;Frederick&quot;,&quot;family&quot;:&quot;Erickso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itation-key&quot;:&quot;rogoff_organization_2016&quot;,&quot;issued&quot;:{&quot;date-parts&quot;:[[&quot;2016&quot;,3]]},&quot;container-title&quot;:&quot;Review of Research in Education&quot;,&quot;URL&quot;:&quot;http://journals.sagepub.com/doi/10.3102/0091732X16680994&quot;,&quot;DOI&quot;:&quot;10.3102/0091732X16680994&quot;,&quot;issue&quot;:&quot;1&quot;,&quot;language&quot;:&quot;en&quot;},&quot;prefix&quot;:&quot;&quot;,&quot;id&quot;:3723}]} RND0000000086"/>. Rogoff outline a false dichotomy between <text:span text:style-name="T2">children-led</text:span> (based on free exploration), and <text:span text:style-name="T2">adult-led</text:span> (focused on direct instruction) approaches <text:reference-mark-start text:name="ZOTERO_ITEM CSL_CITATION {&quot;schema&quot;:&quot;https://github.com/citation-style-language/schema/raw/master/csl-citation.json&quot;,&quot;citationID&quot;:&quot;00000087&quot;,&quot;properties&quot;:{&quot;noteIndex&quot;:0,&quot;unsorted&quot;:false,&quot;formattedCitation&quot;:&quot;[@rogoff_observing_1995, p.211]&quot;},&quot;citationItems&quot;:[{&quot;itemData&quot;:{&quot;type&quot;:&quot;chapter&quot;,&quot;page&quot;:&quot;139-164&quot;,&quot;event-place&quot;:&quot;New York, NY, US&quot;,&quot;collection-title&quot;:&quot;Learning in doing: Social, cognitive, and computational aspects&quot;,&quot;title&quot;:&quot;Observing sociocultural activity on three planes: Participatory appropriation, guided participation, and apprenticeship&quot;,&quot;publisher&quot;:&quot;Cambridge University Press&quot;,&quot;id&quot;:&quot;rogoff_observing_1995&quot;,&quot;citation-key&quot;:&quot;rogoff_observing_1995&quot;,&quot;publisher-place&quot;:&quot;New York, NY, US&quot;,&quot;container-title&quot;:&quot;Sociocultural studies of mind&quot;,&quot;author&quot;:[{&quot;given&quot;:&quot;Barbara&quot;,&quot;family&quot;:&quot;Rogoff&quot;}],&quot;issued&quot;:{&quot;date-parts&quot;:[[&quot;1995&quot;]]},&quot;title-short&quot;:&quot;Observing sociocultural activity on three planes&quot;,&quot;source&quot;:&quot;APA PsycNet&quot;},&quot;locator&quot;:&quot;211&quot;,&quot;label&quot;:&quot;page&quot;,&quot;uris&quot;:[&quot;http://zotero.org/users/1913249/items/ZMN79J65&quot;],&quot;prefix&quot;:&quot;&quot;,&quot;id&quot;:3879}]} RND0000000088"/>&lt;Do Zotero Refresh: [@rogoff_observing_1995, p.211]&gt;<text:reference-mark-end text:name="ZOTERO_ITEM CSL_CITATION {&quot;schema&quot;:&quot;https://github.com/citation-style-language/schema/raw/master/csl-citation.json&quot;,&quot;citationID&quot;:&quot;00000087&quot;,&quot;properties&quot;:{&quot;noteIndex&quot;:0,&quot;unsorted&quot;:false,&quot;formattedCitation&quot;:&quot;[@rogoff_observing_1995, p.211]&quot;},&quot;citationItems&quot;:[{&quot;itemData&quot;:{&quot;type&quot;:&quot;chapter&quot;,&quot;page&quot;:&quot;139-164&quot;,&quot;event-place&quot;:&quot;New York, NY, US&quot;,&quot;collection-title&quot;:&quot;Learning in doing: Social, cognitive, and computational aspects&quot;,&quot;title&quot;:&quot;Observing sociocultural activity on three planes: Participatory appropriation, guided participation, and apprenticeship&quot;,&quot;publisher&quot;:&quot;Cambridge University Press&quot;,&quot;id&quot;:&quot;rogoff_observing_1995&quot;,&quot;citation-key&quot;:&quot;rogoff_observing_1995&quot;,&quot;publisher-place&quot;:&quot;New York, NY, US&quot;,&quot;container-title&quot;:&quot;Sociocultural studies of mind&quot;,&quot;author&quot;:[{&quot;given&quot;:&quot;Barbara&quot;,&quot;family&quot;:&quot;Rogoff&quot;}],&quot;issued&quot;:{&quot;date-parts&quot;:[[&quot;1995&quot;]]},&quot;title-short&quot;:&quot;Observing sociocultural activity on three planes&quot;,&quot;source&quot;:&quot;APA PsycNet&quot;},&quot;locator&quot;:&quot;211&quot;,&quot;label&quot;:&quot;page&quot;,&quot;uris&quot;:[&quot;http://zotero.org/users/1913249/items/ZMN79J65&quot;],&quot;prefix&quot;:&quot;&quot;,&quot;id&quot;:3879}]} RND0000000088"/>, proposing instead a more complex community-based understanding of learning that includes concepts of guided participation and apprenticeship <text:reference-mark-start text:name="ZOTERO_ITEM CSL_CITATION {&quot;schema&quot;:&quot;https://github.com/citation-style-language/schema/raw/master/csl-citation.json&quot;,&quot;citationID&quot;:&quot;00000089&quot;,&quot;properties&quot;:{&quot;noteIndex&quot;:0,&quot;unsorted&quot;:false,&quot;formattedCitation&quot;:&quot;[@rogoff_developing_1994]&quot;},&quot;citationItems&quot;:[{&quot;uris&quot;:[&quot;http://zotero.org/users/1913249/items/VUK2URI6&quot;],&quot;itemData&quot;:{&quot;type&quot;:&quot;article-journal&quot;,&quot;page&quot;:&quot;209–229&quot;,&quot;title&quot;:&quot;Developing understanding of the idea of communities of learners&quot;,&quot;id&quot;:&quot;rogoff_developing_1994&quot;,&quot;citation-key&quot;:&quot;rogoff_developing_1994&quot;,&quot;issued&quot;:{&quot;date-parts&quot;:[[&quot;1994&quot;]]},&quot;container-title&quot;:&quot;Mind, culture, and activity&quot;,&quot;author&quot;:[{&quot;given&quot;:&quot;Barbara&quot;,&quot;family&quot;:&quot;Rogoff&quot;}],&quot;issue&quot;:&quot;4&quot;,&quot;volume&quot;:&quot;1&quot;},&quot;prefix&quot;:&quot;&quot;,&quot;id&quot;:3284}]} RND0000000090"/>&lt;Do Zotero Refresh: [@rogoff_developing_1994]&gt;<text:reference-mark-end text:name="ZOTERO_ITEM CSL_CITATION {&quot;schema&quot;:&quot;https://github.com/citation-style-language/schema/raw/master/csl-citation.json&quot;,&quot;citationID&quot;:&quot;00000089&quot;,&quot;properties&quot;:{&quot;noteIndex&quot;:0,&quot;unsorted&quot;:false,&quot;formattedCitation&quot;:&quot;[@rogoff_developing_1994]&quot;},&quot;citationItems&quot;:[{&quot;uris&quot;:[&quot;http://zotero.org/users/1913249/items/VUK2URI6&quot;],&quot;itemData&quot;:{&quot;type&quot;:&quot;article-journal&quot;,&quot;page&quot;:&quot;209–229&quot;,&quot;title&quot;:&quot;Developing understanding of the idea of communities of learners&quot;,&quot;id&quot;:&quot;rogoff_developing_1994&quot;,&quot;citation-key&quot;:&quot;rogoff_developing_1994&quot;,&quot;issued&quot;:{&quot;date-parts&quot;:[[&quot;1994&quot;]]},&quot;container-title&quot;:&quot;Mind, culture, and activity&quot;,&quot;author&quot;:[{&quot;given&quot;:&quot;Barbara&quot;,&quot;family&quot;:&quot;Rogoff&quot;}],&quot;issue&quot;:&quot;4&quot;,&quot;volume&quot;:&quot;1&quot;},&quot;prefix&quot;:&quot;&quot;,&quot;id&quot;:3284}]} RND0000000090"/>. Rogoff refers to a process of guided participation which she defines as active involvement in cultural and social activities, under the guidance of more experienced individuals (explored in more detail in the Chapter 3).</text:p>
      <text:p text:style-name="Text_20_body">The process of <text:span text:style-name="T2">tinkering</text:span> in this context refers to the use of more immediate and learner-directed connection with the materials or digital artefacts together with the possibility for changes to be rapidly fed back to learners via visible results <text:reference-mark-start text:name="ZOTERO_ITEM CSL_CITATION {&quot;schema&quot;:&quot;https://github.com/citation-style-language/schema/raw/master/csl-citation.json&quot;,&quot;citationID&quot;:&quot;00000091&quot;,&quot;properties&quot;:{&quot;noteIndex&quot;:0,&quot;unsorted&quot;:false,&quot;formattedCitation&quot;:&quot;[@vossoughi_making_2015]&quot;},&quot;citationItems&quot;:[{&quot;uris&quot;:[&quot;http://zotero.org/users/1913249/items/FJZ623CE&quot;],&quot;itemData&quot;:{&quot;type&quot;:&quot;article-journal&quot;,&quot;title&quot;:&quot;Making and Tinkering: A Review of the Literature&quot;,&quot;id&quot;:&quot;vossoughi_making_2015&quot;,&quot;citation-key&quot;:&quot;vossoughi_making_2015&quot;,&quot;issued&quot;:{&quot;date-parts&quot;:[[&quot;2015&quot;]]},&quot;author&quot;:[{&quot;given&quot;:&quot;Shirin&quot;,&quot;family&quot;:&quot;Vossoughi&quot;},{&quot;given&quot;:&quot;Bronwyn&quot;,&quot;family&quot;:&quot;Bevan&quot;}],&quot;URL&quot;:&quot;http://www.sesp.northwestern.edu/docs/publications/1926024546baba2b73c7.pdf&quot;,&quot;accessed&quot;:{&quot;date-parts&quot;:[[&quot;2015&quot;,5,9]]},&quot;title-short&quot;:&quot;Making and Tinkering&quot;,&quot;source&quot;:&quot;Google Scholar&quot;},&quot;prefix&quot;:&quot;&quot;,&quot;id&quot;:1099}]} RND0000000092"/>&lt;Do Zotero Refresh: [@vossoughi_making_2015]&gt;<text:reference-mark-end text:name="ZOTERO_ITEM CSL_CITATION {&quot;schema&quot;:&quot;https://github.com/citation-style-language/schema/raw/master/csl-citation.json&quot;,&quot;citationID&quot;:&quot;00000091&quot;,&quot;properties&quot;:{&quot;noteIndex&quot;:0,&quot;unsorted&quot;:false,&quot;formattedCitation&quot;:&quot;[@vossoughi_making_2015]&quot;},&quot;citationItems&quot;:[{&quot;uris&quot;:[&quot;http://zotero.org/users/1913249/items/FJZ623CE&quot;],&quot;itemData&quot;:{&quot;type&quot;:&quot;article-journal&quot;,&quot;title&quot;:&quot;Making and Tinkering: A Review of the Literature&quot;,&quot;id&quot;:&quot;vossoughi_making_2015&quot;,&quot;citation-key&quot;:&quot;vossoughi_making_2015&quot;,&quot;issued&quot;:{&quot;date-parts&quot;:[[&quot;2015&quot;]]},&quot;author&quot;:[{&quot;given&quot;:&quot;Shirin&quot;,&quot;family&quot;:&quot;Vossoughi&quot;},{&quot;given&quot;:&quot;Bronwyn&quot;,&quot;family&quot;:&quot;Bevan&quot;}],&quot;URL&quot;:&quot;http://www.sesp.northwestern.edu/docs/publications/1926024546baba2b73c7.pdf&quot;,&quot;accessed&quot;:{&quot;date-parts&quot;:[[&quot;2015&quot;,5,9]]},&quot;title-short&quot;:&quot;Making and Tinkering&quot;,&quot;source&quot;:&quot;Google Scholar&quot;},&quot;prefix&quot;:&quot;&quot;,&quot;id&quot;:1099}]} RND0000000092"/>. The learner is presented as adapting a familiar set of concepts and processes to new situations and challenges as they arise as a ‘tinker’ might use well worn tools to skilfully improvise a repair job <text:reference-mark-start text:name="ZOTERO_ITEM CSL_CITATION {&quot;schema&quot;:&quot;https://github.com/citation-style-language/schema/raw/master/csl-citation.json&quot;,&quot;citationID&quot;:&quot;00000093&quot;,&quot;properties&quot;:{&quot;noteIndex&quot;:0,&quot;unsorted&quot;:false,&quot;formattedCitation&quot;:&quot;[@papert_childrens_1993, p. 143]&quot;},&quot;citationItems&quot;:[{&quot;itemData&quot;:{&quot;type&quot;:&quot;book&quot;,&quot;event-place&quot;:&quot;New York&quot;,&quot;author&quot;:[{&quot;given&quot;:&quot;Seymour&quot;,&quot;family&quot;:&quot;Papert&quot;}],&quot;title&quot;:&quot;The children's machine: rethinking school in the age of the computer&quot;,&quot;issued&quot;:{&quot;date-parts&quot;:[[&quot;1993&quot;]]},&quot;id&quot;:&quot;papert_childrens_1993&quot;,&quot;citation-key&quot;:&quot;papert_childrens_1993&quot;,&quot;publisher-place&quot;:&quot;New York&quot;,&quot;publisher&quot;:&quot;BasicBooks&quot;,&quot;ISBN&quot;:&quot;0-465-01830-0 978-0-465-01830-7 0-465-01063-6 978-0-465-01063-9 0-7450-1603-0 978-0-7450-1603-0&quot;,&quot;language&quot;:&quot;English&quot;,&quot;title-short&quot;:&quot;The children's machine&quot;,&quot;source&quot;:&quot;Open WorldCat&quot;},&quot;locator&quot;:&quot;143&quot;,&quot;label&quot;:&quot;page&quot;,&quot;uris&quot;:[&quot;http://zotero.org/users/1913249/items/ZWUAZAZN&quot;],&quot;prefix&quot;:&quot;&quot;,&quot;id&quot;:1131}]} RND0000000094"/>&lt;Do Zotero Refresh: [@papert_childrens_1993, p. 143]&gt;<text:reference-mark-end text:name="ZOTERO_ITEM CSL_CITATION {&quot;schema&quot;:&quot;https://github.com/citation-style-language/schema/raw/master/csl-citation.json&quot;,&quot;citationID&quot;:&quot;00000093&quot;,&quot;properties&quot;:{&quot;noteIndex&quot;:0,&quot;unsorted&quot;:false,&quot;formattedCitation&quot;:&quot;[@papert_childrens_1993, p. 143]&quot;},&quot;citationItems&quot;:[{&quot;itemData&quot;:{&quot;type&quot;:&quot;book&quot;,&quot;event-place&quot;:&quot;New York&quot;,&quot;author&quot;:[{&quot;given&quot;:&quot;Seymour&quot;,&quot;family&quot;:&quot;Papert&quot;}],&quot;title&quot;:&quot;The children's machine: rethinking school in the age of the computer&quot;,&quot;issued&quot;:{&quot;date-parts&quot;:[[&quot;1993&quot;]]},&quot;id&quot;:&quot;papert_childrens_1993&quot;,&quot;citation-key&quot;:&quot;papert_childrens_1993&quot;,&quot;publisher-place&quot;:&quot;New York&quot;,&quot;publisher&quot;:&quot;BasicBooks&quot;,&quot;ISBN&quot;:&quot;0-465-01830-0 978-0-465-01830-7 0-465-01063-6 978-0-465-01063-9 0-7450-1603-0 978-0-7450-1603-0&quot;,&quot;language&quot;:&quot;English&quot;,&quot;title-short&quot;:&quot;The children's machine&quot;,&quot;source&quot;:&quot;Open WorldCat&quot;},&quot;locator&quot;:&quot;143&quot;,&quot;label&quot;:&quot;page&quot;,&quot;uris&quot;:[&quot;http://zotero.org/users/1913249/items/ZWUAZAZN&quot;],&quot;prefix&quot;:&quot;&quot;,&quot;id&quot;:1131}]} RND0000000094"/>.</text:p>
      <text:p text:style-name="Text_20_body">While such open-ended and exploratory approaches drive engagement <text:reference-mark-start text:name="ZOTERO_ITEM CSL_CITATION {&quot;schema&quot;:&quot;https://github.com/citation-style-language/schema/raw/master/csl-citation.json&quot;,&quot;citationID&quot;:&quot;00000095&quot;,&quot;properties&quot;:{&quot;noteIndex&quot;:0,&quot;unsorted&quot;:false,&quot;formattedCitation&quot;:&quot;[@sheridan_learning_2014]&quot;},&quot;citationItems&quot;:[{&quot;uris&quot;:[&quot;http://zotero.org/users/1913249/items/49877D9L&quot;],&quot;itemData&quot;:{&quot;title&quot;:&quot;Learning in the Making: A Comparative Case Study of Three Makerspaces&quot;,&quot;id&quot;:&quot;sheridan_learning_2014&quot;,&quot;volume&quot;:&quot;84&quot;,&quot;ISSN&quot;:&quot;0017-8055, 1943-5045&quot;,&quot;source&quot;:&quot;Crossref&quot;,&quot;type&quot;:&quot;article-journal&quot;,&quot;page&quot;:&quot;505-531&quot;,&quot;language&quot;:&quot;en&quot;,&quot;author&quot;:[{&quot;given&quot;:&quot;Kimberly&quot;,&quot;family&quot;:&quot;Sheridan&quot;},{&quot;given&quot;:&quot;Erica Rosenfeld&quot;,&quot;family&quot;:&quot;Halverson&quot;},{&quot;given&quot;:&quot;Breanne&quot;,&quot;family&quot;:&quot;Litts&quot;},{&quot;given&quot;:&quot;Lisa&quot;,&quot;family&quot;:&quot;Brahms&quot;},{&quot;given&quot;:&quot;Lynette&quot;,&quot;family&quot;:&quot;Jacobs-Priebe&quot;},{&quot;given&quot;:&quot;Trevor&quot;,&quot;family&quot;:&quot;Owens&quot;}],&quot;accessed&quot;:{&quot;date-parts&quot;:[[&quot;2019&quot;,1,21]]},&quot;citation-key&quot;:&quot;sheridan_learning_2014&quot;,&quot;issued&quot;:{&quot;date-parts&quot;:[[&quot;2014&quot;,12]]},&quot;container-title&quot;:&quot;Harvard Educational Review&quot;,&quot;URL&quot;:&quot;http://hepgjournals.org/doi/10.17763/haer.84.4.brr34733723j648u&quot;,&quot;DOI&quot;:&quot;10.17763/haer.84.4.brr34733723j648u&quot;,&quot;issue&quot;:&quot;4&quot;,&quot;title-short&quot;:&quot;Learning in the Making&quot;},&quot;prefix&quot;:&quot;&quot;,&quot;id&quot;:110}]} RND0000000096"/>&lt;Do Zotero Refresh: [@sheridan_learning_2014]&gt;<text:reference-mark-end text:name="ZOTERO_ITEM CSL_CITATION {&quot;schema&quot;:&quot;https://github.com/citation-style-language/schema/raw/master/csl-citation.json&quot;,&quot;citationID&quot;:&quot;00000095&quot;,&quot;properties&quot;:{&quot;noteIndex&quot;:0,&quot;unsorted&quot;:false,&quot;formattedCitation&quot;:&quot;[@sheridan_learning_2014]&quot;},&quot;citationItems&quot;:[{&quot;uris&quot;:[&quot;http://zotero.org/users/1913249/items/49877D9L&quot;],&quot;itemData&quot;:{&quot;title&quot;:&quot;Learning in the Making: A Comparative Case Study of Three Makerspaces&quot;,&quot;id&quot;:&quot;sheridan_learning_2014&quot;,&quot;volume&quot;:&quot;84&quot;,&quot;ISSN&quot;:&quot;0017-8055, 1943-5045&quot;,&quot;source&quot;:&quot;Crossref&quot;,&quot;type&quot;:&quot;article-journal&quot;,&quot;page&quot;:&quot;505-531&quot;,&quot;language&quot;:&quot;en&quot;,&quot;author&quot;:[{&quot;given&quot;:&quot;Kimberly&quot;,&quot;family&quot;:&quot;Sheridan&quot;},{&quot;given&quot;:&quot;Erica Rosenfeld&quot;,&quot;family&quot;:&quot;Halverson&quot;},{&quot;given&quot;:&quot;Breanne&quot;,&quot;family&quot;:&quot;Litts&quot;},{&quot;given&quot;:&quot;Lisa&quot;,&quot;family&quot;:&quot;Brahms&quot;},{&quot;given&quot;:&quot;Lynette&quot;,&quot;family&quot;:&quot;Jacobs-Priebe&quot;},{&quot;given&quot;:&quot;Trevor&quot;,&quot;family&quot;:&quot;Owens&quot;}],&quot;accessed&quot;:{&quot;date-parts&quot;:[[&quot;2019&quot;,1,21]]},&quot;citation-key&quot;:&quot;sheridan_learning_2014&quot;,&quot;issued&quot;:{&quot;date-parts&quot;:[[&quot;2014&quot;,12]]},&quot;container-title&quot;:&quot;Harvard Educational Review&quot;,&quot;URL&quot;:&quot;http://hepgjournals.org/doi/10.17763/haer.84.4.brr34733723j648u&quot;,&quot;DOI&quot;:&quot;10.17763/haer.84.4.brr34733723j648u&quot;,&quot;issue&quot;:&quot;4&quot;,&quot;title-short&quot;:&quot;Learning in the Making&quot;},&quot;prefix&quot;:&quot;&quot;,&quot;id&quot;:110}]} RND0000000096"/>, they may present challenges in completing project work if in sufficient modeling or support in problem solving and access to resources are not provided <text:reference-mark-start text:name="ZOTERO_ITEM CSL_CITATION {&quot;schema&quot;:&quot;https://github.com/citation-style-language/schema/raw/master/csl-citation.json&quot;,&quot;citationID&quot;:&quot;00000097&quot;,&quot;properties&quot;:{&quot;noteIndex&quot;:0,&quot;unsorted&quot;:false,&quot;formattedCitation&quot;:&quot;[@bevan_tinkering_2014]&quot;},&quot;citationItems&quot;:[{&quot;uris&quot;:[&quot;http://zotero.org/users/1913249/items/K2IBVNR9&quot;],&quot;itemData&quot;:{&quot;type&quot;:&quot;article-journal&quot;,&quot;page&quot;:&quot;28–33&quot;,&quot;title&quot;:&quot;Tinkering is serious play&quot;,&quot;id&quot;:&quot;bevan_tinkering_2014&quot;,&quot;citation-key&quot;:&quot;bevan_tinkering_2014&quot;,&quot;issued&quot;:{&quot;date-parts&quot;:[[&quot;2014&quot;]]},&quot;container-title&quot;:&quot;Educational Leadership&quot;,&quot;author&quot;:[{&quot;given&quot;:&quot;Bronwyn&quot;,&quot;family&quot;:&quot;Bevan&quot;},{&quot;given&quot;:&quot;Mike&quot;,&quot;family&quot;:&quot;Petrich&quot;},{&quot;given&quot;:&quot;Karen&quot;,&quot;family&quot;:&quot;Wilkinson&quot;}],&quot;volume&quot;:&quot;72&quot;,&quot;issue&quot;:&quot;4&quot;,&quot;source&quot;:&quot;Google Scholar&quot;},&quot;prefix&quot;:&quot;&quot;,&quot;id&quot;:1831}]} RND0000000098"/>&lt;Do Zotero Refresh: [@bevan_tinkering_2014]&gt;<text:reference-mark-end text:name="ZOTERO_ITEM CSL_CITATION {&quot;schema&quot;:&quot;https://github.com/citation-style-language/schema/raw/master/csl-citation.json&quot;,&quot;citationID&quot;:&quot;00000097&quot;,&quot;properties&quot;:{&quot;noteIndex&quot;:0,&quot;unsorted&quot;:false,&quot;formattedCitation&quot;:&quot;[@bevan_tinkering_2014]&quot;},&quot;citationItems&quot;:[{&quot;uris&quot;:[&quot;http://zotero.org/users/1913249/items/K2IBVNR9&quot;],&quot;itemData&quot;:{&quot;type&quot;:&quot;article-journal&quot;,&quot;page&quot;:&quot;28–33&quot;,&quot;title&quot;:&quot;Tinkering is serious play&quot;,&quot;id&quot;:&quot;bevan_tinkering_2014&quot;,&quot;citation-key&quot;:&quot;bevan_tinkering_2014&quot;,&quot;issued&quot;:{&quot;date-parts&quot;:[[&quot;2014&quot;]]},&quot;container-title&quot;:&quot;Educational Leadership&quot;,&quot;author&quot;:[{&quot;given&quot;:&quot;Bronwyn&quot;,&quot;family&quot;:&quot;Bevan&quot;},{&quot;given&quot;:&quot;Mike&quot;,&quot;family&quot;:&quot;Petrich&quot;},{&quot;given&quot;:&quot;Karen&quot;,&quot;family&quot;:&quot;Wilkinson&quot;}],&quot;volume&quot;:&quot;72&quot;,&quot;issue&quot;:&quot;4&quot;,&quot;source&quot;:&quot;Google Scholar&quot;},&quot;prefix&quot;:&quot;&quot;,&quot;id&quot;:1831}]} RND0000000098"/>. While tinkering and digital making provide many opportunities to some young learners, Vossoughi et al. <text:reference-mark-start text:name="ZOTERO_ITEM CSL_CITATION {&quot;schema&quot;:&quot;https://github.com/citation-style-language/schema/raw/master/csl-citation.json&quot;,&quot;citationID&quot;:&quot;00000099&quot;,&quot;properties&quot;:{&quot;noteIndex&quot;:0,&quot;unsorted&quot;:false,&quot;formattedCitation&quot;:&quot;[-@vossoughi_making_2016]&quot;},&quot;citationItems&quot;:[{&quot;itemData&quot;:{&quot;type&quot;:&quot;article-journal&quot;,&quot;page&quot;:&quot;206–232&quot;,&quot;title&quot;:&quot;Making through the lens of culture and power: Toward transformative visions for educational equity&quot;,&quot;issued&quot;:{&quot;date-parts&quot;:[[&quot;2016&quot;]]},&quot;title-short&quot;:&quot;Making through the lens of culture and power&quot;,&quot;accessed&quot;:{&quot;date-parts&quot;:[[&quot;2017&quot;,10,14]]},&quot;id&quot;:&quot;vossoughi_making_2016&quot;,&quot;citation-key&quot;:&quot;vossoughi_making_2016&quot;,&quot;volume&quot;:&quot;86&quot;,&quot;container-title&quot;:&quot;Harvard Educational Review&quot;,&quot;URL&quot;:&quot;http://www.hepgjournals.org/doi/abs/10.17763/0017-8055.86.2.206&quot;,&quot;author&quot;:[{&quot;given&quot;:&quot;Shirin&quot;,&quot;family&quot;:&quot;Vossoughi&quot;},{&quot;given&quot;:&quot;Paula K.&quot;,&quot;family&quot;:&quot;Hooper&quot;},{&quot;given&quot;:&quot;Meg&quot;,&quot;family&quot;:&quot;Escudé&quot;}],&quot;issue&quot;:&quot;2&quot;,&quot;source&quot;:&quot;Google Scholar&quot;},&quot;uris&quot;:[&quot;http://zotero.org/users/1913249/items/E7EXZNJ2&quot;],&quot;suppress-author&quot;:true,&quot;prefix&quot;:&quot;&quot;,&quot;id&quot;:1756}]} RND0000000100"/>&lt;Do Zotero Refresh: [-@vossoughi_making_2016]&gt;<text:reference-mark-end text:name="ZOTERO_ITEM CSL_CITATION {&quot;schema&quot;:&quot;https://github.com/citation-style-language/schema/raw/master/csl-citation.json&quot;,&quot;citationID&quot;:&quot;00000099&quot;,&quot;properties&quot;:{&quot;noteIndex&quot;:0,&quot;unsorted&quot;:false,&quot;formattedCitation&quot;:&quot;[-@vossoughi_making_2016]&quot;},&quot;citationItems&quot;:[{&quot;itemData&quot;:{&quot;type&quot;:&quot;article-journal&quot;,&quot;page&quot;:&quot;206–232&quot;,&quot;title&quot;:&quot;Making through the lens of culture and power: Toward transformative visions for educational equity&quot;,&quot;issued&quot;:{&quot;date-parts&quot;:[[&quot;2016&quot;]]},&quot;title-short&quot;:&quot;Making through the lens of culture and power&quot;,&quot;accessed&quot;:{&quot;date-parts&quot;:[[&quot;2017&quot;,10,14]]},&quot;id&quot;:&quot;vossoughi_making_2016&quot;,&quot;citation-key&quot;:&quot;vossoughi_making_2016&quot;,&quot;volume&quot;:&quot;86&quot;,&quot;container-title&quot;:&quot;Harvard Educational Review&quot;,&quot;URL&quot;:&quot;http://www.hepgjournals.org/doi/abs/10.17763/0017-8055.86.2.206&quot;,&quot;author&quot;:[{&quot;given&quot;:&quot;Shirin&quot;,&quot;family&quot;:&quot;Vossoughi&quot;},{&quot;given&quot;:&quot;Paula K.&quot;,&quot;family&quot;:&quot;Hooper&quot;},{&quot;given&quot;:&quot;Meg&quot;,&quot;family&quot;:&quot;Escudé&quot;}],&quot;issue&quot;:&quot;2&quot;,&quot;source&quot;:&quot;Google Scholar&quot;},&quot;uris&quot;:[&quot;http://zotero.org/users/1913249/items/E7EXZNJ2&quot;],&quot;suppress-author&quot;:true,&quot;prefix&quot;:&quot;&quot;,&quot;id&quot;:1756}]} RND0000000100"/> critique digital making cultures, The authours underline the need to integrate not only the values but also the cultural experiences of working-class students and students of colour into the making process.</text:p>
      <text:p text:style-name="Text_20_body">MOVED SO INTEGRATE Vossoughi and other researchers also highlight political and social concerns associated with constructionism- CHANGE <text:reference-mark-start text:name="ZOTERO_ITEM CSL_CITATION {&quot;schema&quot;:&quot;https://github.com/citation-style-language/schema/raw/master/csl-citation.json&quot;,&quot;citationID&quot;:&quot;00000101&quot;,&quot;properties&quot;:{&quot;noteIndex&quot;:0,&quot;unsorted&quot;:false,&quot;formattedCitation&quot;:&quot;[@thumlert2018learning; @vossoughi_making_2016]&quot;},&quot;citationItems&quot;:[{&quot;uris&quot;:[&quot;http://zotero.org/users/1913249/items/NUD3E4DL&quot;],&quot;itemData&quot;:{&quot;citation-key&quot;:&quot;thumlert2018learning&quot;,&quot;issued&quot;:{&quot;date-parts&quot;:[[&quot;2018&quot;]]},&quot;container-title&quot;:&quot;Proceedings of the 12th european conference on game-based learning ECGBL, publisher: ACPI&quot;,&quot;author&quot;:[{&quot;given&quot;:&quot;Kurt&quot;,&quot;family&quot;:&quot;Thumlert&quot;},{&quot;non-dropping-particle&quot;:&quot;de&quot;,&quot;given&quot;:&quot;Suzanne&quot;,&quot;family&quot;:&quot;Castell&quot;},{&quot;given&quot;:&quot;Jennifer&quot;,&quot;family&quot;:&quot;Jenson&quot;}],&quot;title&quot;:&quot;Learning through game design: A production pedagogy&quot;,&quot;type&quot;:&quot;paper-conference&quot;,&quot;id&quot;:&quot;thumlert2018learning&quot;},&quot;prefix&quot;:&quot;&quot;,&quot;id&quot;:9650},{&quot;uris&quot;:[&quot;http://zotero.org/users/1913249/items/E7EXZNJ2&quot;],&quot;itemData&quot;:{&quot;type&quot;:&quot;article-journal&quot;,&quot;page&quot;:&quot;206–232&quot;,&quot;title&quot;:&quot;Making through the lens of culture and power: Toward transformative visions for educational equity&quot;,&quot;issued&quot;:{&quot;date-parts&quot;:[[&quot;2016&quot;]]},&quot;title-short&quot;:&quot;Making through the lens of culture and power&quot;,&quot;accessed&quot;:{&quot;date-parts&quot;:[[&quot;2017&quot;,10,14]]},&quot;id&quot;:&quot;vossoughi_making_2016&quot;,&quot;citation-key&quot;:&quot;vossoughi_making_2016&quot;,&quot;volume&quot;:&quot;86&quot;,&quot;container-title&quot;:&quot;Harvard Educational Review&quot;,&quot;URL&quot;:&quot;http://www.hepgjournals.org/doi/abs/10.17763/0017-8055.86.2.206&quot;,&quot;author&quot;:[{&quot;given&quot;:&quot;Shirin&quot;,&quot;family&quot;:&quot;Vossoughi&quot;},{&quot;given&quot;:&quot;Paula K.&quot;,&quot;family&quot;:&quot;Hooper&quot;},{&quot;given&quot;:&quot;Meg&quot;,&quot;family&quot;:&quot;Escudé&quot;}],&quot;issue&quot;:&quot;2&quot;,&quot;source&quot;:&quot;Google Scholar&quot;},&quot;prefix&quot;:&quot;&quot;,&quot;id&quot;:1756}]} RND0000000102"/>&lt;Do Zotero Refresh: [@thumlert2018learning; @vossoughi_making_2016]&gt;<text:reference-mark-end text:name="ZOTERO_ITEM CSL_CITATION {&quot;schema&quot;:&quot;https://github.com/citation-style-language/schema/raw/master/csl-citation.json&quot;,&quot;citationID&quot;:&quot;00000101&quot;,&quot;properties&quot;:{&quot;noteIndex&quot;:0,&quot;unsorted&quot;:false,&quot;formattedCitation&quot;:&quot;[@thumlert2018learning; @vossoughi_making_2016]&quot;},&quot;citationItems&quot;:[{&quot;uris&quot;:[&quot;http://zotero.org/users/1913249/items/NUD3E4DL&quot;],&quot;itemData&quot;:{&quot;citation-key&quot;:&quot;thumlert2018learning&quot;,&quot;issued&quot;:{&quot;date-parts&quot;:[[&quot;2018&quot;]]},&quot;container-title&quot;:&quot;Proceedings of the 12th european conference on game-based learning ECGBL, publisher: ACPI&quot;,&quot;author&quot;:[{&quot;given&quot;:&quot;Kurt&quot;,&quot;family&quot;:&quot;Thumlert&quot;},{&quot;non-dropping-particle&quot;:&quot;de&quot;,&quot;given&quot;:&quot;Suzanne&quot;,&quot;family&quot;:&quot;Castell&quot;},{&quot;given&quot;:&quot;Jennifer&quot;,&quot;family&quot;:&quot;Jenson&quot;}],&quot;title&quot;:&quot;Learning through game design: A production pedagogy&quot;,&quot;type&quot;:&quot;paper-conference&quot;,&quot;id&quot;:&quot;thumlert2018learning&quot;},&quot;prefix&quot;:&quot;&quot;,&quot;id&quot;:9650},{&quot;uris&quot;:[&quot;http://zotero.org/users/1913249/items/E7EXZNJ2&quot;],&quot;itemData&quot;:{&quot;type&quot;:&quot;article-journal&quot;,&quot;page&quot;:&quot;206–232&quot;,&quot;title&quot;:&quot;Making through the lens of culture and power: Toward transformative visions for educational equity&quot;,&quot;issued&quot;:{&quot;date-parts&quot;:[[&quot;2016&quot;]]},&quot;title-short&quot;:&quot;Making through the lens of culture and power&quot;,&quot;accessed&quot;:{&quot;date-parts&quot;:[[&quot;2017&quot;,10,14]]},&quot;id&quot;:&quot;vossoughi_making_2016&quot;,&quot;citation-key&quot;:&quot;vossoughi_making_2016&quot;,&quot;volume&quot;:&quot;86&quot;,&quot;container-title&quot;:&quot;Harvard Educational Review&quot;,&quot;URL&quot;:&quot;http://www.hepgjournals.org/doi/abs/10.17763/0017-8055.86.2.206&quot;,&quot;author&quot;:[{&quot;given&quot;:&quot;Shirin&quot;,&quot;family&quot;:&quot;Vossoughi&quot;},{&quot;given&quot;:&quot;Paula K.&quot;,&quot;family&quot;:&quot;Hooper&quot;},{&quot;given&quot;:&quot;Meg&quot;,&quot;family&quot;:&quot;Escudé&quot;}],&quot;issue&quot;:&quot;2&quot;,&quot;source&quot;:&quot;Google Scholar&quot;},&quot;prefix&quot;:&quot;&quot;,&quot;id&quot;:1756}]} RND0000000102"/>. They caution against approaches that can implicitly favour coding as a pathway to joining the computer programming industry and developing employability skills in young people. Thumlert and colleagues caution against the appropriation of skills such as creativity and ‘design thinking’, which they argue are increasingly co-opted by market-driven agendas rather than being used for critical and emancipatory purposes <text:reference-mark-start text:name="ZOTERO_ITEM CSL_CITATION {&quot;schema&quot;:&quot;https://github.com/citation-style-language/schema/raw/master/csl-citation.json&quot;,&quot;citationID&quot;:&quot;00000103&quot;,&quot;properties&quot;:{&quot;noteIndex&quot;:0,&quot;unsorted&quot;:false,&quot;formattedCitation&quot;:&quot;[@thumlert2018learning, p.4]&quot;},&quot;citationItems&quot;:[{&quot;itemData&quot;:{&quot;citation-key&quot;:&quot;thumlert2018learning&quot;,&quot;issued&quot;:{&quot;date-parts&quot;:[[&quot;2018&quot;]]},&quot;container-title&quot;:&quot;Proceedings of the 12th european conference on game-based learning ECGBL, publisher: ACPI&quot;,&quot;author&quot;:[{&quot;given&quot;:&quot;Kurt&quot;,&quot;family&quot;:&quot;Thumlert&quot;},{&quot;non-dropping-particle&quot;:&quot;de&quot;,&quot;given&quot;:&quot;Suzanne&quot;,&quot;family&quot;:&quot;Castell&quot;},{&quot;given&quot;:&quot;Jennifer&quot;,&quot;family&quot;:&quot;Jenson&quot;}],&quot;title&quot;:&quot;Learning through game design: A production pedagogy&quot;,&quot;type&quot;:&quot;paper-conference&quot;,&quot;id&quot;:&quot;thumlert2018learning&quot;},&quot;locator&quot;:&quot;4&quot;,&quot;label&quot;:&quot;page&quot;,&quot;uris&quot;:[&quot;http://zotero.org/users/1913249/items/NUD3E4DL&quot;],&quot;prefix&quot;:&quot;&quot;,&quot;id&quot;:9650}]} RND0000000104"/>&lt;Do Zotero Refresh: [@thumlert2018learning, p.4]&gt;<text:reference-mark-end text:name="ZOTERO_ITEM CSL_CITATION {&quot;schema&quot;:&quot;https://github.com/citation-style-language/schema/raw/master/csl-citation.json&quot;,&quot;citationID&quot;:&quot;00000103&quot;,&quot;properties&quot;:{&quot;noteIndex&quot;:0,&quot;unsorted&quot;:false,&quot;formattedCitation&quot;:&quot;[@thumlert2018learning, p.4]&quot;},&quot;citationItems&quot;:[{&quot;itemData&quot;:{&quot;citation-key&quot;:&quot;thumlert2018learning&quot;,&quot;issued&quot;:{&quot;date-parts&quot;:[[&quot;2018&quot;]]},&quot;container-title&quot;:&quot;Proceedings of the 12th european conference on game-based learning ECGBL, publisher: ACPI&quot;,&quot;author&quot;:[{&quot;given&quot;:&quot;Kurt&quot;,&quot;family&quot;:&quot;Thumlert&quot;},{&quot;non-dropping-particle&quot;:&quot;de&quot;,&quot;given&quot;:&quot;Suzanne&quot;,&quot;family&quot;:&quot;Castell&quot;},{&quot;given&quot;:&quot;Jennifer&quot;,&quot;family&quot;:&quot;Jenson&quot;}],&quot;title&quot;:&quot;Learning through game design: A production pedagogy&quot;,&quot;type&quot;:&quot;paper-conference&quot;,&quot;id&quot;:&quot;thumlert2018learning&quot;},&quot;locator&quot;:&quot;4&quot;,&quot;label&quot;:&quot;page&quot;,&quot;uris&quot;:[&quot;http://zotero.org/users/1913249/items/NUD3E4DL&quot;],&quot;prefix&quot;:&quot;&quot;,&quot;id&quot;:9650}]} RND0000000104"/>. They also warn that this positioning could lead to the integration of constructionist approaches into instruction-based models that are narrowly focused on curricular concerns, rather than fostering the development of learners’ expression within a community <text:reference-mark-start text:name="ZOTERO_ITEM CSL_CITATION {&quot;schema&quot;:&quot;https://github.com/citation-style-language/schema/raw/master/csl-citation.json&quot;,&quot;citationID&quot;:&quot;00000105&quot;,&quot;properties&quot;:{&quot;noteIndex&quot;:0,&quot;unsorted&quot;:false,&quot;formattedCitation&quot;:&quot;[@thumlert2018learning]&quot;},&quot;citationItems&quot;:[{&quot;uris&quot;:[&quot;http://zotero.org/users/1913249/items/NUD3E4DL&quot;],&quot;itemData&quot;:{&quot;citation-key&quot;:&quot;thumlert2018learning&quot;,&quot;issued&quot;:{&quot;date-parts&quot;:[[&quot;2018&quot;]]},&quot;container-title&quot;:&quot;Proceedings of the 12th european conference on game-based learning ECGBL, publisher: ACPI&quot;,&quot;author&quot;:[{&quot;given&quot;:&quot;Kurt&quot;,&quot;family&quot;:&quot;Thumlert&quot;},{&quot;non-dropping-particle&quot;:&quot;de&quot;,&quot;given&quot;:&quot;Suzanne&quot;,&quot;family&quot;:&quot;Castell&quot;},{&quot;given&quot;:&quot;Jennifer&quot;,&quot;family&quot;:&quot;Jenson&quot;}],&quot;title&quot;:&quot;Learning through game design: A production pedagogy&quot;,&quot;type&quot;:&quot;paper-conference&quot;,&quot;id&quot;:&quot;thumlert2018learning&quot;},&quot;prefix&quot;:&quot;&quot;,&quot;id&quot;:9650}]} RND0000000106"/>&lt;Do Zotero Refresh: [@thumlert2018learning]&gt;<text:reference-mark-end text:name="ZOTERO_ITEM CSL_CITATION {&quot;schema&quot;:&quot;https://github.com/citation-style-language/schema/raw/master/csl-citation.json&quot;,&quot;citationID&quot;:&quot;00000105&quot;,&quot;properties&quot;:{&quot;noteIndex&quot;:0,&quot;unsorted&quot;:false,&quot;formattedCitation&quot;:&quot;[@thumlert2018learning]&quot;},&quot;citationItems&quot;:[{&quot;uris&quot;:[&quot;http://zotero.org/users/1913249/items/NUD3E4DL&quot;],&quot;itemData&quot;:{&quot;citation-key&quot;:&quot;thumlert2018learning&quot;,&quot;issued&quot;:{&quot;date-parts&quot;:[[&quot;2018&quot;]]},&quot;container-title&quot;:&quot;Proceedings of the 12th european conference on game-based learning ECGBL, publisher: ACPI&quot;,&quot;author&quot;:[{&quot;given&quot;:&quot;Kurt&quot;,&quot;family&quot;:&quot;Thumlert&quot;},{&quot;non-dropping-particle&quot;:&quot;de&quot;,&quot;given&quot;:&quot;Suzanne&quot;,&quot;family&quot;:&quot;Castell&quot;},{&quot;given&quot;:&quot;Jennifer&quot;,&quot;family&quot;:&quot;Jenson&quot;}],&quot;title&quot;:&quot;Learning through game design: A production pedagogy&quot;,&quot;type&quot;:&quot;paper-conference&quot;,&quot;id&quot;:&quot;thumlert2018learning&quot;},&quot;prefix&quot;:&quot;&quot;,&quot;id&quot;:9650}]} RND0000000106"/>.</text:p>
      <text:p text:style-name="Text_20_body">Another significant barrier is the inequality of access to online digital making communities and practices. Historically, the lack of access to the necessary technology, such as high-cost computers, was a major issue <text:reference-mark-start text:name="ZOTERO_ITEM CSL_CITATION {&quot;schema&quot;:&quot;https://github.com/citation-style-language/schema/raw/master/csl-citation.json&quot;,&quot;citationID&quot;:&quot;00000107&quot;,&quot;properties&quot;:{&quot;noteIndex&quot;:0,&quot;unsorted&quot;:false,&quot;formattedCitation&quot;:&quot;[@resnick_computer_1996]&quot;},&quot;citationItems&quot;:[{&quot;uris&quot;:[&quot;http://zotero.org/users/1913249/items/DFLJW3BA&quot;],&quot;itemData&quot;:{&quot;title&quot;:&quot;The Computer Clubhouse: Preparing for life in a digital world&quot;,&quot;id&quot;:&quot;resnick_computer_1996&quot;,&quot;volume&quot;:&quot;35&quot;,&quot;ISSN&quot;:&quot;0018-8670&quot;,&quot;source&quot;:&quot;Crossref&quot;,&quot;type&quot;:&quot;article-journal&quot;,&quot;page&quot;:&quot;431-439&quot;,&quot;language&quot;:&quot;en&quot;,&quot;author&quot;:[{&quot;given&quot;:&quot;M.&quot;,&quot;family&quot;:&quot;Resnick&quot;},{&quot;given&quot;:&quot;N.&quot;,&quot;family&quot;:&quot;Rusk&quot;}],&quot;accessed&quot;:{&quot;date-parts&quot;:[[&quot;2018&quot;,4,28]]},&quot;citation-key&quot;:&quot;resnick_computer_1996&quot;,&quot;issued&quot;:{&quot;date-parts&quot;:[[&quot;1996&quot;]]},&quot;container-title&quot;:&quot;IBM Systems Journal&quot;,&quot;URL&quot;:&quot;http://ieeexplore.ieee.org/document/5387217/&quot;,&quot;DOI&quot;:&quot;10.1147/sj.353.0431&quot;,&quot;issue&quot;:&quot;3.4&quot;,&quot;title-short&quot;:&quot;The Computer Clubhouse&quot;},&quot;prefix&quot;:&quot;&quot;,&quot;id&quot;:245}]} RND0000000108"/>&lt;Do Zotero Refresh: [@resnick_computer_1996]&gt;<text:reference-mark-end text:name="ZOTERO_ITEM CSL_CITATION {&quot;schema&quot;:&quot;https://github.com/citation-style-language/schema/raw/master/csl-citation.json&quot;,&quot;citationID&quot;:&quot;00000107&quot;,&quot;properties&quot;:{&quot;noteIndex&quot;:0,&quot;unsorted&quot;:false,&quot;formattedCitation&quot;:&quot;[@resnick_computer_1996]&quot;},&quot;citationItems&quot;:[{&quot;uris&quot;:[&quot;http://zotero.org/users/1913249/items/DFLJW3BA&quot;],&quot;itemData&quot;:{&quot;title&quot;:&quot;The Computer Clubhouse: Preparing for life in a digital world&quot;,&quot;id&quot;:&quot;resnick_computer_1996&quot;,&quot;volume&quot;:&quot;35&quot;,&quot;ISSN&quot;:&quot;0018-8670&quot;,&quot;source&quot;:&quot;Crossref&quot;,&quot;type&quot;:&quot;article-journal&quot;,&quot;page&quot;:&quot;431-439&quot;,&quot;language&quot;:&quot;en&quot;,&quot;author&quot;:[{&quot;given&quot;:&quot;M.&quot;,&quot;family&quot;:&quot;Resnick&quot;},{&quot;given&quot;:&quot;N.&quot;,&quot;family&quot;:&quot;Rusk&quot;}],&quot;accessed&quot;:{&quot;date-parts&quot;:[[&quot;2018&quot;,4,28]]},&quot;citation-key&quot;:&quot;resnick_computer_1996&quot;,&quot;issued&quot;:{&quot;date-parts&quot;:[[&quot;1996&quot;]]},&quot;container-title&quot;:&quot;IBM Systems Journal&quot;,&quot;URL&quot;:&quot;http://ieeexplore.ieee.org/document/5387217/&quot;,&quot;DOI&quot;:&quot;10.1147/sj.353.0431&quot;,&quot;issue&quot;:&quot;3.4&quot;,&quot;title-short&quot;:&quot;The Computer Clubhouse&quot;},&quot;prefix&quot;:&quot;&quot;,&quot;id&quot;:245}]} RND0000000108"/>. While lower costs of equipment and equipping school and community centres have addressed some of these concerns, technological access is only one dimension of the problem. Sefton-Green <text:reference-mark-start text:name="ZOTERO_ITEM CSL_CITATION {&quot;schema&quot;:&quot;https://github.com/citation-style-language/schema/raw/master/csl-citation.json&quot;,&quot;citationID&quot;:&quot;00000109&quot;,&quot;properties&quot;:{&quot;noteIndex&quot;:0,&quot;unsorted&quot;:false,&quot;formattedCitation&quot;:&quot;[-@sefton-green_mapping_2013]&quot;},&quot;citationItems&quot;:[{&quot;itemData&quot;:{&quot;type&quot;:&quot;webpage&quot;,&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citation-key&quot;:&quot;sefton-green_mapping_2013&quot;,&quot;issued&quot;:{&quot;date-parts&quot;:[[&quot;2013&quot;,3]]},&quot;accessed&quot;:{&quot;date-parts&quot;:[[&quot;2018&quot;,12,18]]},&quot;URL&quot;:&quot;http://www.nominettrust.org.uk/&quot;,&quot;genre&quot;:&quot;Monograph&quot;,&quot;author&quot;:[{&quot;given&quot;:&quot;Julian&quot;,&quot;family&quot;:&quot;Sefton-Green&quot;}],&quot;title-short&quot;:&quot;Mapping digital makers&quot;},&quot;uris&quot;:[&quot;http://zotero.org/users/1913249/items/9LI3EL4F&quot;],&quot;suppress-author&quot;:true,&quot;prefix&quot;:&quot;&quot;,&quot;id&quot;:195}]} RND0000000110"/>&lt;Do Zotero Refresh: [-@sefton-green_mapping_2013]&gt;<text:reference-mark-end text:name="ZOTERO_ITEM CSL_CITATION {&quot;schema&quot;:&quot;https://github.com/citation-style-language/schema/raw/master/csl-citation.json&quot;,&quot;citationID&quot;:&quot;00000109&quot;,&quot;properties&quot;:{&quot;noteIndex&quot;:0,&quot;unsorted&quot;:false,&quot;formattedCitation&quot;:&quot;[-@sefton-green_mapping_2013]&quot;},&quot;citationItems&quot;:[{&quot;itemData&quot;:{&quot;type&quot;:&quot;webpage&quot;,&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citation-key&quot;:&quot;sefton-green_mapping_2013&quot;,&quot;issued&quot;:{&quot;date-parts&quot;:[[&quot;2013&quot;,3]]},&quot;accessed&quot;:{&quot;date-parts&quot;:[[&quot;2018&quot;,12,18]]},&quot;URL&quot;:&quot;http://www.nominettrust.org.uk/&quot;,&quot;genre&quot;:&quot;Monograph&quot;,&quot;author&quot;:[{&quot;given&quot;:&quot;Julian&quot;,&quot;family&quot;:&quot;Sefton-Green&quot;}],&quot;title-short&quot;:&quot;Mapping digital makers&quot;},&quot;uris&quot;:[&quot;http://zotero.org/users/1913249/items/9LI3EL4F&quot;],&quot;suppress-author&quot;:true,&quot;prefix&quot;:&quot;&quot;,&quot;id&quot;:195}]} RND0000000110"/> suggests that even with improved access to equipment, many young people still face barriers. Among those who do participate, creative activities that result in finished digital products are rare, with studies such as Luther et al. <text:reference-mark-start text:name="ZOTERO_ITEM CSL_CITATION {&quot;schema&quot;:&quot;https://github.com/citation-style-language/schema/raw/master/csl-citation.json&quot;,&quot;citationID&quot;:&quot;00000111&quot;,&quot;properties&quot;:{&quot;noteIndex&quot;:0,&quot;unsorted&quot;:false,&quot;formattedCitation&quot;:&quot;[-@luther_why_2010]&quot;},&quot;citationItems&quot;:[{&quot;itemData&quot;:{&quot;title-short&quot;:&quot;Why It Works (when It Works)&quot;,&quot;accessed&quot;:{&quot;date-parts&quot;:[[&quot;2018&quot;,11,20]]},&quot;publisher-place&quot;:&quot;New York, NY, USA&quot;,&quot;event-place&quot;:&quot;New York, NY, USA&quot;,&quot;collection-title&quot;:&quot;GROUP '10&quot;,&quot;type&quot;:&quot;paper-conference&quot;,&quot;page&quot;:&quot;1–10&quot;,&quot;id&quot;:&quot;luther_why_2010&quot;,&quot;ISBN&quot;:&quot;978-1-4503-0387-3&quot;,&quot;author&quot;:[{&quot;given&quot;:&quot;Kurt&quot;,&quot;family&quot;:&quot;Luther&quot;},{&quot;given&quot;:&quot;Kelly&quot;,&quot;family&quot;:&quot;Caine&quot;},{&quot;given&quot;:&quot;Kevin&quot;,&quot;family&quot;:&quot;Ziegler&quot;},{&quot;given&quot;:&quot;Amy&quot;,&quot;family&quot;:&quot;Bruckman&quot;}],&quot;source&quot;:&quot;ACM Digital Library&quot;,&quot;DOI&quot;:&quot;10.1145/1880071.1880073&quot;,&quot;citation-key&quot;:&quot;luther_why_2010&quot;,&quot;issued&quot;:{&quot;date-parts&quot;:[[&quot;2010&quot;]]},&quot;container-title&quot;:&quot;Proceedings of the 16th ACM International Conference on Supporting Group Work&quot;,&quot;URL&quot;:&quot;http://doi.acm.org/10.1145/1880071.1880073&quot;,&quot;publisher&quot;:&quot;ACM&quot;,&quot;title&quot;:&quot;Why It Works (when It Works): Success Factors in Online Creative Collaboration&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uris&quot;:[&quot;http://zotero.org/users/1913249/items/9XTYDSSZ&quot;],&quot;suppress-author&quot;:true,&quot;prefix&quot;:&quot;&quot;,&quot;id&quot;:2775}]} RND0000000112"/>&lt;Do Zotero Refresh: [-@luther_why_2010]&gt;<text:reference-mark-end text:name="ZOTERO_ITEM CSL_CITATION {&quot;schema&quot;:&quot;https://github.com/citation-style-language/schema/raw/master/csl-citation.json&quot;,&quot;citationID&quot;:&quot;00000111&quot;,&quot;properties&quot;:{&quot;noteIndex&quot;:0,&quot;unsorted&quot;:false,&quot;formattedCitation&quot;:&quot;[-@luther_why_2010]&quot;},&quot;citationItems&quot;:[{&quot;itemData&quot;:{&quot;title-short&quot;:&quot;Why It Works (when It Works)&quot;,&quot;accessed&quot;:{&quot;date-parts&quot;:[[&quot;2018&quot;,11,20]]},&quot;publisher-place&quot;:&quot;New York, NY, USA&quot;,&quot;event-place&quot;:&quot;New York, NY, USA&quot;,&quot;collection-title&quot;:&quot;GROUP '10&quot;,&quot;type&quot;:&quot;paper-conference&quot;,&quot;page&quot;:&quot;1–10&quot;,&quot;id&quot;:&quot;luther_why_2010&quot;,&quot;ISBN&quot;:&quot;978-1-4503-0387-3&quot;,&quot;author&quot;:[{&quot;given&quot;:&quot;Kurt&quot;,&quot;family&quot;:&quot;Luther&quot;},{&quot;given&quot;:&quot;Kelly&quot;,&quot;family&quot;:&quot;Caine&quot;},{&quot;given&quot;:&quot;Kevin&quot;,&quot;family&quot;:&quot;Ziegler&quot;},{&quot;given&quot;:&quot;Amy&quot;,&quot;family&quot;:&quot;Bruckman&quot;}],&quot;source&quot;:&quot;ACM Digital Library&quot;,&quot;DOI&quot;:&quot;10.1145/1880071.1880073&quot;,&quot;citation-key&quot;:&quot;luther_why_2010&quot;,&quot;issued&quot;:{&quot;date-parts&quot;:[[&quot;2010&quot;]]},&quot;container-title&quot;:&quot;Proceedings of the 16th ACM International Conference on Supporting Group Work&quot;,&quot;URL&quot;:&quot;http://doi.acm.org/10.1145/1880071.1880073&quot;,&quot;publisher&quot;:&quot;ACM&quot;,&quot;title&quot;:&quot;Why It Works (when It Works): Success Factors in Online Creative Collaboration&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uris&quot;:[&quot;http://zotero.org/users/1913249/items/9XTYDSSZ&quot;],&quot;suppress-author&quot;:true,&quot;prefix&quot;:&quot;&quot;,&quot;id&quot;:2775}]} RND0000000112"/> revealing an 80 percent failure rate in collaborative media projects within the New Grounds community. Thus Sefton-Green <text:reference-mark-start text:name="ZOTERO_ITEM CSL_CITATION {&quot;schema&quot;:&quot;https://github.com/citation-style-language/schema/raw/master/csl-citation.json&quot;,&quot;citationID&quot;:&quot;00000113&quot;,&quot;properties&quot;:{&quot;noteIndex&quot;:0,&quot;unsorted&quot;:false,&quot;formattedCitation&quot;:&quot;[-@sefton-green_mapping_2013]&quot;},&quot;citationItems&quot;:[{&quot;itemData&quot;:{&quot;type&quot;:&quot;webpage&quot;,&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citation-key&quot;:&quot;sefton-green_mapping_2013&quot;,&quot;issued&quot;:{&quot;date-parts&quot;:[[&quot;2013&quot;,3]]},&quot;accessed&quot;:{&quot;date-parts&quot;:[[&quot;2018&quot;,12,18]]},&quot;URL&quot;:&quot;http://www.nominettrust.org.uk/&quot;,&quot;genre&quot;:&quot;Monograph&quot;,&quot;author&quot;:[{&quot;given&quot;:&quot;Julian&quot;,&quot;family&quot;:&quot;Sefton-Green&quot;}],&quot;title-short&quot;:&quot;Mapping digital makers&quot;},&quot;uris&quot;:[&quot;http://zotero.org/users/1913249/items/9LI3EL4F&quot;],&quot;suppress-author&quot;:true,&quot;prefix&quot;:&quot;&quot;,&quot;id&quot;:195}]} RND0000000114"/>&lt;Do Zotero Refresh: [-@sefton-green_mapping_2013]&gt;<text:reference-mark-end text:name="ZOTERO_ITEM CSL_CITATION {&quot;schema&quot;:&quot;https://github.com/citation-style-language/schema/raw/master/csl-citation.json&quot;,&quot;citationID&quot;:&quot;00000113&quot;,&quot;properties&quot;:{&quot;noteIndex&quot;:0,&quot;unsorted&quot;:false,&quot;formattedCitation&quot;:&quot;[-@sefton-green_mapping_2013]&quot;},&quot;citationItems&quot;:[{&quot;itemData&quot;:{&quot;type&quot;:&quot;webpage&quot;,&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citation-key&quot;:&quot;sefton-green_mapping_2013&quot;,&quot;issued&quot;:{&quot;date-parts&quot;:[[&quot;2013&quot;,3]]},&quot;accessed&quot;:{&quot;date-parts&quot;:[[&quot;2018&quot;,12,18]]},&quot;URL&quot;:&quot;http://www.nominettrust.org.uk/&quot;,&quot;genre&quot;:&quot;Monograph&quot;,&quot;author&quot;:[{&quot;given&quot;:&quot;Julian&quot;,&quot;family&quot;:&quot;Sefton-Green&quot;}],&quot;title-short&quot;:&quot;Mapping digital makers&quot;},&quot;uris&quot;:[&quot;http://zotero.org/users/1913249/items/9LI3EL4F&quot;],&quot;suppress-author&quot;:true,&quot;prefix&quot;:&quot;&quot;,&quot;id&quot;:195}]} RND0000000114"/> argues that motivated and capable facilitators are crucial for enabling participation. In addition, the appeal of online digital making communities, as described by Ito and Gee <text:reference-mark-start text:name="ZOTERO_ITEM CSL_CITATION {&quot;schema&quot;:&quot;https://github.com/citation-style-language/schema/raw/master/csl-citation.json&quot;,&quot;citationID&quot;:&quot;00000115&quot;,&quot;properties&quot;:{&quot;noteIndex&quot;:0,&quot;unsorted&quot;:false,&quot;formattedCitation&quot;:&quot;[-@ito_hanging_2010; -@gee_what_2004]&quot;},&quot;citationItems&quot;:[{&quot;itemData&quot;:{&quot;title-short&quot;:&quot;Hanging out, messing around, and geeking out&quot;,&quot;id&quot;:&quot;ito_hanging_2010&quot;,&quot;publisher-place&quot;:&quot;Cambridge, Mass.&quot;,&quot;editor&quot;:[{&quot;given&quot;:&quot;Mizuko&quot;,&quot;family&quot;:&quot;Itō&quot;},{&quot;given&quot;:&quot;Sonja&quot;,&quot;family&quot;:&quot;Baumer&quot;},{&quot;given&quot;:&quot;Matteo&quot;,&quot;family&quot;:&quot;Bittanti&quot;},{&quot;given&quot;:&quot;Judd&quot;,&quot;family&quot;:&quot;Antin&quot;}],&quot;event-place&quot;:&quot;Cambridge, Mass.&quot;,&quot;type&quot;:&quot;book&quot;,&quot;issued&quot;:{&quot;date-parts&quot;:[[&quot;2010&quot;]]},&quot;note&quot;:&quot;OCLC: 699713878&quot;,&quot;publisher&quot;:&quot;MIT Press&quot;,&quot;citation-key&quot;:&quot;ito_hanging_2010&quot;,&quot;language&quot;:&quot;eng&quot;,&quot;collection-title&quot;:&quot;The John D. and Catherine T. MacArthur Foundation series on digital media and learning&quot;,&quot;number-of-pages&quot;:&quot;419&quot;,&quot;ISBN&quot;:&quot;978-0-262-01336-9 978-0-262-51854-3&quot;,&quot;source&quot;:&quot;Gemeinsamer Bibliotheksverbund ISBN&quot;,&quot;title&quot;:&quot;Hanging out, messing around, and geeking out: kids living and learning with new media&quot;},&quot;uris&quot;:[&quot;http://zotero.org/users/1913249/items/URKI7FTD&quot;],&quot;suppress-author&quot;:true,&quot;prefix&quot;:&quot;&quot;,&quot;id&quot;:1939},{&quot;itemData&quot;:{&quot;title&quot;:&quot;What video games have to teach us about learning and literacy&quot;,&quot;id&quot;:&quot;gee_what_2004&quot;,&quot;publisher-place&quot;:&quot;New York, NY&quot;,&quot;event-place&quot;:&quot;New York, NY&quot;,&quot;type&quot;:&quot;book&quot;,&quot;author&quot;:[{&quot;given&quot;:&quot;James Paul&quot;,&quot;family&quot;:&quot;Gee&quot;}],&quot;edition&quot;:&quot;1. paperback ed&quot;,&quot;issued&quot;:{&quot;date-parts&quot;:[[&quot;2004&quot;]]},&quot;note&quot;:&quot;OCLC: 255334132&quot;,&quot;citation-key&quot;:&quot;gee_what_2004&quot;,&quot;language&quot;:&quot;eng&quot;,&quot;collection-title&quot;:&quot;Education&quot;,&quot;number-of-pages&quot;:&quot;225&quot;,&quot;ISBN&quot;:&quot;978-1-4039-6538-7&quot;,&quot;publisher&quot;:&quot;Palgrave Macmillan&quot;,&quot;source&quot;:&quot;Gemeinsamer Bibliotheksverbund ISBN&quot;},&quot;uris&quot;:[&quot;http://zotero.org/users/1913249/items/M6377K76&quot;],&quot;suppress-author&quot;:true,&quot;prefix&quot;:&quot;&quot;,&quot;id&quot;:1584}]} RND0000000116"/>&lt;Do Zotero Refresh: [-@ito_hanging_2010; -@gee_what_2004]&gt;<text:reference-mark-end text:name="ZOTERO_ITEM CSL_CITATION {&quot;schema&quot;:&quot;https://github.com/citation-style-language/schema/raw/master/csl-citation.json&quot;,&quot;citationID&quot;:&quot;00000115&quot;,&quot;properties&quot;:{&quot;noteIndex&quot;:0,&quot;unsorted&quot;:false,&quot;formattedCitation&quot;:&quot;[-@ito_hanging_2010; -@gee_what_2004]&quot;},&quot;citationItems&quot;:[{&quot;itemData&quot;:{&quot;title-short&quot;:&quot;Hanging out, messing around, and geeking out&quot;,&quot;id&quot;:&quot;ito_hanging_2010&quot;,&quot;publisher-place&quot;:&quot;Cambridge, Mass.&quot;,&quot;editor&quot;:[{&quot;given&quot;:&quot;Mizuko&quot;,&quot;family&quot;:&quot;Itō&quot;},{&quot;given&quot;:&quot;Sonja&quot;,&quot;family&quot;:&quot;Baumer&quot;},{&quot;given&quot;:&quot;Matteo&quot;,&quot;family&quot;:&quot;Bittanti&quot;},{&quot;given&quot;:&quot;Judd&quot;,&quot;family&quot;:&quot;Antin&quot;}],&quot;event-place&quot;:&quot;Cambridge, Mass.&quot;,&quot;type&quot;:&quot;book&quot;,&quot;issued&quot;:{&quot;date-parts&quot;:[[&quot;2010&quot;]]},&quot;note&quot;:&quot;OCLC: 699713878&quot;,&quot;publisher&quot;:&quot;MIT Press&quot;,&quot;citation-key&quot;:&quot;ito_hanging_2010&quot;,&quot;language&quot;:&quot;eng&quot;,&quot;collection-title&quot;:&quot;The John D. and Catherine T. MacArthur Foundation series on digital media and learning&quot;,&quot;number-of-pages&quot;:&quot;419&quot;,&quot;ISBN&quot;:&quot;978-0-262-01336-9 978-0-262-51854-3&quot;,&quot;source&quot;:&quot;Gemeinsamer Bibliotheksverbund ISBN&quot;,&quot;title&quot;:&quot;Hanging out, messing around, and geeking out: kids living and learning with new media&quot;},&quot;uris&quot;:[&quot;http://zotero.org/users/1913249/items/URKI7FTD&quot;],&quot;suppress-author&quot;:true,&quot;prefix&quot;:&quot;&quot;,&quot;id&quot;:1939},{&quot;itemData&quot;:{&quot;title&quot;:&quot;What video games have to teach us about learning and literacy&quot;,&quot;id&quot;:&quot;gee_what_2004&quot;,&quot;publisher-place&quot;:&quot;New York, NY&quot;,&quot;event-place&quot;:&quot;New York, NY&quot;,&quot;type&quot;:&quot;book&quot;,&quot;author&quot;:[{&quot;given&quot;:&quot;James Paul&quot;,&quot;family&quot;:&quot;Gee&quot;}],&quot;edition&quot;:&quot;1. paperback ed&quot;,&quot;issued&quot;:{&quot;date-parts&quot;:[[&quot;2004&quot;]]},&quot;note&quot;:&quot;OCLC: 255334132&quot;,&quot;citation-key&quot;:&quot;gee_what_2004&quot;,&quot;language&quot;:&quot;eng&quot;,&quot;collection-title&quot;:&quot;Education&quot;,&quot;number-of-pages&quot;:&quot;225&quot;,&quot;ISBN&quot;:&quot;978-1-4039-6538-7&quot;,&quot;publisher&quot;:&quot;Palgrave Macmillan&quot;,&quot;source&quot;:&quot;Gemeinsamer Bibliotheksverbund ISBN&quot;},&quot;uris&quot;:[&quot;http://zotero.org/users/1913249/items/M6377K76&quot;],&quot;suppress-author&quot;:true,&quot;prefix&quot;:&quot;&quot;,&quot;id&quot;:1584}]} RND0000000116"/>, is inconsistent due to more cultural barriers of participation.</text:p>
      <text:p text:style-name="Text_20_body"><text:span text:style-name="T1">issues related to identity and values.</text:span></text:p>
      <text:p text:style-name="Text_20_body">Addressing barriers linked to identity and values, a key theme in CGD&amp;P is the potential for games to increase inclusivity for those traditionally excluded from computing cultures <text:reference-mark-start text:name="ZOTERO_ITEM CSL_CITATION {&quot;schema&quot;:&quot;https://github.com/citation-style-language/schema/raw/master/csl-citation.json&quot;,&quot;citationID&quot;:&quot;00000117&quot;,&quot;properties&quot;:{&quot;noteIndex&quot;:0,&quot;unsorted&quot;:false,&quot;formattedCitation&quot;:&quot;[@kafai_beyond_2014]&quot;},&quot;citationItems&quot;:[{&quot;uris&quot;:[&quot;http://zotero.org/users/1913249/items/XCATBQNK&quot;],&quot;itemData&quot;:{&quot;title-short&quot;:&quot;Beyond game design for broadening participatio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ublisher-place&quot;:&quot;Siegen, Germany, Germany&quot;,&quot;event-place&quot;:&quot;Siegen, Germany, Germany&quot;,&quot;type&quot;:&quot;paper-conference&quot;,&quot;page&quot;:&quot;21:21–21:28&quot;,&quot;collection-title&quot;:&quot;Gender IT '14&quot;,&quot;id&quot;:&quot;kafai_beyond_2014&quot;,&quot;ISBN&quot;:&quot;978-1-4503-2105-1&quot;,&quot;author&quot;:[{&quot;given&quot;:&quot;Yasmin&quot;,&quot;family&quot;:&quot;Kafai&quot;},{&quot;given&quot;:&quot;Quinn&quot;,&quot;family&quot;:&quot;Burke&quot;}],&quot;source&quot;:&quot;ACM Digital Library&quot;,&quot;citation-key&quot;:&quot;kafai_beyond_2014&quot;,&quot;issued&quot;:{&quot;date-parts&quot;:[[&quot;2014&quot;]]},&quot;container-title&quot;:&quot;Proceedings of Gender and IT Appropriation. Science and Practice on Dialogue - Forum for Interdisciplinary Exchange&quot;,&quot;URL&quot;:&quot;http://dl.acm.org/citation.cfm?id=2670296.2670301&quot;,&quot;title&quot;:&quot;Beyond game design for broadening participation: building new clubhouses of computing for girls&quot;,&quot;publisher&quot;:&quot;European Society for Socially Embedded Technologies&quot;,&quot;accessed&quot;:{&quot;date-parts&quot;:[[&quot;2018&quot;,7,18]]}},&quot;prefix&quot;:&quot;&quot;,&quot;id&quot;:3759}]} RND0000000118"/>&lt;Do Zotero Refresh: [@kafai_beyond_2014]&gt;<text:reference-mark-end text:name="ZOTERO_ITEM CSL_CITATION {&quot;schema&quot;:&quot;https://github.com/citation-style-language/schema/raw/master/csl-citation.json&quot;,&quot;citationID&quot;:&quot;00000117&quot;,&quot;properties&quot;:{&quot;noteIndex&quot;:0,&quot;unsorted&quot;:false,&quot;formattedCitation&quot;:&quot;[@kafai_beyond_2014]&quot;},&quot;citationItems&quot;:[{&quot;uris&quot;:[&quot;http://zotero.org/users/1913249/items/XCATBQNK&quot;],&quot;itemData&quot;:{&quot;title-short&quot;:&quot;Beyond game design for broadening participatio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ublisher-place&quot;:&quot;Siegen, Germany, Germany&quot;,&quot;event-place&quot;:&quot;Siegen, Germany, Germany&quot;,&quot;type&quot;:&quot;paper-conference&quot;,&quot;page&quot;:&quot;21:21–21:28&quot;,&quot;collection-title&quot;:&quot;Gender IT '14&quot;,&quot;id&quot;:&quot;kafai_beyond_2014&quot;,&quot;ISBN&quot;:&quot;978-1-4503-2105-1&quot;,&quot;author&quot;:[{&quot;given&quot;:&quot;Yasmin&quot;,&quot;family&quot;:&quot;Kafai&quot;},{&quot;given&quot;:&quot;Quinn&quot;,&quot;family&quot;:&quot;Burke&quot;}],&quot;source&quot;:&quot;ACM Digital Library&quot;,&quot;citation-key&quot;:&quot;kafai_beyond_2014&quot;,&quot;issued&quot;:{&quot;date-parts&quot;:[[&quot;2014&quot;]]},&quot;container-title&quot;:&quot;Proceedings of Gender and IT Appropriation. Science and Practice on Dialogue - Forum for Interdisciplinary Exchange&quot;,&quot;URL&quot;:&quot;http://dl.acm.org/citation.cfm?id=2670296.2670301&quot;,&quot;title&quot;:&quot;Beyond game design for broadening participation: building new clubhouses of computing for girls&quot;,&quot;publisher&quot;:&quot;European Society for Socially Embedded Technologies&quot;,&quot;accessed&quot;:{&quot;date-parts&quot;:[[&quot;2018&quot;,7,18]]}},&quot;prefix&quot;:&quot;&quot;,&quot;id&quot;:3759}]} RND0000000118"/>. There is significant potential to leverage home interests in computer games to bridge into more structured computing activities. The widespread appeal of casual and retro gaming, alongside the proliferation of retro games in popular culture, offers a rich repository of knowledge that can be utilised in various educational contexts <text:reference-mark-start text:name="ZOTERO_ITEM CSL_CITATION {&quot;schema&quot;:&quot;https://github.com/citation-style-language/schema/raw/master/csl-citation.json&quot;,&quot;citationID&quot;:&quot;00000119&quot;,&quot;properties&quot;:{&quot;noteIndex&quot;:0,&quot;unsorted&quot;:false,&quot;formattedCitation&quot;:&quot;[@moje_working_2004]&quot;},&quot;citationItems&quot;:[{&quot;uris&quot;:[&quot;http://zotero.org/users/1913249/items/B93D4I92&quot;],&quot;itemData&quot;:{&quot;title&quot;:&quot;Working toward third space in content area literacy: An examination of everyday funds of knowledge and Discourse&quot;,&quot;id&quot;:&quot;moje_working_2004&quot;,&quot;volume&quot;:&quot;39&quot;,&quot;ISSN&quot;:&quot;00340553&quot;,&quot;source&quot;:&quot;Crossref&quot;,&quot;type&quot;:&quot;article-journal&quot;,&quot;page&quot;:&quot;38-70&quot;,&quot;language&quot;:&quot;en&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citation-key&quot;:&quot;moje_working_2004&quot;,&quot;issued&quot;:{&quot;date-parts&quot;:[[&quot;2004&quot;,1,3]]},&quot;container-title&quot;:&quot;Reading Research Quarterly&quot;,&quot;URL&quot;:&quot;http://doi.wiley.com/10.1598/RRQ.39.1.4&quot;,&quot;DOI&quot;:&quot;10.1598/RRQ.39.1.4&quot;,&quot;issue&quot;:&quot;1&quot;,&quot;title-short&quot;:&quot;Working toward third space in content area literacy&quot;},&quot;prefix&quot;:&quot;&quot;,&quot;id&quot;:3036}]} RND0000000120"/>&lt;Do Zotero Refresh: [@moje_working_2004]&gt;<text:reference-mark-end text:name="ZOTERO_ITEM CSL_CITATION {&quot;schema&quot;:&quot;https://github.com/citation-style-language/schema/raw/master/csl-citation.json&quot;,&quot;citationID&quot;:&quot;00000119&quot;,&quot;properties&quot;:{&quot;noteIndex&quot;:0,&quot;unsorted&quot;:false,&quot;formattedCitation&quot;:&quot;[@moje_working_2004]&quot;},&quot;citationItems&quot;:[{&quot;uris&quot;:[&quot;http://zotero.org/users/1913249/items/B93D4I92&quot;],&quot;itemData&quot;:{&quot;title&quot;:&quot;Working toward third space in content area literacy: An examination of everyday funds of knowledge and Discourse&quot;,&quot;id&quot;:&quot;moje_working_2004&quot;,&quot;volume&quot;:&quot;39&quot;,&quot;ISSN&quot;:&quot;00340553&quot;,&quot;source&quot;:&quot;Crossref&quot;,&quot;type&quot;:&quot;article-journal&quot;,&quot;page&quot;:&quot;38-70&quot;,&quot;language&quot;:&quot;en&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citation-key&quot;:&quot;moje_working_2004&quot;,&quot;issued&quot;:{&quot;date-parts&quot;:[[&quot;2004&quot;,1,3]]},&quot;container-title&quot;:&quot;Reading Research Quarterly&quot;,&quot;URL&quot;:&quot;http://doi.wiley.com/10.1598/RRQ.39.1.4&quot;,&quot;DOI&quot;:&quot;10.1598/RRQ.39.1.4&quot;,&quot;issue&quot;:&quot;1&quot;,&quot;title-short&quot;:&quot;Working toward third space in content area literacy&quot;},&quot;prefix&quot;:&quot;&quot;,&quot;id&quot;:3036}]} RND0000000120"/>. However, Kafai and Burke balance this potential with complex issues of the gender representation associated with gaming culture <text:reference-mark-start text:name="ZOTERO_ITEM CSL_CITATION {&quot;schema&quot;:&quot;https://github.com/citation-style-language/schema/raw/master/csl-citation.json&quot;,&quot;citationID&quot;:&quot;00000121&quot;,&quot;properties&quot;:{&quot;noteIndex&quot;:0,&quot;unsorted&quot;:false,&quot;formattedCitation&quot;:&quot;[@kafai_diversifying_2017]&quot;},&quot;citationItems&quot;:[{&quot;uris&quot;:[&quot;http://zotero.org/users/1913249/items/BB9XR78K&quot;],&quot;itemData&quot;:{&quot;title-short&quot;:&quot;Diversifying barbie and mortal kombat&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publisher-place&quot;:&quot;Pittsburgh&quot;,&quot;event-place&quot;:&quot;Pittsburgh&quot;,&quot;DOI&quot;:&quot;10.1184/R1/6686738&quot;,&quot;author&quot;:[{&quot;given&quot;:&quot;Yasmin&quot;,&quot;family&quot;:&quot;Kafai&quot;},{&quot;given&quot;:&quot;Gabriela T.&quot;,&quot;family&quot;:&quot;Richard&quot;},{&quot;given&quot;:&quot;Brendesha M.&quot;,&quot;family&quot;:&quot;Tynes&quot;}],&quot;issued&quot;:{&quot;date-parts&quot;:[[&quot;2017&quot;,3,21]]},&quot;type&quot;:&quot;book&quot;,&quot;id&quot;:&quot;kafai_diversifying_2017&quot;,&quot;citation-key&quot;:&quot;kafai_diversifying_2017&quot;,&quot;language&quot;:&quot;en&quot;,&quot;ISBN&quot;:&quot;978-1-365-83026-6&quot;,&quot;number-of-pages&quot;:&quot;320&quot;,&quot;publisher&quot;:&quot;ETC Press&quot;,&quot;title&quot;:&quot;Diversifying barbie and mortal kombat: intersectional perspectives and inclusive designs in gaming&quot;,&quot;source&quot;:&quot;Google Books&quot;},&quot;prefix&quot;:&quot;&quot;,&quot;id&quot;:3760}]} RND0000000122"/>&lt;Do Zotero Refresh: [@kafai_diversifying_2017]&gt;<text:reference-mark-end text:name="ZOTERO_ITEM CSL_CITATION {&quot;schema&quot;:&quot;https://github.com/citation-style-language/schema/raw/master/csl-citation.json&quot;,&quot;citationID&quot;:&quot;00000121&quot;,&quot;properties&quot;:{&quot;noteIndex&quot;:0,&quot;unsorted&quot;:false,&quot;formattedCitation&quot;:&quot;[@kafai_diversifying_2017]&quot;},&quot;citationItems&quot;:[{&quot;uris&quot;:[&quot;http://zotero.org/users/1913249/items/BB9XR78K&quot;],&quot;itemData&quot;:{&quot;title-short&quot;:&quot;Diversifying barbie and mortal kombat&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publisher-place&quot;:&quot;Pittsburgh&quot;,&quot;event-place&quot;:&quot;Pittsburgh&quot;,&quot;DOI&quot;:&quot;10.1184/R1/6686738&quot;,&quot;author&quot;:[{&quot;given&quot;:&quot;Yasmin&quot;,&quot;family&quot;:&quot;Kafai&quot;},{&quot;given&quot;:&quot;Gabriela T.&quot;,&quot;family&quot;:&quot;Richard&quot;},{&quot;given&quot;:&quot;Brendesha M.&quot;,&quot;family&quot;:&quot;Tynes&quot;}],&quot;issued&quot;:{&quot;date-parts&quot;:[[&quot;2017&quot;,3,21]]},&quot;type&quot;:&quot;book&quot;,&quot;id&quot;:&quot;kafai_diversifying_2017&quot;,&quot;citation-key&quot;:&quot;kafai_diversifying_2017&quot;,&quot;language&quot;:&quot;en&quot;,&quot;ISBN&quot;:&quot;978-1-365-83026-6&quot;,&quot;number-of-pages&quot;:&quot;320&quot;,&quot;publisher&quot;:&quot;ETC Press&quot;,&quot;title&quot;:&quot;Diversifying barbie and mortal kombat: intersectional perspectives and inclusive designs in gaming&quot;,&quot;source&quot;:&quot;Google Books&quot;},&quot;prefix&quot;:&quot;&quot;,&quot;id&quot;:3760}]} RND0000000122"/>.</text:p>
      <text:p text:style-name="Text_20_body">Addressing gender-based barriers to participation, Papert and Turkle <text:reference-mark-start text:name="ZOTERO_ITEM CSL_CITATION {&quot;schema&quot;:&quot;https://github.com/citation-style-language/schema/raw/master/csl-citation.json&quot;,&quot;citationID&quot;:&quot;00000123&quot;,&quot;properties&quot;:{&quot;noteIndex&quot;:0,&quot;unsorted&quot;:false,&quot;formattedCitation&quot;:&quot;[@papert_epistemological_1990]&quot;},&quot;citationItems&quot;:[{&quot;uris&quot;:[&quot;http://zotero.org/users/1913249/items/PN46846P&quot;],&quot;itemData&quot;:{&quot;type&quot;:&quot;article-journal&quot;,&quot;title&quot;:&quot;Epistemological Pluralism and the Revaluation of the Concrete&quot;,&quot;accessed&quot;:{&quot;date-parts&quot;:[[&quot;2017&quot;,11,1]]},&quot;id&quot;:&quot;papert_epistemological_1990&quot;,&quot;citation-key&quot;:&quot;papert_epistemological_1990&quot;,&quot;issued&quot;:{&quot;date-parts&quot;:[[&quot;1990&quot;]]},&quot;container-title&quot;:&quot;Signs&quot;,&quot;author&quot;:[{&quot;given&quot;:&quot;Seymour&quot;,&quot;family&quot;:&quot;Papert&quot;},{&quot;given&quot;:&quot;Sherry&quot;,&quot;family&quot;:&quot;Turkle&quot;}],&quot;URL&quot;:&quot;http://www.papert.org/articles/EpistemologicalPluralism.html&quot;,&quot;issue&quot;:&quot;1&quot;,&quot;volume&quot;:&quot;16&quot;},&quot;prefix&quot;:&quot;&quot;,&quot;id&quot;:2017}]} RND0000000124"/>&lt;Do Zotero Refresh: [@papert_epistemological_1990]&gt;<text:reference-mark-end text:name="ZOTERO_ITEM CSL_CITATION {&quot;schema&quot;:&quot;https://github.com/citation-style-language/schema/raw/master/csl-citation.json&quot;,&quot;citationID&quot;:&quot;00000123&quot;,&quot;properties&quot;:{&quot;noteIndex&quot;:0,&quot;unsorted&quot;:false,&quot;formattedCitation&quot;:&quot;[@papert_epistemological_1990]&quot;},&quot;citationItems&quot;:[{&quot;uris&quot;:[&quot;http://zotero.org/users/1913249/items/PN46846P&quot;],&quot;itemData&quot;:{&quot;type&quot;:&quot;article-journal&quot;,&quot;title&quot;:&quot;Epistemological Pluralism and the Revaluation of the Concrete&quot;,&quot;accessed&quot;:{&quot;date-parts&quot;:[[&quot;2017&quot;,11,1]]},&quot;id&quot;:&quot;papert_epistemological_1990&quot;,&quot;citation-key&quot;:&quot;papert_epistemological_1990&quot;,&quot;issued&quot;:{&quot;date-parts&quot;:[[&quot;1990&quot;]]},&quot;container-title&quot;:&quot;Signs&quot;,&quot;author&quot;:[{&quot;given&quot;:&quot;Seymour&quot;,&quot;family&quot;:&quot;Papert&quot;},{&quot;given&quot;:&quot;Sherry&quot;,&quot;family&quot;:&quot;Turkle&quot;}],&quot;URL&quot;:&quot;http://www.papert.org/articles/EpistemologicalPluralism.html&quot;,&quot;issue&quot;:&quot;1&quot;,&quot;volume&quot;:&quot;16&quot;},&quot;prefix&quot;:&quot;&quot;,&quot;id&quot;:2017}]} RND0000000124"/> identified some girls’ alienation from abstract computing approaches. They emphasised the need for diverse teaching and learning styles to address issues surrounding the early socialisation of women and girls, advocating for the inclusion of personal and concrete working styles. Denner and colleagues <text:reference-mark-start text:name="ZOTERO_ITEM CSL_CITATION {&quot;schema&quot;:&quot;https://github.com/citation-style-language/schema/raw/master/csl-citation.json&quot;,&quot;citationID&quot;:&quot;00000125&quot;,&quot;properties&quot;:{&quot;noteIndex&quot;:0,&quot;unsorted&quot;:false,&quot;formattedCitation&quot;:&quot;[@denner_what_2008; @angelides_beyond_2014]&quot;},&quot;citationItems&quot;:[{&quot;uris&quot;:[&quot;http://zotero.org/users/1913249/items/HF2UTF38&quot;],&quot;itemData&quot;:{&quot;type&quot;:&quot;article-journal&quot;,&quot;page&quot;:&quot;128–144&quot;,&quot;title&quot;:&quot;What do girls want? What games made by girls can tell us&quot;,&quot;id&quot;:&quot;denner_what_2008&quot;,&quot;citation-key&quot;:&quot;denner_what_2008&quot;,&quot;issued&quot;:{&quot;date-parts&quot;:[[&quot;2008&quot;]]},&quot;container-title&quot;:&quot;Beyond Barbie and Mortal Kombat: New perspectives on gender and gaming&quot;,&quot;author&quot;:[{&quot;given&quot;:&quot;Jill&quot;,&quot;family&quot;:&quot;Denner&quot;},{&quot;given&quot;:&quot;Shannon&quot;,&quot;family&quot;:&quot;Campe&quot;}]},&quot;prefix&quot;:&quot;&quot;,&quot;id&quot;:2676},{&quot;uris&quot;:[&quot;http://zotero.org/users/1913249/items/GABBTVL8&quot;],&quot;itemData&quot;:{&quot;title&quot;:&quot;Beyond Stereotypes of Gender and Gaming: Video Games Made by Middle School Students&quot;,&quot;accessed&quot;:{&quot;date-parts&quot;:[[&quot;2018&quot;,10,10]]},&quot;publisher-place&quot;:&quot;Hoboken, NJ, USA&quot;,&quot;editor&quot;:[{&quot;given&quot;:&quot;Marios C.&quot;,&quot;family&quot;:&quot;Angelides&quot;},{&quot;given&quot;:&quot;Harry&quot;,&quot;family&quot;:&quot;Agius&quot;}],&quot;event-place&quot;:&quot;Hoboken, NJ, USA&quot;,&quot;type&quot;:&quot;chapter&quot;,&quot;page&quot;:&quot;667-688&quot;,&quot;id&quot;:&quot;angelides_beyond_2014&quot;,&quot;ISBN&quot;:&quot;978-1-118-79644-3 978-1-118-32803-3&quot;,&quot;language&quot;:&quot;en&quot;,&quot;author&quot;:[{&quot;given&quot;:&quot;Jill&quot;,&quot;family&quot;:&quot;Denner&quot;},{&quot;given&quot;:&quot;Eloy&quot;,&quot;family&quot;:&quot;Ortiz&quot;},{&quot;given&quot;:&quot;Shannon&quot;,&quot;family&quot;:&quot;Campe&quot;},{&quot;given&quot;:&quot;Linda&quot;,&quot;family&quot;:&quot;Werner&quot;}],&quot;title-short&quot;:&quot;Beyond Stereotypes of Gender and Gaming&quot;,&quot;citation-key&quot;:&quot;angelides_beyond_2014&quot;,&quot;issued&quot;:{&quot;date-parts&quot;:[[&quot;2014&quot;,3,7]]},&quot;container-title&quot;:&quot;Handbook of Digital Games&quot;,&quot;URL&quot;:&quot;http://doi.wiley.com/10.1002/9781118796443.ch25&quot;,&quot;DOI&quot;:&quot;10.1002/9781118796443.ch25&quot;,&quot;source&quot;:&quot;Crossref&quot;,&quot;publisher&quot;:&quot;John Wiley &amp; Sons, Inc.&quot;},&quot;prefix&quot;:&quot;&quot;,&quot;id&quot;:2850}]} RND0000000126"/>&lt;Do Zotero Refresh: [@denner_what_2008; @angelides_beyond_2014]&gt;<text:reference-mark-end text:name="ZOTERO_ITEM CSL_CITATION {&quot;schema&quot;:&quot;https://github.com/citation-style-language/schema/raw/master/csl-citation.json&quot;,&quot;citationID&quot;:&quot;00000125&quot;,&quot;properties&quot;:{&quot;noteIndex&quot;:0,&quot;unsorted&quot;:false,&quot;formattedCitation&quot;:&quot;[@denner_what_2008; @angelides_beyond_2014]&quot;},&quot;citationItems&quot;:[{&quot;uris&quot;:[&quot;http://zotero.org/users/1913249/items/HF2UTF38&quot;],&quot;itemData&quot;:{&quot;type&quot;:&quot;article-journal&quot;,&quot;page&quot;:&quot;128–144&quot;,&quot;title&quot;:&quot;What do girls want? What games made by girls can tell us&quot;,&quot;id&quot;:&quot;denner_what_2008&quot;,&quot;citation-key&quot;:&quot;denner_what_2008&quot;,&quot;issued&quot;:{&quot;date-parts&quot;:[[&quot;2008&quot;]]},&quot;container-title&quot;:&quot;Beyond Barbie and Mortal Kombat: New perspectives on gender and gaming&quot;,&quot;author&quot;:[{&quot;given&quot;:&quot;Jill&quot;,&quot;family&quot;:&quot;Denner&quot;},{&quot;given&quot;:&quot;Shannon&quot;,&quot;family&quot;:&quot;Campe&quot;}]},&quot;prefix&quot;:&quot;&quot;,&quot;id&quot;:2676},{&quot;uris&quot;:[&quot;http://zotero.org/users/1913249/items/GABBTVL8&quot;],&quot;itemData&quot;:{&quot;title&quot;:&quot;Beyond Stereotypes of Gender and Gaming: Video Games Made by Middle School Students&quot;,&quot;accessed&quot;:{&quot;date-parts&quot;:[[&quot;2018&quot;,10,10]]},&quot;publisher-place&quot;:&quot;Hoboken, NJ, USA&quot;,&quot;editor&quot;:[{&quot;given&quot;:&quot;Marios C.&quot;,&quot;family&quot;:&quot;Angelides&quot;},{&quot;given&quot;:&quot;Harry&quot;,&quot;family&quot;:&quot;Agius&quot;}],&quot;event-place&quot;:&quot;Hoboken, NJ, USA&quot;,&quot;type&quot;:&quot;chapter&quot;,&quot;page&quot;:&quot;667-688&quot;,&quot;id&quot;:&quot;angelides_beyond_2014&quot;,&quot;ISBN&quot;:&quot;978-1-118-79644-3 978-1-118-32803-3&quot;,&quot;language&quot;:&quot;en&quot;,&quot;author&quot;:[{&quot;given&quot;:&quot;Jill&quot;,&quot;family&quot;:&quot;Denner&quot;},{&quot;given&quot;:&quot;Eloy&quot;,&quot;family&quot;:&quot;Ortiz&quot;},{&quot;given&quot;:&quot;Shannon&quot;,&quot;family&quot;:&quot;Campe&quot;},{&quot;given&quot;:&quot;Linda&quot;,&quot;family&quot;:&quot;Werner&quot;}],&quot;title-short&quot;:&quot;Beyond Stereotypes of Gender and Gaming&quot;,&quot;citation-key&quot;:&quot;angelides_beyond_2014&quot;,&quot;issued&quot;:{&quot;date-parts&quot;:[[&quot;2014&quot;,3,7]]},&quot;container-title&quot;:&quot;Handbook of Digital Games&quot;,&quot;URL&quot;:&quot;http://doi.wiley.com/10.1002/9781118796443.ch25&quot;,&quot;DOI&quot;:&quot;10.1002/9781118796443.ch25&quot;,&quot;source&quot;:&quot;Crossref&quot;,&quot;publisher&quot;:&quot;John Wiley &amp; Sons, Inc.&quot;},&quot;prefix&quot;:&quot;&quot;,&quot;id&quot;:2850}]} RND0000000126"/> highlighted that inclusive gender practice in game making involve allowing participants choice over both the content of their games and the dominant mode of play (game mechanics). Their findings present a nuanced view of girls’ interests in game genres and support research cautioning against gender stereotyping and rigid identities in this area <text:reference-mark-start text:name="ZOTERO_ITEM CSL_CITATION {&quot;schema&quot;:&quot;https://github.com/citation-style-language/schema/raw/master/csl-citation.json&quot;,&quot;citationID&quot;:&quot;00000127&quot;,&quot;properties&quot;:{&quot;noteIndex&quot;:0,&quot;unsorted&quot;:false,&quot;formattedCitation&quot;:&quot;[@pelletier_gaming_2008]&quot;},&quot;citationItems&quot;:[{&quot;uris&quot;:[&quot;http://zotero.org/users/1913249/items/CI3UYB78&quot;],&quot;itemData&quot;:{&quot;title-short&quot;:&quot;Gaming in Context&quot;,&quot;accessed&quot;:{&quot;date-parts&quot;:[[&quot;2018&quot;,7,19]]},&quot;publisher-place&quot;:&quot;Cambridge, MA&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event-place&quot;:&quot;Cambridge, MA&quot;,&quot;type&quot;:&quot;chapter&quot;,&quot;page&quot;:&quot;145-159&quot;,&quot;id&quot;:&quot;pelletier_gaming_2008&quot;,&quot;abstract&quot;:&quot;UCL Discovery is UCL's open access repository, showcasing and providing access to UCL research outputs from all UCL disciplines.&quot;,&quot;source&quot;:&quot;discovery.ucl.ac.uk&quot;,&quot;citation-key&quot;:&quot;pelletier_gaming_2008&quot;,&quot;issued&quot;:{&quot;date-parts&quot;:[[&quot;2008&quot;]]},&quot;container-title&quot;:&quot;Beyond Barbie and Mortal Kombat: New Perspectives on Gender and Gaming&quot;,&quot;URL&quot;:&quot;http://discovery.ucl.ac.uk/1561023/&quot;,&quot;author&quot;:[{&quot;given&quot;:&quot;C.&quot;,&quot;family&quot;:&quot;Pelletier&quot;}],&quot;publisher&quot;:&quot;MIT Press&quot;,&quot;title&quot;:&quot;Gaming in Context: How Young People Construct Their Gendered Identities in Playing and Making Games&quot;},&quot;prefix&quot;:&quot;&quot;,&quot;id&quot;:2943}]} RND0000000128"/>&lt;Do Zotero Refresh: [@pelletier_gaming_2008]&gt;<text:reference-mark-end text:name="ZOTERO_ITEM CSL_CITATION {&quot;schema&quot;:&quot;https://github.com/citation-style-language/schema/raw/master/csl-citation.json&quot;,&quot;citationID&quot;:&quot;00000127&quot;,&quot;properties&quot;:{&quot;noteIndex&quot;:0,&quot;unsorted&quot;:false,&quot;formattedCitation&quot;:&quot;[@pelletier_gaming_2008]&quot;},&quot;citationItems&quot;:[{&quot;uris&quot;:[&quot;http://zotero.org/users/1913249/items/CI3UYB78&quot;],&quot;itemData&quot;:{&quot;title-short&quot;:&quot;Gaming in Context&quot;,&quot;accessed&quot;:{&quot;date-parts&quot;:[[&quot;2018&quot;,7,19]]},&quot;publisher-place&quot;:&quot;Cambridge, MA&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event-place&quot;:&quot;Cambridge, MA&quot;,&quot;type&quot;:&quot;chapter&quot;,&quot;page&quot;:&quot;145-159&quot;,&quot;id&quot;:&quot;pelletier_gaming_2008&quot;,&quot;abstract&quot;:&quot;UCL Discovery is UCL's open access repository, showcasing and providing access to UCL research outputs from all UCL disciplines.&quot;,&quot;source&quot;:&quot;discovery.ucl.ac.uk&quot;,&quot;citation-key&quot;:&quot;pelletier_gaming_2008&quot;,&quot;issued&quot;:{&quot;date-parts&quot;:[[&quot;2008&quot;]]},&quot;container-title&quot;:&quot;Beyond Barbie and Mortal Kombat: New Perspectives on Gender and Gaming&quot;,&quot;URL&quot;:&quot;http://discovery.ucl.ac.uk/1561023/&quot;,&quot;author&quot;:[{&quot;given&quot;:&quot;C.&quot;,&quot;family&quot;:&quot;Pelletier&quot;}],&quot;publisher&quot;:&quot;MIT Press&quot;,&quot;title&quot;:&quot;Gaming in Context: How Young People Construct Their Gendered Identities in Playing and Making Games&quot;},&quot;prefix&quot;:&quot;&quot;,&quot;id&quot;:2943}]} RND0000000128"/>. Kafai and Burke <text:reference-mark-start text:name="ZOTERO_ITEM CSL_CITATION {&quot;schema&quot;:&quot;https://github.com/citation-style-language/schema/raw/master/csl-citation.json&quot;,&quot;citationID&quot;:&quot;00000129&quot;,&quot;properties&quot;:{&quot;noteIndex&quot;:0,&quot;unsorted&quot;:false,&quot;formattedCitation&quot;:&quot;[@kafai_beyond_2014]&quot;},&quot;citationItems&quot;:[{&quot;uris&quot;:[&quot;http://zotero.org/users/1913249/items/XCATBQNK&quot;],&quot;itemData&quot;:{&quot;title-short&quot;:&quot;Beyond game design for broadening participatio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ublisher-place&quot;:&quot;Siegen, Germany, Germany&quot;,&quot;event-place&quot;:&quot;Siegen, Germany, Germany&quot;,&quot;type&quot;:&quot;paper-conference&quot;,&quot;page&quot;:&quot;21:21–21:28&quot;,&quot;collection-title&quot;:&quot;Gender IT '14&quot;,&quot;id&quot;:&quot;kafai_beyond_2014&quot;,&quot;ISBN&quot;:&quot;978-1-4503-2105-1&quot;,&quot;author&quot;:[{&quot;given&quot;:&quot;Yasmin&quot;,&quot;family&quot;:&quot;Kafai&quot;},{&quot;given&quot;:&quot;Quinn&quot;,&quot;family&quot;:&quot;Burke&quot;}],&quot;source&quot;:&quot;ACM Digital Library&quot;,&quot;citation-key&quot;:&quot;kafai_beyond_2014&quot;,&quot;issued&quot;:{&quot;date-parts&quot;:[[&quot;2014&quot;]]},&quot;container-title&quot;:&quot;Proceedings of Gender and IT Appropriation. Science and Practice on Dialogue - Forum for Interdisciplinary Exchange&quot;,&quot;URL&quot;:&quot;http://dl.acm.org/citation.cfm?id=2670296.2670301&quot;,&quot;title&quot;:&quot;Beyond game design for broadening participation: building new clubhouses of computing for girls&quot;,&quot;publisher&quot;:&quot;European Society for Socially Embedded Technologies&quot;,&quot;accessed&quot;:{&quot;date-parts&quot;:[[&quot;2018&quot;,7,18]]}},&quot;prefix&quot;:&quot;&quot;,&quot;id&quot;:3759}]} RND0000000130"/>&lt;Do Zotero Refresh: [@kafai_beyond_2014]&gt;<text:reference-mark-end text:name="ZOTERO_ITEM CSL_CITATION {&quot;schema&quot;:&quot;https://github.com/citation-style-language/schema/raw/master/csl-citation.json&quot;,&quot;citationID&quot;:&quot;00000129&quot;,&quot;properties&quot;:{&quot;noteIndex&quot;:0,&quot;unsorted&quot;:false,&quot;formattedCitation&quot;:&quot;[@kafai_beyond_2014]&quot;},&quot;citationItems&quot;:[{&quot;uris&quot;:[&quot;http://zotero.org/users/1913249/items/XCATBQNK&quot;],&quot;itemData&quot;:{&quot;title-short&quot;:&quot;Beyond game design for broadening participatio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ublisher-place&quot;:&quot;Siegen, Germany, Germany&quot;,&quot;event-place&quot;:&quot;Siegen, Germany, Germany&quot;,&quot;type&quot;:&quot;paper-conference&quot;,&quot;page&quot;:&quot;21:21–21:28&quot;,&quot;collection-title&quot;:&quot;Gender IT '14&quot;,&quot;id&quot;:&quot;kafai_beyond_2014&quot;,&quot;ISBN&quot;:&quot;978-1-4503-2105-1&quot;,&quot;author&quot;:[{&quot;given&quot;:&quot;Yasmin&quot;,&quot;family&quot;:&quot;Kafai&quot;},{&quot;given&quot;:&quot;Quinn&quot;,&quot;family&quot;:&quot;Burke&quot;}],&quot;source&quot;:&quot;ACM Digital Library&quot;,&quot;citation-key&quot;:&quot;kafai_beyond_2014&quot;,&quot;issued&quot;:{&quot;date-parts&quot;:[[&quot;2014&quot;]]},&quot;container-title&quot;:&quot;Proceedings of Gender and IT Appropriation. Science and Practice on Dialogue - Forum for Interdisciplinary Exchange&quot;,&quot;URL&quot;:&quot;http://dl.acm.org/citation.cfm?id=2670296.2670301&quot;,&quot;title&quot;:&quot;Beyond game design for broadening participation: building new clubhouses of computing for girls&quot;,&quot;publisher&quot;:&quot;European Society for Socially Embedded Technologies&quot;,&quot;accessed&quot;:{&quot;date-parts&quot;:[[&quot;2018&quot;,7,18]]}},&quot;prefix&quot;:&quot;&quot;,&quot;id&quot;:3759}]} RND0000000130"/> address gender identities within game design by advocating for the creation of new communities and learning environments that align with participants’ values, rather than attempting to draw girls into existing, male-dominated spaces. Similarly, Buechley et al. <text:reference-mark-start text:name="ZOTERO_ITEM CSL_CITATION {&quot;schema&quot;:&quot;https://github.com/citation-style-language/schema/raw/master/csl-citation.json&quot;,&quot;citationID&quot;:&quot;00000131&quot;,&quot;properties&quot;:{&quot;noteIndex&quot;:0,&quot;unsorted&quot;:false,&quot;formattedCitation&quot;:&quot;[@buechley_lilypad_2008, p. 431]&quot;},&quot;citationItems&quot;:[{&quot;itemData&quot;:{&quot;title-short&quot;:&quot;The LilyPad Arduino&quot;,&quot;accessed&quot;:{&quot;date-parts&quot;:[[&quot;2024&quot;,7,12]]},&quot;publisher-place&quot;:&quot;Florence Italy&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event-place&quot;:&quot;Florence Italy&quot;,&quot;id&quot;:&quot;buechley_lilypad_2008&quot;,&quot;type&quot;:&quot;paper-conference&quot;,&quot;page&quot;:&quot;423-432&quot;,&quot;ISBN&quot;:&quot;978-1-60558-011-1&quot;,&quot;event-title&quot;:&quot;CHI '08: CHI Conference on Human Factors in Computing Systems&quot;,&quot;author&quot;:[{&quot;given&quot;:&quot;Leah&quot;,&quot;family&quot;:&quot;Buechley&quot;},{&quot;given&quot;:&quot;Mike&quot;,&quot;family&quot;:&quot;Eisenberg&quot;},{&quot;given&quot;:&quot;Jaime&quot;,&quot;family&quot;:&quot;Catchen&quot;},{&quot;given&quot;:&quot;Ali&quot;,&quot;family&quot;:&quot;Crockett&quot;}],&quot;DOI&quot;:&quot;10.1145/1357054.1357123&quot;,&quot;issued&quot;:{&quot;date-parts&quot;:[[&quot;2008&quot;,4,6]]},&quot;citation-key&quot;:&quot;buechley_lilypad_2008&quot;,&quot;language&quot;:&quot;en&quot;,&quot;container-title&quot;:&quot;Proceedings of the SIGCHI Conference on Human Factors in Computing Systems&quot;,&quot;URL&quot;:&quot;https://dl.acm.org/doi/10.1145/1357054.1357123&quot;,&quot;publisher&quot;:&quot;ACM&quot;,&quot;title&quot;:&quot;The LilyPad Arduino: using computational textiles to investigate engagement, aesthetics, and diversity in computer science education&quot;,&quot;source&quot;:&quot;DOI.org (Crossref)&quot;},&quot;locator&quot;:&quot;431&quot;,&quot;label&quot;:&quot;page&quot;,&quot;uris&quot;:[&quot;http://zotero.org/users/1913249/items/DZ9J8VZZ&quot;],&quot;prefix&quot;:&quot;&quot;,&quot;id&quot;:9629}]} RND0000000132"/>&lt;Do Zotero Refresh: [@buechley_lilypad_2008, p. 431]&gt;<text:reference-mark-end text:name="ZOTERO_ITEM CSL_CITATION {&quot;schema&quot;:&quot;https://github.com/citation-style-language/schema/raw/master/csl-citation.json&quot;,&quot;citationID&quot;:&quot;00000131&quot;,&quot;properties&quot;:{&quot;noteIndex&quot;:0,&quot;unsorted&quot;:false,&quot;formattedCitation&quot;:&quot;[@buechley_lilypad_2008, p. 431]&quot;},&quot;citationItems&quot;:[{&quot;itemData&quot;:{&quot;title-short&quot;:&quot;The LilyPad Arduino&quot;,&quot;accessed&quot;:{&quot;date-parts&quot;:[[&quot;2024&quot;,7,12]]},&quot;publisher-place&quot;:&quot;Florence Italy&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event-place&quot;:&quot;Florence Italy&quot;,&quot;id&quot;:&quot;buechley_lilypad_2008&quot;,&quot;type&quot;:&quot;paper-conference&quot;,&quot;page&quot;:&quot;423-432&quot;,&quot;ISBN&quot;:&quot;978-1-60558-011-1&quot;,&quot;event-title&quot;:&quot;CHI '08: CHI Conference on Human Factors in Computing Systems&quot;,&quot;author&quot;:[{&quot;given&quot;:&quot;Leah&quot;,&quot;family&quot;:&quot;Buechley&quot;},{&quot;given&quot;:&quot;Mike&quot;,&quot;family&quot;:&quot;Eisenberg&quot;},{&quot;given&quot;:&quot;Jaime&quot;,&quot;family&quot;:&quot;Catchen&quot;},{&quot;given&quot;:&quot;Ali&quot;,&quot;family&quot;:&quot;Crockett&quot;}],&quot;DOI&quot;:&quot;10.1145/1357054.1357123&quot;,&quot;issued&quot;:{&quot;date-parts&quot;:[[&quot;2008&quot;,4,6]]},&quot;citation-key&quot;:&quot;buechley_lilypad_2008&quot;,&quot;language&quot;:&quot;en&quot;,&quot;container-title&quot;:&quot;Proceedings of the SIGCHI Conference on Human Factors in Computing Systems&quot;,&quot;URL&quot;:&quot;https://dl.acm.org/doi/10.1145/1357054.1357123&quot;,&quot;publisher&quot;:&quot;ACM&quot;,&quot;title&quot;:&quot;The LilyPad Arduino: using computational textiles to investigate engagement, aesthetics, and diversity in computer science education&quot;,&quot;source&quot;:&quot;DOI.org (Crossref)&quot;},&quot;locator&quot;:&quot;431&quot;,&quot;label&quot;:&quot;page&quot;,&quot;uris&quot;:[&quot;http://zotero.org/users/1913249/items/DZ9J8VZZ&quot;],&quot;prefix&quot;:&quot;&quot;,&quot;id&quot;:9629}]} RND0000000132"/>question, “How can we integrate computer science with activities and communities that girls and women are already engaged in?”</text:p>
      <text:p text:style-name="Text_20_body">Margolis et al. <text:reference-mark-start text:name="ZOTERO_ITEM CSL_CITATION {&quot;schema&quot;:&quot;https://github.com/citation-style-language/schema/raw/master/csl-citation.json&quot;,&quot;citationID&quot;:&quot;00000133&quot;,&quot;properties&quot;:{&quot;noteIndex&quot;:0,&quot;unsorted&quot;:false,&quot;formattedCitation&quot;:&quot;[@margolis_stuck_2008]&quot;},&quot;citationItems&quot;:[{&quot;uris&quot;:[&quot;http://zotero.org/users/1913249/items/XGBUSKHM&quot;],&quot;itemData&quot;:{&quot;event-place&quot;:&quot;Cambridge, MA&quot;,&quot;type&quot;:&quot;book&quot;,&quot;author&quot;:[{&quot;given&quot;:&quot;Jane&quot;,&quot;family&quot;:&quot;Margolis&quot;}],&quot;call-number&quot;:&quot;QA76.27 .M347 2008&quot;,&quot;language&quot;:&quot;en&quot;,&quot;title&quot;:&quot;Stuck in the shallow end: education, race, and computing&quot;,&quot;ISBN&quot;:&quot;978-0-262-13504-7 978-0-262-51404-0&quot;,&quot;publisher&quot;:&quot;MIT Press&quot;,&quot;citation-key&quot;:&quot;margolis_stuck_2008&quot;,&quot;publisher-place&quot;:&quot;Cambridge, MA&quot;,&quot;issued&quot;:{&quot;date-parts&quot;:[[&quot;2008&quot;]]},&quot;number-of-pages&quot;:&quot;201&quot;,&quot;id&quot;:&quot;margolis_stuck_2008&quot;,&quot;title-short&quot;:&quot;Stuck in the shallow end&quot;,&quot;source&quot;:&quot;Library of Congress ISBN&quot;},&quot;prefix&quot;:&quot;&quot;,&quot;id&quot;:2700}]} RND0000000134"/>&lt;Do Zotero Refresh: [@margolis_stuck_2008]&gt;<text:reference-mark-end text:name="ZOTERO_ITEM CSL_CITATION {&quot;schema&quot;:&quot;https://github.com/citation-style-language/schema/raw/master/csl-citation.json&quot;,&quot;citationID&quot;:&quot;00000133&quot;,&quot;properties&quot;:{&quot;noteIndex&quot;:0,&quot;unsorted&quot;:false,&quot;formattedCitation&quot;:&quot;[@margolis_stuck_2008]&quot;},&quot;citationItems&quot;:[{&quot;uris&quot;:[&quot;http://zotero.org/users/1913249/items/XGBUSKHM&quot;],&quot;itemData&quot;:{&quot;event-place&quot;:&quot;Cambridge, MA&quot;,&quot;type&quot;:&quot;book&quot;,&quot;author&quot;:[{&quot;given&quot;:&quot;Jane&quot;,&quot;family&quot;:&quot;Margolis&quot;}],&quot;call-number&quot;:&quot;QA76.27 .M347 2008&quot;,&quot;language&quot;:&quot;en&quot;,&quot;title&quot;:&quot;Stuck in the shallow end: education, race, and computing&quot;,&quot;ISBN&quot;:&quot;978-0-262-13504-7 978-0-262-51404-0&quot;,&quot;publisher&quot;:&quot;MIT Press&quot;,&quot;citation-key&quot;:&quot;margolis_stuck_2008&quot;,&quot;publisher-place&quot;:&quot;Cambridge, MA&quot;,&quot;issued&quot;:{&quot;date-parts&quot;:[[&quot;2008&quot;]]},&quot;number-of-pages&quot;:&quot;201&quot;,&quot;id&quot;:&quot;margolis_stuck_2008&quot;,&quot;title-short&quot;:&quot;Stuck in the shallow end&quot;,&quot;source&quot;:&quot;Library of Congress ISBN&quot;},&quot;prefix&quot;:&quot;&quot;,&quot;id&quot;:2700}]} RND0000000134"/> outlined barriers contributing to a racial gap in computing participation and achievement in the US, including feelings of isolation, limited access to computing opportunities, and a lack of social support. DiSalvo and colleagues investigated these barriers within a game testers programme, examining how an interest in computer games could motivate access to computing education <text:reference-mark-start text:name="ZOTERO_ITEM CSL_CITATION {&quot;schema&quot;:&quot;https://github.com/citation-style-language/schema/raw/master/csl-citation.json&quot;,&quot;citationID&quot;:&quot;00000135&quot;,&quot;properties&quot;:{&quot;noteIndex&quot;:0,&quot;unsorted&quot;:false,&quot;formattedCitation&quot;:&quot;[@disalvo_saving_2014; @disalvo_glitch_2009-1; @disalvo_learning_2008]&quot;},&quot;citationItems&quot;:[{&quot;uris&quot;:[&quot;http://zotero.org/users/1913249/items/HKBNN53C&quot;],&quot;itemData&quot;:{&quot;title&quot;:&quot;Saving Face While Geeking Out: Video Game Testing as a Justification for Learning Computer Science&quot;,&quot;accessed&quot;:{&quot;date-parts&quot;:[[&quot;2018&quot;,7,16]]},&quot;volume&quot;:&quot;23&quot;,&quot;ISSN&quot;:&quot;1050-8406&quot;,&quot;source&quot;:&quot;Taylor and Francis+NEJM&quot;,&quot;type&quot;:&quot;article-journal&quot;,&quot;page&quot;:&quot;272-315&quot;,&quot;id&quot;:&quot;disalvo_saving_2014&quot;,&quot;author&quot;:[{&quot;given&quot;:&quot;Betsy&quot;,&quot;family&quot;:&quot;DiSalvo&quot;},{&quot;given&quot;:&quot;Mark&quot;,&quot;family&quot;:&quot;Guzdial&quot;},{&quot;given&quot;:&quot;Amy&quot;,&quot;family&quot;:&quot;Bruckman&quot;},{&quot;given&quot;:&quot;Tom&quot;,&quot;family&quot;:&quot;McKlin&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itation-key&quot;:&quot;disalvo_saving_2014&quot;,&quot;issued&quot;:{&quot;date-parts&quot;:[[&quot;2014&quot;,7,3]]},&quot;container-title&quot;:&quot;Journal of the Learning Sciences&quot;,&quot;URL&quot;:&quot;https://doi.org/10.1080/10508406.2014.893434&quot;,&quot;DOI&quot;:&quot;10.1080/10508406.2014.893434&quot;,&quot;issue&quot;:&quot;3&quot;,&quot;title-short&quot;:&quot;Saving Face While Geeking Out&quot;},&quot;prefix&quot;:&quot;&quot;,&quot;id&quot;:2650},{&quot;uris&quot;:[&quot;http://zotero.org/users/1913249/items/9GLLZLMB&quot;],&quot;itemData&quot;:{&quot;type&quot;:&quot;paper-conference&quot;,&quot;page&quot;:&quot;7&quot;,&quot;event-title&quot;:&quot;DiGRA&quot;,&quot;title&quot;:&quot;Glitch Game Testers: African American Men Breaking Open the Console&quot;,&quot;id&quot;:&quot;disalvo_glitch_2009-1&quot;,&quot;citation-key&quot;:&quot;disalvo_glitch_2009-1&quot;,&quot;issued&quot;:{&quot;date-parts&quot;:[[&quot;2009&quot;]]},&quot;container-title&quot;:&quot;Breaking New Ground: Innovation in Games, Play, Practice and Theory.&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language&quot;:&quot;en&quot;,&quot;source&quot;:&quot;Zotero&quot;},&quot;prefix&quot;:&quot;&quot;,&quot;id&quot;:2670},{&quot;uris&quot;:[&quot;http://zotero.org/users/1913249/items/XMLVAMHU&quot;],&quot;itemData&quot;:{&quot;container-title-short&quot;:&quot;Games and Culture&quot;,&quot;title&quot;:&quot;Learning in Context                                                    ,                                                             Learning in Context: Digital Games and Young Black Men             ,                      Digital Games and Young Black Men&quot;,&quot;accessed&quot;:{&quot;date-parts&quot;:[[&quot;2018&quot;,7,16]]},&quot;volume&quot;:&quot;3&quot;,&quot;ISSN&quot;:&quot;1555-4120&quot;,&quot;source&quot;:&quot;SAGE Journals&quot;,&quot;type&quot;:&quot;article-journal&quot;,&quot;page&quot;:&quot;131-141&quot;,&quot;id&quot;:&quot;disalvo_learning_2008&quot;,&quot;title-short&quot;:&quot;Learning in Context                                                    ,                                                             Learning in Context&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given&quot;:&quot;Betsy James&quot;,&quot;family&quot;:&quot;DiSalvo&quot;},{&quot;given&quot;:&quot;Kevin&quot;,&quot;family&quot;:&quot;Crowley&quot;},{&quot;given&quot;:&quot;Roy&quot;,&quot;family&quot;:&quot;Norwood&quot;}],&quot;citation-key&quot;:&quot;disalvo_learning_2008&quot;,&quot;language&quot;:&quot;en&quot;,&quot;container-title&quot;:&quot;Games and Culture&quot;,&quot;URL&quot;:&quot;http://journals.sagepub.com/doi/abs/10.1177/1555412008314130&quot;,&quot;DOI&quot;:&quot;10.1177/1555412008314130&quot;,&quot;issue&quot;:&quot;2&quot;,&quot;issued&quot;:{&quot;date-parts&quot;:[[&quot;2008&quot;,4,1]]}},&quot;prefix&quot;:&quot;&quot;,&quot;id&quot;:2651}]} RND0000000136"/>&lt;Do Zotero Refresh: [@disalvo_saving_2014; @disalvo_glitch_2009-1; @disalvo_learning_2008]&gt;<text:reference-mark-end text:name="ZOTERO_ITEM CSL_CITATION {&quot;schema&quot;:&quot;https://github.com/citation-style-language/schema/raw/master/csl-citation.json&quot;,&quot;citationID&quot;:&quot;00000135&quot;,&quot;properties&quot;:{&quot;noteIndex&quot;:0,&quot;unsorted&quot;:false,&quot;formattedCitation&quot;:&quot;[@disalvo_saving_2014; @disalvo_glitch_2009-1; @disalvo_learning_2008]&quot;},&quot;citationItems&quot;:[{&quot;uris&quot;:[&quot;http://zotero.org/users/1913249/items/HKBNN53C&quot;],&quot;itemData&quot;:{&quot;title&quot;:&quot;Saving Face While Geeking Out: Video Game Testing as a Justification for Learning Computer Science&quot;,&quot;accessed&quot;:{&quot;date-parts&quot;:[[&quot;2018&quot;,7,16]]},&quot;volume&quot;:&quot;23&quot;,&quot;ISSN&quot;:&quot;1050-8406&quot;,&quot;source&quot;:&quot;Taylor and Francis+NEJM&quot;,&quot;type&quot;:&quot;article-journal&quot;,&quot;page&quot;:&quot;272-315&quot;,&quot;id&quot;:&quot;disalvo_saving_2014&quot;,&quot;author&quot;:[{&quot;given&quot;:&quot;Betsy&quot;,&quot;family&quot;:&quot;DiSalvo&quot;},{&quot;given&quot;:&quot;Mark&quot;,&quot;family&quot;:&quot;Guzdial&quot;},{&quot;given&quot;:&quot;Amy&quot;,&quot;family&quot;:&quot;Bruckman&quot;},{&quot;given&quot;:&quot;Tom&quot;,&quot;family&quot;:&quot;McKlin&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itation-key&quot;:&quot;disalvo_saving_2014&quot;,&quot;issued&quot;:{&quot;date-parts&quot;:[[&quot;2014&quot;,7,3]]},&quot;container-title&quot;:&quot;Journal of the Learning Sciences&quot;,&quot;URL&quot;:&quot;https://doi.org/10.1080/10508406.2014.893434&quot;,&quot;DOI&quot;:&quot;10.1080/10508406.2014.893434&quot;,&quot;issue&quot;:&quot;3&quot;,&quot;title-short&quot;:&quot;Saving Face While Geeking Out&quot;},&quot;prefix&quot;:&quot;&quot;,&quot;id&quot;:2650},{&quot;uris&quot;:[&quot;http://zotero.org/users/1913249/items/9GLLZLMB&quot;],&quot;itemData&quot;:{&quot;type&quot;:&quot;paper-conference&quot;,&quot;page&quot;:&quot;7&quot;,&quot;event-title&quot;:&quot;DiGRA&quot;,&quot;title&quot;:&quot;Glitch Game Testers: African American Men Breaking Open the Console&quot;,&quot;id&quot;:&quot;disalvo_glitch_2009-1&quot;,&quot;citation-key&quot;:&quot;disalvo_glitch_2009-1&quot;,&quot;issued&quot;:{&quot;date-parts&quot;:[[&quot;2009&quot;]]},&quot;container-title&quot;:&quot;Breaking New Ground: Innovation in Games, Play, Practice and Theory.&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language&quot;:&quot;en&quot;,&quot;source&quot;:&quot;Zotero&quot;},&quot;prefix&quot;:&quot;&quot;,&quot;id&quot;:2670},{&quot;uris&quot;:[&quot;http://zotero.org/users/1913249/items/XMLVAMHU&quot;],&quot;itemData&quot;:{&quot;container-title-short&quot;:&quot;Games and Culture&quot;,&quot;title&quot;:&quot;Learning in Context                                                    ,                                                             Learning in Context: Digital Games and Young Black Men             ,                      Digital Games and Young Black Men&quot;,&quot;accessed&quot;:{&quot;date-parts&quot;:[[&quot;2018&quot;,7,16]]},&quot;volume&quot;:&quot;3&quot;,&quot;ISSN&quot;:&quot;1555-4120&quot;,&quot;source&quot;:&quot;SAGE Journals&quot;,&quot;type&quot;:&quot;article-journal&quot;,&quot;page&quot;:&quot;131-141&quot;,&quot;id&quot;:&quot;disalvo_learning_2008&quot;,&quot;title-short&quot;:&quot;Learning in Context                                                    ,                                                             Learning in Context&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given&quot;:&quot;Betsy James&quot;,&quot;family&quot;:&quot;DiSalvo&quot;},{&quot;given&quot;:&quot;Kevin&quot;,&quot;family&quot;:&quot;Crowley&quot;},{&quot;given&quot;:&quot;Roy&quot;,&quot;family&quot;:&quot;Norwood&quot;}],&quot;citation-key&quot;:&quot;disalvo_learning_2008&quot;,&quot;language&quot;:&quot;en&quot;,&quot;container-title&quot;:&quot;Games and Culture&quot;,&quot;URL&quot;:&quot;http://journals.sagepub.com/doi/abs/10.1177/1555412008314130&quot;,&quot;DOI&quot;:&quot;10.1177/1555412008314130&quot;,&quot;issue&quot;:&quot;2&quot;,&quot;issued&quot;:{&quot;date-parts&quot;:[[&quot;2008&quot;,4,1]]}},&quot;prefix&quot;:&quot;&quot;,&quot;id&quot;:2651}]} RND0000000136"/>. Their findings indicated that activities should not only be engaging but also align with the underlying values of the programme’s young, African American male participants.</text:p>
      <text:h text:style-name="Heading_20_2" text:outline-level="2"><text:bookmark-start text:name="rationale-for-the-study"/>3. Rationale for the Study:<text:bookmark-end text:name="rationale-for-the-study"/></text:h>
      <text:h text:style-name="Heading_20_3" text:outline-level="3"><text:bookmark-start text:name="personal-context"/>Personal context<text:bookmark-end text:name="personal-context"/></text:h>
      <text:p text:style-name="First_20_paragraph">The role of this thesis regarding the use of technology for self-expression is one reflected in my personal and professional trajectory. My journey into the world of technology and education began in the 1990s via my participation in organising and promoting unlicensed music events and festivals. Email and websites became important tools in this process, and I was an enthusiast early adopter of these technologies. These experiences exposed me to decentralised organising principles, which became an important guidelines for the free software and free culture movements <text:reference-mark-start text:name="ZOTERO_ITEM CSL_CITATION {&quot;schema&quot;:&quot;https://github.com/citation-style-language/schema/raw/master/csl-citation.json&quot;,&quot;citationID&quot;:&quot;00000137&quot;,&quot;properties&quot;:{&quot;noteIndex&quot;:0,&quot;unsorted&quot;:false,&quot;formattedCitation&quot;:&quot;[@lessig_free_2004]&quot;},&quot;citationItems&quot;:[{&quot;uris&quot;:[&quot;http://zotero.org/users/1913249/items/F5RW69XD&quot;],&quot;itemData&quot;:{&quot;type&quot;:&quot;book&quot;,&quot;event-place&quot;:&quot;New York&quot;,&quot;call-number&quot;:&quot;KF2979 .L47 2004&quot;,&quot;author&quot;:[{&quot;given&quot;:&quot;Lawrence&quot;,&quot;family&quot;:&quot;Lessig&quot;}],&quot;title&quot;:&quot;Free culture: how big media uses technology and the law to lock down culture and control creativity&quot;,&quot;number-of-pages&quot;:&quot;345&quot;,&quot;id&quot;:&quot;lessig_free_2004&quot;,&quot;citation-key&quot;:&quot;lessig_free_2004&quot;,&quot;publisher-place&quot;:&quot;New York&quot;,&quot;publisher&quot;:&quot;Penguin Press&quot;,&quot;ISBN&quot;:&quot;1-59420-006-8&quot;,&quot;issued&quot;:{&quot;date-parts&quot;:[[&quot;2004&quot;]]},&quot;title-short&quot;:&quot;Free culture&quot;,&quot;source&quot;:&quot;Library of Congress ISBN&quot;},&quot;prefix&quot;:&quot;&quot;,&quot;id&quot;:423}]} RND0000000138"/>&lt;Do Zotero Refresh: [@lessig_free_2004]&gt;<text:reference-mark-end text:name="ZOTERO_ITEM CSL_CITATION {&quot;schema&quot;:&quot;https://github.com/citation-style-language/schema/raw/master/csl-citation.json&quot;,&quot;citationID&quot;:&quot;00000137&quot;,&quot;properties&quot;:{&quot;noteIndex&quot;:0,&quot;unsorted&quot;:false,&quot;formattedCitation&quot;:&quot;[@lessig_free_2004]&quot;},&quot;citationItems&quot;:[{&quot;uris&quot;:[&quot;http://zotero.org/users/1913249/items/F5RW69XD&quot;],&quot;itemData&quot;:{&quot;type&quot;:&quot;book&quot;,&quot;event-place&quot;:&quot;New York&quot;,&quot;call-number&quot;:&quot;KF2979 .L47 2004&quot;,&quot;author&quot;:[{&quot;given&quot;:&quot;Lawrence&quot;,&quot;family&quot;:&quot;Lessig&quot;}],&quot;title&quot;:&quot;Free culture: how big media uses technology and the law to lock down culture and control creativity&quot;,&quot;number-of-pages&quot;:&quot;345&quot;,&quot;id&quot;:&quot;lessig_free_2004&quot;,&quot;citation-key&quot;:&quot;lessig_free_2004&quot;,&quot;publisher-place&quot;:&quot;New York&quot;,&quot;publisher&quot;:&quot;Penguin Press&quot;,&quot;ISBN&quot;:&quot;1-59420-006-8&quot;,&quot;issued&quot;:{&quot;date-parts&quot;:[[&quot;2004&quot;]]},&quot;title-short&quot;:&quot;Free culture&quot;,&quot;source&quot;:&quot;Library of Congress ISBN&quot;},&quot;prefix&quot;:&quot;&quot;,&quot;id&quot;:423}]} RND0000000138"/>. Inspired by these potential of the tools and organising processes, I began to share relevant approaches with local organisations by specialising in internet and media creation training and community development. Related work with FLOSS Manuals, writing and promoting documentation and online learning resources for media creation and collaborative processes using Free Software allowed me to document and advocate for low-cost media and web production methods. A key partner in this process was the Mozilla community where I created documentation, workshop guides and other learning resources with networks of informal educators. At this time co-authored <text:span text:style-name="T2">A Open Web</text:span> [^5], a book which celebrated the opportunities provided by open source and decentralised web technology to create a more egalitarian environment of digital participation, and importantly noted emerging risks to this mode of participation.</text:p>
      <text:p text:style-name="Text_20_body">Discussion around the launch of a new UK computing curriculum in 2013 championed the possibilities of creative digital production within the classroom <text:reference-mark-start text:name="ZOTERO_ITEM CSL_CITATION {&quot;schema&quot;:&quot;https://github.com/citation-style-language/schema/raw/master/csl-citation.json&quot;,&quot;citationID&quot;:&quot;00000139&quot;,&quot;properties&quot;:{&quot;noteIndex&quot;:0,&quot;unsorted&quot;:false,&quot;formattedCitation&quot;:&quot;[@livingstone_next_2011]&quot;},&quot;citationItems&quot;:[{&quot;uris&quot;:[&quot;http://zotero.org/users/1913249/items/VBXU3WDU&quot;],&quot;itemData&quot;:{&quot;citation-key&quot;:&quot;livingstone_next_2011&quot;,&quot;type&quot;:&quot;report&quot;,&quot;issued&quot;:{&quot;date-parts&quot;:[[&quot;2011&quot;]]},&quot;id&quot;:&quot;livingstone_next_2011&quot;,&quot;author&quot;:[{&quot;given&quot;:&quot;Ian&quot;,&quot;family&quot;:&quot;Livingstone&quot;},{&quot;given&quot;:&quot;Alex&quot;,&quot;family&quot;:&quot;Hope&quot;}],&quot;title&quot;:&quot;Next Gen: Transforming the UK into the world’s leading talent hub for the video games and visual effects industries&quot;,&quot;publisher&quot;:&quot;National Endowment for Science, Technology and the Arts (NESTA),&quot;},&quot;prefix&quot;:&quot;&quot;,&quot;id&quot;:3457}]} RND0000000140"/>&lt;Do Zotero Refresh: [@livingstone_next_2011]&gt;<text:reference-mark-end text:name="ZOTERO_ITEM CSL_CITATION {&quot;schema&quot;:&quot;https://github.com/citation-style-language/schema/raw/master/csl-citation.json&quot;,&quot;citationID&quot;:&quot;00000139&quot;,&quot;properties&quot;:{&quot;noteIndex&quot;:0,&quot;unsorted&quot;:false,&quot;formattedCitation&quot;:&quot;[@livingstone_next_2011]&quot;},&quot;citationItems&quot;:[{&quot;uris&quot;:[&quot;http://zotero.org/users/1913249/items/VBXU3WDU&quot;],&quot;itemData&quot;:{&quot;citation-key&quot;:&quot;livingstone_next_2011&quot;,&quot;type&quot;:&quot;report&quot;,&quot;issued&quot;:{&quot;date-parts&quot;:[[&quot;2011&quot;]]},&quot;id&quot;:&quot;livingstone_next_2011&quot;,&quot;author&quot;:[{&quot;given&quot;:&quot;Ian&quot;,&quot;family&quot;:&quot;Livingstone&quot;},{&quot;given&quot;:&quot;Alex&quot;,&quot;family&quot;:&quot;Hope&quot;}],&quot;title&quot;:&quot;Next Gen: Transforming the UK into the world’s leading talent hub for the video games and visual effects industries&quot;,&quot;publisher&quot;:&quot;National Endowment for Science, Technology and the Arts (NESTA),&quot;},&quot;prefix&quot;:&quot;&quot;,&quot;id&quot;:3457}]} RND0000000140"/>. In that year I undertook a Masters in Computing and in the following year a PGCE in Computing. As part of my PGCE dissertation, I designed and delivered a pilot scheme to teach JavaScript in playful ways. The learning materials were made available as an OER as part of Mozilla’s online teaching resources <text:note text:id="ftn0" text:note-class="footnote"><text:note-citation>1</text:note-citation><text:note-body><text:p text:style-name="Footnote">https://web.archive.org/web/20200423162826/http://edlab.org.uk/</text:p></text:note-body></text:note>. Unfortunately, the constraints of the school context and the new curriculum hindered the kind of authentic activities that first attracted me to teaching in Computing in schools. Instead, after completing my PGCE, I joined Manchester Metropolitan University in a role focusing on community education partnerships as part of the EdLab project <text:note text:id="ftn1" text:note-class="footnote"><text:note-citation>2</text:note-citation><text:note-body><text:p text:style-name="Footnote">http://archive.flossmanuals.net/an-open-web/ </text:p></text:note-body></text:note>. This work provided opportunities to pursue creative, project based approaches to teaching technology to young people and families. Building on the success of this work, I applied to undertake this PhD study with the Education and Social Research Institute of Manchester Metropolitan University (ESRI).</text:p>
      <text:h text:style-name="Heading_20_4" text:outline-level="4"><text:bookmark-start text:name="recap-of-personal-motivations"/>Recap of Personal Motivations<text:bookmark-end text:name="recap-of-personal-motivations"/></text:h>
      <text:p text:style-name="First_20_paragraph">A personal motivation driving this research is to better understand my practice as an activist, community worker and practice-focused educator. Much of my experience and motivation revolved around space based approaches to learning be it at a festival, community centre, arts centre or community workshop.</text:p>
      <text:p text:style-name="Text_20_body">As a practitioner, while I had a sense of what success felt like in creative media project work, I lacked clear language to communicate this either in the academic or practice based settings.</text:p>
      <text:p text:style-name="Text_20_body">In these settings the motivations of empowerment and social change were important.</text:p>
      <text:p text:style-name="Text_20_body">Such factors are also important in this settings IN WHAT WAYS/ FOR WHO?</text:p>
      <text:p text:style-name="Text_20_body">To help reflect on this issue, this thesis engages with a complex and dynamic picture of participant agency.</text:p>
      <text:p text:style-name="Text_20_body">This complexity is important to this thesis as it allows a full exploration of contextual factors at play, especially initial and emerging barriers to participation to undertaking project work.</text:p>
      <text:p text:style-name="Text_20_body">MOVE? WHERE? One research question of thesis addresses the process of developing agency within a community. While agency and autonomy have disputed, often inter-related definitions <text:reference-mark-start text:name="ZOTERO_ITEM CSL_CITATION {&quot;schema&quot;:&quot;https://github.com/citation-style-language/schema/raw/master/csl-citation.json&quot;,&quot;citationID&quot;:&quot;00000141&quot;,&quot;properties&quot;:{&quot;noteIndex&quot;:0,&quot;unsorted&quot;:false,&quot;formattedCitation&quot;:&quot;[@huang_autonomy_2013; @matusov_mapping_2016]&quot;},&quot;citationItems&quot;:[{&quot;uris&quot;:[&quot;http://zotero.org/users/1913249/items/PSMR8LFN&quot;],&quot;itemData&quot;:{&quot;title&quot;:&quot;Autonomy, Agency and Identity in Foreign and Second Language Education&quot;,&quot;accessed&quot;:{&quot;date-parts&quot;:[[&quot;2023&quot;,6,19]]},&quot;volume&quot;:&quot;36&quot;,&quot;ISSN&quot;:&quot;2192-9513, 2192-9505&quot;,&quot;source&quot;:&quot;DOI.org (Crossref)&quot;,&quot;DOI&quot;:&quot;10.1515/cjal-2013-0002&quot;,&quot;id&quot;:&quot;huang_autonomy_2013&quot;,&quot;author&quot;:[{&quot;given&quot;:&quot;Jing (Peter)&quot;,&quot;family&quot;:&quot;Huang&quot;},{&quot;given&quot;:&quot;Phil&quot;,&quot;family&quot;:&quot;Benson&quot;}],&quot;type&quot;:&quot;article-journal&quot;,&quot;citation-key&quot;:&quot;huang_autonomy_2013&quot;,&quot;issued&quot;:{&quot;date-parts&quot;:[[&quot;2013&quot;,1,2]]},&quot;container-title&quot;:&quot;Chinese Journal of Applied Linguistics&quot;,&quot;URL&quot;:&quot;https://www.degruyter.com/document/doi/10.1515/cjal-2013-0002/htm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ue&quot;:&quot;1&quot;,&quot;language&quot;:&quot;en&quot;},&quot;prefix&quot;:&quot;&quot;,&quot;id&quot;:8822},{&quot;uris&quot;:[&quot;http://zotero.org/users/1913249/items/ZU33LZ9E&quot;],&quot;itemData&quot;:{&quot;container-title-short&quot;:&quot;Integr. psych. behav.&quot;,&quot;title&quot;:&quot;Mapping Concepts of Agency in Educational Contexts&quot;,&quot;accessed&quot;:{&quot;date-parts&quot;:[[&quot;2023&quot;,6,19]]},&quot;volume&quot;:&quot;50&quot;,&quot;ISSN&quot;:&quot;1936-3567&quot;,&quot;source&quot;:&quot;Springer Link&quot;,&quot;type&quot;:&quot;article-journal&quot;,&quot;page&quot;:&quot;420-446&quot;,&quot;id&quot;:&quot;matusov_mapping_2016&quot;,&quot;author&quot;:[{&quot;given&quot;:&quot;Eugene&quot;,&quot;family&quot;:&quot;Matusov&quot;},{&quot;non-dropping-particle&quot;:&quot;von&quot;,&quot;given&quot;:&quot;Katherine&quot;,&quot;family&quot;:&quot;Duyke&quot;},{&quot;given&quot;:&quot;Shakhnoza&quot;,&quot;family&quot;:&quot;Kayumov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issued&quot;:{&quot;date-parts&quot;:[[&quot;2016&quot;,9,1]]},&quot;container-title&quot;:&quot;Integrative Psychological and Behavioral Science&quot;,&quot;URL&quot;:&quot;https://doi.org/10.1007/s12124-015-9336-0&quot;,&quot;DOI&quot;:&quot;10.1007/s12124-015-9336-0&quot;,&quot;issue&quot;:&quot;3&quot;,&quot;language&quot;:&quot;en&quot;},&quot;prefix&quot;:&quot;&quot;,&quot;id&quot;:8819}]} RND0000000142"/>&lt;Do Zotero Refresh: [@huang_autonomy_2013; @matusov_mapping_2016]&gt;<text:reference-mark-end text:name="ZOTERO_ITEM CSL_CITATION {&quot;schema&quot;:&quot;https://github.com/citation-style-language/schema/raw/master/csl-citation.json&quot;,&quot;citationID&quot;:&quot;00000141&quot;,&quot;properties&quot;:{&quot;noteIndex&quot;:0,&quot;unsorted&quot;:false,&quot;formattedCitation&quot;:&quot;[@huang_autonomy_2013; @matusov_mapping_2016]&quot;},&quot;citationItems&quot;:[{&quot;uris&quot;:[&quot;http://zotero.org/users/1913249/items/PSMR8LFN&quot;],&quot;itemData&quot;:{&quot;title&quot;:&quot;Autonomy, Agency and Identity in Foreign and Second Language Education&quot;,&quot;accessed&quot;:{&quot;date-parts&quot;:[[&quot;2023&quot;,6,19]]},&quot;volume&quot;:&quot;36&quot;,&quot;ISSN&quot;:&quot;2192-9513, 2192-9505&quot;,&quot;source&quot;:&quot;DOI.org (Crossref)&quot;,&quot;DOI&quot;:&quot;10.1515/cjal-2013-0002&quot;,&quot;id&quot;:&quot;huang_autonomy_2013&quot;,&quot;author&quot;:[{&quot;given&quot;:&quot;Jing (Peter)&quot;,&quot;family&quot;:&quot;Huang&quot;},{&quot;given&quot;:&quot;Phil&quot;,&quot;family&quot;:&quot;Benson&quot;}],&quot;type&quot;:&quot;article-journal&quot;,&quot;citation-key&quot;:&quot;huang_autonomy_2013&quot;,&quot;issued&quot;:{&quot;date-parts&quot;:[[&quot;2013&quot;,1,2]]},&quot;container-title&quot;:&quot;Chinese Journal of Applied Linguistics&quot;,&quot;URL&quot;:&quot;https://www.degruyter.com/document/doi/10.1515/cjal-2013-0002/htm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ue&quot;:&quot;1&quot;,&quot;language&quot;:&quot;en&quot;},&quot;prefix&quot;:&quot;&quot;,&quot;id&quot;:8822},{&quot;uris&quot;:[&quot;http://zotero.org/users/1913249/items/ZU33LZ9E&quot;],&quot;itemData&quot;:{&quot;container-title-short&quot;:&quot;Integr. psych. behav.&quot;,&quot;title&quot;:&quot;Mapping Concepts of Agency in Educational Contexts&quot;,&quot;accessed&quot;:{&quot;date-parts&quot;:[[&quot;2023&quot;,6,19]]},&quot;volume&quot;:&quot;50&quot;,&quot;ISSN&quot;:&quot;1936-3567&quot;,&quot;source&quot;:&quot;Springer Link&quot;,&quot;type&quot;:&quot;article-journal&quot;,&quot;page&quot;:&quot;420-446&quot;,&quot;id&quot;:&quot;matusov_mapping_2016&quot;,&quot;author&quot;:[{&quot;given&quot;:&quot;Eugene&quot;,&quot;family&quot;:&quot;Matusov&quot;},{&quot;non-dropping-particle&quot;:&quot;von&quot;,&quot;given&quot;:&quot;Katherine&quot;,&quot;family&quot;:&quot;Duyke&quot;},{&quot;given&quot;:&quot;Shakhnoza&quot;,&quot;family&quot;:&quot;Kayumov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issued&quot;:{&quot;date-parts&quot;:[[&quot;2016&quot;,9,1]]},&quot;container-title&quot;:&quot;Integrative Psychological and Behavioral Science&quot;,&quot;URL&quot;:&quot;https://doi.org/10.1007/s12124-015-9336-0&quot;,&quot;DOI&quot;:&quot;10.1007/s12124-015-9336-0&quot;,&quot;issue&quot;:&quot;3&quot;,&quot;language&quot;:&quot;en&quot;},&quot;prefix&quot;:&quot;&quot;,&quot;id&quot;:8819}]} RND0000000142"/>. In chapter 3, this study explores the following terms to guide later analysis: instrumental agency; relational agency ; and authorial agency.</text:p>
      <text:h text:style-name="Heading_20_3" text:outline-level="3"><text:bookmark-start text:name="connecting-my-experience-to-broader-contextual-themes"/>Connecting my experience to broader contextual themes<text:bookmark-end text:name="connecting-my-experience-to-broader-contextual-themes"/></text:h>
      <text:p text:style-name="First_20_paragraph">SPACE BASED LEARNING.</text:p>
      <text:p text:style-name="Text_20_body">RECAP THE BROADER RESEARCH THEMES</text:p>
      <text:p text:style-name="Text_20_body">PERHAPS DROP / MERGE THIS SECTION In this section, I outline how these experiences connect to broader research issues on media and game creation within informal learning environments.</text:p>
      <text:p text:style-name="Text_20_body">My past aims surrounding empowerment through music events and protest movement align with broader movements that advocate equality of access to digital participatory culture.</text:p>
      <text:p text:style-name="Text_20_body">The processes of building agency in a fledgling community can be seen as important acts of community participation.</text:p>
      <text:p text:style-name="Text_20_body">I find Rogoff’s reflection that initial first impressions of a ‘chaotic’ environment of learning in a community of learners are false impressions that stem from a lack of understanding of the underlying structure of activity <text:reference-mark-start text:name="ZOTERO_ITEM CSL_CITATION {&quot;schema&quot;:&quot;https://github.com/citation-style-language/schema/raw/master/csl-citation.json&quot;,&quot;citationID&quot;:&quot;00000143&quot;,&quot;properties&quot;:{&quot;noteIndex&quot;:0,&quot;unsorted&quot;:false,&quot;formattedCitation&quot;:&quot;[-@rogoff_developing_1994, p. 219]&quot;},&quot;citationItems&quot;:[{&quot;itemData&quot;:{&quot;type&quot;:&quot;article-journal&quot;,&quot;page&quot;:&quot;209–229&quot;,&quot;title&quot;:&quot;Developing understanding of the idea of communities of learners&quot;,&quot;id&quot;:&quot;rogoff_developing_1994&quot;,&quot;citation-key&quot;:&quot;rogoff_developing_1994&quot;,&quot;issued&quot;:{&quot;date-parts&quot;:[[&quot;1994&quot;]]},&quot;container-title&quot;:&quot;Mind, culture, and activity&quot;,&quot;author&quot;:[{&quot;given&quot;:&quot;Barbara&quot;,&quot;family&quot;:&quot;Rogoff&quot;}],&quot;issue&quot;:&quot;4&quot;,&quot;volume&quot;:&quot;1&quot;},&quot;locator&quot;:&quot;219&quot;,&quot;label&quot;:&quot;page&quot;,&quot;uris&quot;:[&quot;http://zotero.org/users/1913249/items/VUK2URI6&quot;],&quot;suppress-author&quot;:true,&quot;prefix&quot;:&quot;&quot;,&quot;id&quot;:3284}]} RND0000000144"/>&lt;Do Zotero Refresh: [-@rogoff_developing_1994, p. 219]&gt;<text:reference-mark-end text:name="ZOTERO_ITEM CSL_CITATION {&quot;schema&quot;:&quot;https://github.com/citation-style-language/schema/raw/master/csl-citation.json&quot;,&quot;citationID&quot;:&quot;00000143&quot;,&quot;properties&quot;:{&quot;noteIndex&quot;:0,&quot;unsorted&quot;:false,&quot;formattedCitation&quot;:&quot;[-@rogoff_developing_1994, p. 219]&quot;},&quot;citationItems&quot;:[{&quot;itemData&quot;:{&quot;type&quot;:&quot;article-journal&quot;,&quot;page&quot;:&quot;209–229&quot;,&quot;title&quot;:&quot;Developing understanding of the idea of communities of learners&quot;,&quot;id&quot;:&quot;rogoff_developing_1994&quot;,&quot;citation-key&quot;:&quot;rogoff_developing_1994&quot;,&quot;issued&quot;:{&quot;date-parts&quot;:[[&quot;1994&quot;]]},&quot;container-title&quot;:&quot;Mind, culture, and activity&quot;,&quot;author&quot;:[{&quot;given&quot;:&quot;Barbara&quot;,&quot;family&quot;:&quot;Rogoff&quot;}],&quot;issue&quot;:&quot;4&quot;,&quot;volume&quot;:&quot;1&quot;},&quot;locator&quot;:&quot;219&quot;,&quot;label&quot;:&quot;page&quot;,&quot;uris&quot;:[&quot;http://zotero.org/users/1913249/items/VUK2URI6&quot;],&quot;suppress-author&quot;:true,&quot;prefix&quot;:&quot;&quot;,&quot;id&quot;:3284}]} RND0000000144"/> useful.</text:p>
      <text:p text:style-name="Text_20_body">The importance of participation within seemingly chaotic processes as a way of building a collective understanding of the problem area among participants stands out to me a one with great potential to address important contemporary challenges.</text:p>
      <text:p text:style-name="Text_20_body">These experiences of agency and collective change also has the potential to address problems at larger and smaller scopes.</text:p>
      <text:p text:style-name="Text_20_body">The sketchy nature of projects in terms of incompleteness also seems to offer potential to avoid unintended consequences through rapid, responsive adjustments made easier by its evolving nature.</text:p>
      <text:p text:style-name="Text_20_body">These aspects are explored in later chapters in reflections on design-based research.</text:p>
      <text:h text:style-name="Heading_20_3" text:outline-level="3"><text:bookmark-start text:name="rationale-of-home-education-settings-as-a-site-of-research"/>Rationale of home education settings as a site of research<text:bookmark-end text:name="rationale-of-home-education-settings-as-a-site-of-research"/></text:h>
      <text:p text:style-name="First_20_paragraph">The contextual features outlined above align with practical factors to make home educators a good fit for this thesis.</text:p>
      <text:p text:style-name="Text_20_body">The involvement of family members brings out possibilities to connect to home funds of knowledge (is this explored above?)</text:p>
      <text:p text:style-name="Text_20_body">An alignment with the needs of participants was also a relevant factor in this work with home educators, allowing for reciprocity in the research process. My engagement with game creation via coding stemmed a consultation with home educators as part of my university outreach and partnership work. To align with the interests of parents and children at the consultation asked if we could lead activities which drew on interest their children’s interest in digital games, Minecraft being a named example, to promote computer coding.</text:p>
      <text:p text:style-name="Text_20_body">Research in schools settings is sometimes hampered by practical issues such as timetable considerations and lack of time for project work outside of the subject curriculum. These factors are largely absent when working with home educating families.</text:p>
      <text:p text:style-name="Text_20_body">NOTES - could also link with after school club as a similar site. And the value of third spaces (check cross over with Ch.2)</text:p>
      <text:h text:style-name="Heading_20_3" text:outline-level="3"><text:bookmark-start text:name="observations-leading-to-perceived-need"/>Observations leading to perceived need<text:bookmark-end text:name="observations-leading-to-perceived-need"/></text:h>
      <text:p text:style-name="First_20_paragraph">The more specific of these go in the more detailed problems statement in the final section of Chapter 2 after a review of existing literature.</text:p>
      <text:p text:style-name="Text_20_body">The general areas of perceived need are as follows.</text:p>
      <text:list text:style-name="L19">
        <text:list-item>
          <text:p text:style-name="P19">Less than clear exploration of the goal of social approaches to coding - variations on Fluency</text:p>
        </text:list-item>
        <text:list-item>
          <text:p text:style-name="P19">Specific pedagogies for social / cultural approaches</text:p>
        </text:list-item>
        <text:list-item>
          <text:p text:style-name="P19">understandings of how to mobilise funds of knowledge</text:p>
        </text:list-item>
      </text:list>
      <text:h text:style-name="Heading_20_4" text:outline-level="4"><text:bookmark-start text:name="on-fluency-agency"/>On Fluency &amp; Agency<text:bookmark-end text:name="on-fluency-agency"/></text:h>
      <text:p text:style-name="First_20_paragraph">Concepts of promise, are that of fluency and agency</text:p>
      <text:p text:style-name="Text_20_body">The guiding principle unifying these terms is being self expression &amp; the following are relevant.</text:p>
      <text:list text:style-name="L20">
        <text:list-item>
          <text:p text:style-name="P20">via instrumental coding competency needed to make changes effectively with or without supporting documentation</text:p>
        </text:list-item>
        <text:list-item>
          <text:p text:style-name="P20">from a as a read / write perspective, learners should be able to write as well as read programs as a form of empowerment <text:reference-mark-start text:name="ZOTERO_ITEM CSL_CITATION {&quot;schema&quot;:&quot;https://github.com/citation-style-language/schema/raw/master/csl-citation.json&quot;,&quot;citationID&quot;:&quot;00000145&quot;,&quot;properties&quot;:{&quot;noteIndex&quot;:0,&quot;unsorted&quot;:false,&quot;formattedCitation&quot;:&quot;[@resnick2002rethinking]&quot;},&quot;citationItems&quot;:[{&quot;uris&quot;:[&quot;http://zotero.org/users/1913249/items/RE6SA4ZV&quot;],&quot;itemData&quot;:{&quot;citation-key&quot;:&quot;resnick2002rethinking&quot;,&quot;type&quot;:&quot;document&quot;,&quot;issued&quot;:{&quot;date-parts&quot;:[[&quot;2002&quot;]]},&quot;id&quot;:&quot;resnick2002rethinking&quot;,&quot;author&quot;:[{&quot;given&quot;:&quot;Mitchel&quot;,&quot;family&quot;:&quot;Resnick&quot;}],&quot;title&quot;:&quot;Rethinking learning in the digital age&quot;,&quot;publisher&quot;:&quot;The global information technology report: Readiness for the networked world …&quot;},&quot;prefix&quot;:&quot;&quot;,&quot;id&quot;:10220}]} RND0000000146"/>&lt;Do Zotero Refresh: [@resnick2002rethinking]&gt;<text:reference-mark-end text:name="ZOTERO_ITEM CSL_CITATION {&quot;schema&quot;:&quot;https://github.com/citation-style-language/schema/raw/master/csl-citation.json&quot;,&quot;citationID&quot;:&quot;00000145&quot;,&quot;properties&quot;:{&quot;noteIndex&quot;:0,&quot;unsorted&quot;:false,&quot;formattedCitation&quot;:&quot;[@resnick2002rethinking]&quot;},&quot;citationItems&quot;:[{&quot;uris&quot;:[&quot;http://zotero.org/users/1913249/items/RE6SA4ZV&quot;],&quot;itemData&quot;:{&quot;citation-key&quot;:&quot;resnick2002rethinking&quot;,&quot;type&quot;:&quot;document&quot;,&quot;issued&quot;:{&quot;date-parts&quot;:[[&quot;2002&quot;]]},&quot;id&quot;:&quot;resnick2002rethinking&quot;,&quot;author&quot;:[{&quot;given&quot;:&quot;Mitchel&quot;,&quot;family&quot;:&quot;Resnick&quot;}],&quot;title&quot;:&quot;Rethinking learning in the digital age&quot;,&quot;publisher&quot;:&quot;The global information technology report: Readiness for the networked world …&quot;},&quot;prefix&quot;:&quot;&quot;,&quot;id&quot;:10220}]} RND0000000146"/></text:p>
        </text:list-item>
        <text:list-item>
          <text:p text:style-name="P20">via expression of creative or significant ideas in constructing digital products</text:p>
        </text:list-item>
      </text:list>
      <text:p text:style-name="First_20_paragraph">Given the importance of more intentional pedagogical approaches in this area and the lack of detail in the reviews of CGD&amp;P described above, the following sections will detail several key pedagogies used in this area.</text:p>
      <text:h text:style-name="Heading_20_3" text:outline-level="3"><text:bookmark-start text:name="summary-problem-statement-of-the-thesis"/>Summary problem statement of the thesis<text:bookmark-end text:name="summary-problem-statement-of-the-thesis"/></text:h>
      <text:p text:style-name="First_20_paragraph">Despite the growing recognition of CGD&amp;P’s educational potential, effective pedagogies, particularly those suitable for informal learning environments, remain under-explored. Existing approaches may not fully leverage the social and cultural dynamics inherent in these settings, potentially limiting opportunities for rich participation and the development of potentially value aspects like learner agency, existing knowledge of games, and a understanding of game design principles. Furthermore, the abstract nature of programming concepts can pose a significant barrier, and there is a need for pedagogical strategies that effectively bridge these abstract dimensions with concrete design practices in CGD&amp;P. This research addresses the gap in understanding how socio-cultural approaches can enrich CGD&amp;P pedagogies to foster more inclusive, engaging, and effective learning experiences that nurture agency and facilitate the application of game design knowledge.</text:p>
      <text:h text:style-name="Heading_20_3" text:outline-level="3"><text:bookmark-start text:name="convictions-about-potential---include-dynamic-of-agency-here-and-limits"/>Convictions about potential - include dynamic of agency here (and limits?)<text:bookmark-end text:name="convictions-about-potential---include-dynamic-of-agency-here-and-limits"/></text:h>
      <text:p text:style-name="First_20_paragraph">A clearer understanding of process of developing agency is needed .</text:p>
      <text:h text:style-name="Heading_20_2" text:outline-level="2"><text:bookmark-start text:name="summary-of-the-theoretical-framework-of-this-thesis"/>Summary of the theoretical framework of this thesis<text:bookmark-end text:name="summary-of-the-theoretical-framework-of-this-thesis"/></text:h>
      <text:p text:style-name="First_20_paragraph">In choosing a theoretical approach which aligned with the goals of the research questions and my role as both a practitioner and a researcher, it was vital to select a framework that could address potential complications within the research process. Constructionism is a foundational guiding theory in game making studies <text:reference-mark-start text:name="ZOTERO_ITEM CSL_CITATION {&quot;schema&quot;:&quot;https://github.com/citation-style-language/schema/raw/master/csl-citation.json&quot;,&quot;citationID&quot;:&quot;00000147&quot;,&quot;properties&quot;:{&quot;noteIndex&quot;:0,&quot;unsorted&quot;:false,&quot;formattedCitation&quot;:&quot;[@papert_mindstorms_1980]&quot;},&quot;citationItems&quot;:[{&quot;uris&quot;:[&quot;http://zotero.org/users/1913249/items/TTY8WYQ6&quot;],&quot;itemData&quot;:{&quot;event-place&quot;:&quot;New York&quot;,&quot;type&quot;:&quot;book&quot;,&quot;ISBN&quot;:&quot;0-465-04674-6&quot;,&quot;call-number&quot;:&quot;QA20.C65 P36 1993&quot;,&quot;number-of-pages&quot;:&quot;230&quot;,&quot;title-short&quot;:&quot;Mindstorms&quot;,&quot;issued&quot;:{&quot;date-parts&quot;:[[&quot;1980&quot;]]},&quot;id&quot;:&quot;papert_mindstorms_1980&quot;,&quot;citation-key&quot;:&quot;papert_mindstorms_1980&quot;,&quot;publisher-place&quot;:&quot;New York&quot;,&quot;publisher&quot;:&quot;Basic Books&quot;,&quot;author&quot;:[{&quot;given&quot;:&quot;Seymour&quot;,&quot;family&quot;:&quot;Papert&quot;}],&quot;edition&quot;:&quot;2nd ed&quot;,&quot;title&quot;:&quot;Mindstorms: children, computers, and powerful ideas&quot;,&quot;source&quot;:&quot;Library of Congress ISBN&quot;},&quot;prefix&quot;:&quot;&quot;,&quot;id&quot;:3779}]} RND0000000148"/>&lt;Do Zotero Refresh: [@papert_mindstorms_1980]&gt;<text:reference-mark-end text:name="ZOTERO_ITEM CSL_CITATION {&quot;schema&quot;:&quot;https://github.com/citation-style-language/schema/raw/master/csl-citation.json&quot;,&quot;citationID&quot;:&quot;00000147&quot;,&quot;properties&quot;:{&quot;noteIndex&quot;:0,&quot;unsorted&quot;:false,&quot;formattedCitation&quot;:&quot;[@papert_mindstorms_1980]&quot;},&quot;citationItems&quot;:[{&quot;uris&quot;:[&quot;http://zotero.org/users/1913249/items/TTY8WYQ6&quot;],&quot;itemData&quot;:{&quot;event-place&quot;:&quot;New York&quot;,&quot;type&quot;:&quot;book&quot;,&quot;ISBN&quot;:&quot;0-465-04674-6&quot;,&quot;call-number&quot;:&quot;QA20.C65 P36 1993&quot;,&quot;number-of-pages&quot;:&quot;230&quot;,&quot;title-short&quot;:&quot;Mindstorms&quot;,&quot;issued&quot;:{&quot;date-parts&quot;:[[&quot;1980&quot;]]},&quot;id&quot;:&quot;papert_mindstorms_1980&quot;,&quot;citation-key&quot;:&quot;papert_mindstorms_1980&quot;,&quot;publisher-place&quot;:&quot;New York&quot;,&quot;publisher&quot;:&quot;Basic Books&quot;,&quot;author&quot;:[{&quot;given&quot;:&quot;Seymour&quot;,&quot;family&quot;:&quot;Papert&quot;}],&quot;edition&quot;:&quot;2nd ed&quot;,&quot;title&quot;:&quot;Mindstorms: children, computers, and powerful ideas&quot;,&quot;source&quot;:&quot;Library of Congress ISBN&quot;},&quot;prefix&quot;:&quot;&quot;,&quot;id&quot;:3779}]} RND0000000148"/>, illustrated in particular, by Kafai and colleagues outlining the value of making <text:span text:style-name="T2">constructionist</text:span> games [kafai_constructionist_2015]. Despite the value of these contributions to this domain of research, I am in agreement with Ang et al. <text:reference-mark-start text:name="ZOTERO_ITEM CSL_CITATION {&quot;schema&quot;:&quot;https://github.com/citation-style-language/schema/raw/master/csl-citation.json&quot;,&quot;citationID&quot;:&quot;00000149&quot;,&quot;properties&quot;:{&quot;noteIndex&quot;:0,&quot;unsorted&quot;:false,&quot;formattedCitation&quot;:&quot;[-@ang_case_2011, p.539]&quot;},&quot;citationItems&quot;:[{&quot;itemData&quot;:{&quot;title&quot;:&quot;A case study analysis of a constructionist knowledge building community with activity theory&quot;,&quot;id&quot;:&quot;ang_case_2011&quot;,&quot;volume&quot;:&quot;30&quot;,&quot;ISSN&quot;:&quot;0144-929X, 1362-3001&quot;,&quot;source&quot;:&quot;Crossref&quot;,&quot;type&quot;:&quot;article-journal&quot;,&quot;page&quot;:&quot;537-554&quot;,&quot;language&quot;:&quot;en&quot;,&quot;author&quot;:[{&quot;given&quot;:&quot;Chee S.&quot;,&quot;family&quot;:&quot;Ang&quot;},{&quot;given&quot;:&quot;Panayiotis&quot;,&quot;family&quot;:&quot;Zaphiris&quot;},{&quot;given&quot;:&quot;Stephanie&quot;,&quot;family&quot;:&quot;Wilson&quot;}],&quot;accessed&quot;:{&quot;date-parts&quot;:[[&quot;2019&quot;,1,8]]},&quot;citation-key&quot;:&quot;ang_case_2011&quot;,&quot;note&quot;:&quot;due to its comparative weakness as a more general theoretical framework.&quot;,&quot;issued&quot;:{&quot;date-parts&quot;:[[&quot;2011&quot;,9]]},&quot;container-title&quot;:&quot;Behaviour &amp; Information Technology&quot;,&quot;URL&quot;:&quot;http://www.tandfonline.com/doi/abs/10.1080/0144929X.2010.490921&quot;,&quot;DOI&quot;:&quot;10.1080/0144929X.2010.490921&quot;,&quot;issue&quot;:&quot;5&quot;},&quot;locator&quot;:&quot;539&quot;,&quot;label&quot;:&quot;page&quot;,&quot;uris&quot;:[&quot;http://zotero.org/users/1913249/items/DQTQ7PGL&quot;],&quot;suppress-author&quot;:true,&quot;prefix&quot;:&quot;&quot;,&quot;id&quot;:148}]} RND0000000150"/>&lt;Do Zotero Refresh: [-@ang_case_2011, p.539]&gt;<text:reference-mark-end text:name="ZOTERO_ITEM CSL_CITATION {&quot;schema&quot;:&quot;https://github.com/citation-style-language/schema/raw/master/csl-citation.json&quot;,&quot;citationID&quot;:&quot;00000149&quot;,&quot;properties&quot;:{&quot;noteIndex&quot;:0,&quot;unsorted&quot;:false,&quot;formattedCitation&quot;:&quot;[-@ang_case_2011, p.539]&quot;},&quot;citationItems&quot;:[{&quot;itemData&quot;:{&quot;title&quot;:&quot;A case study analysis of a constructionist knowledge building community with activity theory&quot;,&quot;id&quot;:&quot;ang_case_2011&quot;,&quot;volume&quot;:&quot;30&quot;,&quot;ISSN&quot;:&quot;0144-929X, 1362-3001&quot;,&quot;source&quot;:&quot;Crossref&quot;,&quot;type&quot;:&quot;article-journal&quot;,&quot;page&quot;:&quot;537-554&quot;,&quot;language&quot;:&quot;en&quot;,&quot;author&quot;:[{&quot;given&quot;:&quot;Chee S.&quot;,&quot;family&quot;:&quot;Ang&quot;},{&quot;given&quot;:&quot;Panayiotis&quot;,&quot;family&quot;:&quot;Zaphiris&quot;},{&quot;given&quot;:&quot;Stephanie&quot;,&quot;family&quot;:&quot;Wilson&quot;}],&quot;accessed&quot;:{&quot;date-parts&quot;:[[&quot;2019&quot;,1,8]]},&quot;citation-key&quot;:&quot;ang_case_2011&quot;,&quot;note&quot;:&quot;due to its comparative weakness as a more general theoretical framework.&quot;,&quot;issued&quot;:{&quot;date-parts&quot;:[[&quot;2011&quot;,9]]},&quot;container-title&quot;:&quot;Behaviour &amp; Information Technology&quot;,&quot;URL&quot;:&quot;http://www.tandfonline.com/doi/abs/10.1080/0144929X.2010.490921&quot;,&quot;DOI&quot;:&quot;10.1080/0144929X.2010.490921&quot;,&quot;issue&quot;:&quot;5&quot;},&quot;locator&quot;:&quot;539&quot;,&quot;label&quot;:&quot;page&quot;,&quot;uris&quot;:[&quot;http://zotero.org/users/1913249/items/DQTQ7PGL&quot;],&quot;suppress-author&quot;:true,&quot;prefix&quot;:&quot;&quot;,&quot;id&quot;:148}]} RND0000000150"/> who see value in constructionist framings of the pedagogical value of constructing tangible products in a community setting but locate the deficit of “a systematic framework for analysing the construction activities within a learning community”.</text:p>
      <text:p text:style-name="Text_20_body">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Activity theory as a theoretical framework provides tools to study the impact of past cultural activity of participants on present, emergent activity. CHAT also provides powerful concepts to explore a complex and dynamic picture of participant agency which aligns with the context of undertaking CGD&amp;P for motivations of participant empowerment within broader contexts. Chapter 3 explores the use of activity theory and DBR in more depth in relation to these needs.</text:p>
      <text:h text:style-name="Heading_20_2" text:outline-level="2"><text:bookmark-start text:name="research-objectives-and-questions"/>4. Research objectives and questions<text:bookmark-end text:name="research-objectives-and-questions"/></text:h>
      <text:p text:style-name="First_20_paragraph">This research explores how socio-cultural approaches, particularly Cultural-Historical Activity Theory (CHAT), can inform Computer Game Design and Programming (CGD&amp;P) pedagogies. The study aims to enhance inclusive, engaging, and effective learning experiences within non-formal settings, with findings intended for broader application.</text:p>
      <text:h text:style-name="Heading_20_4" text:outline-level="4"><text:bookmark-start text:name="research-questions-rqs"/>Research Questions (RQs)<text:bookmark-end text:name="research-questions-rqs"/></text:h>
      <text:list text:style-name="L21">
        <text:list-item>
          <text:p text:style-name="P21"><text:span text:style-name="T1">Principle research question (PRQ):</text:span> How can pedagogies to support CGD&amp;P be enriched using socio-cultural approaches to foster inclusive and effective learning in various contexts?</text:p>
        </text:list-item>
        <text:list-item>
          <text:p text:style-name="P21">RQ1. What contradictions arose in participation in this research’s CGD&amp;P processes and how were they addressed via an innovative pedagogy?</text:p>
        </text:list-item>
        <text:list-item>
          <text:p text:style-name="P21">RQ2. How can the use of a collection of game design patterns support CGD&amp;P, in particular in relation to abstract and concrete dimensions of existing pedagogies?</text:p>
        </text:list-item>
        <text:list-item>
          <text:p text:style-name="P21">RQ3. How do learner agency and game maker identity evolve within CGD&amp;P communities of practice, and what pedagogical strategies can nurture this development across learning communities?</text:p>
        </text:list-item>
      </text:list>
      <text:h text:style-name="Heading_20_3" text:outline-level="3"><text:bookmark-start text:name="primary-research-question-and-aims-and-objectives"/>Primary research question and aims and objectives<text:bookmark-end text:name="primary-research-question-and-aims-and-objectives"/></text:h>
      <text:p text:style-name="First_20_paragraph">The overall aim of this study is best represented via the primary research question (PRQ) of this thesis: <text:span text:style-name="T1">How can understandings of how to design and facilitate CGD&amp;P be enriched using socio-cultural approaches?</text:span></text:p>
      <text:h text:style-name="Heading_20_3" text:outline-level="3"><text:bookmark-start text:name="research-sub-questions-and-aims-and-objectives"/>Research sub-questions and aims and objectives<text:bookmark-end text:name="research-sub-questions-and-aims-and-objectives"/></text:h>
      <text:p text:style-name="First_20_paragraph">The sub-questions are explored in greater details at the end of Chapter 2 in relation to the problem statement of the thesis.</text:p>
      <text:h text:style-name="Heading_20_3" text:outline-level="3"><text:bookmark-start text:name="research-objectives-motivation-is-motivation-right-here-how-different-from-rationale-and-significance---is-this-the-problem-statement"/>Research objectives &amp; motivation (is motivation right here? how different from rationale and significance?) - IS THIS THE PROBLEM STATEMENT<text:bookmark-end text:name="research-objectives-motivation-is-motivation-right-here-how-different-from-rationale-and-significance---is-this-the-problem-statement"/></text:h>
      <text:p text:style-name="First_20_paragraph">This research aims in part to explore to what extent my own interest in chaotic, community-based pedagogies and some of the tensions associated with issues of bringing dimensions of authenticity of processes and tool use from informal and professional communities into more guided non-formal settings.</text:p>
      <text:p text:style-name="Text_20_body">This motivation aligns with structural challenges faced by practitioners in schools and volunteer-supported settings regarding curriculum, financial sustainability, limits of sustained volunteer activities, - however change is possible, this research provides a possible avenue.</text:p>
      <text:p text:style-name="Text_20_body">Despite the many studies published on the benefits of game making for learning, few contain detailed specifics of pedagogies when supporting learners in the process of game design.</text:p>
      <text:p text:style-name="Text_20_body">LESS ON THIS. Additionally, many of the technologies used in past studies are no longer practical to use. This study aims to evaluate and build on relevant research, detailed in Chapter 2, and to update practices to use open-source, industry standard, web-technologies (HTML and JavaScript) with an aim to add longevity, authenticity, and extensibility to the game making toolset. In addition, this research proposes a clear but flexible pedagogy based around the use of gameplay design patterns, that has emerged from a responsive design process. These themes are continued in the design narrative of Chapter 4.</text:p>
      <text:p text:style-name="Text_20_body"><text:span text:style-name="T1">Motivations patched in from Ch.2 - regarding agency</text:span></text:p>
      <text:p text:style-name="Text_20_body">There is another gaps conceptually in a clarity in terms of what we are undertaking (CGD&amp;P) for, i.e. the motivation, what we are developing.</text:p>
      <text:p text:style-name="Text_20_body">Given my particular interest in empowerment within technology education, greater clarity in terms of</text:p>
      <text:p text:style-name="Text_20_body">one promising concept within relevant research is that of fluency in constructionist research on digital making.</text:p>
      <text:p text:style-name="Text_20_body">PATCHED IN INTEGRATE</text:p>
      <text:p text:style-name="Text_20_body">This research locates particular potential in the use of is a socio cultural intepreational of agency. In RQ3 and tackled in more detail in Chapter 3.</text:p>
      <text:h text:style-name="Heading_20_3" text:outline-level="3"><text:bookmark-start text:name="the-scope-of-the-thesis-and-what-it-does-not-try-to-address"/>The scope of the thesis and what it does not try to address<text:bookmark-end text:name="the-scope-of-the-thesis-and-what-it-does-not-try-to-address"/></text:h>
      <text:p text:style-name="First_20_paragraph">A key scope of this thesis is on game making as a practice rather than the broader scopes of game-based learning or playful learning. This presents some challenges as the process of game making draws on those related areas. To address this cross over at times relevant information is included in appendices or footnotes. This is true in particular of I have a line of inquiry exploring a playful drama process introduced in a later stage of design.</text:p>
      <text:p text:style-name="Text_20_body">The rich set of experiences and educational tools created made it difficult to disentangle the interplay of contributing elements. As will be outlined in Chapter 4, while this study used two distinct toolsets to undertake game making I focus only on one which used text-based coding rather than block based coding approaches [FOOTNOTE]. This decision is due both due to the practicalities of analysis of a large amount of date gathered but also in terms of the necessity to reduce the breadth of scope to fit within the focus of a targeted PhD dissertation.</text:p>
      <text:h text:style-name="Heading_20_2" text:outline-level="2"><text:bookmark-start text:name="significance-of-the-study"/>5. Significance of the study<text:bookmark-end text:name="significance-of-the-study"/></text:h>
      <text:h text:style-name="Heading_20_3" text:outline-level="3"><text:bookmark-start text:name="wider-implications-and-applications-of-the-research"/>Wider implications and applications of the research<text:bookmark-end text:name="wider-implications-and-applications-of-the-research"/></text:h>
      <text:p text:style-name="First_20_paragraph">To further understand research objectives it is important to situate the potential relevance of the outcomes of this research by exploring its potential audience and impact. Given the overall direction of this thesis, there are several possible audiences to which this is relevant. These include home educating families, teachers and facilitators, researchers in computing, and media production areas. To address this potential a concrete and detailed approach to describing the research is taken to allow for the communication of specifics of workshop practices and pedagogical approaches. Practitioners may find the narrative description of the design in Chapter 4 an accessible starting point for this work.</text:p>
      <text:p text:style-name="Text_20_body">Educational researchers may find the exploration of agency in this study of particular value. In Chapter 7 I employ recent advances in sociocultural interpretations of collective agency, transformative agency in particular, to analyse this community game making context. As such, while not theoretically novel, this work may form a useful, situated contribution to emerging work in this area.</text:p>
      <text:p text:style-name="Text_20_body">To return to the pedagogical outputs, to find out who may benefit from the proposed inclusive game making pedagogy it is of use to ask <text:span text:style-name="T2">who benefits from the success of the Game Making Movement?</text:span> The term Game Making Movement has not been widely applied, but its use by some writers indicates that a significant amount of research has been carried out as part of funded programs, not to mention extensive and creative efforts by professionals and volunteers alike to incorporate this game making into educational experiences. There are diverse motivations to encourage in game making for learning. Examples are explore in more depth in Chapter 2, but include: supporting a stem-pipeline into industry, aims to develop digital literacy, to learning other school subjects or exploring ethical issues. When commercially or institutionally sponsored, some of the sponsors’ expectations may negatively impact the inclusivity of the learning environments in which game making happens. For examples, see Vossoughi and colleagues <text:reference-mark-start text:name="ZOTERO_ITEM CSL_CITATION {&quot;schema&quot;:&quot;https://github.com/citation-style-language/schema/raw/master/csl-citation.json&quot;,&quot;citationID&quot;:&quot;00000151&quot;,&quot;properties&quot;:{&quot;noteIndex&quot;:0,&quot;unsorted&quot;:false,&quot;formattedCitation&quot;:&quot;[@vossoughi_making_2016]&quot;},&quot;citationItems&quot;:[{&quot;uris&quot;:[&quot;http://zotero.org/users/1913249/items/E7EXZNJ2&quot;],&quot;itemData&quot;:{&quot;type&quot;:&quot;article-journal&quot;,&quot;page&quot;:&quot;206–232&quot;,&quot;title&quot;:&quot;Making through the lens of culture and power: Toward transformative visions for educational equity&quot;,&quot;issued&quot;:{&quot;date-parts&quot;:[[&quot;2016&quot;]]},&quot;title-short&quot;:&quot;Making through the lens of culture and power&quot;,&quot;accessed&quot;:{&quot;date-parts&quot;:[[&quot;2017&quot;,10,14]]},&quot;id&quot;:&quot;vossoughi_making_2016&quot;,&quot;citation-key&quot;:&quot;vossoughi_making_2016&quot;,&quot;volume&quot;:&quot;86&quot;,&quot;container-title&quot;:&quot;Harvard Educational Review&quot;,&quot;URL&quot;:&quot;http://www.hepgjournals.org/doi/abs/10.17763/0017-8055.86.2.206&quot;,&quot;author&quot;:[{&quot;given&quot;:&quot;Shirin&quot;,&quot;family&quot;:&quot;Vossoughi&quot;},{&quot;given&quot;:&quot;Paula K.&quot;,&quot;family&quot;:&quot;Hooper&quot;},{&quot;given&quot;:&quot;Meg&quot;,&quot;family&quot;:&quot;Escudé&quot;}],&quot;issue&quot;:&quot;2&quot;,&quot;source&quot;:&quot;Google Scholar&quot;},&quot;prefix&quot;:&quot;&quot;,&quot;id&quot;:1756}]} RND0000000152"/>&lt;Do Zotero Refresh: [@vossoughi_making_2016]&gt;<text:reference-mark-end text:name="ZOTERO_ITEM CSL_CITATION {&quot;schema&quot;:&quot;https://github.com/citation-style-language/schema/raw/master/csl-citation.json&quot;,&quot;citationID&quot;:&quot;00000151&quot;,&quot;properties&quot;:{&quot;noteIndex&quot;:0,&quot;unsorted&quot;:false,&quot;formattedCitation&quot;:&quot;[@vossoughi_making_2016]&quot;},&quot;citationItems&quot;:[{&quot;uris&quot;:[&quot;http://zotero.org/users/1913249/items/E7EXZNJ2&quot;],&quot;itemData&quot;:{&quot;type&quot;:&quot;article-journal&quot;,&quot;page&quot;:&quot;206–232&quot;,&quot;title&quot;:&quot;Making through the lens of culture and power: Toward transformative visions for educational equity&quot;,&quot;issued&quot;:{&quot;date-parts&quot;:[[&quot;2016&quot;]]},&quot;title-short&quot;:&quot;Making through the lens of culture and power&quot;,&quot;accessed&quot;:{&quot;date-parts&quot;:[[&quot;2017&quot;,10,14]]},&quot;id&quot;:&quot;vossoughi_making_2016&quot;,&quot;citation-key&quot;:&quot;vossoughi_making_2016&quot;,&quot;volume&quot;:&quot;86&quot;,&quot;container-title&quot;:&quot;Harvard Educational Review&quot;,&quot;URL&quot;:&quot;http://www.hepgjournals.org/doi/abs/10.17763/0017-8055.86.2.206&quot;,&quot;author&quot;:[{&quot;given&quot;:&quot;Shirin&quot;,&quot;family&quot;:&quot;Vossoughi&quot;},{&quot;given&quot;:&quot;Paula K.&quot;,&quot;family&quot;:&quot;Hooper&quot;},{&quot;given&quot;:&quot;Meg&quot;,&quot;family&quot;:&quot;Escudé&quot;}],&quot;issue&quot;:&quot;2&quot;,&quot;source&quot;:&quot;Google Scholar&quot;},&quot;prefix&quot;:&quot;&quot;,&quot;id&quot;:1756}]} RND0000000152"/> critique of maker movement and the potentially negative impact of the positivist, industry-focused STEM agenda on inclusive practice. This study aims to lean in the other direction and prioritise learner agency. However, the developing of computational fluency in learners is of broad utility to varied streams and motivations. As such, the pedagogy and toolset to facilitate game making should be used broadly.</text:p>
      <text:h text:style-name="Heading_20_3" text:outline-level="3"><text:bookmark-start text:name="contribution-to-knowledge-of-this-thesis"/>Contribution to knowledge of this thesis<text:bookmark-end text:name="contribution-to-knowledge-of-this-thesis"/></text:h>
      <text:p text:style-name="First_20_paragraph">While there has been a large body of research on the value and practice of game making for educational purposes, it is a dynamic landscape which has many areas which merit additional research. This study is novel in its approach of using a JavaScript game library in a code playground coding environment as a tool for novices.</text:p>
      <text:p text:style-name="Text_20_body">While the theme of collaborative pedagogies and social practices are well explore in literature on game making, the process of creating a game making community are under-represented. Few addressing an explicit intention to nurture a community of game makers or details how the process of community formation occurred. While this wider community formation is not the main focus of this study, it is a thread which is explored here through the lens of collective agency. In order to capture and analyse the process of social and cultural development happening in the fledgling community I have used methods of data collection and analysis which I feel may be useful to share as a contribution to the field. Chapter 4 details the methodology of recording a dynamic picture of cultural interactions. Of particular novel interest may be the use of concurrent, side-by-side analysis of capture of what was happening on participants computer screens and 360 video recordings of the room interactions.</text:p>
      <text:p text:style-name="Text_20_body">Turning to the issue of dissemination, the process of sharing details of pedagogical practice for and audience of researchers and practitioners is complicated. Many game making studies mentioned also omit descriptions of pedagogies used <text:reference-mark-start text:name="ZOTERO_ITEM CSL_CITATION {&quot;schema&quot;:&quot;https://github.com/citation-style-language/schema/raw/master/csl-citation.json&quot;,&quot;citationID&quot;:&quot;00000153&quot;,&quot;properties&quot;:{&quot;noteIndex&quot;:0,&quot;unsorted&quot;:false,&quot;formattedCitation&quot;:&quot;[@kafai_constructionist_2015]&quot;},&quot;citationItems&quot;:[{&quot;uris&quot;:[&quot;http://zotero.org/users/1913249/items/8K58PTFV&quot;],&quot;itemData&quot;:{&quot;title-short&quot;:&quot;Constructionist Gaming Beyond the Screen&quot;,&quot;accessed&quot;:{&quot;date-parts&quot;:[[&quot;2020&quot;,8,19]]},&quot;publisher-place&quot;:&quot;New York, NY, USA&quot;,&quot;event-place&quot;:&quot;New York, NY, USA&quot;,&quot;collection-title&quot;:&quot;WiPSCE '15&quot;,&quot;type&quot;:&quot;paper-conference&quot;,&quot;page&quot;:&quot;49–54&quot;,&quot;id&quot;:&quot;kafai_constructionist_2015&quot;,&quot;ISBN&quot;:&quot;978-1-4503-3753-3&quot;,&quot;author&quot;:[{&quot;given&quot;:&quot;Yasmin B.&quot;,&quot;family&quot;:&quot;Kafai&quot;},{&quot;given&quot;:&quot;Veena&quot;,&quot;family&quot;:&quot;Vasudevan&quot;}],&quot;source&quot;:&quot;ACM Digital Library&quot;,&quot;DOI&quot;:&quot;10.1145/2818314.2818334&quot;,&quot;citation-key&quot;:&quot;kafai_constructionist_2015&quot;,&quot;issued&quot;:{&quot;date-parts&quot;:[[&quot;2015&quot;,11,9]]},&quot;container-title&quot;:&quot;Proceedings of the Workshop in Primary and Secondary Computing Education&quot;,&quot;URL&quot;:&quot;https://doi.org/10.1145/2818314.2818334&quot;,&quot;publisher&quot;:&quot;Association for Computing Machinery&quot;,&quot;title&quot;:&quot;Constructionist Gaming Beyond the Screen: Middle School Students' Crafting and Computing of Touchpads, Board Games, and Controllers&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refix&quot;:&quot;&quot;,&quot;id&quot;:3520}]} RND0000000154"/>&lt;Do Zotero Refresh: [@kafai_constructionist_2015]&gt;<text:reference-mark-end text:name="ZOTERO_ITEM CSL_CITATION {&quot;schema&quot;:&quot;https://github.com/citation-style-language/schema/raw/master/csl-citation.json&quot;,&quot;citationID&quot;:&quot;00000153&quot;,&quot;properties&quot;:{&quot;noteIndex&quot;:0,&quot;unsorted&quot;:false,&quot;formattedCitation&quot;:&quot;[@kafai_constructionist_2015]&quot;},&quot;citationItems&quot;:[{&quot;uris&quot;:[&quot;http://zotero.org/users/1913249/items/8K58PTFV&quot;],&quot;itemData&quot;:{&quot;title-short&quot;:&quot;Constructionist Gaming Beyond the Screen&quot;,&quot;accessed&quot;:{&quot;date-parts&quot;:[[&quot;2020&quot;,8,19]]},&quot;publisher-place&quot;:&quot;New York, NY, USA&quot;,&quot;event-place&quot;:&quot;New York, NY, USA&quot;,&quot;collection-title&quot;:&quot;WiPSCE '15&quot;,&quot;type&quot;:&quot;paper-conference&quot;,&quot;page&quot;:&quot;49–54&quot;,&quot;id&quot;:&quot;kafai_constructionist_2015&quot;,&quot;ISBN&quot;:&quot;978-1-4503-3753-3&quot;,&quot;author&quot;:[{&quot;given&quot;:&quot;Yasmin B.&quot;,&quot;family&quot;:&quot;Kafai&quot;},{&quot;given&quot;:&quot;Veena&quot;,&quot;family&quot;:&quot;Vasudevan&quot;}],&quot;source&quot;:&quot;ACM Digital Library&quot;,&quot;DOI&quot;:&quot;10.1145/2818314.2818334&quot;,&quot;citation-key&quot;:&quot;kafai_constructionist_2015&quot;,&quot;issued&quot;:{&quot;date-parts&quot;:[[&quot;2015&quot;,11,9]]},&quot;container-title&quot;:&quot;Proceedings of the Workshop in Primary and Secondary Computing Education&quot;,&quot;URL&quot;:&quot;https://doi.org/10.1145/2818314.2818334&quot;,&quot;publisher&quot;:&quot;Association for Computing Machinery&quot;,&quot;title&quot;:&quot;Constructionist Gaming Beyond the Screen: Middle School Students' Crafting and Computing of Touchpads, Board Games, and Controllers&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refix&quot;:&quot;&quot;,&quot;id&quot;:3520}]} RND0000000154"/>.</text:p>
      <text:p text:style-name="Text_20_body">Even when processes are described, results are often too abstract to be useful or easily understood by practitioners or too bound up with contextual factors to be replicable <text:reference-mark-start text:name="ZOTERO_ITEM CSL_CITATION {&quot;schema&quot;:&quot;https://github.com/citation-style-language/schema/raw/master/csl-citation.json&quot;,&quot;citationID&quot;:&quot;00000155&quot;,&quot;properties&quot;:{&quot;noteIndex&quot;:0,&quot;unsorted&quot;:false,&quot;formattedCitation&quot;:&quot;[@hoadley_creating_2002-1]&quot;},&quot;citationItems&quot;:[{&quot;uris&quot;:[&quot;http://zotero.org/users/1913249/items/5WBFUHS9&quot;],&quot;itemData&quot;:{&quot;type&quot;:&quot;article-journal&quot;,&quot;title&quot;:&quot;Creating Context: Design-based Research in Creating and Understanding CSCL&quot;,&quot;id&quot;:&quot;hoadley_creating_2002-1&quot;,&quot;citation-key&quot;:&quot;hoadley_creating_2002-1&quot;,&quot;issued&quot;:{&quot;date-parts&quot;:[[&quot;2002&quot;]]},&quot;author&quot;:[{&quot;given&quot;:&quot;Christopher Plekss&quot;,&quot;family&quot;:&quot;Hoadley&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prefix&quot;:&quot;&quot;,&quot;id&quot;:9461}]} RND0000000156"/>&lt;Do Zotero Refresh: [@hoadley_creating_2002-1]&gt;<text:reference-mark-end text:name="ZOTERO_ITEM CSL_CITATION {&quot;schema&quot;:&quot;https://github.com/citation-style-language/schema/raw/master/csl-citation.json&quot;,&quot;citationID&quot;:&quot;00000155&quot;,&quot;properties&quot;:{&quot;noteIndex&quot;:0,&quot;unsorted&quot;:false,&quot;formattedCitation&quot;:&quot;[@hoadley_creating_2002-1]&quot;},&quot;citationItems&quot;:[{&quot;uris&quot;:[&quot;http://zotero.org/users/1913249/items/5WBFUHS9&quot;],&quot;itemData&quot;:{&quot;type&quot;:&quot;article-journal&quot;,&quot;title&quot;:&quot;Creating Context: Design-based Research in Creating and Understanding CSCL&quot;,&quot;id&quot;:&quot;hoadley_creating_2002-1&quot;,&quot;citation-key&quot;:&quot;hoadley_creating_2002-1&quot;,&quot;issued&quot;:{&quot;date-parts&quot;:[[&quot;2002&quot;]]},&quot;author&quot;:[{&quot;given&quot;:&quot;Christopher Plekss&quot;,&quot;family&quot;:&quot;Hoadley&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prefix&quot;:&quot;&quot;,&quot;id&quot;:9461}]} RND0000000156"/> CHECK. This is a grand problem in education which this work cannot resolve, but can only seek to mitigate against. To this end, this study is guided by research processes which share, design heuristics in a format that is accessible by researchers and practitioners.</text:p>
      <text:p text:style-name="Text_20_body">TOO SPECIFIC? MAKE MORE GENERAL? An example of which is the work of Brennan and Silverman <text:reference-mark-start text:name="ZOTERO_ITEM CSL_CITATION {&quot;schema&quot;:&quot;https://github.com/citation-style-language/schema/raw/master/csl-citation.json&quot;,&quot;citationID&quot;:&quot;00000157&quot;,&quot;properties&quot;:{&quot;noteIndex&quot;:0,&quot;unsorted&quot;:false,&quot;formattedCitation&quot;:&quot;[@resnick_reflections_2005]&quot;},&quot;citationItems&quot;:[{&quot;uris&quot;:[&quot;http://zotero.org/users/1913249/items/VWHA2FJX&quot;],&quot;itemData&quot;:{&quot;type&quot;:&quot;paper-conference&quot;,&quot;page&quot;:&quot;117–122&quot;,&quot;title&quot;:&quot;Some reflections on designing construction kits for kids&quot;,&quot;author&quot;:[{&quot;given&quot;:&quot;Mitchel&quot;,&quot;family&quot;:&quot;Resnick&quot;},{&quot;given&quot;:&quot;Brian&quot;,&quot;family&quot;:&quot;Silverman&quot;}],&quot;id&quot;:&quot;resnick_reflections_2005&quot;,&quot;citation-key&quot;:&quot;resnick_reflections_2005&quot;,&quot;issued&quot;:{&quot;date-parts&quot;:[[&quot;2005&quot;]]},&quot;container-title&quot;:&quot;Proceedings of the 2005 conference on Interaction design and children&quot;,&quot;URL&quot;:&quot;http://dl.acm.org/citation.cfm?id=1109556&quot;,&quot;publisher&quot;:&quot;ACM&quot;,&quot;accessed&quot;:{&quot;date-parts&quot;:[[&quot;2015&quot;,5,9]]},&quot;source&quot;:&quot;Google Scholar&quot;},&quot;prefix&quot;:&quot;&quot;,&quot;id&quot;:1095}]} RND0000000158"/>&lt;Do Zotero Refresh: [@resnick_reflections_2005]&gt;<text:reference-mark-end text:name="ZOTERO_ITEM CSL_CITATION {&quot;schema&quot;:&quot;https://github.com/citation-style-language/schema/raw/master/csl-citation.json&quot;,&quot;citationID&quot;:&quot;00000157&quot;,&quot;properties&quot;:{&quot;noteIndex&quot;:0,&quot;unsorted&quot;:false,&quot;formattedCitation&quot;:&quot;[@resnick_reflections_2005]&quot;},&quot;citationItems&quot;:[{&quot;uris&quot;:[&quot;http://zotero.org/users/1913249/items/VWHA2FJX&quot;],&quot;itemData&quot;:{&quot;type&quot;:&quot;paper-conference&quot;,&quot;page&quot;:&quot;117–122&quot;,&quot;title&quot;:&quot;Some reflections on designing construction kits for kids&quot;,&quot;author&quot;:[{&quot;given&quot;:&quot;Mitchel&quot;,&quot;family&quot;:&quot;Resnick&quot;},{&quot;given&quot;:&quot;Brian&quot;,&quot;family&quot;:&quot;Silverman&quot;}],&quot;id&quot;:&quot;resnick_reflections_2005&quot;,&quot;citation-key&quot;:&quot;resnick_reflections_2005&quot;,&quot;issued&quot;:{&quot;date-parts&quot;:[[&quot;2005&quot;]]},&quot;container-title&quot;:&quot;Proceedings of the 2005 conference on Interaction design and children&quot;,&quot;URL&quot;:&quot;http://dl.acm.org/citation.cfm?id=1109556&quot;,&quot;publisher&quot;:&quot;ACM&quot;,&quot;accessed&quot;:{&quot;date-parts&quot;:[[&quot;2015&quot;,5,9]]},&quot;source&quot;:&quot;Google Scholar&quot;},&quot;prefix&quot;:&quot;&quot;,&quot;id&quot;:1095}]} RND0000000158"/>, and Brennan and Petrich in tinkering studios. As a result, my research proposes as a design heuristic, the use of a collection of game design patterns. While some existing research on this approach exists <text:reference-mark-start text:name="ZOTERO_ITEM CSL_CITATION {&quot;schema&quot;:&quot;https://github.com/citation-style-language/schema/raw/master/csl-citation.json&quot;,&quot;citationID&quot;:&quot;00000159&quot;,&quot;properties&quot;:{&quot;noteIndex&quot;:0,&quot;unsorted&quot;:false,&quot;formattedCitation&quot;:&quot;[@holopainen2007teaching]&quot;},&quot;citationItems&quot;:[{&quot;uris&quot;:[&quot;http://zotero.org/users/1913249/items/AMYEQUUY&quot;],&quot;itemData&quot;:{&quot;citation-key&quot;:&quot;holopainen2007teaching&quot;,&quot;issued&quot;:{&quot;date-parts&quot;:[[&quot;2007&quot;]]},&quot;container-title&quot;:&quot;Organizing and Learning through Gaming and Simulation, Proceedings of ISAGA&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itle&quot;:&quot;Teaching gameplay design patterns&quot;,&quot;type&quot;:&quot;article-journal&quot;,&quot;id&quot;:&quot;holopainen2007teaching&quot;},&quot;prefix&quot;:&quot;&quot;,&quot;id&quot;:8906}]} RND0000000160"/>&lt;Do Zotero Refresh: [@holopainen2007teaching]&gt;<text:reference-mark-end text:name="ZOTERO_ITEM CSL_CITATION {&quot;schema&quot;:&quot;https://github.com/citation-style-language/schema/raw/master/csl-citation.json&quot;,&quot;citationID&quot;:&quot;00000159&quot;,&quot;properties&quot;:{&quot;noteIndex&quot;:0,&quot;unsorted&quot;:false,&quot;formattedCitation&quot;:&quot;[@holopainen2007teaching]&quot;},&quot;citationItems&quot;:[{&quot;uris&quot;:[&quot;http://zotero.org/users/1913249/items/AMYEQUUY&quot;],&quot;itemData&quot;:{&quot;citation-key&quot;:&quot;holopainen2007teaching&quot;,&quot;issued&quot;:{&quot;date-parts&quot;:[[&quot;2007&quot;]]},&quot;container-title&quot;:&quot;Organizing and Learning through Gaming and Simulation, Proceedings of ISAGA&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itle&quot;:&quot;Teaching gameplay design patterns&quot;,&quot;type&quot;:&quot;article-journal&quot;,&quot;id&quot;:&quot;holopainen2007teaching&quot;},&quot;prefix&quot;:&quot;&quot;,&quot;id&quot;:8906}]} RND0000000160"/>, this work contributes significantly to this area in the following ways: specifically by researching the use of a GDP collection by novice coders to make games using code, and through the an analysis of emerging pedagogical uses of gameplay design patterns which are explored in detail in chapter 5. The research process has created numerous practical outputs for practitioners in the form of free-software and educational materials created under an open-licence.</text:p>
      <text:p text:style-name="Text_20_body">How much of this research is applicable beyond the domain of game making for educational purposes? The promise of computational thinking was in part based on such claims that it was a powerful way of thinking that could be transfered from the domain of computing to other subjects <text:reference-mark-start text:name="ZOTERO_ITEM CSL_CITATION {&quot;schema&quot;:&quot;https://github.com/citation-style-language/schema/raw/master/csl-citation.json&quot;,&quot;citationID&quot;:&quot;00000161&quot;,&quot;properties&quot;:{&quot;noteIndex&quot;:0,&quot;unsorted&quot;:false,&quot;formattedCitation&quot;:&quot;[@wing_computational_2006-1; @the_royal_society_shut_2012]&quot;},&quot;citationItems&quot;:[{&quot;uris&quot;:[&quot;http://zotero.org/users/1913249/items/XIX2G9BQ&quot;],&quot;itemData&quot;:{&quot;title&quot;:&quot;Computational thinking&quot;,&quot;id&quot;:&quot;wing_computational_2006-1&quot;,&quot;volume&quot;:&quot;49&quot;,&quot;ISSN&quot;:&quot;00010782&quot;,&quot;source&quot;:&quot;CrossRef&quot;,&quot;DOI&quot;:&quot;10.1145/1118178.1118215&quot;,&quot;page&quot;:&quot;33&quot;,&quot;language&quot;:&quot;en&quot;,&quot;accessed&quot;:{&quot;date-parts&quot;:[[&quot;2017&quot;,11,19]]},&quot;citation-key&quot;:&quot;wing_computational_2006-1&quot;,&quot;issued&quot;:{&quot;date-parts&quot;:[[&quot;2006&quot;,3,1]]},&quot;container-title&quot;:&quot;Communications of the ACM&quot;,&quot;URL&quot;:&quot;http://portal.acm.org/citation.cfm?doid=1118178.1118215&quot;,&quot;type&quot;:&quot;article-journal&quot;,&quot;issue&quot;:&quot;3&quot;,&quot;author&quot;:[{&quot;given&quot;:&quot;Jeannette M.&quot;,&quot;family&quot;:&quot;Wing&quot;}]},&quot;prefix&quot;:&quot;&quot;,&quot;id&quot;:2001},{&quot;uris&quot;:[&quot;http://zotero.org/users/1913249/items/U3C74XBP&quot;],&quot;itemData&quot;:{&quot;type&quot;:&quot;report&quot;,&quot;title&quot;:&quot;Shut down or restart? The way forward for computing in UK schools.&quot;,&quot;issued&quot;:{&quot;date-parts&quot;:[[&quot;2012&quot;]]},&quot;id&quot;:&quot;the_royal_society_shut_2012&quot;,&quot;citation-key&quot;:&quot;the_royal_society_shut_2012&quot;,&quot;publisher-place&quot;:&quot;London&quot;,&quot;accessed&quot;:{&quot;date-parts&quot;:[[&quot;2014&quot;,10,12]]},&quot;URL&quot;:&quot;https://royalsociety.org/~/media/education/computing-in-schools/2012-01-12-computing-in-schools.pdf&quot;,&quot;publisher&quot;:&quot;The Royal Society&quot;,&quot;author&quot;:[{&quot;literal&quot;:&quot;The Royal Society&quot;}],&quot;event-place&quot;:&quot;London&quot;},&quot;prefix&quot;:&quot;&quot;,&quot;id&quot;:627}]} RND0000000162"/>&lt;Do Zotero Refresh: [@wing_computational_2006-1; @the_royal_society_shut_2012]&gt;<text:reference-mark-end text:name="ZOTERO_ITEM CSL_CITATION {&quot;schema&quot;:&quot;https://github.com/citation-style-language/schema/raw/master/csl-citation.json&quot;,&quot;citationID&quot;:&quot;00000161&quot;,&quot;properties&quot;:{&quot;noteIndex&quot;:0,&quot;unsorted&quot;:false,&quot;formattedCitation&quot;:&quot;[@wing_computational_2006-1; @the_royal_society_shut_2012]&quot;},&quot;citationItems&quot;:[{&quot;uris&quot;:[&quot;http://zotero.org/users/1913249/items/XIX2G9BQ&quot;],&quot;itemData&quot;:{&quot;title&quot;:&quot;Computational thinking&quot;,&quot;id&quot;:&quot;wing_computational_2006-1&quot;,&quot;volume&quot;:&quot;49&quot;,&quot;ISSN&quot;:&quot;00010782&quot;,&quot;source&quot;:&quot;CrossRef&quot;,&quot;DOI&quot;:&quot;10.1145/1118178.1118215&quot;,&quot;page&quot;:&quot;33&quot;,&quot;language&quot;:&quot;en&quot;,&quot;accessed&quot;:{&quot;date-parts&quot;:[[&quot;2017&quot;,11,19]]},&quot;citation-key&quot;:&quot;wing_computational_2006-1&quot;,&quot;issued&quot;:{&quot;date-parts&quot;:[[&quot;2006&quot;,3,1]]},&quot;container-title&quot;:&quot;Communications of the ACM&quot;,&quot;URL&quot;:&quot;http://portal.acm.org/citation.cfm?doid=1118178.1118215&quot;,&quot;type&quot;:&quot;article-journal&quot;,&quot;issue&quot;:&quot;3&quot;,&quot;author&quot;:[{&quot;given&quot;:&quot;Jeannette M.&quot;,&quot;family&quot;:&quot;Wing&quot;}]},&quot;prefix&quot;:&quot;&quot;,&quot;id&quot;:2001},{&quot;uris&quot;:[&quot;http://zotero.org/users/1913249/items/U3C74XBP&quot;],&quot;itemData&quot;:{&quot;type&quot;:&quot;report&quot;,&quot;title&quot;:&quot;Shut down or restart? The way forward for computing in UK schools.&quot;,&quot;issued&quot;:{&quot;date-parts&quot;:[[&quot;2012&quot;]]},&quot;id&quot;:&quot;the_royal_society_shut_2012&quot;,&quot;citation-key&quot;:&quot;the_royal_society_shut_2012&quot;,&quot;publisher-place&quot;:&quot;London&quot;,&quot;accessed&quot;:{&quot;date-parts&quot;:[[&quot;2014&quot;,10,12]]},&quot;URL&quot;:&quot;https://royalsociety.org/~/media/education/computing-in-schools/2012-01-12-computing-in-schools.pdf&quot;,&quot;publisher&quot;:&quot;The Royal Society&quot;,&quot;author&quot;:[{&quot;literal&quot;:&quot;The Royal Society&quot;}],&quot;event-place&quot;:&quot;London&quot;},&quot;prefix&quot;:&quot;&quot;,&quot;id&quot;:627}]} RND0000000162"/>. Sociocultural and situated understandings of learning view such transmission of knowledge as problematic, a view indeed shared by many advocates of computational thinking <text:reference-mark-start text:name="ZOTERO_ITEM CSL_CITATION {&quot;schema&quot;:&quot;https://github.com/citation-style-language/schema/raw/master/csl-citation.json&quot;,&quot;citationID&quot;:&quot;00000163&quot;,&quot;properties&quot;:{&quot;noteIndex&quot;:0,&quot;unsorted&quot;:false,&quot;formattedCitation&quot;:&quot;[@tedre_long_2016; @guzdial_learner-centered_2015-1]&quot;},&quot;citationItems&quot;:[{&quot;uris&quot;:[&quot;http://zotero.org/users/1913249/items/D6IF6PH5&quot;],&quot;itemData&quot;:{&quot;title&quot;:&quot;The long quest for computational thinking&quot;,&quot;accessed&quot;:{&quot;date-parts&quot;:[[&quot;2021&quot;,2,22]]},&quot;publisher-place&quot;:&quot;Koli Finland&quot;,&quot;event-place&quot;:&quot;Koli Finland&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type&quot;:&quot;paper-conference&quot;,&quot;page&quot;:&quot;120-129&quot;,&quot;id&quot;:&quot;tedre_long_2016&quot;,&quot;event-title&quot;:&quot;Koli Calling 2016: 16th Koli Calling International Conference on Computing Education Research&quot;,&quot;ISBN&quot;:&quot;978-1-4503-4770-9&quot;,&quot;author&quot;:[{&quot;given&quot;:&quot;Matti&quot;,&quot;family&quot;:&quot;Tedre&quot;},{&quot;given&quot;:&quot;Peter J.&quot;,&quot;family&quot;:&quot;Denning&quot;}],&quot;publisher&quot;:&quot;ACM&quot;,&quot;citation-key&quot;:&quot;tedre_long_2016&quot;,&quot;language&quot;:&quot;en&quot;,&quot;container-title&quot;:&quot;Proceedings of the 16th Koli Calling International Conference on Computing Education Research&quot;,&quot;URL&quot;:&quot;https://dl.acm.org/doi/10.1145/2999541.2999542&quot;,&quot;DOI&quot;:&quot;10.1145/2999541.2999542&quot;,&quot;issued&quot;:{&quot;date-parts&quot;:[[&quot;2016&quot;,11,24]]},&quot;source&quot;:&quot;DOI.org (Crossref)&quot;},&quot;prefix&quot;:&quot;&quot;,&quot;id&quot;:83},{&quot;uris&quot;:[&quot;http://zotero.org/users/1913249/items/H369PIJW&quot;],&quot;itemData&quot;:{&quot;type&quot;:&quot;book&quot;,&quot;title-short&quot;:&quot;Learner-Centered Design of Computing Education&quot;,&quot;author&quot;:[{&quot;given&quot;:&quot;Mark&quot;,&quot;family&quot;:&quot;Guzdial&quot;}],&quot;title&quot;:&quot;Learner-Centered Design of Computing Education: Research on Computing for Everyone&quot;,&quot;issued&quot;:{&quot;date-parts&quot;:[[&quot;2015&quot;,12,1]]},&quot;abstract&quot;:&quot;Computing education is in enormous demand. Many students (both children and adult) are realizing that they will need programming in the future. This book presents the argument that they are not all going to use programming in the same way and for the same purposes. What do we mean when we talk about teaching everyone to program? When we target a broad audience, should we have the same goals as computer science education for professional software developers? How do we design computing education that works for everyone? This book proposes use of a learner-centered design approach to create computing education for a broad audience. It considers several reasons for teaching computing to everyone and how the different reasons lead to different choices about learning goals and teaching methods. The book reviews the history of the idea that programming isn’t just for the professional software developer. It uses research studies on teaching computing in liberal arts programs, to graphic designers, to high school teachers, in order to explore the idea that computer science for everyone requires us to re-think how we teach and what we teach. The conclusion describes how we might create computing education for everyone.&quot;,&quot;citation-key&quot;:&quot;guzdial_learner-centered_2015-1&quot;,&quot;language&quot;:&quot;en&quot;,&quot;ISBN&quot;:&quot;978-1-62705-352-5&quot;,&quot;number-of-pages&quot;:&quot;167&quot;,&quot;id&quot;:&quot;guzdial_learner-centered_2015-1&quot;,&quot;publisher&quot;:&quot;Morgan &amp; Claypool Publishers&quot;,&quot;source&quot;:&quot;Google Books&quot;},&quot;prefix&quot;:&quot;&quot;,&quot;id&quot;:1434}]} RND0000000164"/>&lt;Do Zotero Refresh: [@tedre_long_2016; @guzdial_learner-centered_2015-1]&gt;<text:reference-mark-end text:name="ZOTERO_ITEM CSL_CITATION {&quot;schema&quot;:&quot;https://github.com/citation-style-language/schema/raw/master/csl-citation.json&quot;,&quot;citationID&quot;:&quot;00000163&quot;,&quot;properties&quot;:{&quot;noteIndex&quot;:0,&quot;unsorted&quot;:false,&quot;formattedCitation&quot;:&quot;[@tedre_long_2016; @guzdial_learner-centered_2015-1]&quot;},&quot;citationItems&quot;:[{&quot;uris&quot;:[&quot;http://zotero.org/users/1913249/items/D6IF6PH5&quot;],&quot;itemData&quot;:{&quot;title&quot;:&quot;The long quest for computational thinking&quot;,&quot;accessed&quot;:{&quot;date-parts&quot;:[[&quot;2021&quot;,2,22]]},&quot;publisher-place&quot;:&quot;Koli Finland&quot;,&quot;event-place&quot;:&quot;Koli Finland&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type&quot;:&quot;paper-conference&quot;,&quot;page&quot;:&quot;120-129&quot;,&quot;id&quot;:&quot;tedre_long_2016&quot;,&quot;event-title&quot;:&quot;Koli Calling 2016: 16th Koli Calling International Conference on Computing Education Research&quot;,&quot;ISBN&quot;:&quot;978-1-4503-4770-9&quot;,&quot;author&quot;:[{&quot;given&quot;:&quot;Matti&quot;,&quot;family&quot;:&quot;Tedre&quot;},{&quot;given&quot;:&quot;Peter J.&quot;,&quot;family&quot;:&quot;Denning&quot;}],&quot;publisher&quot;:&quot;ACM&quot;,&quot;citation-key&quot;:&quot;tedre_long_2016&quot;,&quot;language&quot;:&quot;en&quot;,&quot;container-title&quot;:&quot;Proceedings of the 16th Koli Calling International Conference on Computing Education Research&quot;,&quot;URL&quot;:&quot;https://dl.acm.org/doi/10.1145/2999541.2999542&quot;,&quot;DOI&quot;:&quot;10.1145/2999541.2999542&quot;,&quot;issued&quot;:{&quot;date-parts&quot;:[[&quot;2016&quot;,11,24]]},&quot;source&quot;:&quot;DOI.org (Crossref)&quot;},&quot;prefix&quot;:&quot;&quot;,&quot;id&quot;:83},{&quot;uris&quot;:[&quot;http://zotero.org/users/1913249/items/H369PIJW&quot;],&quot;itemData&quot;:{&quot;type&quot;:&quot;book&quot;,&quot;title-short&quot;:&quot;Learner-Centered Design of Computing Education&quot;,&quot;author&quot;:[{&quot;given&quot;:&quot;Mark&quot;,&quot;family&quot;:&quot;Guzdial&quot;}],&quot;title&quot;:&quot;Learner-Centered Design of Computing Education: Research on Computing for Everyone&quot;,&quot;issued&quot;:{&quot;date-parts&quot;:[[&quot;2015&quot;,12,1]]},&quot;abstract&quot;:&quot;Computing education is in enormous demand. Many students (both children and adult) are realizing that they will need programming in the future. This book presents the argument that they are not all going to use programming in the same way and for the same purposes. What do we mean when we talk about teaching everyone to program? When we target a broad audience, should we have the same goals as computer science education for professional software developers? How do we design computing education that works for everyone? This book proposes use of a learner-centered design approach to create computing education for a broad audience. It considers several reasons for teaching computing to everyone and how the different reasons lead to different choices about learning goals and teaching methods. The book reviews the history of the idea that programming isn’t just for the professional software developer. It uses research studies on teaching computing in liberal arts programs, to graphic designers, to high school teachers, in order to explore the idea that computer science for everyone requires us to re-think how we teach and what we teach. The conclusion describes how we might create computing education for everyone.&quot;,&quot;citation-key&quot;:&quot;guzdial_learner-centered_2015-1&quot;,&quot;language&quot;:&quot;en&quot;,&quot;ISBN&quot;:&quot;978-1-62705-352-5&quot;,&quot;number-of-pages&quot;:&quot;167&quot;,&quot;id&quot;:&quot;guzdial_learner-centered_2015-1&quot;,&quot;publisher&quot;:&quot;Morgan &amp; Claypool Publishers&quot;,&quot;source&quot;:&quot;Google Books&quot;},&quot;prefix&quot;:&quot;&quot;,&quot;id&quot;:1434}]} RND0000000164"/>.</text:p>
      <text:p text:style-name="Text_20_body">In addition, the specific pedagogy which emerged centred around participants flexible use of game design patterns. On the other hand, the process which surfaced guiding design heuristics has greater potential for more diverse application. This theme is explored, along with other avenues of future potential in the concluding chapter.</text:p>
      <text:p text:style-name="Text_20_body">INTEGRATE UP 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schema&quot;:&quot;https://github.com/citation-style-language/schema/raw/master/csl-citation.json&quot;,&quot;citationID&quot;:&quot;00000165&quot;,&quot;properties&quot;:{&quot;noteIndex&quot;:0,&quot;unsorted&quot;:false,&quot;formattedCitation&quot;:&quot;[@tedre_long_2016]&quot;},&quot;citationItems&quot;:[{&quot;uris&quot;:[&quot;http://zotero.org/users/1913249/items/D6IF6PH5&quot;],&quot;itemData&quot;:{&quot;title&quot;:&quot;The long quest for computational thinking&quot;,&quot;accessed&quot;:{&quot;date-parts&quot;:[[&quot;2021&quot;,2,22]]},&quot;publisher-place&quot;:&quot;Koli Finland&quot;,&quot;event-place&quot;:&quot;Koli Finland&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type&quot;:&quot;paper-conference&quot;,&quot;page&quot;:&quot;120-129&quot;,&quot;id&quot;:&quot;tedre_long_2016&quot;,&quot;event-title&quot;:&quot;Koli Calling 2016: 16th Koli Calling International Conference on Computing Education Research&quot;,&quot;ISBN&quot;:&quot;978-1-4503-4770-9&quot;,&quot;author&quot;:[{&quot;given&quot;:&quot;Matti&quot;,&quot;family&quot;:&quot;Tedre&quot;},{&quot;given&quot;:&quot;Peter J.&quot;,&quot;family&quot;:&quot;Denning&quot;}],&quot;publisher&quot;:&quot;ACM&quot;,&quot;citation-key&quot;:&quot;tedre_long_2016&quot;,&quot;language&quot;:&quot;en&quot;,&quot;container-title&quot;:&quot;Proceedings of the 16th Koli Calling International Conference on Computing Education Research&quot;,&quot;URL&quot;:&quot;https://dl.acm.org/doi/10.1145/2999541.2999542&quot;,&quot;DOI&quot;:&quot;10.1145/2999541.2999542&quot;,&quot;issued&quot;:{&quot;date-parts&quot;:[[&quot;2016&quot;,11,24]]},&quot;source&quot;:&quot;DOI.org (Crossref)&quot;},&quot;prefix&quot;:&quot;&quot;,&quot;id&quot;:83}]} RND0000000166"/>&lt;Do Zotero Refresh: [@tedre_long_2016]&gt;<text:reference-mark-end text:name="ZOTERO_ITEM CSL_CITATION {&quot;schema&quot;:&quot;https://github.com/citation-style-language/schema/raw/master/csl-citation.json&quot;,&quot;citationID&quot;:&quot;00000165&quot;,&quot;properties&quot;:{&quot;noteIndex&quot;:0,&quot;unsorted&quot;:false,&quot;formattedCitation&quot;:&quot;[@tedre_long_2016]&quot;},&quot;citationItems&quot;:[{&quot;uris&quot;:[&quot;http://zotero.org/users/1913249/items/D6IF6PH5&quot;],&quot;itemData&quot;:{&quot;title&quot;:&quot;The long quest for computational thinking&quot;,&quot;accessed&quot;:{&quot;date-parts&quot;:[[&quot;2021&quot;,2,22]]},&quot;publisher-place&quot;:&quot;Koli Finland&quot;,&quot;event-place&quot;:&quot;Koli Finland&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type&quot;:&quot;paper-conference&quot;,&quot;page&quot;:&quot;120-129&quot;,&quot;id&quot;:&quot;tedre_long_2016&quot;,&quot;event-title&quot;:&quot;Koli Calling 2016: 16th Koli Calling International Conference on Computing Education Research&quot;,&quot;ISBN&quot;:&quot;978-1-4503-4770-9&quot;,&quot;author&quot;:[{&quot;given&quot;:&quot;Matti&quot;,&quot;family&quot;:&quot;Tedre&quot;},{&quot;given&quot;:&quot;Peter J.&quot;,&quot;family&quot;:&quot;Denning&quot;}],&quot;publisher&quot;:&quot;ACM&quot;,&quot;citation-key&quot;:&quot;tedre_long_2016&quot;,&quot;language&quot;:&quot;en&quot;,&quot;container-title&quot;:&quot;Proceedings of the 16th Koli Calling International Conference on Computing Education Research&quot;,&quot;URL&quot;:&quot;https://dl.acm.org/doi/10.1145/2999541.2999542&quot;,&quot;DOI&quot;:&quot;10.1145/2999541.2999542&quot;,&quot;issued&quot;:{&quot;date-parts&quot;:[[&quot;2016&quot;,11,24]]},&quot;source&quot;:&quot;DOI.org (Crossref)&quot;},&quot;prefix&quot;:&quot;&quot;,&quot;id&quot;:83}]} RND0000000166"/>.</text:p>
      <text:h text:style-name="Heading_20_2" text:outline-level="2"><text:bookmark-start text:name="chapter-outline-of-the-study"/>6. Chapter outline of the study<text:bookmark-end text:name="chapter-outline-of-the-study"/></text:h>
      <text:p text:style-name="First_20_paragraph">This introduction has covered key contextual, motivational and theoretical considerations relevant to this study. This section now outlines the structure and indicative content of the chapters of this thesis. The literature review begins the exploration of the key themes and threads that are integral to the findings of this study.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s summary table is in the literature review. Key strand of the literature review include: a review of existing studies on game making; a comparative analysis of the claims of these studies with project-based learning approaches; a summary of the context of informal settings; and a detail exploration of varied game making pedagogies relevant to developing computational fluency. The chapter end by revisiting the problem statement of this thesis in line with gaps in existing research.</text:p>
      <text:p text:style-name="Text_20_body">Chapter 3 details the theoretical framework used for this study, taking as its base the use of activity theory. I also explain how the design based research (DBR) aligns well with the aims of the research questions and the use of concepts and the leading approach of third generation activity theory (3GAT). This separate chapter allows for discussion of concepts aligned with the theoretical framework including: the iterative, mutual, and emergent nature of the resources and processes; the process of identifying units of analysis; and transformative conceptions of agency.</text:p>
      <text:p text:style-name="Text_20_body">Chapter 4 describes the methodology of the study. I describe and justify the process of data gathering using computer screen capture and 360 cameras and other varied means. I explore the challenge of processing and analysing large amounts of research data and justify the resulting prioritisation of data. I also begin to describe the phases of learning delivery.</text:p>
      <text:p text:style-name="Text_20_body">Chapter 5 takes the form of a process from design-based research, a design narrative, to provide a detailed description of the tools and pedagogies that that emerged from development process. To explore emerging tensions in design in a way which communicates relevant context, I outline key conflicts in interrelated activity systems using the terminology of third generation activity theory (3GAT). The chapter discussion begins explores themes of authenticity of tool use, the mutual nature of the evolution of the design, and initial barriers and corresponding interventions.</text:p>
      <text:p text:style-name="Text_20_body">Chapter 6 focuses on the implementation of individual game design patterns (GDPs) and in doing so addresses how data gathered informs thinking on the research question - <text:span text:style-name="T2">How can game design patterns support the development of computational fluency in novices?</text:span>? This chapter begins by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text:p>
      <text:p text:style-name="Text_20_body">Chapter 7 discusses the characteristics of an inclusive pedagogical environment that helped participants become part of an emerging community of game makers. Its focus on emerging agency of participants to answer the third research question: <text:span text:style-name="T2">How can learners build agency in an evolving community of game makers?</text:span> To do this, it explores in particular the role of design interventions to support and nurture the expression learner identities, particular the role of playtesting.</text:p>
      <text:p text:style-name="Text_20_body">Chapter 8 concludes the thesis with a final discussion on the significance of my findings in line with other research and discusses the limitations of this research and identifies areas for future work.</text:p>
      <text:h text:style-name="Heading_20_3" text:outline-level="3"><text:bookmark-start text:name="link-to-next-chapter"/>7. Link to next chapter<text:bookmark-end text:name="link-to-next-chapter"/></text:h>
      <text:p text:style-name="First_20_paragraph">This introduction has outlined the core motivations for this study and summarised key, relevant contextual domains. The introduction also highlighted the complexities of and introduced the structure of the thesis, including a focus on key themes such as authenticity, barriers to participation, and inclusive pedagogical strategies. The next chapter will provide a detailed examination of relevant research on effective pedagogies and relevant theoretical concepts that are needed to follow this study. This review, in particular, clarifies key frameworks which contribute to understanding the study’s first research question. Chapter 2 also prepares the reader for a later exploration of how design-based research and third-generation activity theory are used in this study to answer the research questions.</text:p>
      <text:h text:style-name="Heading_20_2" text:outline-level="2"><text:bookmark-start text:name="to-integrate-above"/>To integrate above<text:bookmark-end text:name="to-integrate-above"/></text:h>
      <text:h text:style-name="Heading_20_3" text:outline-level="3"><text:bookmark-start text:name="barriers-to-participation-in-game-making-practices-explored-in-contextual-settings"/>Barriers to participation in game making practices (explored in contextual settings)<text:bookmark-end text:name="barriers-to-participation-in-game-making-practices-explored-in-contextual-settings"/></text:h>
      <text:p text:style-name="First_20_paragraph">This section review existing research on digital making to identify barriers to participation in digital making and in particular coding practices in key contexts.</text:p>
      <text:p text:style-name="Text_20_body">While the primary focus of this thesis is on an emerging coding community in a non-formal learning environment, the wider implications and learners should be applicable in school settings. There are however existing institutional barriers to this happening in traditional school classrooms. To address this, the next section explores these barriers in a UK context of computing and digital skills school-based education.</text:p>
      <text:h text:style-name="Heading_20_3" text:outline-level="3"><text:bookmark-start text:name="institutional-barriers---related-to-uk-school-context"/>Institutional Barriers - related to UK School context<text:bookmark-end text:name="institutional-barriers---related-to-uk-school-context"/></text:h>
      <text:list text:style-name="L22">
        <text:list-item>
          <text:p text:style-name="P22">Change of exam in to computing in 2014</text:p>
        </text:list-item>
      </text:list>
      <text:p text:style-name="First_20_paragraph">A change driven by x</text:p>
      <text:p text:style-name="Text_20_body">A section on the promise of the curriculum, and the hobby based activities created by individuals and non-profits to support project based work. However, in 201X, the coursework element of GSCE exam, which allowed students to engage with hands on coding, was rapidly removed due to student accessing ‘worked examples’ of code solutions online and incorporating them into their.</text:p>
      <text:p text:style-name="Text_20_body">As students are able to write in psuedo code this means</text:p>
      <text:h text:style-name="Heading_20_3" text:outline-level="3"><text:bookmark-start text:name="technical-barriers---difficulties-in-learning-to-program"/>Technical Barriers - Difficulties in learning to program<text:bookmark-end text:name="technical-barriers---difficulties-in-learning-to-program"/></text:h>
      <text:p text:style-name="First_20_paragraph">Summary here <text:reference-mark-start text:name="ZOTERO_ITEM CSL_CITATION {&quot;schema&quot;:&quot;https://github.com/citation-style-language/schema/raw/master/csl-citation.json&quot;,&quot;citationID&quot;:&quot;00000167&quot;,&quot;properties&quot;:{&quot;noteIndex&quot;:0,&quot;unsorted&quot;:false,&quot;formattedCitation&quot;:&quot;[@gomes2007learning]&quot;},&quot;citationItems&quot;:[{&quot;uris&quot;:[&quot;http://zotero.org/users/1913249/items/JRKNFC9F&quot;],&quot;itemData&quot;:{&quot;type&quot;:&quot;paper-conference&quot;,&quot;title&quot;:&quot;Learning to program-difficulties and solutions&quot;,&quot;id&quot;:&quot;gomes2007learning&quot;,&quot;citation-key&quot;:&quot;gomes2007learning&quot;,&quot;issued&quot;:{&quot;date-parts&quot;:[[&quot;2007&quot;]]},&quot;container-title&quot;:&quot;International conference on engineering Education–ICEE&quot;,&quot;author&quot;:[{&quot;given&quot;:&quot;Anabela&quot;,&quot;family&quot;:&quot;Gomes&quot;},{&quot;given&quot;:&quot;António José&quot;,&quot;family&quot;:&quot;Mendes&quot;}],&quot;volume&quot;:&quot;7&quot;},&quot;prefix&quot;:&quot;&quot;,&quot;id&quot;:9092}]} RND0000000168"/>&lt;Do Zotero Refresh: [@gomes2007learning]&gt;<text:reference-mark-end text:name="ZOTERO_ITEM CSL_CITATION {&quot;schema&quot;:&quot;https://github.com/citation-style-language/schema/raw/master/csl-citation.json&quot;,&quot;citationID&quot;:&quot;00000167&quot;,&quot;properties&quot;:{&quot;noteIndex&quot;:0,&quot;unsorted&quot;:false,&quot;formattedCitation&quot;:&quot;[@gomes2007learning]&quot;},&quot;citationItems&quot;:[{&quot;uris&quot;:[&quot;http://zotero.org/users/1913249/items/JRKNFC9F&quot;],&quot;itemData&quot;:{&quot;type&quot;:&quot;paper-conference&quot;,&quot;title&quot;:&quot;Learning to program-difficulties and solutions&quot;,&quot;id&quot;:&quot;gomes2007learning&quot;,&quot;citation-key&quot;:&quot;gomes2007learning&quot;,&quot;issued&quot;:{&quot;date-parts&quot;:[[&quot;2007&quot;]]},&quot;container-title&quot;:&quot;International conference on engineering Education–ICEE&quot;,&quot;author&quot;:[{&quot;given&quot;:&quot;Anabela&quot;,&quot;family&quot;:&quot;Gomes&quot;},{&quot;given&quot;:&quot;António José&quot;,&quot;family&quot;:&quot;Mendes&quot;}],&quot;volume&quot;:&quot;7&quot;},&quot;prefix&quot;:&quot;&quot;,&quot;id&quot;:9092}]} RND0000000168"/> <text:reference-mark-start text:name="ZOTERO_ITEM CSL_CITATION {&quot;schema&quot;:&quot;https://github.com/citation-style-language/schema/raw/master/csl-citation.json&quot;,&quot;citationID&quot;:&quot;00000169&quot;,&quot;properties&quot;:{&quot;noteIndex&quot;:0,&quot;unsorted&quot;:false,&quot;formattedCitation&quot;:&quot;[@joao_cross-analysis_2019]&quot;},&quot;citationItems&quot;:[{&quot;uris&quot;:[&quot;http://zotero.org/users/1913249/items/C7CNB5XA&quot;],&quot;itemData&quot;:{&quot;title&quot;:&quot;A Cross-analysis of Block-based and Visual Programming Apps with Computer Science Student-Teachers&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volume&quot;:&quot;9&quot;,&quot;license&quot;:&quot;http://creativecommons.org/licenses/by/3.0/&quot;,&quot;ISSN&quot;:&quot;2227-7102&quot;,&quot;source&quot;:&quot;www.mdpi.com&quot;,&quot;type&quot;:&quot;article-journal&quot;,&quot;page&quot;:&quot;181&quot;,&quot;accessed&quot;:{&quot;date-parts&quot;:[[&quot;2023&quot;,12,3]]},&quot;publisher&quot;:&quot;Multidisciplinary Digital Publishing Institute&quot;,&quot;id&quot;:&quot;joao_cross-analysis_2019&quot;,&quot;author&quot;:[{&quot;given&quot;:&quot;Piedade&quot;,&quot;family&quot;:&quot;João&quot;},{&quot;given&quot;:&quot;Dorotea&quot;,&quot;family&quot;:&quot;Nuno&quot;},{&quot;given&quot;:&quot;Sampaio Ferrentini&quot;,&quot;family&quot;:&quot;Fábio&quot;},{&quot;given&quot;:&quot;Pedro&quot;,&quot;family&quot;:&quot;Ana&quot;}],&quot;issued&quot;:{&quot;date-parts&quot;:[[&quot;2019&quot;,9]]},&quot;citation-key&quot;:&quot;joao_cross-analysis_2019&quot;,&quot;language&quot;:&quot;en&quot;,&quot;container-title&quot;:&quot;Education Sciences&quot;,&quot;URL&quot;:&quot;https://www.mdpi.com/2227-7102/9/3/181&quot;,&quot;DOI&quot;:&quot;10.3390/educsci9030181&quot;,&quot;issue&quot;:&quot;3&quot;,&quot;number&quot;:&quot;3&quot;},&quot;prefix&quot;:&quot;&quot;,&quot;id&quot;:9093}]} RND0000000170"/>&lt;Do Zotero Refresh: [@joao_cross-analysis_2019]&gt;<text:reference-mark-end text:name="ZOTERO_ITEM CSL_CITATION {&quot;schema&quot;:&quot;https://github.com/citation-style-language/schema/raw/master/csl-citation.json&quot;,&quot;citationID&quot;:&quot;00000169&quot;,&quot;properties&quot;:{&quot;noteIndex&quot;:0,&quot;unsorted&quot;:false,&quot;formattedCitation&quot;:&quot;[@joao_cross-analysis_2019]&quot;},&quot;citationItems&quot;:[{&quot;uris&quot;:[&quot;http://zotero.org/users/1913249/items/C7CNB5XA&quot;],&quot;itemData&quot;:{&quot;title&quot;:&quot;A Cross-analysis of Block-based and Visual Programming Apps with Computer Science Student-Teachers&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volume&quot;:&quot;9&quot;,&quot;license&quot;:&quot;http://creativecommons.org/licenses/by/3.0/&quot;,&quot;ISSN&quot;:&quot;2227-7102&quot;,&quot;source&quot;:&quot;www.mdpi.com&quot;,&quot;type&quot;:&quot;article-journal&quot;,&quot;page&quot;:&quot;181&quot;,&quot;accessed&quot;:{&quot;date-parts&quot;:[[&quot;2023&quot;,12,3]]},&quot;publisher&quot;:&quot;Multidisciplinary Digital Publishing Institute&quot;,&quot;id&quot;:&quot;joao_cross-analysis_2019&quot;,&quot;author&quot;:[{&quot;given&quot;:&quot;Piedade&quot;,&quot;family&quot;:&quot;João&quot;},{&quot;given&quot;:&quot;Dorotea&quot;,&quot;family&quot;:&quot;Nuno&quot;},{&quot;given&quot;:&quot;Sampaio Ferrentini&quot;,&quot;family&quot;:&quot;Fábio&quot;},{&quot;given&quot;:&quot;Pedro&quot;,&quot;family&quot;:&quot;Ana&quot;}],&quot;issued&quot;:{&quot;date-parts&quot;:[[&quot;2019&quot;,9]]},&quot;citation-key&quot;:&quot;joao_cross-analysis_2019&quot;,&quot;language&quot;:&quot;en&quot;,&quot;container-title&quot;:&quot;Education Sciences&quot;,&quot;URL&quot;:&quot;https://www.mdpi.com/2227-7102/9/3/181&quot;,&quot;DOI&quot;:&quot;10.3390/educsci9030181&quot;,&quot;issue&quot;:&quot;3&quot;,&quot;number&quot;:&quot;3&quot;},&quot;prefix&quot;:&quot;&quot;,&quot;id&quot;:9093}]} RND0000000170"/>. and here</text:p>
      <text:p text:style-name="P23">&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schema&quot;:&quot;https://github.com/citation-style-language/schema/raw/master/csl-citation.json&quot;,&quot;citationID&quot;:&quot;00000171&quot;,&quot;properties&quot;:{&quot;noteIndex&quot;:0,&quot;unsorted&quot;:false,&quot;formattedCitation&quot;:&quot;[@joao_cross-analysis_2019]&quot;},&quot;citationItems&quot;:[{&quot;uris&quot;:[&quot;http://zotero.org/users/1913249/items/C7CNB5XA&quot;],&quot;itemData&quot;:{&quot;title&quot;:&quot;A Cross-analysis of Block-based and Visual Programming Apps with Computer Science Student-Teachers&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volume&quot;:&quot;9&quot;,&quot;license&quot;:&quot;http://creativecommons.org/licenses/by/3.0/&quot;,&quot;ISSN&quot;:&quot;2227-7102&quot;,&quot;source&quot;:&quot;www.mdpi.com&quot;,&quot;type&quot;:&quot;article-journal&quot;,&quot;page&quot;:&quot;181&quot;,&quot;accessed&quot;:{&quot;date-parts&quot;:[[&quot;2023&quot;,12,3]]},&quot;publisher&quot;:&quot;Multidisciplinary Digital Publishing Institute&quot;,&quot;id&quot;:&quot;joao_cross-analysis_2019&quot;,&quot;author&quot;:[{&quot;given&quot;:&quot;Piedade&quot;,&quot;family&quot;:&quot;João&quot;},{&quot;given&quot;:&quot;Dorotea&quot;,&quot;family&quot;:&quot;Nuno&quot;},{&quot;given&quot;:&quot;Sampaio Ferrentini&quot;,&quot;family&quot;:&quot;Fábio&quot;},{&quot;given&quot;:&quot;Pedro&quot;,&quot;family&quot;:&quot;Ana&quot;}],&quot;issued&quot;:{&quot;date-parts&quot;:[[&quot;2019&quot;,9]]},&quot;citation-key&quot;:&quot;joao_cross-analysis_2019&quot;,&quot;language&quot;:&quot;en&quot;,&quot;container-title&quot;:&quot;Education Sciences&quot;,&quot;URL&quot;:&quot;https://www.mdpi.com/2227-7102/9/3/181&quot;,&quot;DOI&quot;:&quot;10.3390/educsci9030181&quot;,&quot;issue&quot;:&quot;3&quot;,&quot;number&quot;:&quot;3&quot;},&quot;prefix&quot;:&quot;&quot;,&quot;id&quot;:9093}]} RND0000000172"/>&lt;Do Zotero Refresh: [@joao_cross-analysis_2019]&gt;<text:reference-mark-end text:name="ZOTERO_ITEM CSL_CITATION {&quot;schema&quot;:&quot;https://github.com/citation-style-language/schema/raw/master/csl-citation.json&quot;,&quot;citationID&quot;:&quot;00000171&quot;,&quot;properties&quot;:{&quot;noteIndex&quot;:0,&quot;unsorted&quot;:false,&quot;formattedCitation&quot;:&quot;[@joao_cross-analysis_2019]&quot;},&quot;citationItems&quot;:[{&quot;uris&quot;:[&quot;http://zotero.org/users/1913249/items/C7CNB5XA&quot;],&quot;itemData&quot;:{&quot;title&quot;:&quot;A Cross-analysis of Block-based and Visual Programming Apps with Computer Science Student-Teachers&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volume&quot;:&quot;9&quot;,&quot;license&quot;:&quot;http://creativecommons.org/licenses/by/3.0/&quot;,&quot;ISSN&quot;:&quot;2227-7102&quot;,&quot;source&quot;:&quot;www.mdpi.com&quot;,&quot;type&quot;:&quot;article-journal&quot;,&quot;page&quot;:&quot;181&quot;,&quot;accessed&quot;:{&quot;date-parts&quot;:[[&quot;2023&quot;,12,3]]},&quot;publisher&quot;:&quot;Multidisciplinary Digital Publishing Institute&quot;,&quot;id&quot;:&quot;joao_cross-analysis_2019&quot;,&quot;author&quot;:[{&quot;given&quot;:&quot;Piedade&quot;,&quot;family&quot;:&quot;João&quot;},{&quot;given&quot;:&quot;Dorotea&quot;,&quot;family&quot;:&quot;Nuno&quot;},{&quot;given&quot;:&quot;Sampaio Ferrentini&quot;,&quot;family&quot;:&quot;Fábio&quot;},{&quot;given&quot;:&quot;Pedro&quot;,&quot;family&quot;:&quot;Ana&quot;}],&quot;issued&quot;:{&quot;date-parts&quot;:[[&quot;2019&quot;,9]]},&quot;citation-key&quot;:&quot;joao_cross-analysis_2019&quot;,&quot;language&quot;:&quot;en&quot;,&quot;container-title&quot;:&quot;Education Sciences&quot;,&quot;URL&quot;:&quot;https://www.mdpi.com/2227-7102/9/3/181&quot;,&quot;DOI&quot;:&quot;10.3390/educsci9030181&quot;,&quot;issue&quot;:&quot;3&quot;,&quot;number&quot;:&quot;3&quot;},&quot;prefix&quot;:&quot;&quot;,&quot;id&quot;:9093}]} RND0000000172"/>.</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schema&quot;:&quot;https://github.com/citation-style-language/schema/raw/master/csl-citation.json&quot;,&quot;citationID&quot;:&quot;00000173&quot;,&quot;properties&quot;:{&quot;noteIndex&quot;:0,&quot;unsorted&quot;:false,&quot;formattedCitation&quot;:&quot;[@gomes2007learning]&quot;},&quot;citationItems&quot;:[{&quot;uris&quot;:[&quot;http://zotero.org/users/1913249/items/JRKNFC9F&quot;],&quot;itemData&quot;:{&quot;type&quot;:&quot;paper-conference&quot;,&quot;title&quot;:&quot;Learning to program-difficulties and solutions&quot;,&quot;id&quot;:&quot;gomes2007learning&quot;,&quot;citation-key&quot;:&quot;gomes2007learning&quot;,&quot;issued&quot;:{&quot;date-parts&quot;:[[&quot;2007&quot;]]},&quot;container-title&quot;:&quot;International conference on engineering Education–ICEE&quot;,&quot;author&quot;:[{&quot;given&quot;:&quot;Anabela&quot;,&quot;family&quot;:&quot;Gomes&quot;},{&quot;given&quot;:&quot;António José&quot;,&quot;family&quot;:&quot;Mendes&quot;}],&quot;volume&quot;:&quot;7&quot;},&quot;prefix&quot;:&quot;&quot;,&quot;id&quot;:9092}]} RND0000000174"/>&lt;Do Zotero Refresh: [@gomes2007learning]&gt;<text:reference-mark-end text:name="ZOTERO_ITEM CSL_CITATION {&quot;schema&quot;:&quot;https://github.com/citation-style-language/schema/raw/master/csl-citation.json&quot;,&quot;citationID&quot;:&quot;00000173&quot;,&quot;properties&quot;:{&quot;noteIndex&quot;:0,&quot;unsorted&quot;:false,&quot;formattedCitation&quot;:&quot;[@gomes2007learning]&quot;},&quot;citationItems&quot;:[{&quot;uris&quot;:[&quot;http://zotero.org/users/1913249/items/JRKNFC9F&quot;],&quot;itemData&quot;:{&quot;type&quot;:&quot;paper-conference&quot;,&quot;title&quot;:&quot;Learning to program-difficulties and solutions&quot;,&quot;id&quot;:&quot;gomes2007learning&quot;,&quot;citation-key&quot;:&quot;gomes2007learning&quot;,&quot;issued&quot;:{&quot;date-parts&quot;:[[&quot;2007&quot;]]},&quot;container-title&quot;:&quot;International conference on engineering Education–ICEE&quot;,&quot;author&quot;:[{&quot;given&quot;:&quot;Anabela&quot;,&quot;family&quot;:&quot;Gomes&quot;},{&quot;given&quot;:&quot;António José&quot;,&quot;family&quot;:&quot;Mendes&quot;}],&quot;volume&quot;:&quot;7&quot;},&quot;prefix&quot;:&quot;&quot;,&quot;id&quot;:9092}]} RND0000000174"/></text:p>
      <text:p text:style-name="Text_20_body">Issues of needing levels of abstraction in learning programming <text:reference-mark-start text:name="ZOTERO_ITEM CSL_CITATION {&quot;schema&quot;:&quot;https://github.com/citation-style-language/schema/raw/master/csl-citation.json&quot;,&quot;citationID&quot;:&quot;00000175&quot;,&quot;properties&quot;:{&quot;noteIndex&quot;:0,&quot;unsorted&quot;:false,&quot;formattedCitation&quot;:&quot;[@gomes2007learning]&quot;},&quot;citationItems&quot;:[{&quot;uris&quot;:[&quot;http://zotero.org/users/1913249/items/JRKNFC9F&quot;],&quot;itemData&quot;:{&quot;type&quot;:&quot;paper-conference&quot;,&quot;title&quot;:&quot;Learning to program-difficulties and solutions&quot;,&quot;id&quot;:&quot;gomes2007learning&quot;,&quot;citation-key&quot;:&quot;gomes2007learning&quot;,&quot;issued&quot;:{&quot;date-parts&quot;:[[&quot;2007&quot;]]},&quot;container-title&quot;:&quot;International conference on engineering Education–ICEE&quot;,&quot;author&quot;:[{&quot;given&quot;:&quot;Anabela&quot;,&quot;family&quot;:&quot;Gomes&quot;},{&quot;given&quot;:&quot;António José&quot;,&quot;family&quot;:&quot;Mendes&quot;}],&quot;volume&quot;:&quot;7&quot;},&quot;prefix&quot;:&quot;&quot;,&quot;id&quot;:9092}]} RND0000000176"/>&lt;Do Zotero Refresh: [@gomes2007learning]&gt;<text:reference-mark-end text:name="ZOTERO_ITEM CSL_CITATION {&quot;schema&quot;:&quot;https://github.com/citation-style-language/schema/raw/master/csl-citation.json&quot;,&quot;citationID&quot;:&quot;00000175&quot;,&quot;properties&quot;:{&quot;noteIndex&quot;:0,&quot;unsorted&quot;:false,&quot;formattedCitation&quot;:&quot;[@gomes2007learning]&quot;},&quot;citationItems&quot;:[{&quot;uris&quot;:[&quot;http://zotero.org/users/1913249/items/JRKNFC9F&quot;],&quot;itemData&quot;:{&quot;type&quot;:&quot;paper-conference&quot;,&quot;title&quot;:&quot;Learning to program-difficulties and solutions&quot;,&quot;id&quot;:&quot;gomes2007learning&quot;,&quot;citation-key&quot;:&quot;gomes2007learning&quot;,&quot;issued&quot;:{&quot;date-parts&quot;:[[&quot;2007&quot;]]},&quot;container-title&quot;:&quot;International conference on engineering Education–ICEE&quot;,&quot;author&quot;:[{&quot;given&quot;:&quot;Anabela&quot;,&quot;family&quot;:&quot;Gomes&quot;},{&quot;given&quot;:&quot;António José&quot;,&quot;family&quot;:&quot;Mendes&quot;}],&quot;volume&quot;:&quot;7&quot;},&quot;prefix&quot;:&quot;&quot;,&quot;id&quot;:9092}]} RND0000000176"/>.</text:p>
      <text:p text:style-name="Text_20_body"><text:span text:style-name="T2">Specialist coding tools and computational kits</text:span></text:p>
      <text:p text:style-name="Text_20_body">There may software and hardware kits aimed at novice coders and in particular younger audience <text:reference-mark-start text:name="ZOTERO_ITEM CSL_CITATION {&quot;schema&quot;:&quot;https://github.com/citation-style-language/schema/raw/master/csl-citation.json&quot;,&quot;citationID&quot;:&quot;00000177&quot;,&quot;properties&quot;:{&quot;noteIndex&quot;:0,&quot;unsorted&quot;:false,&quot;formattedCitation&quot;:&quot;[@yu_survey_2018]&quot;},&quot;citationItems&quot;:[{&quot;uris&quot;:[&quot;http://zotero.org/users/1913249/items/FC7LF8E6&quot;],&quot;itemData&quot;:{&quot;title&quot;:&quot;A survey of computational kits for young children&quot;,&quot;accessed&quot;:{&quot;date-parts&quot;:[[&quot;2018&quot;,10,30]]},&quot;publisher-place&quot;:&quot;Trondheim, Norway&quot;,&quot;event-place&quot;:&quot;Trondheim, Norway&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type&quot;:&quot;paper-conference&quot;,&quot;page&quot;:&quot;289-299&quot;,&quot;id&quot;:&quot;yu_survey_2018&quot;,&quot;event-title&quot;:&quot;the 17th ACM Conference&quot;,&quot;ISBN&quot;:&quot;978-1-4503-5152-2&quot;,&quot;author&quot;:[{&quot;given&quot;:&quot;Junnan&quot;,&quot;family&quot;:&quot;Yu&quot;},{&quot;given&quot;:&quot;Ricarose&quot;,&quot;family&quot;:&quot;Roque&quot;}],&quot;publisher&quot;:&quot;ACM Press&quot;,&quot;citation-key&quot;:&quot;yu_survey_2018&quot;,&quot;language&quot;:&quot;en&quot;,&quot;container-title&quot;:&quot;Proceedings of the 17th ACM Conference on Interaction Design and Children  - IDC '18&quot;,&quot;URL&quot;:&quot;http://dl.acm.org/citation.cfm?doid=3202185.3202738&quot;,&quot;DOI&quot;:&quot;10.1145/3202185.3202738&quot;,&quot;issued&quot;:{&quot;date-parts&quot;:[[&quot;2018&quot;]]},&quot;source&quot;:&quot;Crossref&quot;},&quot;prefix&quot;:&quot;&quot;,&quot;id&quot;:2837}]} RND0000000178"/>&lt;Do Zotero Refresh: [@yu_survey_2018]&gt;<text:reference-mark-end text:name="ZOTERO_ITEM CSL_CITATION {&quot;schema&quot;:&quot;https://github.com/citation-style-language/schema/raw/master/csl-citation.json&quot;,&quot;citationID&quot;:&quot;00000177&quot;,&quot;properties&quot;:{&quot;noteIndex&quot;:0,&quot;unsorted&quot;:false,&quot;formattedCitation&quot;:&quot;[@yu_survey_2018]&quot;},&quot;citationItems&quot;:[{&quot;uris&quot;:[&quot;http://zotero.org/users/1913249/items/FC7LF8E6&quot;],&quot;itemData&quot;:{&quot;title&quot;:&quot;A survey of computational kits for young children&quot;,&quot;accessed&quot;:{&quot;date-parts&quot;:[[&quot;2018&quot;,10,30]]},&quot;publisher-place&quot;:&quot;Trondheim, Norway&quot;,&quot;event-place&quot;:&quot;Trondheim, Norway&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type&quot;:&quot;paper-conference&quot;,&quot;page&quot;:&quot;289-299&quot;,&quot;id&quot;:&quot;yu_survey_2018&quot;,&quot;event-title&quot;:&quot;the 17th ACM Conference&quot;,&quot;ISBN&quot;:&quot;978-1-4503-5152-2&quot;,&quot;author&quot;:[{&quot;given&quot;:&quot;Junnan&quot;,&quot;family&quot;:&quot;Yu&quot;},{&quot;given&quot;:&quot;Ricarose&quot;,&quot;family&quot;:&quot;Roque&quot;}],&quot;publisher&quot;:&quot;ACM Press&quot;,&quot;citation-key&quot;:&quot;yu_survey_2018&quot;,&quot;language&quot;:&quot;en&quot;,&quot;container-title&quot;:&quot;Proceedings of the 17th ACM Conference on Interaction Design and Children  - IDC '18&quot;,&quot;URL&quot;:&quot;http://dl.acm.org/citation.cfm?doid=3202185.3202738&quot;,&quot;DOI&quot;:&quot;10.1145/3202185.3202738&quot;,&quot;issued&quot;:{&quot;date-parts&quot;:[[&quot;2018&quot;]]},&quot;source&quot;:&quot;Crossref&quot;},&quot;prefix&quot;:&quot;&quot;,&quot;id&quot;:2837}]} RND0000000178"/>.</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23">
        <text:list-item>
          <text:p text:style-name="P24">Block coding vs text coding, syntax</text:p>
        </text:list-item>
        <text:list-item>
          <text:p text:style-name="P24">Design principles for game making tools, <text:reference-mark-start text:name="ZOTERO_ITEM CSL_CITATION {&quot;schema&quot;:&quot;https://github.com/citation-style-language/schema/raw/master/csl-citation.json&quot;,&quot;citationID&quot;:&quot;00000179&quot;,&quot;properties&quot;:{&quot;noteIndex&quot;:0,&quot;unsorted&quot;:false,&quot;formattedCitation&quot;:&quot;[@kafai_connected_2016; @resnick_reflections_2005]&quot;},&quot;citationItems&quot;:[{&quot;uris&quot;:[&quot;http://zotero.org/users/1913249/items/C9RM6JHC&quot;],&quot;itemData&quot;:{&quot;type&quot;:&quot;book&quot;,&quot;title-short&quot;:&quot;Connected Gaming&quot;,&quot;author&quot;:[{&quot;given&quot;:&quot;Yasmin B.&quot;,&quot;family&quot;:&quot;Kafai&quot;},{&quot;given&quot;:&quot;Quinn&quot;,&quot;family&quot;:&quot;Burke&quot;},{&quot;given&quot;:&quot;Constance&quot;,&quot;family&quot;:&quot;Steinkuehler&quot;}],&quot;title&quot;:&quot;Connected Gaming: What Making Video Games Can Teach Us about Learning and Literacy&quot;,&quot;issued&quot;:{&quot;date-parts&quot;:[[&quot;2016&quot;,12,23]]},&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citation-key&quot;:&quot;kafai_connected_2016&quot;,&quot;language&quot;:&quot;en&quot;,&quot;ISBN&quot;:&quot;978-0-262-03537-8&quot;,&quot;number-of-pages&quot;:&quot;221&quot;,&quot;id&quot;:&quot;kafai_connected_2016&quot;,&quot;publisher&quot;:&quot;MIT Press&quot;,&quot;source&quot;:&quot;Google Books&quot;},&quot;prefix&quot;:&quot;&quot;,&quot;id&quot;:1409},{&quot;uris&quot;:[&quot;http://zotero.org/users/1913249/items/VWHA2FJX&quot;],&quot;itemData&quot;:{&quot;type&quot;:&quot;paper-conference&quot;,&quot;page&quot;:&quot;117–122&quot;,&quot;title&quot;:&quot;Some reflections on designing construction kits for kids&quot;,&quot;author&quot;:[{&quot;given&quot;:&quot;Mitchel&quot;,&quot;family&quot;:&quot;Resnick&quot;},{&quot;given&quot;:&quot;Brian&quot;,&quot;family&quot;:&quot;Silverman&quot;}],&quot;id&quot;:&quot;resnick_reflections_2005&quot;,&quot;citation-key&quot;:&quot;resnick_reflections_2005&quot;,&quot;issued&quot;:{&quot;date-parts&quot;:[[&quot;2005&quot;]]},&quot;container-title&quot;:&quot;Proceedings of the 2005 conference on Interaction design and children&quot;,&quot;URL&quot;:&quot;http://dl.acm.org/citation.cfm?id=1109556&quot;,&quot;publisher&quot;:&quot;ACM&quot;,&quot;accessed&quot;:{&quot;date-parts&quot;:[[&quot;2015&quot;,5,9]]},&quot;source&quot;:&quot;Google Scholar&quot;},&quot;prefix&quot;:&quot;&quot;,&quot;id&quot;:1095}]} RND0000000180"/>&lt;Do Zotero Refresh: [@kafai_connected_2016; @resnick_reflections_2005]&gt;<text:reference-mark-end text:name="ZOTERO_ITEM CSL_CITATION {&quot;schema&quot;:&quot;https://github.com/citation-style-language/schema/raw/master/csl-citation.json&quot;,&quot;citationID&quot;:&quot;00000179&quot;,&quot;properties&quot;:{&quot;noteIndex&quot;:0,&quot;unsorted&quot;:false,&quot;formattedCitation&quot;:&quot;[@kafai_connected_2016; @resnick_reflections_2005]&quot;},&quot;citationItems&quot;:[{&quot;uris&quot;:[&quot;http://zotero.org/users/1913249/items/C9RM6JHC&quot;],&quot;itemData&quot;:{&quot;type&quot;:&quot;book&quot;,&quot;title-short&quot;:&quot;Connected Gaming&quot;,&quot;author&quot;:[{&quot;given&quot;:&quot;Yasmin B.&quot;,&quot;family&quot;:&quot;Kafai&quot;},{&quot;given&quot;:&quot;Quinn&quot;,&quot;family&quot;:&quot;Burke&quot;},{&quot;given&quot;:&quot;Constance&quot;,&quot;family&quot;:&quot;Steinkuehler&quot;}],&quot;title&quot;:&quot;Connected Gaming: What Making Video Games Can Teach Us about Learning and Literacy&quot;,&quot;issued&quot;:{&quot;date-parts&quot;:[[&quot;2016&quot;,12,23]]},&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citation-key&quot;:&quot;kafai_connected_2016&quot;,&quot;language&quot;:&quot;en&quot;,&quot;ISBN&quot;:&quot;978-0-262-03537-8&quot;,&quot;number-of-pages&quot;:&quot;221&quot;,&quot;id&quot;:&quot;kafai_connected_2016&quot;,&quot;publisher&quot;:&quot;MIT Press&quot;,&quot;source&quot;:&quot;Google Books&quot;},&quot;prefix&quot;:&quot;&quot;,&quot;id&quot;:1409},{&quot;uris&quot;:[&quot;http://zotero.org/users/1913249/items/VWHA2FJX&quot;],&quot;itemData&quot;:{&quot;type&quot;:&quot;paper-conference&quot;,&quot;page&quot;:&quot;117–122&quot;,&quot;title&quot;:&quot;Some reflections on designing construction kits for kids&quot;,&quot;author&quot;:[{&quot;given&quot;:&quot;Mitchel&quot;,&quot;family&quot;:&quot;Resnick&quot;},{&quot;given&quot;:&quot;Brian&quot;,&quot;family&quot;:&quot;Silverman&quot;}],&quot;id&quot;:&quot;resnick_reflections_2005&quot;,&quot;citation-key&quot;:&quot;resnick_reflections_2005&quot;,&quot;issued&quot;:{&quot;date-parts&quot;:[[&quot;2005&quot;]]},&quot;container-title&quot;:&quot;Proceedings of the 2005 conference on Interaction design and children&quot;,&quot;URL&quot;:&quot;http://dl.acm.org/citation.cfm?id=1109556&quot;,&quot;publisher&quot;:&quot;ACM&quot;,&quot;accessed&quot;:{&quot;date-parts&quot;:[[&quot;2015&quot;,5,9]]},&quot;source&quot;:&quot;Google Scholar&quot;},&quot;prefix&quot;:&quot;&quot;,&quot;id&quot;:1095}]} RND0000000180"/> ()</text:p>
        </text:list-item>
        <text:list-item>
          <text:p text:style-name="P24">Barriers in using support material for code examples- mapping, understanding, <text:reference-mark-start text:name="ZOTERO_ITEM CSL_CITATION {&quot;schema&quot;:&quot;https://github.com/citation-style-language/schema/raw/master/csl-citation.json&quot;,&quot;citationID&quot;:&quot;00000181&quot;,&quot;properties&quot;:{&quot;noteIndex&quot;:0,&quot;unsorted&quot;:false,&quot;formattedCitation&quot;:&quot;[@wang_novices_2021]&quot;},&quot;citationItems&quot;:[{&quot;uris&quot;:[&quot;http://zotero.org/users/1913249/items/D6ZVJHNB&quot;],&quot;itemData&quot;:{&quot;title&quot;:&quot;Novices' Learning Barriers When Using Code Examples in Open-Ended Programming&quot;,&quot;accessed&quot;:{&quot;date-parts&quot;:[[&quot;2023&quot;,6,12]]},&quot;publisher-place&quot;:&quot;New York, NY, USA&quot;,&quot;event-place&quot;:&quot;New York, NY, USA&quot;,&quot;type&quot;:&quot;paper-conference&quot;,&quot;page&quot;:&quot;394–400&quot;,&quot;collection-title&quot;:&quot;ITiCSE '21&quot;,&quot;id&quot;:&quot;wang_novices_2021&quot;,&quot;ISBN&quot;:&quot;978-1-4503-8214-4&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DOI&quot;:&quot;10.1145/3430665.3456370&quot;,&quot;citation-key&quot;:&quot;wang_novices_2021&quot;,&quot;issued&quot;:{&quot;date-parts&quot;:[[&quot;2021&quot;,6,26]]},&quot;container-title&quot;:&quot;Proceedings of the 26th ACM Conference on Innovation and Technology in Computer Science Education V. 1&quot;,&quot;URL&quot;:&quot;https://dl.acm.org/doi/10.1145/3430665.3456370&quot;,&quot;publisher&quot;:&quot;Association for Computing Machinery&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source&quot;:&quot;ACM Digital Library&quot;},&quot;prefix&quot;:&quot;&quot;,&quot;id&quot;:8698}]} RND0000000182"/>&lt;Do Zotero Refresh: [@wang_novices_2021]&gt;<text:reference-mark-end text:name="ZOTERO_ITEM CSL_CITATION {&quot;schema&quot;:&quot;https://github.com/citation-style-language/schema/raw/master/csl-citation.json&quot;,&quot;citationID&quot;:&quot;00000181&quot;,&quot;properties&quot;:{&quot;noteIndex&quot;:0,&quot;unsorted&quot;:false,&quot;formattedCitation&quot;:&quot;[@wang_novices_2021]&quot;},&quot;citationItems&quot;:[{&quot;uris&quot;:[&quot;http://zotero.org/users/1913249/items/D6ZVJHNB&quot;],&quot;itemData&quot;:{&quot;title&quot;:&quot;Novices' Learning Barriers When Using Code Examples in Open-Ended Programming&quot;,&quot;accessed&quot;:{&quot;date-parts&quot;:[[&quot;2023&quot;,6,12]]},&quot;publisher-place&quot;:&quot;New York, NY, USA&quot;,&quot;event-place&quot;:&quot;New York, NY, USA&quot;,&quot;type&quot;:&quot;paper-conference&quot;,&quot;page&quot;:&quot;394–400&quot;,&quot;collection-title&quot;:&quot;ITiCSE '21&quot;,&quot;id&quot;:&quot;wang_novices_2021&quot;,&quot;ISBN&quot;:&quot;978-1-4503-8214-4&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DOI&quot;:&quot;10.1145/3430665.3456370&quot;,&quot;citation-key&quot;:&quot;wang_novices_2021&quot;,&quot;issued&quot;:{&quot;date-parts&quot;:[[&quot;2021&quot;,6,26]]},&quot;container-title&quot;:&quot;Proceedings of the 26th ACM Conference on Innovation and Technology in Computer Science Education V. 1&quot;,&quot;URL&quot;:&quot;https://dl.acm.org/doi/10.1145/3430665.3456370&quot;,&quot;publisher&quot;:&quot;Association for Computing Machinery&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source&quot;:&quot;ACM Digital Library&quot;},&quot;prefix&quot;:&quot;&quot;,&quot;id&quot;:8698}]} RND0000000182"/></text:p>
        </text:list-item>
      </text:list>
      <text:p text:style-name="First_20_paragraph">Scratch and GSM merit particular examination as mini-case studies. The</text:p>
      <text:list text:style-name="L24">
        <text:list-item>
          <text:p text:style-name="P25">Scratch and community element.</text:p>
        </text:list-item>
        <text:list-item>
          <text:p text:style-name="P25">Remix as a feature: <text:reference-mark-start text:name="ZOTERO_ITEM CSL_CITATION {&quot;schema&quot;:&quot;https://github.com/citation-style-language/schema/raw/master/csl-citation.json&quot;,&quot;citationID&quot;:&quot;00000183&quot;,&quot;properties&quot;:{&quot;noteIndex&quot;:0,&quot;unsorted&quot;:false,&quot;formattedCitation&quot;:&quot;[@amanullah_evaluating_2019]&quot;},&quot;citationItems&quot;:[{&quot;uris&quot;:[&quot;http://zotero.org/users/1913249/items/BB7BFTD6&quot;],&quot;itemData&quot;:{&quot;title&quot;:&quot;Evaluating the Use of Remixing in Scratch Projects Based on Repertoire, Lines of Code (LOC), and Elementary Patterns&quot;,&quot;accessed&quot;:{&quot;date-parts&quot;:[[&quot;2023&quot;,12,1]]},&quot;publisher-place&quot;:&quot;Covington, KY, USA&quot;,&quot;event-place&quot;:&quot;Covington, KY, USA&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type&quot;:&quot;paper-conference&quot;,&quot;page&quot;:&quot;1-8&quot;,&quot;id&quot;:&quot;amanullah_evaluating_2019&quot;,&quot;event-title&quot;:&quot;2019 IEEE Frontiers in Education Conference (FIE)&quot;,&quot;ISBN&quot;:&quot;978-1-7281-1746-1&quot;,&quot;author&quot;:[{&quot;given&quot;:&quot;Kashif&quot;,&quot;family&quot;:&quot;Amanullah&quot;},{&quot;given&quot;:&quot;Tim&quot;,&quot;family&quot;:&quot;Bell&quot;}],&quot;publisher&quot;:&quot;IEEE&quot;,&quot;citation-key&quot;:&quot;amanullah_evaluating_2019&quot;,&quot;language&quot;:&quot;en&quot;,&quot;container-title&quot;:&quot;2019 IEEE Frontiers in Education Conference (FIE)&quot;,&quot;URL&quot;:&quot;https://ieeexplore.ieee.org/document/9028475/&quot;,&quot;DOI&quot;:&quot;10.1109/FIE43999.2019.9028475&quot;,&quot;issued&quot;:{&quot;date-parts&quot;:[[&quot;2019&quot;,10]]},&quot;source&quot;:&quot;DOI.org (Crossref)&quot;},&quot;prefix&quot;:&quot;&quot;,&quot;id&quot;:9090}]} RND0000000184"/>&lt;Do Zotero Refresh: [@amanullah_evaluating_2019]&gt;<text:reference-mark-end text:name="ZOTERO_ITEM CSL_CITATION {&quot;schema&quot;:&quot;https://github.com/citation-style-language/schema/raw/master/csl-citation.json&quot;,&quot;citationID&quot;:&quot;00000183&quot;,&quot;properties&quot;:{&quot;noteIndex&quot;:0,&quot;unsorted&quot;:false,&quot;formattedCitation&quot;:&quot;[@amanullah_evaluating_2019]&quot;},&quot;citationItems&quot;:[{&quot;uris&quot;:[&quot;http://zotero.org/users/1913249/items/BB7BFTD6&quot;],&quot;itemData&quot;:{&quot;title&quot;:&quot;Evaluating the Use of Remixing in Scratch Projects Based on Repertoire, Lines of Code (LOC), and Elementary Patterns&quot;,&quot;accessed&quot;:{&quot;date-parts&quot;:[[&quot;2023&quot;,12,1]]},&quot;publisher-place&quot;:&quot;Covington, KY, USA&quot;,&quot;event-place&quot;:&quot;Covington, KY, USA&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type&quot;:&quot;paper-conference&quot;,&quot;page&quot;:&quot;1-8&quot;,&quot;id&quot;:&quot;amanullah_evaluating_2019&quot;,&quot;event-title&quot;:&quot;2019 IEEE Frontiers in Education Conference (FIE)&quot;,&quot;ISBN&quot;:&quot;978-1-7281-1746-1&quot;,&quot;author&quot;:[{&quot;given&quot;:&quot;Kashif&quot;,&quot;family&quot;:&quot;Amanullah&quot;},{&quot;given&quot;:&quot;Tim&quot;,&quot;family&quot;:&quot;Bell&quot;}],&quot;publisher&quot;:&quot;IEEE&quot;,&quot;citation-key&quot;:&quot;amanullah_evaluating_2019&quot;,&quot;language&quot;:&quot;en&quot;,&quot;container-title&quot;:&quot;2019 IEEE Frontiers in Education Conference (FIE)&quot;,&quot;URL&quot;:&quot;https://ieeexplore.ieee.org/document/9028475/&quot;,&quot;DOI&quot;:&quot;10.1109/FIE43999.2019.9028475&quot;,&quot;issued&quot;:{&quot;date-parts&quot;:[[&quot;2019&quot;,10]]},&quot;source&quot;:&quot;DOI.org (Crossref)&quot;},&quot;prefix&quot;:&quot;&quot;,&quot;id&quot;:9090}]} RND0000000184"/></text:p>
        </text:list-item>
        <text:list-item>
          <text:p text:style-name="P25">Online log in</text:p>
        </text:list-item>
        <text:list-item>
          <text:p text:style-name="P25">library of assets to speed up creation</text:p>
        </text:list-item>
        <text:list-item>
          <text:p text:style-name="P25">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3" text:outline-level="3"><text:bookmark-start text:name="cultural-identity-barriers-to-participation-in"/>Cultural / Identity barriers to participation in …<text:bookmark-end text:name="cultural-identity-barriers-to-participation-in"/></text:h>
      <text:p text:style-name="First_20_paragraph"><text:span text:style-name="T1">Barriers to participation</text:spa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schema&quot;:&quot;https://github.com/citation-style-language/schema/raw/master/csl-citation.json&quot;,&quot;citationID&quot;:&quot;00000185&quot;,&quot;properties&quot;:{&quot;noteIndex&quot;:0,&quot;unsorted&quot;:false,&quot;formattedCitation&quot;:&quot;[-@papert_epistemological_1990]&quot;},&quot;citationItems&quot;:[{&quot;itemData&quot;:{&quot;type&quot;:&quot;article-journal&quot;,&quot;title&quot;:&quot;Epistemological Pluralism and the Revaluation of the Concrete&quot;,&quot;accessed&quot;:{&quot;date-parts&quot;:[[&quot;2017&quot;,11,1]]},&quot;id&quot;:&quot;papert_epistemological_1990&quot;,&quot;citation-key&quot;:&quot;papert_epistemological_1990&quot;,&quot;issued&quot;:{&quot;date-parts&quot;:[[&quot;1990&quot;]]},&quot;container-title&quot;:&quot;Signs&quot;,&quot;author&quot;:[{&quot;given&quot;:&quot;Seymour&quot;,&quot;family&quot;:&quot;Papert&quot;},{&quot;given&quot;:&quot;Sherry&quot;,&quot;family&quot;:&quot;Turkle&quot;}],&quot;URL&quot;:&quot;http://www.papert.org/articles/EpistemologicalPluralism.html&quot;,&quot;issue&quot;:&quot;1&quot;,&quot;volume&quot;:&quot;16&quot;},&quot;uris&quot;:[&quot;http://zotero.org/users/1913249/items/PN46846P&quot;],&quot;suppress-author&quot;:true,&quot;prefix&quot;:&quot;&quot;,&quot;id&quot;:2017}]} RND0000000186"/>&lt;Do Zotero Refresh: [-@papert_epistemological_1990]&gt;<text:reference-mark-end text:name="ZOTERO_ITEM CSL_CITATION {&quot;schema&quot;:&quot;https://github.com/citation-style-language/schema/raw/master/csl-citation.json&quot;,&quot;citationID&quot;:&quot;00000185&quot;,&quot;properties&quot;:{&quot;noteIndex&quot;:0,&quot;unsorted&quot;:false,&quot;formattedCitation&quot;:&quot;[-@papert_epistemological_1990]&quot;},&quot;citationItems&quot;:[{&quot;itemData&quot;:{&quot;type&quot;:&quot;article-journal&quot;,&quot;title&quot;:&quot;Epistemological Pluralism and the Revaluation of the Concrete&quot;,&quot;accessed&quot;:{&quot;date-parts&quot;:[[&quot;2017&quot;,11,1]]},&quot;id&quot;:&quot;papert_epistemological_1990&quot;,&quot;citation-key&quot;:&quot;papert_epistemological_1990&quot;,&quot;issued&quot;:{&quot;date-parts&quot;:[[&quot;1990&quot;]]},&quot;container-title&quot;:&quot;Signs&quot;,&quot;author&quot;:[{&quot;given&quot;:&quot;Seymour&quot;,&quot;family&quot;:&quot;Papert&quot;},{&quot;given&quot;:&quot;Sherry&quot;,&quot;family&quot;:&quot;Turkle&quot;}],&quot;URL&quot;:&quot;http://www.papert.org/articles/EpistemologicalPluralism.html&quot;,&quot;issue&quot;:&quot;1&quot;,&quot;volume&quot;:&quot;16&quot;},&quot;uris&quot;:[&quot;http://zotero.org/users/1913249/items/PN46846P&quot;],&quot;suppress-author&quot;:true,&quot;prefix&quot;:&quot;&quot;,&quot;id&quot;:2017}]} RND0000000186"/>.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schema&quot;:&quot;https://github.com/citation-style-language/schema/raw/master/csl-citation.json&quot;,&quot;citationID&quot;:&quot;00000187&quot;,&quot;properties&quot;:{&quot;noteIndex&quot;:0,&quot;unsorted&quot;:false,&quot;formattedCitation&quot;:&quot;[@wing_computational_2008]&quot;},&quot;citationItems&quot;:[{&quot;uris&quot;:[&quot;http://zotero.org/users/1913249/items/CQ6F79QS&quot;],&quot;itemData&quot;:{&quot;title&quot;:&quot;Computational thinking and thinking about computing&quot;,&quot;id&quot;:&quot;wing_computational_2008&quot;,&quot;volume&quot;:&quot;366&quot;,&quot;ISSN&quot;:&quot;1364-503X, 1471-2962&quot;,&quot;source&quot;:&quot;CrossRef&quot;,&quot;DOI&quot;:&quot;10.1098/rsta.2008.0118&quot;,&quot;page&quot;:&quot;3717-3725&quot;,&quot;language&quot;:&quot;en&quot;,&quot;accessed&quot;:{&quot;date-parts&quot;:[[&quot;2016&quot;,8,8]]},&quot;citation-key&quot;:&quot;wing_computational_2008&quot;,&quot;issued&quot;:{&quot;date-parts&quot;:[[&quot;2008&quot;,10,28]]},&quot;container-title&quot;:&quot;Philosophical Transactions of the Royal Society A: Mathematical, Physical and Engineering Sciences&quot;,&quot;URL&quot;:&quot;http://rsta.royalsocietypublishing.org/cgi/doi/10.1098/rsta.2008.0118&quot;,&quot;type&quot;:&quot;article-journal&quot;,&quot;issue&quot;:&quot;1881&quot;,&quot;author&quot;:[{&quot;given&quot;:&quot;J. M&quot;,&quot;family&quot;:&quot;Wing&quot;}]},&quot;prefix&quot;:&quot;&quot;,&quot;id&quot;:1293}]} RND0000000188"/>&lt;Do Zotero Refresh: [@wing_computational_2008]&gt;<text:reference-mark-end text:name="ZOTERO_ITEM CSL_CITATION {&quot;schema&quot;:&quot;https://github.com/citation-style-language/schema/raw/master/csl-citation.json&quot;,&quot;citationID&quot;:&quot;00000187&quot;,&quot;properties&quot;:{&quot;noteIndex&quot;:0,&quot;unsorted&quot;:false,&quot;formattedCitation&quot;:&quot;[@wing_computational_2008]&quot;},&quot;citationItems&quot;:[{&quot;uris&quot;:[&quot;http://zotero.org/users/1913249/items/CQ6F79QS&quot;],&quot;itemData&quot;:{&quot;title&quot;:&quot;Computational thinking and thinking about computing&quot;,&quot;id&quot;:&quot;wing_computational_2008&quot;,&quot;volume&quot;:&quot;366&quot;,&quot;ISSN&quot;:&quot;1364-503X, 1471-2962&quot;,&quot;source&quot;:&quot;CrossRef&quot;,&quot;DOI&quot;:&quot;10.1098/rsta.2008.0118&quot;,&quot;page&quot;:&quot;3717-3725&quot;,&quot;language&quot;:&quot;en&quot;,&quot;accessed&quot;:{&quot;date-parts&quot;:[[&quot;2016&quot;,8,8]]},&quot;citation-key&quot;:&quot;wing_computational_2008&quot;,&quot;issued&quot;:{&quot;date-parts&quot;:[[&quot;2008&quot;,10,28]]},&quot;container-title&quot;:&quot;Philosophical Transactions of the Royal Society A: Mathematical, Physical and Engineering Sciences&quot;,&quot;URL&quot;:&quot;http://rsta.royalsocietypublishing.org/cgi/doi/10.1098/rsta.2008.0118&quot;,&quot;type&quot;:&quot;article-journal&quot;,&quot;issue&quot;:&quot;1881&quot;,&quot;author&quot;:[{&quot;given&quot;:&quot;J. M&quot;,&quot;family&quot;:&quot;Wing&quot;}]},&quot;prefix&quot;:&quot;&quot;,&quot;id&quot;:1293}]} RND0000000188"/>.</text:p>
      <text:p text:style-name="Text_20_body">Kafai and Peppler also address the issues of gender identities and game design <text:reference-mark-start text:name="ZOTERO_ITEM CSL_CITATION {&quot;schema&quot;:&quot;https://github.com/citation-style-language/schema/raw/master/csl-citation.json&quot;,&quot;citationID&quot;:&quot;00000189&quot;,&quot;properties&quot;:{&quot;noteIndex&quot;:0,&quot;unsorted&quot;:false,&quot;formattedCitation&quot;:&quot;[@kafai_beyond_2014]&quot;},&quot;citationItems&quot;:[{&quot;uris&quot;:[&quot;http://zotero.org/users/1913249/items/XCATBQNK&quot;],&quot;itemData&quot;:{&quot;title-short&quot;:&quot;Beyond game design for broadening participatio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ublisher-place&quot;:&quot;Siegen, Germany, Germany&quot;,&quot;event-place&quot;:&quot;Siegen, Germany, Germany&quot;,&quot;type&quot;:&quot;paper-conference&quot;,&quot;page&quot;:&quot;21:21–21:28&quot;,&quot;collection-title&quot;:&quot;Gender IT '14&quot;,&quot;id&quot;:&quot;kafai_beyond_2014&quot;,&quot;ISBN&quot;:&quot;978-1-4503-2105-1&quot;,&quot;author&quot;:[{&quot;given&quot;:&quot;Yasmin&quot;,&quot;family&quot;:&quot;Kafai&quot;},{&quot;given&quot;:&quot;Quinn&quot;,&quot;family&quot;:&quot;Burke&quot;}],&quot;source&quot;:&quot;ACM Digital Library&quot;,&quot;citation-key&quot;:&quot;kafai_beyond_2014&quot;,&quot;issued&quot;:{&quot;date-parts&quot;:[[&quot;2014&quot;]]},&quot;container-title&quot;:&quot;Proceedings of Gender and IT Appropriation. Science and Practice on Dialogue - Forum for Interdisciplinary Exchange&quot;,&quot;URL&quot;:&quot;http://dl.acm.org/citation.cfm?id=2670296.2670301&quot;,&quot;title&quot;:&quot;Beyond game design for broadening participation: building new clubhouses of computing for girls&quot;,&quot;publisher&quot;:&quot;European Society for Socially Embedded Technologies&quot;,&quot;accessed&quot;:{&quot;date-parts&quot;:[[&quot;2018&quot;,7,18]]}},&quot;prefix&quot;:&quot;&quot;,&quot;id&quot;:3759}]} RND0000000190"/>&lt;Do Zotero Refresh: [@kafai_beyond_2014]&gt;<text:reference-mark-end text:name="ZOTERO_ITEM CSL_CITATION {&quot;schema&quot;:&quot;https://github.com/citation-style-language/schema/raw/master/csl-citation.json&quot;,&quot;citationID&quot;:&quot;00000189&quot;,&quot;properties&quot;:{&quot;noteIndex&quot;:0,&quot;unsorted&quot;:false,&quot;formattedCitation&quot;:&quot;[@kafai_beyond_2014]&quot;},&quot;citationItems&quot;:[{&quot;uris&quot;:[&quot;http://zotero.org/users/1913249/items/XCATBQNK&quot;],&quot;itemData&quot;:{&quot;title-short&quot;:&quot;Beyond game design for broadening participatio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ublisher-place&quot;:&quot;Siegen, Germany, Germany&quot;,&quot;event-place&quot;:&quot;Siegen, Germany, Germany&quot;,&quot;type&quot;:&quot;paper-conference&quot;,&quot;page&quot;:&quot;21:21–21:28&quot;,&quot;collection-title&quot;:&quot;Gender IT '14&quot;,&quot;id&quot;:&quot;kafai_beyond_2014&quot;,&quot;ISBN&quot;:&quot;978-1-4503-2105-1&quot;,&quot;author&quot;:[{&quot;given&quot;:&quot;Yasmin&quot;,&quot;family&quot;:&quot;Kafai&quot;},{&quot;given&quot;:&quot;Quinn&quot;,&quot;family&quot;:&quot;Burke&quot;}],&quot;source&quot;:&quot;ACM Digital Library&quot;,&quot;citation-key&quot;:&quot;kafai_beyond_2014&quot;,&quot;issued&quot;:{&quot;date-parts&quot;:[[&quot;2014&quot;]]},&quot;container-title&quot;:&quot;Proceedings of Gender and IT Appropriation. Science and Practice on Dialogue - Forum for Interdisciplinary Exchange&quot;,&quot;URL&quot;:&quot;http://dl.acm.org/citation.cfm?id=2670296.2670301&quot;,&quot;title&quot;:&quot;Beyond game design for broadening participation: building new clubhouses of computing for girls&quot;,&quot;publisher&quot;:&quot;European Society for Socially Embedded Technologies&quot;,&quot;accessed&quot;:{&quot;date-parts&quot;:[[&quot;2018&quot;,7,18]]}},&quot;prefix&quot;:&quot;&quot;,&quot;id&quot;:3759}]} RND0000000190"/> asking how to create new communities and learning environments which align with values of participants rather than aiming to break into existing ones.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schema&quot;:&quot;https://github.com/citation-style-language/schema/raw/master/csl-citation.json&quot;,&quot;citationID&quot;:&quot;00000191&quot;,&quot;properties&quot;:{&quot;noteIndex&quot;:0,&quot;unsorted&quot;:false,&quot;formattedCitation&quot;:&quot;[@roque_engaging_nodate; @roque_becoming_2018]&quot;},&quot;citationItems&quot;:[{&quot;uris&quot;:[&quot;http://zotero.org/users/1913249/items/HQWRSNXL&quot;],&quot;itemData&quot;:{&quot;type&quot;:&quot;article-journal&quot;,&quot;page&quot;:&quot;2&quot;,&quot;title&quot;:&quot;Engaging Parents as Creative Learning Partners in Computing&quot;,&quot;id&quot;:&quot;roque_engaging_nodate&quot;,&quot;citation-key&quot;:&quot;roque_engaging_nodate&quot;,&quot;language&quot;:&quot;en&quot;,&quot;author&quot;:[{&quot;given&quot;:&quot;Ricarose&quot;,&quot;family&quot;:&quot;Roque&quot;},{&quot;given&quot;:&quot;Karina&quot;,&quot;family&quot;:&quot;Lin&quot;},{&quot;given&quot;:&quot;Richard&quot;,&quot;family&quot;:&quot;Liuzzi&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source&quot;:&quot;Zotero&quot;},&quot;prefix&quot;:&quot;&quot;,&quot;id&quot;:3048},{&quot;uris&quot;:[&quot;http://zotero.org/users/1913249/items/XLTF7MAT&quot;],&quot;itemData&quot;:{&quot;type&quot;:&quot;article-journal&quot;,&quot;page&quot;:&quot;8&quot;,&quot;title&quot;:&quot;Becoming Facilitators of Creative Computing in Out-of-School Settings&quot;,&quot;id&quot;:&quot;roque_becoming_2018&quot;,&quot;citation-key&quot;:&quot;roque_becoming_2018&quot;,&quot;language&quot;:&quot;en&quot;,&quot;author&quot;:[{&quot;given&quot;:&quot;Ricarose&quot;,&quot;family&quot;:&quot;Roque&quot;},{&quot;given&quot;:&quot;Rupal&quot;,&quot;family&quot;:&quot;Jain&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issued&quot;:{&quot;date-parts&quot;:[[&quot;2018&quot;]]},&quot;source&quot;:&quot;Zotero&quot;},&quot;prefix&quot;:&quot;&quot;,&quot;id&quot;:2772}]} RND0000000192"/>&lt;Do Zotero Refresh: [@roque_engaging_nodate; @roque_becoming_2018]&gt;<text:reference-mark-end text:name="ZOTERO_ITEM CSL_CITATION {&quot;schema&quot;:&quot;https://github.com/citation-style-language/schema/raw/master/csl-citation.json&quot;,&quot;citationID&quot;:&quot;00000191&quot;,&quot;properties&quot;:{&quot;noteIndex&quot;:0,&quot;unsorted&quot;:false,&quot;formattedCitation&quot;:&quot;[@roque_engaging_nodate; @roque_becoming_2018]&quot;},&quot;citationItems&quot;:[{&quot;uris&quot;:[&quot;http://zotero.org/users/1913249/items/HQWRSNXL&quot;],&quot;itemData&quot;:{&quot;type&quot;:&quot;article-journal&quot;,&quot;page&quot;:&quot;2&quot;,&quot;title&quot;:&quot;Engaging Parents as Creative Learning Partners in Computing&quot;,&quot;id&quot;:&quot;roque_engaging_nodate&quot;,&quot;citation-key&quot;:&quot;roque_engaging_nodate&quot;,&quot;language&quot;:&quot;en&quot;,&quot;author&quot;:[{&quot;given&quot;:&quot;Ricarose&quot;,&quot;family&quot;:&quot;Roque&quot;},{&quot;given&quot;:&quot;Karina&quot;,&quot;family&quot;:&quot;Lin&quot;},{&quot;given&quot;:&quot;Richard&quot;,&quot;family&quot;:&quot;Liuzzi&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source&quot;:&quot;Zotero&quot;},&quot;prefix&quot;:&quot;&quot;,&quot;id&quot;:3048},{&quot;uris&quot;:[&quot;http://zotero.org/users/1913249/items/XLTF7MAT&quot;],&quot;itemData&quot;:{&quot;type&quot;:&quot;article-journal&quot;,&quot;page&quot;:&quot;8&quot;,&quot;title&quot;:&quot;Becoming Facilitators of Creative Computing in Out-of-School Settings&quot;,&quot;id&quot;:&quot;roque_becoming_2018&quot;,&quot;citation-key&quot;:&quot;roque_becoming_2018&quot;,&quot;language&quot;:&quot;en&quot;,&quot;author&quot;:[{&quot;given&quot;:&quot;Ricarose&quot;,&quot;family&quot;:&quot;Roque&quot;},{&quot;given&quot;:&quot;Rupal&quot;,&quot;family&quot;:&quot;Jain&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issued&quot;:{&quot;date-parts&quot;:[[&quot;2018&quot;]]},&quot;source&quot;:&quot;Zotero&quot;},&quot;prefix&quot;:&quot;&quot;,&quot;id&quot;:2772}]} RND0000000192"/>.</text:p>
      <text:h text:style-name="Heading_20_3" text:outline-level="3"><text:bookmark-start text:name="outlining-cultural-barriers-aspects-of-game-making"/>Outlining cultural barriers / aspects of game making<text:bookmark-end text:name="outlining-cultural-barriers-aspects-of-game-making"/></text:h>
      <text:p text:style-name="First_20_paragraph">The following studies are explored future in LR. Here I surface cultural barriers experienced by participants.</text:p>
      <text:p text:style-name="Text_20_body"><text:span text:style-name="T1">Gender related identities</text:span> - Important to caution against gender stereo-typing and identity in relation to computers <text:reference-mark-start text:name="ZOTERO_ITEM CSL_CITATION {&quot;schema&quot;:&quot;https://github.com/citation-style-language/schema/raw/master/csl-citation.json&quot;,&quot;citationID&quot;:&quot;00000193&quot;,&quot;properties&quot;:{&quot;noteIndex&quot;:0,&quot;unsorted&quot;:false,&quot;formattedCitation&quot;:&quot;[@pelletier_gaming_2008]&quot;},&quot;citationItems&quot;:[{&quot;uris&quot;:[&quot;http://zotero.org/users/1913249/items/CI3UYB78&quot;],&quot;itemData&quot;:{&quot;title-short&quot;:&quot;Gaming in Context&quot;,&quot;accessed&quot;:{&quot;date-parts&quot;:[[&quot;2018&quot;,7,19]]},&quot;publisher-place&quot;:&quot;Cambridge, MA&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event-place&quot;:&quot;Cambridge, MA&quot;,&quot;type&quot;:&quot;chapter&quot;,&quot;page&quot;:&quot;145-159&quot;,&quot;id&quot;:&quot;pelletier_gaming_2008&quot;,&quot;abstract&quot;:&quot;UCL Discovery is UCL's open access repository, showcasing and providing access to UCL research outputs from all UCL disciplines.&quot;,&quot;source&quot;:&quot;discovery.ucl.ac.uk&quot;,&quot;citation-key&quot;:&quot;pelletier_gaming_2008&quot;,&quot;issued&quot;:{&quot;date-parts&quot;:[[&quot;2008&quot;]]},&quot;container-title&quot;:&quot;Beyond Barbie and Mortal Kombat: New Perspectives on Gender and Gaming&quot;,&quot;URL&quot;:&quot;http://discovery.ucl.ac.uk/1561023/&quot;,&quot;author&quot;:[{&quot;given&quot;:&quot;C.&quot;,&quot;family&quot;:&quot;Pelletier&quot;}],&quot;publisher&quot;:&quot;MIT Press&quot;,&quot;title&quot;:&quot;Gaming in Context: How Young People Construct Their Gendered Identities in Playing and Making Games&quot;},&quot;prefix&quot;:&quot;&quot;,&quot;id&quot;:2943}]} RND0000000194"/>&lt;Do Zotero Refresh: [@pelletier_gaming_2008]&gt;<text:reference-mark-end text:name="ZOTERO_ITEM CSL_CITATION {&quot;schema&quot;:&quot;https://github.com/citation-style-language/schema/raw/master/csl-citation.json&quot;,&quot;citationID&quot;:&quot;00000193&quot;,&quot;properties&quot;:{&quot;noteIndex&quot;:0,&quot;unsorted&quot;:false,&quot;formattedCitation&quot;:&quot;[@pelletier_gaming_2008]&quot;},&quot;citationItems&quot;:[{&quot;uris&quot;:[&quot;http://zotero.org/users/1913249/items/CI3UYB78&quot;],&quot;itemData&quot;:{&quot;title-short&quot;:&quot;Gaming in Context&quot;,&quot;accessed&quot;:{&quot;date-parts&quot;:[[&quot;2018&quot;,7,19]]},&quot;publisher-place&quot;:&quot;Cambridge, MA&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event-place&quot;:&quot;Cambridge, MA&quot;,&quot;type&quot;:&quot;chapter&quot;,&quot;page&quot;:&quot;145-159&quot;,&quot;id&quot;:&quot;pelletier_gaming_2008&quot;,&quot;abstract&quot;:&quot;UCL Discovery is UCL's open access repository, showcasing and providing access to UCL research outputs from all UCL disciplines.&quot;,&quot;source&quot;:&quot;discovery.ucl.ac.uk&quot;,&quot;citation-key&quot;:&quot;pelletier_gaming_2008&quot;,&quot;issued&quot;:{&quot;date-parts&quot;:[[&quot;2008&quot;]]},&quot;container-title&quot;:&quot;Beyond Barbie and Mortal Kombat: New Perspectives on Gender and Gaming&quot;,&quot;URL&quot;:&quot;http://discovery.ucl.ac.uk/1561023/&quot;,&quot;author&quot;:[{&quot;given&quot;:&quot;C.&quot;,&quot;family&quot;:&quot;Pelletier&quot;}],&quot;publisher&quot;:&quot;MIT Press&quot;,&quot;title&quot;:&quot;Gaming in Context: How Young People Construct Their Gendered Identities in Playing and Making Games&quot;},&quot;prefix&quot;:&quot;&quot;,&quot;id&quot;:2943}]} RND0000000194"/> - study by Fisher and Jenson critically explored diverse themes through a summer game making programme 2017). Emerging issues included pinkification, marginalisation and exclusions of women from game cultures, sexualisation and harassment.</text:p>
      <text:p text:style-name="Text_20_body"><text:span text:style-name="T1">Race related identities</text:span></text:p>
      <text:p text:style-name="Text_20_body">In study by Thayter and Ko <text:reference-mark-start text:name="ZOTERO_ITEM CSL_CITATION {&quot;schema&quot;:&quot;https://github.com/citation-style-language/schema/raw/master/csl-citation.json&quot;,&quot;citationID&quot;:&quot;00000195&quot;,&quot;properties&quot;:{&quot;noteIndex&quot;:0,&quot;unsorted&quot;:false,&quot;formattedCitation&quot;:&quot;[@thayer_barriers_2017]&quot;},&quot;citationItems&quot;:[{&quot;uris&quot;:[&quot;http://zotero.org/users/1913249/items/LV67TTVJ&quot;],&quot;itemData&quot;:{&quot;title&quot;:&quot;Barriers Faced by Coding Bootcamp Students&quot;,&quot;accessed&quot;:{&quot;date-parts&quot;:[[&quot;2023&quot;,10,3]]},&quot;publisher-place&quot;:&quot;New York, NY, USA&quot;,&quot;event-place&quot;:&quot;New York, NY, USA&quot;,&quot;type&quot;:&quot;paper-conference&quot;,&quot;page&quot;:&quot;245–253&quot;,&quot;collection-title&quot;:&quot;ICER '17&quot;,&quot;id&quot;:&quot;thayer_barriers_2017&quot;,&quot;ISBN&quot;:&quot;978-1-4503-4968-0&quot;,&quot;author&quot;:[{&quot;given&quot;:&quot;Kyle&quot;,&quot;family&quot;:&quot;Thayer&quot;},{&quot;given&quot;:&quot;Amy J.&quot;,&quot;family&quot;:&quot;Ko&quot;}],&quot;DOI&quot;:&quot;10.1145/3105726.3106176&quot;,&quot;citation-key&quot;:&quot;thayer_barriers_2017&quot;,&quot;issued&quot;:{&quot;date-parts&quot;:[[&quot;2017&quot;,8,14]]},&quot;container-title&quot;:&quot;Proceedings of the 2017 ACM Conference on International Computing Education Research&quot;,&quot;URL&quot;:&quot;https://dl.acm.org/doi/10.1145/3105726.3106176&quot;,&quot;publisher&quot;:&quot;Association for Computing Machinery&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source&quot;:&quot;ACM Digital Library&quot;},&quot;prefix&quot;:&quot;&quot;,&quot;id&quot;:9011}]} RND0000000196"/>&lt;Do Zotero Refresh: [@thayer_barriers_2017]&gt;<text:reference-mark-end text:name="ZOTERO_ITEM CSL_CITATION {&quot;schema&quot;:&quot;https://github.com/citation-style-language/schema/raw/master/csl-citation.json&quot;,&quot;citationID&quot;:&quot;00000195&quot;,&quot;properties&quot;:{&quot;noteIndex&quot;:0,&quot;unsorted&quot;:false,&quot;formattedCitation&quot;:&quot;[@thayer_barriers_2017]&quot;},&quot;citationItems&quot;:[{&quot;uris&quot;:[&quot;http://zotero.org/users/1913249/items/LV67TTVJ&quot;],&quot;itemData&quot;:{&quot;title&quot;:&quot;Barriers Faced by Coding Bootcamp Students&quot;,&quot;accessed&quot;:{&quot;date-parts&quot;:[[&quot;2023&quot;,10,3]]},&quot;publisher-place&quot;:&quot;New York, NY, USA&quot;,&quot;event-place&quot;:&quot;New York, NY, USA&quot;,&quot;type&quot;:&quot;paper-conference&quot;,&quot;page&quot;:&quot;245–253&quot;,&quot;collection-title&quot;:&quot;ICER '17&quot;,&quot;id&quot;:&quot;thayer_barriers_2017&quot;,&quot;ISBN&quot;:&quot;978-1-4503-4968-0&quot;,&quot;author&quot;:[{&quot;given&quot;:&quot;Kyle&quot;,&quot;family&quot;:&quot;Thayer&quot;},{&quot;given&quot;:&quot;Amy J.&quot;,&quot;family&quot;:&quot;Ko&quot;}],&quot;DOI&quot;:&quot;10.1145/3105726.3106176&quot;,&quot;citation-key&quot;:&quot;thayer_barriers_2017&quot;,&quot;issued&quot;:{&quot;date-parts&quot;:[[&quot;2017&quot;,8,14]]},&quot;container-title&quot;:&quot;Proceedings of the 2017 ACM Conference on International Computing Education Research&quot;,&quot;URL&quot;:&quot;https://dl.acm.org/doi/10.1145/3105726.3106176&quot;,&quot;publisher&quot;:&quot;Association for Computing Machinery&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source&quot;:&quot;ACM Digital Library&quot;},&quot;prefix&quot;:&quot;&quot;,&quot;id&quot;:9011}]} RND0000000196"/> the work of Margolis et al is analysed using concepts from communities of practice, type of barriers, and personal obstacles <text:reference-mark-start text:name="ZOTERO_ITEM CSL_CITATION {&quot;schema&quot;:&quot;https://github.com/citation-style-language/schema/raw/master/csl-citation.json&quot;,&quot;citationID&quot;:&quot;00000197&quot;,&quot;properties&quot;:{&quot;noteIndex&quot;:0,&quot;unsorted&quot;:false,&quot;formattedCitation&quot;:&quot;[@margolis_stuck_2008]&quot;},&quot;citationItems&quot;:[{&quot;uris&quot;:[&quot;http://zotero.org/users/1913249/items/XGBUSKHM&quot;],&quot;itemData&quot;:{&quot;event-place&quot;:&quot;Cambridge, MA&quot;,&quot;type&quot;:&quot;book&quot;,&quot;author&quot;:[{&quot;given&quot;:&quot;Jane&quot;,&quot;family&quot;:&quot;Margolis&quot;}],&quot;call-number&quot;:&quot;QA76.27 .M347 2008&quot;,&quot;language&quot;:&quot;en&quot;,&quot;title&quot;:&quot;Stuck in the shallow end: education, race, and computing&quot;,&quot;ISBN&quot;:&quot;978-0-262-13504-7 978-0-262-51404-0&quot;,&quot;publisher&quot;:&quot;MIT Press&quot;,&quot;citation-key&quot;:&quot;margolis_stuck_2008&quot;,&quot;publisher-place&quot;:&quot;Cambridge, MA&quot;,&quot;issued&quot;:{&quot;date-parts&quot;:[[&quot;2008&quot;]]},&quot;number-of-pages&quot;:&quot;201&quot;,&quot;id&quot;:&quot;margolis_stuck_2008&quot;,&quot;title-short&quot;:&quot;Stuck in the shallow end&quot;,&quot;source&quot;:&quot;Library of Congress ISBN&quot;},&quot;prefix&quot;:&quot;&quot;,&quot;id&quot;:2700}]} RND0000000198"/>&lt;Do Zotero Refresh: [@margolis_stuck_2008]&gt;<text:reference-mark-end text:name="ZOTERO_ITEM CSL_CITATION {&quot;schema&quot;:&quot;https://github.com/citation-style-language/schema/raw/master/csl-citation.json&quot;,&quot;citationID&quot;:&quot;00000197&quot;,&quot;properties&quot;:{&quot;noteIndex&quot;:0,&quot;unsorted&quot;:false,&quot;formattedCitation&quot;:&quot;[@margolis_stuck_2008]&quot;},&quot;citationItems&quot;:[{&quot;uris&quot;:[&quot;http://zotero.org/users/1913249/items/XGBUSKHM&quot;],&quot;itemData&quot;:{&quot;event-place&quot;:&quot;Cambridge, MA&quot;,&quot;type&quot;:&quot;book&quot;,&quot;author&quot;:[{&quot;given&quot;:&quot;Jane&quot;,&quot;family&quot;:&quot;Margolis&quot;}],&quot;call-number&quot;:&quot;QA76.27 .M347 2008&quot;,&quot;language&quot;:&quot;en&quot;,&quot;title&quot;:&quot;Stuck in the shallow end: education, race, and computing&quot;,&quot;ISBN&quot;:&quot;978-0-262-13504-7 978-0-262-51404-0&quot;,&quot;publisher&quot;:&quot;MIT Press&quot;,&quot;citation-key&quot;:&quot;margolis_stuck_2008&quot;,&quot;publisher-place&quot;:&quot;Cambridge, MA&quot;,&quot;issued&quot;:{&quot;date-parts&quot;:[[&quot;2008&quot;]]},&quot;number-of-pages&quot;:&quot;201&quot;,&quot;id&quot;:&quot;margolis_stuck_2008&quot;,&quot;title-short&quot;:&quot;Stuck in the shallow end&quot;,&quot;source&quot;:&quot;Library of Congress ISBN&quot;},&quot;prefix&quot;:&quot;&quot;,&quot;id&quot;:2700}]} RND0000000198"/></text:p>
      <text:p text:style-name="P26">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schema&quot;:&quot;https://github.com/citation-style-language/schema/raw/master/csl-citation.json&quot;,&quot;citationID&quot;:&quot;00000199&quot;,&quot;properties&quot;:{&quot;noteIndex&quot;:0,&quot;unsorted&quot;:false,&quot;formattedCitation&quot;:&quot;[@disalvo_saving_2014; @disalvo_glitch_2009-1; @disalvo_learning_2008]&quot;},&quot;citationItems&quot;:[{&quot;uris&quot;:[&quot;http://zotero.org/users/1913249/items/HKBNN53C&quot;],&quot;itemData&quot;:{&quot;title&quot;:&quot;Saving Face While Geeking Out: Video Game Testing as a Justification for Learning Computer Science&quot;,&quot;accessed&quot;:{&quot;date-parts&quot;:[[&quot;2018&quot;,7,16]]},&quot;volume&quot;:&quot;23&quot;,&quot;ISSN&quot;:&quot;1050-8406&quot;,&quot;source&quot;:&quot;Taylor and Francis+NEJM&quot;,&quot;type&quot;:&quot;article-journal&quot;,&quot;page&quot;:&quot;272-315&quot;,&quot;id&quot;:&quot;disalvo_saving_2014&quot;,&quot;author&quot;:[{&quot;given&quot;:&quot;Betsy&quot;,&quot;family&quot;:&quot;DiSalvo&quot;},{&quot;given&quot;:&quot;Mark&quot;,&quot;family&quot;:&quot;Guzdial&quot;},{&quot;given&quot;:&quot;Amy&quot;,&quot;family&quot;:&quot;Bruckman&quot;},{&quot;given&quot;:&quot;Tom&quot;,&quot;family&quot;:&quot;McKlin&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itation-key&quot;:&quot;disalvo_saving_2014&quot;,&quot;issued&quot;:{&quot;date-parts&quot;:[[&quot;2014&quot;,7,3]]},&quot;container-title&quot;:&quot;Journal of the Learning Sciences&quot;,&quot;URL&quot;:&quot;https://doi.org/10.1080/10508406.2014.893434&quot;,&quot;DOI&quot;:&quot;10.1080/10508406.2014.893434&quot;,&quot;issue&quot;:&quot;3&quot;,&quot;title-short&quot;:&quot;Saving Face While Geeking Out&quot;},&quot;prefix&quot;:&quot;&quot;,&quot;id&quot;:2650},{&quot;uris&quot;:[&quot;http://zotero.org/users/1913249/items/9GLLZLMB&quot;],&quot;itemData&quot;:{&quot;type&quot;:&quot;paper-conference&quot;,&quot;page&quot;:&quot;7&quot;,&quot;event-title&quot;:&quot;DiGRA&quot;,&quot;title&quot;:&quot;Glitch Game Testers: African American Men Breaking Open the Console&quot;,&quot;id&quot;:&quot;disalvo_glitch_2009-1&quot;,&quot;citation-key&quot;:&quot;disalvo_glitch_2009-1&quot;,&quot;issued&quot;:{&quot;date-parts&quot;:[[&quot;2009&quot;]]},&quot;container-title&quot;:&quot;Breaking New Ground: Innovation in Games, Play, Practice and Theory.&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language&quot;:&quot;en&quot;,&quot;source&quot;:&quot;Zotero&quot;},&quot;prefix&quot;:&quot;&quot;,&quot;id&quot;:2670},{&quot;uris&quot;:[&quot;http://zotero.org/users/1913249/items/XMLVAMHU&quot;],&quot;itemData&quot;:{&quot;container-title-short&quot;:&quot;Games and Culture&quot;,&quot;title&quot;:&quot;Learning in Context                                                    ,                                                             Learning in Context: Digital Games and Young Black Men             ,                      Digital Games and Young Black Men&quot;,&quot;accessed&quot;:{&quot;date-parts&quot;:[[&quot;2018&quot;,7,16]]},&quot;volume&quot;:&quot;3&quot;,&quot;ISSN&quot;:&quot;1555-4120&quot;,&quot;source&quot;:&quot;SAGE Journals&quot;,&quot;type&quot;:&quot;article-journal&quot;,&quot;page&quot;:&quot;131-141&quot;,&quot;id&quot;:&quot;disalvo_learning_2008&quot;,&quot;title-short&quot;:&quot;Learning in Context                                                    ,                                                             Learning in Context&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given&quot;:&quot;Betsy James&quot;,&quot;family&quot;:&quot;DiSalvo&quot;},{&quot;given&quot;:&quot;Kevin&quot;,&quot;family&quot;:&quot;Crowley&quot;},{&quot;given&quot;:&quot;Roy&quot;,&quot;family&quot;:&quot;Norwood&quot;}],&quot;citation-key&quot;:&quot;disalvo_learning_2008&quot;,&quot;language&quot;:&quot;en&quot;,&quot;container-title&quot;:&quot;Games and Culture&quot;,&quot;URL&quot;:&quot;http://journals.sagepub.com/doi/abs/10.1177/1555412008314130&quot;,&quot;DOI&quot;:&quot;10.1177/1555412008314130&quot;,&quot;issue&quot;:&quot;2&quot;,&quot;issued&quot;:{&quot;date-parts&quot;:[[&quot;2008&quot;,4,1]]}},&quot;prefix&quot;:&quot;&quot;,&quot;id&quot;:2651}]} RND0000000200"/>&lt;Do Zotero Refresh: [@disalvo_saving_2014; @disalvo_glitch_2009-1; @disalvo_learning_2008]&gt;<text:reference-mark-end text:name="ZOTERO_ITEM CSL_CITATION {&quot;schema&quot;:&quot;https://github.com/citation-style-language/schema/raw/master/csl-citation.json&quot;,&quot;citationID&quot;:&quot;00000199&quot;,&quot;properties&quot;:{&quot;noteIndex&quot;:0,&quot;unsorted&quot;:false,&quot;formattedCitation&quot;:&quot;[@disalvo_saving_2014; @disalvo_glitch_2009-1; @disalvo_learning_2008]&quot;},&quot;citationItems&quot;:[{&quot;uris&quot;:[&quot;http://zotero.org/users/1913249/items/HKBNN53C&quot;],&quot;itemData&quot;:{&quot;title&quot;:&quot;Saving Face While Geeking Out: Video Game Testing as a Justification for Learning Computer Science&quot;,&quot;accessed&quot;:{&quot;date-parts&quot;:[[&quot;2018&quot;,7,16]]},&quot;volume&quot;:&quot;23&quot;,&quot;ISSN&quot;:&quot;1050-8406&quot;,&quot;source&quot;:&quot;Taylor and Francis+NEJM&quot;,&quot;type&quot;:&quot;article-journal&quot;,&quot;page&quot;:&quot;272-315&quot;,&quot;id&quot;:&quot;disalvo_saving_2014&quot;,&quot;author&quot;:[{&quot;given&quot;:&quot;Betsy&quot;,&quot;family&quot;:&quot;DiSalvo&quot;},{&quot;given&quot;:&quot;Mark&quot;,&quot;family&quot;:&quot;Guzdial&quot;},{&quot;given&quot;:&quot;Amy&quot;,&quot;family&quot;:&quot;Bruckman&quot;},{&quot;given&quot;:&quot;Tom&quot;,&quot;family&quot;:&quot;McKlin&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itation-key&quot;:&quot;disalvo_saving_2014&quot;,&quot;issued&quot;:{&quot;date-parts&quot;:[[&quot;2014&quot;,7,3]]},&quot;container-title&quot;:&quot;Journal of the Learning Sciences&quot;,&quot;URL&quot;:&quot;https://doi.org/10.1080/10508406.2014.893434&quot;,&quot;DOI&quot;:&quot;10.1080/10508406.2014.893434&quot;,&quot;issue&quot;:&quot;3&quot;,&quot;title-short&quot;:&quot;Saving Face While Geeking Out&quot;},&quot;prefix&quot;:&quot;&quot;,&quot;id&quot;:2650},{&quot;uris&quot;:[&quot;http://zotero.org/users/1913249/items/9GLLZLMB&quot;],&quot;itemData&quot;:{&quot;type&quot;:&quot;paper-conference&quot;,&quot;page&quot;:&quot;7&quot;,&quot;event-title&quot;:&quot;DiGRA&quot;,&quot;title&quot;:&quot;Glitch Game Testers: African American Men Breaking Open the Console&quot;,&quot;id&quot;:&quot;disalvo_glitch_2009-1&quot;,&quot;citation-key&quot;:&quot;disalvo_glitch_2009-1&quot;,&quot;issued&quot;:{&quot;date-parts&quot;:[[&quot;2009&quot;]]},&quot;container-title&quot;:&quot;Breaking New Ground: Innovation in Games, Play, Practice and Theory.&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language&quot;:&quot;en&quot;,&quot;source&quot;:&quot;Zotero&quot;},&quot;prefix&quot;:&quot;&quot;,&quot;id&quot;:2670},{&quot;uris&quot;:[&quot;http://zotero.org/users/1913249/items/XMLVAMHU&quot;],&quot;itemData&quot;:{&quot;container-title-short&quot;:&quot;Games and Culture&quot;,&quot;title&quot;:&quot;Learning in Context                                                    ,                                                             Learning in Context: Digital Games and Young Black Men             ,                      Digital Games and Young Black Men&quot;,&quot;accessed&quot;:{&quot;date-parts&quot;:[[&quot;2018&quot;,7,16]]},&quot;volume&quot;:&quot;3&quot;,&quot;ISSN&quot;:&quot;1555-4120&quot;,&quot;source&quot;:&quot;SAGE Journals&quot;,&quot;type&quot;:&quot;article-journal&quot;,&quot;page&quot;:&quot;131-141&quot;,&quot;id&quot;:&quot;disalvo_learning_2008&quot;,&quot;title-short&quot;:&quot;Learning in Context                                                    ,                                                             Learning in Context&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uthor&quot;:[{&quot;given&quot;:&quot;Betsy James&quot;,&quot;family&quot;:&quot;DiSalvo&quot;},{&quot;given&quot;:&quot;Kevin&quot;,&quot;family&quot;:&quot;Crowley&quot;},{&quot;given&quot;:&quot;Roy&quot;,&quot;family&quot;:&quot;Norwood&quot;}],&quot;citation-key&quot;:&quot;disalvo_learning_2008&quot;,&quot;language&quot;:&quot;en&quot;,&quot;container-title&quot;:&quot;Games and Culture&quot;,&quot;URL&quot;:&quot;http://journals.sagepub.com/doi/abs/10.1177/1555412008314130&quot;,&quot;DOI&quot;:&quot;10.1177/1555412008314130&quot;,&quot;issue&quot;:&quot;2&quot;,&quot;issued&quot;:{&quot;date-parts&quot;:[[&quot;2008&quot;,4,1]]}},&quot;prefix&quot;:&quot;&quot;,&quot;id&quot;:2651}]} RND0000000200"/></text:p>
      <text:p text:style-name="Text_20_body"><text:span text:style-name="T1">Outro</text:span></text:p>
      <text:p text:style-name="Text_20_body">Illingworth critique’s Kafai and Burke’s book due to lack of specificity in the game making techniques outlined. This is particularly the case in chapter x which explores cultural elements of game making research. In recent years the constructionist school has taken care to start to describe cultural elements of learning environments [EVIDENCE]. Other approaches exist - AT etc .</text:p>
      <text:h text:style-name="Heading_20_2" text:outline-level="2"><text:bookmark-start text:name="to-drop-or-merge-up."/>TO DROP OR MERGE UP.<text:bookmark-end text:name="to-drop-or-merge-up."/></text:h>
      <text:h text:style-name="Heading_20_2" text:outline-level="2"><text:bookmark-start text:name="existing-responses-to-challenges"/>Existing responses to challenges<text:bookmark-end text:name="existing-responses-to-challenges"/></text:h>
      <text:p text:style-name="First_20_paragraph">Several reports have produced recommendation for school practice. Some of which are particularly relevant to this study’s focus on supporting a project-based approach to making a digital game. These recommendations and evaluation of their uptake is integrated in the following sections.</text:p>
      <text:h text:style-name="Heading_20_3" text:outline-level="3"><text:bookmark-start text:name="digital-projects-as-an-inclusive-pedaogogy---move-to-introduction"/>Digital projects as an inclusive pedaogogy - MOVE TO INTRODUCTION<text:bookmark-end text:name="digital-projects-as-an-inclusive-pedaogogy---move-to-introduction"/></text:h>
      <text:p text:style-name="First_20_paragraph">Livingstone’s <text:reference-mark-start text:name="ZOTERO_ITEM CSL_CITATION {&quot;schema&quot;:&quot;https://github.com/citation-style-language/schema/raw/master/csl-citation.json&quot;,&quot;citationID&quot;:&quot;00000201&quot;,&quot;properties&quot;:{&quot;noteIndex&quot;:0,&quot;unsorted&quot;:false,&quot;formattedCitation&quot;:&quot;[@livingstone_next_2011]&quot;},&quot;citationItems&quot;:[{&quot;uris&quot;:[&quot;http://zotero.org/users/1913249/items/VBXU3WDU&quot;],&quot;itemData&quot;:{&quot;citation-key&quot;:&quot;livingstone_next_2011&quot;,&quot;type&quot;:&quot;report&quot;,&quot;issued&quot;:{&quot;date-parts&quot;:[[&quot;2011&quot;]]},&quot;id&quot;:&quot;livingstone_next_2011&quot;,&quot;author&quot;:[{&quot;given&quot;:&quot;Ian&quot;,&quot;family&quot;:&quot;Livingstone&quot;},{&quot;given&quot;:&quot;Alex&quot;,&quot;family&quot;:&quot;Hope&quot;}],&quot;title&quot;:&quot;Next Gen: Transforming the UK into the world’s leading talent hub for the video games and visual effects industries&quot;,&quot;publisher&quot;:&quot;National Endowment for Science, Technology and the Arts (NESTA),&quot;},&quot;prefix&quot;:&quot;&quot;,&quot;id&quot;:3457}]} RND0000000202"/>&lt;Do Zotero Refresh: [@livingstone_next_2011]&gt;<text:reference-mark-end text:name="ZOTERO_ITEM CSL_CITATION {&quot;schema&quot;:&quot;https://github.com/citation-style-language/schema/raw/master/csl-citation.json&quot;,&quot;citationID&quot;:&quot;00000201&quot;,&quot;properties&quot;:{&quot;noteIndex&quot;:0,&quot;unsorted&quot;:false,&quot;formattedCitation&quot;:&quot;[@livingstone_next_2011]&quot;},&quot;citationItems&quot;:[{&quot;uris&quot;:[&quot;http://zotero.org/users/1913249/items/VBXU3WDU&quot;],&quot;itemData&quot;:{&quot;citation-key&quot;:&quot;livingstone_next_2011&quot;,&quot;type&quot;:&quot;report&quot;,&quot;issued&quot;:{&quot;date-parts&quot;:[[&quot;2011&quot;]]},&quot;id&quot;:&quot;livingstone_next_2011&quot;,&quot;author&quot;:[{&quot;given&quot;:&quot;Ian&quot;,&quot;family&quot;:&quot;Livingstone&quot;},{&quot;given&quot;:&quot;Alex&quot;,&quot;family&quot;:&quot;Hope&quot;}],&quot;title&quot;:&quot;Next Gen: Transforming the UK into the world’s leading talent hub for the video games and visual effects industries&quot;,&quot;publisher&quot;:&quot;National Endowment for Science, Technology and the Arts (NESTA),&quot;},&quot;prefix&quot;:&quot;&quot;,&quot;id&quot;:3457}]} RND0000000202"/> report focused on providing the UK games and animation industry with new talent, recommended that to implement well-supported use of games and visual animation in the school curriculum as a way to attract more young people to take digital-related subjects.</text:p>
      <text:p text:style-name="Text_20_body">The After the Reboot report <text:reference-mark-start text:name="ZOTERO_ITEM CSL_CITATION {&quot;schema&quot;:&quot;https://github.com/citation-style-language/schema/raw/master/csl-citation.json&quot;,&quot;citationID&quot;:&quot;00000203&quot;,&quot;properties&quot;:{&quot;noteIndex&quot;:0,&quot;unsorted&quot;:false,&quot;formattedCitation&quot;:&quot;[@waite_pedagogy_2017]&quot;},&quot;citationItems&quot;:[{&quot;uris&quot;:[&quot;http://zotero.org/users/1913249/items/R4M4KKC8&quot;],&quot;itemData&quot;:{&quot;type&quot;:&quot;report&quot;,&quot;page&quot;:&quot;90&quot;,&quot;title&quot;:&quot;Pedagogy in teaching Computer Science in schools: A Literature Review&quot;,&quot;id&quot;:&quot;waite_pedagogy_2017&quot;,&quot;citation-key&quot;:&quot;waite_pedagogy_2017&quot;,&quot;language&quot;:&quot;en&quot;,&quot;author&quot;:[{&quot;given&quot;:&quot;Jane&quot;,&quot;family&quot;:&quot;Waite&quot;}],&quot;URL&quot;:&quot;https://royalsociety.org/%7E/media/policy/projects/computing-education/literature-review-pedagogy-in-teaching.pdf&quot;,&quot;issued&quot;:{&quot;date-parts&quot;:[[&quot;2017&quot;]]},&quot;publisher&quot;:&quot;Royal Society&quot;,&quot;source&quot;:&quot;Zotero&quot;},&quot;prefix&quot;:&quot;&quot;,&quot;id&quot;:3869}]} RND0000000204"/>&lt;Do Zotero Refresh: [@waite_pedagogy_2017]&gt;<text:reference-mark-end text:name="ZOTERO_ITEM CSL_CITATION {&quot;schema&quot;:&quot;https://github.com/citation-style-language/schema/raw/master/csl-citation.json&quot;,&quot;citationID&quot;:&quot;00000203&quot;,&quot;properties&quot;:{&quot;noteIndex&quot;:0,&quot;unsorted&quot;:false,&quot;formattedCitation&quot;:&quot;[@waite_pedagogy_2017]&quot;},&quot;citationItems&quot;:[{&quot;uris&quot;:[&quot;http://zotero.org/users/1913249/items/R4M4KKC8&quot;],&quot;itemData&quot;:{&quot;type&quot;:&quot;report&quot;,&quot;page&quot;:&quot;90&quot;,&quot;title&quot;:&quot;Pedagogy in teaching Computer Science in schools: A Literature Review&quot;,&quot;id&quot;:&quot;waite_pedagogy_2017&quot;,&quot;citation-key&quot;:&quot;waite_pedagogy_2017&quot;,&quot;language&quot;:&quot;en&quot;,&quot;author&quot;:[{&quot;given&quot;:&quot;Jane&quot;,&quot;family&quot;:&quot;Waite&quot;}],&quot;URL&quot;:&quot;https://royalsociety.org/%7E/media/policy/projects/computing-education/literature-review-pedagogy-in-teaching.pdf&quot;,&quot;issued&quot;:{&quot;date-parts&quot;:[[&quot;2017&quot;]]},&quot;publisher&quot;:&quot;Royal Society&quot;,&quot;source&quot;:&quot;Zotero&quot;},&quot;prefix&quot;:&quot;&quot;,&quot;id&quot;:3869}]} RND0000000204"/>, suggested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text:p>
      <text:p text:style-name="Text_20_body">Research on inclusive approaches to digital media production explored, highlights the value of authentic projects, end products which incorporate personal creativity, and processes which incorporate a building of sense of community participation. While there is a broad consensus on how to address these issue of exclusion from computing cultures which align with the techniques of project-based learning (PBL) project work, there are contextual challenges to applying these in schools contexts. Resnick and Rusk outline key significant challenges <text:reference-mark-start text:name="ZOTERO_ITEM CSL_CITATION {&quot;schema&quot;:&quot;https://github.com/citation-style-language/schema/raw/master/csl-citation.json&quot;,&quot;citationID&quot;:&quot;00000205&quot;,&quot;properties&quot;:{&quot;noteIndex&quot;:0,&quot;unsorted&quot;:false,&quot;formattedCitation&quot;:&quot;[-@resnick_coding_2020]&quot;},&quot;citationItems&quot;:[{&quot;itemData&quot;:{&quot;container-title-short&quot;:&quot;Commun. ACM&quot;,&quot;title&quot;:&quot;Coding at a crossroads&quot;,&quot;accessed&quot;:{&quot;date-parts&quot;:[[&quot;2021&quot;,12,21]]},&quot;volume&quot;:&quot;63&quot;,&quot;ISSN&quot;:&quot;0001-0782, 1557-7317&quot;,&quot;source&quot;:&quot;DOI.org (Crossref)&quot;,&quot;type&quot;:&quot;article-journal&quot;,&quot;page&quot;:&quot;120-127&quot;,&quot;id&quot;:&quot;resnick_coding_2020&quot;,&quot;author&quot;:[{&quot;given&quot;:&quot;Mitchel&quot;,&quot;family&quot;:&quot;Resnick&quot;},{&quot;given&quot;:&quot;Natalie&quot;,&quot;family&quot;:&quot;Rusk&quot;}],&quot;abstract&quot;:&quot;While millions of students worldwide have enjoyed coding experiences over the last decade, the next challenge is spreading educational values and approaches.&quot;,&quot;citation-key&quot;:&quot;resnick_coding_2020&quot;,&quot;issued&quot;:{&quot;date-parts&quot;:[[&quot;2020&quot;,10,22]]},&quot;container-title&quot;:&quot;Communications of the ACM&quot;,&quot;URL&quot;:&quot;https://dl.acm.org/doi/10.1145/3375546&quot;,&quot;DOI&quot;:&quot;10.1145/3375546&quot;,&quot;issue&quot;:&quot;11&quot;,&quot;language&quot;:&quot;en&quot;},&quot;uris&quot;:[&quot;http://zotero.org/users/1913249/items/VYS48CXK&quot;],&quot;suppress-author&quot;:true,&quot;prefix&quot;:&quot;&quot;,&quot;id&quot;:3}]} RND0000000206"/>&lt;Do Zotero Refresh: [-@resnick_coding_2020]&gt;<text:reference-mark-end text:name="ZOTERO_ITEM CSL_CITATION {&quot;schema&quot;:&quot;https://github.com/citation-style-language/schema/raw/master/csl-citation.json&quot;,&quot;citationID&quot;:&quot;00000205&quot;,&quot;properties&quot;:{&quot;noteIndex&quot;:0,&quot;unsorted&quot;:false,&quot;formattedCitation&quot;:&quot;[-@resnick_coding_2020]&quot;},&quot;citationItems&quot;:[{&quot;itemData&quot;:{&quot;container-title-short&quot;:&quot;Commun. ACM&quot;,&quot;title&quot;:&quot;Coding at a crossroads&quot;,&quot;accessed&quot;:{&quot;date-parts&quot;:[[&quot;2021&quot;,12,21]]},&quot;volume&quot;:&quot;63&quot;,&quot;ISSN&quot;:&quot;0001-0782, 1557-7317&quot;,&quot;source&quot;:&quot;DOI.org (Crossref)&quot;,&quot;type&quot;:&quot;article-journal&quot;,&quot;page&quot;:&quot;120-127&quot;,&quot;id&quot;:&quot;resnick_coding_2020&quot;,&quot;author&quot;:[{&quot;given&quot;:&quot;Mitchel&quot;,&quot;family&quot;:&quot;Resnick&quot;},{&quot;given&quot;:&quot;Natalie&quot;,&quot;family&quot;:&quot;Rusk&quot;}],&quot;abstract&quot;:&quot;While millions of students worldwide have enjoyed coding experiences over the last decade, the next challenge is spreading educational values and approaches.&quot;,&quot;citation-key&quot;:&quot;resnick_coding_2020&quot;,&quot;issued&quot;:{&quot;date-parts&quot;:[[&quot;2020&quot;,10,22]]},&quot;container-title&quot;:&quot;Communications of the ACM&quot;,&quot;URL&quot;:&quot;https://dl.acm.org/doi/10.1145/3375546&quot;,&quot;DOI&quot;:&quot;10.1145/3375546&quot;,&quot;issue&quot;:&quot;11&quot;,&quot;language&quot;:&quot;en&quot;},&quot;uris&quot;:[&quot;http://zotero.org/users/1913249/items/VYS48CXK&quot;],&quot;suppress-author&quot;:true,&quot;prefix&quot;:&quot;&quot;,&quot;id&quot;:3}]} RND0000000206"/> including the lack of meaningful contexts, lack of time allocated preventing project approaches, and an over-reliance on rote instruction. ADD ANOTHER SOURCE HERE.</text:p>
      <text:h text:style-name="Heading_20_3" text:outline-level="3"><text:bookmark-start text:name="resource-provision-and-cpd"/>Resource provision and CPD<text:bookmark-end text:name="resource-provision-and-cpd"/></text:h>
      <text:p text:style-name="First_20_paragraph">The benefits of game making aligns with those of wider creative computing projects. There has been extensive publication on computing education and techniques aimed to support teachers often new to the subject. These include a new website with materials, including quick guides and writing around a set of 12 computing principles. A lot of this literature is aimed at helping teachers in a classroom context and with a focus of explaining and exploring computing context.</text:p>
      <text:p text:style-name="Text_20_body">MORE ON THIS - OTHER TIPS FROM NCCE AND LINKS TO RESOURCES. BUT NOT TOO MUCH</text:p>
      <text:p text:style-name="Text_20_body">While projects are mentioned as a principle that allows learners to deepen their understanding on computing concepts by putting them into practice. There is less on specifics of how teachers can support project work or indeed how to best develop resources to support project work in schools.</text:p>
      <text:h text:style-name="Heading_20_4" text:outline-level="4"><text:bookmark-start text:name="computing-at-schools"/>Computing at schools<text:bookmark-end text:name="computing-at-schools"/></text:h>
      <text:p text:style-name="First_20_paragraph">While based on formal education. It is worth returning to this community and the challenge of computing in schools.</text:p>
      <text:p text:style-name="Text_20_body">Coding, new for many teachers, a great response from those involved.</text:p>
      <text:h text:style-name="Heading_20_3" text:outline-level="3"><text:bookmark-start text:name="open-source-online-responses-to-the-challenge"/>Open source, online responses to the challenge<text:bookmark-end text:name="open-source-online-responses-to-the-challenge"/></text:h>
      <text:p text:style-name="First_20_paragraph">The promise of Connected Learning - See work of Ito and partners.</text:p>
      <text:p text:style-name="Text_20_body">This was part of the narrative of Gove in 2014, it’s all online, and while he was right in part, access to these resources addresses few of the key barriers to participation.</text:p>
      <text:h text:style-name="Heading_20_4" text:outline-level="4"><text:bookmark-start text:name="mozilla-an-open-source-toolset"/>Mozilla, an open source toolset<text:bookmark-end text:name="mozilla-an-open-source-toolset"/></text:h>
      <text:p text:style-name="First_20_paragraph">One of the challenges of a foundation-based approach is the sustainability of the programs involved. One counter to this is using open source toolsets and a community based, and decentralised approach to creating resources.</text:p>
      <text:p text:style-name="Text_20_body">ADD IN HERE WHAT IS WEB LITERACY AND DIFFERENT FROM DIGITAL LIT . SEE END OF LIT REVIEW</text:p>
      <text:p text:style-name="Text_20_body">Mozilla, acted as a broker between the open source community, and community educators who all chipped in to create teach the web.</text:p>
      <text:p text:style-name="Text_20_body">A Mozilla white paper <text:reference-mark-start text:name="ZOTERO_ITEM CSL_CITATION {&quot;schema&quot;:&quot;https://github.com/citation-style-language/schema/raw/master/csl-citation.json&quot;,&quot;citationID&quot;:&quot;00000207&quot;,&quot;properties&quot;:{&quot;noteIndex&quot;:0,&quot;unsorted&quot;:false,&quot;formattedCitation&quot;:&quot;[@mozilla_foundation_webmaker_2014]&quot;},&quot;citationItems&quot;:[{&quot;uris&quot;:[&quot;http://zotero.org/users/1913249/items/MRBIFKUU&quot;],&quot;itemData&quot;:{&quot;type&quot;:&quot;webpage&quot;,&quot;title&quot;:&quot;Webmaker Whitepaper&quot;,&quot;id&quot;:&quot;mozilla_foundation_webmaker_2014&quot;,&quot;citation-key&quot;:&quot;mozilla_foundation_webmaker_2014&quot;,&quot;issued&quot;:{&quot;date-parts&quot;:[[&quot;2014&quot;]]},&quot;author&quot;:[{&quot;literal&quot;:&quot;Mozilla Foundation&quot;}],&quot;accessed&quot;:{&quot;date-parts&quot;:[[&quot;2015&quot;,5,9]]},&quot;URL&quot;:&quot;https://wiki.mozilla.org/Webmaker/Whitepaper&quot;},&quot;prefix&quot;:&quot;&quot;,&quot;id&quot;:1091}]} RND0000000208"/>&lt;Do Zotero Refresh: [@mozilla_foundation_webmaker_2014]&gt;<text:reference-mark-end text:name="ZOTERO_ITEM CSL_CITATION {&quot;schema&quot;:&quot;https://github.com/citation-style-language/schema/raw/master/csl-citation.json&quot;,&quot;citationID&quot;:&quot;00000207&quot;,&quot;properties&quot;:{&quot;noteIndex&quot;:0,&quot;unsorted&quot;:false,&quot;formattedCitation&quot;:&quot;[@mozilla_foundation_webmaker_2014]&quot;},&quot;citationItems&quot;:[{&quot;uris&quot;:[&quot;http://zotero.org/users/1913249/items/MRBIFKUU&quot;],&quot;itemData&quot;:{&quot;type&quot;:&quot;webpage&quot;,&quot;title&quot;:&quot;Webmaker Whitepaper&quot;,&quot;id&quot;:&quot;mozilla_foundation_webmaker_2014&quot;,&quot;citation-key&quot;:&quot;mozilla_foundation_webmaker_2014&quot;,&quot;issued&quot;:{&quot;date-parts&quot;:[[&quot;2014&quot;]]},&quot;author&quot;:[{&quot;literal&quot;:&quot;Mozilla Foundation&quot;}],&quot;accessed&quot;:{&quot;date-parts&quot;:[[&quot;2015&quot;,5,9]]},&quot;URL&quot;:&quot;https://wiki.mozilla.org/Webmaker/Whitepaper&quot;},&quot;prefix&quot;:&quot;&quot;,&quot;id&quot;:1091}]} RND0000000208"/> outlines the power of exploring web technology as an empowering activity. As part of their teach the web and web literacy programme, Mozilla created internet browser based tools to support of novices investigate and to remix HTML pages. They also created several online and real-life communities sharing activities drawing on home interests to explore authentic web technologies, and the digital literacy elements needed to be an effective citizen. <text:reference-mark-start text:name="ZOTERO_ITEM CSL_CITATION {&quot;schema&quot;:&quot;https://github.com/citation-style-language/schema/raw/master/csl-citation.json&quot;,&quot;citationID&quot;:&quot;00000209&quot;,&quot;properties&quot;:{&quot;noteIndex&quot;:0,&quot;unsorted&quot;:false,&quot;formattedCitation&quot;:&quot;[@thorne_clubs_2015]&quot;},&quot;citationItems&quot;:[{&quot;uris&quot;:[&quot;http://zotero.org/users/1913249/items/J4X6L9CF&quot;],&quot;itemData&quot;:{&quot;type&quot;:&quot;post-weblog&quot;,&quot;title&quot;:&quot;Clubs: Web Literacy Basics curriculum&quot;,&quot;accessed&quot;:{&quot;date-parts&quot;:[[&quot;2024&quot;,7,11]]},&quot;id&quot;:&quot;thorne_clubs_2015&quot;,&quot;citation-key&quot;:&quot;thorne_clubs_2015&quot;,&quot;language&quot;:&quot;en-US&quot;,&quot;container-title&quot;:&quot;Mozilla Clubs&quot;,&quot;URL&quot;:&quot;https://michellethorne.cc/2015/03/clubs-web-literacy-basics-curriculum/&quot;,&quot;issued&quot;:{&quot;date-parts&quot;:[[&quot;2015&quot;]]},&quot;title-short&quot;:&quot;Clubs&quot;,&quot;author&quot;:[{&quot;given&quot;:&quot;Michelle&quot;,&quot;family&quot;:&quot;Thorne&quot;}]},&quot;prefix&quot;:&quot;&quot;,&quot;id&quot;:9602}]} RND0000000210"/>&lt;Do Zotero Refresh: [@thorne_clubs_2015]&gt;<text:reference-mark-end text:name="ZOTERO_ITEM CSL_CITATION {&quot;schema&quot;:&quot;https://github.com/citation-style-language/schema/raw/master/csl-citation.json&quot;,&quot;citationID&quot;:&quot;00000209&quot;,&quot;properties&quot;:{&quot;noteIndex&quot;:0,&quot;unsorted&quot;:false,&quot;formattedCitation&quot;:&quot;[@thorne_clubs_2015]&quot;},&quot;citationItems&quot;:[{&quot;uris&quot;:[&quot;http://zotero.org/users/1913249/items/J4X6L9CF&quot;],&quot;itemData&quot;:{&quot;type&quot;:&quot;post-weblog&quot;,&quot;title&quot;:&quot;Clubs: Web Literacy Basics curriculum&quot;,&quot;accessed&quot;:{&quot;date-parts&quot;:[[&quot;2024&quot;,7,11]]},&quot;id&quot;:&quot;thorne_clubs_2015&quot;,&quot;citation-key&quot;:&quot;thorne_clubs_2015&quot;,&quot;language&quot;:&quot;en-US&quot;,&quot;container-title&quot;:&quot;Mozilla Clubs&quot;,&quot;URL&quot;:&quot;https://michellethorne.cc/2015/03/clubs-web-literacy-basics-curriculum/&quot;,&quot;issued&quot;:{&quot;date-parts&quot;:[[&quot;2015&quot;]]},&quot;title-short&quot;:&quot;Clubs&quot;,&quot;author&quot;:[{&quot;given&quot;:&quot;Michelle&quot;,&quot;family&quot;:&quot;Thorne&quot;}]},&quot;prefix&quot;:&quot;&quot;,&quot;id&quot;:9602}]} RND0000000210"/>.</text:p>
      <text:p text:style-name="Text_20_body">In 2015 I contributed a short line course called Quacking Javascript to this webmaker curriclum. In my report on the underlying pedagogical approaches <text:reference-mark-start text:name="ZOTERO_ITEM CSL_CITATION {&quot;schema&quot;:&quot;https://github.com/citation-style-language/schema/raw/master/csl-citation.json&quot;,&quot;citationID&quot;:&quot;00000211&quot;,&quot;properties&quot;:{&quot;noteIndex&quot;:0,&quot;unsorted&quot;:false,&quot;formattedCitation&quot;:&quot;[@chesterman_webmaking_2015]&quot;},&quot;citationItems&quot;:[{&quot;uris&quot;:[&quot;http://zotero.org/users/1913249/items/UIIVWFPB&quot;],&quot;itemData&quot;:{&quot;type&quot;:&quot;webpage&quot;,&quot;title&quot;:&quot;Webmaking using Javascript to promote student engagement and constructivist learning approaches at KS3&quot;,&quot;id&quot;:&quot;chesterman_webmaking_2015&quot;,&quot;citation-key&quot;:&quot;chesterman_webmaking_2015&quot;,&quot;issued&quot;:{&quot;date-parts&quot;:[[&quot;2015&quot;]]},&quot;author&quot;:[{&quot;given&quot;:&quot;Mick&quot;,&quot;family&quot;:&quot;Chesterman&quot;}],&quot;accessed&quot;:{&quot;date-parts&quot;:[[&quot;2016&quot;,3,19]]},&quot;URL&quot;:&quot;https://web.archive.org/web/20180831105358/http://digitalducks.org/blog/project-report-webmaking/&quot;},&quot;prefix&quot;:&quot;&quot;,&quot;id&quot;:1019}]} RND0000000212"/>&lt;Do Zotero Refresh: [@chesterman_webmaking_2015]&gt;<text:reference-mark-end text:name="ZOTERO_ITEM CSL_CITATION {&quot;schema&quot;:&quot;https://github.com/citation-style-language/schema/raw/master/csl-citation.json&quot;,&quot;citationID&quot;:&quot;00000211&quot;,&quot;properties&quot;:{&quot;noteIndex&quot;:0,&quot;unsorted&quot;:false,&quot;formattedCitation&quot;:&quot;[@chesterman_webmaking_2015]&quot;},&quot;citationItems&quot;:[{&quot;uris&quot;:[&quot;http://zotero.org/users/1913249/items/UIIVWFPB&quot;],&quot;itemData&quot;:{&quot;type&quot;:&quot;webpage&quot;,&quot;title&quot;:&quot;Webmaking using Javascript to promote student engagement and constructivist learning approaches at KS3&quot;,&quot;id&quot;:&quot;chesterman_webmaking_2015&quot;,&quot;citation-key&quot;:&quot;chesterman_webmaking_2015&quot;,&quot;issued&quot;:{&quot;date-parts&quot;:[[&quot;2015&quot;]]},&quot;author&quot;:[{&quot;given&quot;:&quot;Mick&quot;,&quot;family&quot;:&quot;Chesterman&quot;}],&quot;accessed&quot;:{&quot;date-parts&quot;:[[&quot;2016&quot;,3,19]]},&quot;URL&quot;:&quot;https://web.archive.org/web/20180831105358/http://digitalducks.org/blog/project-report-webmaking/&quot;},&quot;prefix&quot;:&quot;&quot;,&quot;id&quot;:1019}]} RND0000000212"/>, I outlined the following possibilities to increase participant engagement; playful approaches, use of games, and the ability for participants to incorporate popular culture and home interests into their work.</text:p>
      <text:p text:style-name="Text_20_body">There were limits to the take up of the curriclum but the Thimble community was active while it lasted and created some good resources.</text:p>
      <text:h text:style-name="Heading_20_2" text:outline-level="2"><text:bookmark-start text:name="drop-merge.-introduction-to-theoretical-framework-agency"/>4-DROP MERGE. Introduction to theoretical framework &amp; agency<text:bookmark-end text:name="drop-merge.-introduction-to-theoretical-framework-agency"/></text:h>
      <text:p text:style-name="First_20_paragraph">Given the overall concerns and motivations of the study this section addresses the following in terms of the current state of research.</text:p>
      <text:list text:style-name="L25">
        <text:list-item>
          <text:p text:style-name="P27">why not constructionism? given dominance in CDG&amp;P? (intro followed in Ch2. )</text:p>
        </text:list-item>
        <text:list-item>
          <text:p text:style-name="P27">what are we designing for in the context of this study</text:p>
        </text:list-item>
        <text:list-item>
          <text:p text:style-name="P27">what is agency in the context of this study</text:p>
        </text:list-item>
      </text:list>
      <text:h text:style-name="Heading_20_3" text:outline-level="3"><text:bookmark-start text:name="theoretical-framework"/>Theoretical framework<text:bookmark-end text:name="theoretical-framework"/></text:h>
      <text:p text:style-name="First_20_paragraph">TOO DETAILED TO EARLY - SUMMARISE BASED ON THE ABOVE MOTIVATIONS.</text:p>
      <text:p text:style-name="Text_20_body">Choosing a theoretical framework which aligns with the goals of the research questions is an important decision in undertaking a PhD study. In my role as both a practitioner and a researcher, it was vital to select a framework that could incorporate potential complications within the research process. 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The following sections give a short overview of these frameworks in relation to these needs. They are explored in depth in Chapter 3.</text:p>
      <text:h text:style-name="Heading_20_3" text:outline-level="3"><text:bookmark-start text:name="on-agency-and-cultural-historical-activity-theory-socio-cultural-approach"/>On agency and cultural historical activity theory / socio-cultural approach<text:bookmark-end text:name="on-agency-and-cultural-historical-activity-theory-socio-cultural-approach"/></text:h>
      <text:p text:style-name="First_20_paragraph">PERHAPS SOMEBACKGROUND ON STUDIES IN THIS AREA THAT TAKE A SOCIO CULTURAL APPROACH. WAITE / SENTENCE?</text:p>
      <text:p text:style-name="Text_20_body">GIVE A WORKING DEFINITION OF AGENCY HERE AND THE IMPORTANCE OF THAT CONCEPT TO THE STUDY.</text:p>
      <text:p text:style-name="Text_20_body">In the interests of evaluation the pedagogical possibilities of new software, hardware and coding environments, researchers frequently adopt a position as a practitioner or co-facilitator of a novel learning design a researcher of the process. Thus a concept of learning or processes that is dynamic and open to change is needed. In addition, this study, in part, explores ways in which how the motivational characteristics and navigational affordances of enthusiast and home based game making can be brought into more structured educational environments. CHAT provides an appropriate means to achieve this through its perspective of interacting systems of activity where the values and actions of one system can impact activity in another.</text:p>
      <text:p text:style-name="Text_20_body">CHAT’s rich vocabulary to describe barriers, resolutions and online going tensions in on-going project work is potentially productive in this study. The focus of barriers to participation and strategies to address them is covered by RQ1 using the phrase ‘<text:span text:style-name="T2">what contradictions arose in participation</text:span>’. The term contradiction is a significant in the school of research known as cultural historical activity theory (CHAT), encompassing a variety of concepts including barriers, contextual drivers and drags, interventions for change, and tensions which emerge between different elements of the activity in question.</text:p>
      <text:p text:style-name="Text_20_body">CHAT is optimistic but realistic in its focus on change. It approaches activity in a systemic way and contains tools to address and discuss issues of unintended consequences and push back against interventions. This is of particular relevance to the domain of technology use which is a feature of this study. As these new technologies can provide communities with tools to leverage new opportunities in a way which gives participants greater agency, a research framework which contains a toolset of concepts to describe and analyse varied dimensions of agency is beneficial. As agency and autonomy have disputed, often inter-related definitions <text:reference-mark-start text:name="ZOTERO_ITEM CSL_CITATION {&quot;schema&quot;:&quot;https://github.com/citation-style-language/schema/raw/master/csl-citation.json&quot;,&quot;citationID&quot;:&quot;00000213&quot;,&quot;properties&quot;:{&quot;noteIndex&quot;:0,&quot;unsorted&quot;:false,&quot;formattedCitation&quot;:&quot;[@huang_autonomy_2013; @matusov_mapping_2016]&quot;},&quot;citationItems&quot;:[{&quot;uris&quot;:[&quot;http://zotero.org/users/1913249/items/PSMR8LFN&quot;],&quot;itemData&quot;:{&quot;title&quot;:&quot;Autonomy, Agency and Identity in Foreign and Second Language Education&quot;,&quot;accessed&quot;:{&quot;date-parts&quot;:[[&quot;2023&quot;,6,19]]},&quot;volume&quot;:&quot;36&quot;,&quot;ISSN&quot;:&quot;2192-9513, 2192-9505&quot;,&quot;source&quot;:&quot;DOI.org (Crossref)&quot;,&quot;DOI&quot;:&quot;10.1515/cjal-2013-0002&quot;,&quot;id&quot;:&quot;huang_autonomy_2013&quot;,&quot;author&quot;:[{&quot;given&quot;:&quot;Jing (Peter)&quot;,&quot;family&quot;:&quot;Huang&quot;},{&quot;given&quot;:&quot;Phil&quot;,&quot;family&quot;:&quot;Benson&quot;}],&quot;type&quot;:&quot;article-journal&quot;,&quot;citation-key&quot;:&quot;huang_autonomy_2013&quot;,&quot;issued&quot;:{&quot;date-parts&quot;:[[&quot;2013&quot;,1,2]]},&quot;container-title&quot;:&quot;Chinese Journal of Applied Linguistics&quot;,&quot;URL&quot;:&quot;https://www.degruyter.com/document/doi/10.1515/cjal-2013-0002/htm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ue&quot;:&quot;1&quot;,&quot;language&quot;:&quot;en&quot;},&quot;prefix&quot;:&quot;&quot;,&quot;id&quot;:8822},{&quot;uris&quot;:[&quot;http://zotero.org/users/1913249/items/ZU33LZ9E&quot;],&quot;itemData&quot;:{&quot;container-title-short&quot;:&quot;Integr. psych. behav.&quot;,&quot;title&quot;:&quot;Mapping Concepts of Agency in Educational Contexts&quot;,&quot;accessed&quot;:{&quot;date-parts&quot;:[[&quot;2023&quot;,6,19]]},&quot;volume&quot;:&quot;50&quot;,&quot;ISSN&quot;:&quot;1936-3567&quot;,&quot;source&quot;:&quot;Springer Link&quot;,&quot;type&quot;:&quot;article-journal&quot;,&quot;page&quot;:&quot;420-446&quot;,&quot;id&quot;:&quot;matusov_mapping_2016&quot;,&quot;author&quot;:[{&quot;given&quot;:&quot;Eugene&quot;,&quot;family&quot;:&quot;Matusov&quot;},{&quot;non-dropping-particle&quot;:&quot;von&quot;,&quot;given&quot;:&quot;Katherine&quot;,&quot;family&quot;:&quot;Duyke&quot;},{&quot;given&quot;:&quot;Shakhnoza&quot;,&quot;family&quot;:&quot;Kayumov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issued&quot;:{&quot;date-parts&quot;:[[&quot;2016&quot;,9,1]]},&quot;container-title&quot;:&quot;Integrative Psychological and Behavioral Science&quot;,&quot;URL&quot;:&quot;https://doi.org/10.1007/s12124-015-9336-0&quot;,&quot;DOI&quot;:&quot;10.1007/s12124-015-9336-0&quot;,&quot;issue&quot;:&quot;3&quot;,&quot;language&quot;:&quot;en&quot;},&quot;prefix&quot;:&quot;&quot;,&quot;id&quot;:8819}]} RND0000000214"/>&lt;Do Zotero Refresh: [@huang_autonomy_2013; @matusov_mapping_2016]&gt;<text:reference-mark-end text:name="ZOTERO_ITEM CSL_CITATION {&quot;schema&quot;:&quot;https://github.com/citation-style-language/schema/raw/master/csl-citation.json&quot;,&quot;citationID&quot;:&quot;00000213&quot;,&quot;properties&quot;:{&quot;noteIndex&quot;:0,&quot;unsorted&quot;:false,&quot;formattedCitation&quot;:&quot;[@huang_autonomy_2013; @matusov_mapping_2016]&quot;},&quot;citationItems&quot;:[{&quot;uris&quot;:[&quot;http://zotero.org/users/1913249/items/PSMR8LFN&quot;],&quot;itemData&quot;:{&quot;title&quot;:&quot;Autonomy, Agency and Identity in Foreign and Second Language Education&quot;,&quot;accessed&quot;:{&quot;date-parts&quot;:[[&quot;2023&quot;,6,19]]},&quot;volume&quot;:&quot;36&quot;,&quot;ISSN&quot;:&quot;2192-9513, 2192-9505&quot;,&quot;source&quot;:&quot;DOI.org (Crossref)&quot;,&quot;DOI&quot;:&quot;10.1515/cjal-2013-0002&quot;,&quot;id&quot;:&quot;huang_autonomy_2013&quot;,&quot;author&quot;:[{&quot;given&quot;:&quot;Jing (Peter)&quot;,&quot;family&quot;:&quot;Huang&quot;},{&quot;given&quot;:&quot;Phil&quot;,&quot;family&quot;:&quot;Benson&quot;}],&quot;type&quot;:&quot;article-journal&quot;,&quot;citation-key&quot;:&quot;huang_autonomy_2013&quot;,&quot;issued&quot;:{&quot;date-parts&quot;:[[&quot;2013&quot;,1,2]]},&quot;container-title&quot;:&quot;Chinese Journal of Applied Linguistics&quot;,&quot;URL&quot;:&quot;https://www.degruyter.com/document/doi/10.1515/cjal-2013-0002/htm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ssue&quot;:&quot;1&quot;,&quot;language&quot;:&quot;en&quot;},&quot;prefix&quot;:&quot;&quot;,&quot;id&quot;:8822},{&quot;uris&quot;:[&quot;http://zotero.org/users/1913249/items/ZU33LZ9E&quot;],&quot;itemData&quot;:{&quot;container-title-short&quot;:&quot;Integr. psych. behav.&quot;,&quot;title&quot;:&quot;Mapping Concepts of Agency in Educational Contexts&quot;,&quot;accessed&quot;:{&quot;date-parts&quot;:[[&quot;2023&quot;,6,19]]},&quot;volume&quot;:&quot;50&quot;,&quot;ISSN&quot;:&quot;1936-3567&quot;,&quot;source&quot;:&quot;Springer Link&quot;,&quot;type&quot;:&quot;article-journal&quot;,&quot;page&quot;:&quot;420-446&quot;,&quot;id&quot;:&quot;matusov_mapping_2016&quot;,&quot;author&quot;:[{&quot;given&quot;:&quot;Eugene&quot;,&quot;family&quot;:&quot;Matusov&quot;},{&quot;non-dropping-particle&quot;:&quot;von&quot;,&quot;given&quot;:&quot;Katherine&quot;,&quot;family&quot;:&quot;Duyke&quot;},{&quot;given&quot;:&quot;Shakhnoza&quot;,&quot;family&quot;:&quot;Kayumov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issued&quot;:{&quot;date-parts&quot;:[[&quot;2016&quot;,9,1]]},&quot;container-title&quot;:&quot;Integrative Psychological and Behavioral Science&quot;,&quot;URL&quot;:&quot;https://doi.org/10.1007/s12124-015-9336-0&quot;,&quot;DOI&quot;:&quot;10.1007/s12124-015-9336-0&quot;,&quot;issue&quot;:&quot;3&quot;,&quot;language&quot;:&quot;en&quot;},&quot;prefix&quot;:&quot;&quot;,&quot;id&quot;:8819}]} RND0000000214"/>, in Chapter 3 I explore dimensions and terms related to agency more precisely within the wider framework of activity theory.</text:p>
      <text:p text:style-name="Text_20_body"><text:span text:style-name="T1">High level overview of why not constructionism?:</text:span> Given that Papert, etc why not constructionism as a theoretical framework? I contend that there are useful tools in socio-cultural CHAT approaches that can enrich studies in this area. Additionally, in Chapter x I explore important limitations in constructionism that activity theory approaches can address.</text:p>
      <text:p text:style-name="Text_20_body">In addition, due to value of and importance of participants home use of technologies and experiences of learning, it is useful to adopt a research process in which involves participants in the evolving learning design then are engaging with and in turn the overall direction of the research process. This study outlines ways in which working with participants has yielded important contributions of novel ideas. To achieve this, I have supplemented the use of activity theory with the use of design based research (DBR) techniques.</text:p>
      <text:h text:style-name="Heading_20_3" text:outline-level="3"><text:bookmark-start text:name="on-utility-and-design-based-research"/>On utility and Design-based research<text:bookmark-end text:name="on-utility-and-design-based-research"/></text:h>
      <text:p text:style-name="First_20_paragraph">Design based research is not a uniform practice with set methodology but there is a general consensus in guiding principles. For Sandoval <text:reference-mark-start text:name="ZOTERO_ITEM CSL_CITATION {&quot;schema&quot;:&quot;https://github.com/citation-style-language/schema/raw/master/csl-citation.json&quot;,&quot;citationID&quot;:&quot;00000215&quot;,&quot;properties&quot;:{&quot;noteIndex&quot;:0,&quot;unsorted&quot;:false,&quot;formattedCitation&quot;:&quot;[-@sandoval_conjecture_2014]&quot;},&quot;citationItems&quot;:[{&quot;itemData&quot;:{&quot;title&quot;:&quot;Conjecture Mapping: An Approach to Systematic Educational Design Research&quot;,&quot;accessed&quot;:{&quot;date-parts&quot;:[[&quot;2024&quot;,5,22]]},&quot;volume&quot;:&quot;23&quot;,&quot;ISSN&quot;:&quot;1050-8406&quot;,&quot;source&quot;:&quot;Taylor and Francis+NEJM&quot;,&quot;type&quot;:&quot;article-journal&quot;,&quot;page&quot;:&quot;18–36&quot;,&quot;id&quot;:&quot;sandoval_conjecture_2014&quot;,&quot;title-short&quot;:&quot;Conjecture Mapping&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author&quot;:[{&quot;given&quot;:&quot;William&quot;,&quot;family&quot;:&quot;Sandoval&quot;}],&quot;citation-key&quot;:&quot;sandoval_conjecture_2014&quot;,&quot;issued&quot;:{&quot;date-parts&quot;:[[&quot;2014&quot;,1,2]]},&quot;container-title&quot;:&quot;Journal of the Learning Sciences&quot;,&quot;URL&quot;:&quot;https://doi.org/10.1080/10508406.2013.778204&quot;,&quot;DOI&quot;:&quot;10.1080/10508406.2013.778204&quot;,&quot;issue&quot;:&quot;1&quot;,&quot;publisher&quot;:&quot;Routledge&quot;},&quot;uris&quot;:[&quot;http://zotero.org/users/1913249/items/LFJJQN76&quot;],&quot;suppress-author&quot;:true,&quot;prefix&quot;:&quot;&quot;,&quot;id&quot;:9476}]} RND0000000216"/>&lt;Do Zotero Refresh: [-@sandoval_conjecture_2014]&gt;<text:reference-mark-end text:name="ZOTERO_ITEM CSL_CITATION {&quot;schema&quot;:&quot;https://github.com/citation-style-language/schema/raw/master/csl-citation.json&quot;,&quot;citationID&quot;:&quot;00000215&quot;,&quot;properties&quot;:{&quot;noteIndex&quot;:0,&quot;unsorted&quot;:false,&quot;formattedCitation&quot;:&quot;[-@sandoval_conjecture_2014]&quot;},&quot;citationItems&quot;:[{&quot;itemData&quot;:{&quot;title&quot;:&quot;Conjecture Mapping: An Approach to Systematic Educational Design Research&quot;,&quot;accessed&quot;:{&quot;date-parts&quot;:[[&quot;2024&quot;,5,22]]},&quot;volume&quot;:&quot;23&quot;,&quot;ISSN&quot;:&quot;1050-8406&quot;,&quot;source&quot;:&quot;Taylor and Francis+NEJM&quot;,&quot;type&quot;:&quot;article-journal&quot;,&quot;page&quot;:&quot;18–36&quot;,&quot;id&quot;:&quot;sandoval_conjecture_2014&quot;,&quot;title-short&quot;:&quot;Conjecture Mapping&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author&quot;:[{&quot;given&quot;:&quot;William&quot;,&quot;family&quot;:&quot;Sandoval&quot;}],&quot;citation-key&quot;:&quot;sandoval_conjecture_2014&quot;,&quot;issued&quot;:{&quot;date-parts&quot;:[[&quot;2014&quot;,1,2]]},&quot;container-title&quot;:&quot;Journal of the Learning Sciences&quot;,&quot;URL&quot;:&quot;https://doi.org/10.1080/10508406.2013.778204&quot;,&quot;DOI&quot;:&quot;10.1080/10508406.2013.778204&quot;,&quot;issue&quot;:&quot;1&quot;,&quot;publisher&quot;:&quot;Routledge&quot;},&quot;uris&quot;:[&quot;http://zotero.org/users/1913249/items/LFJJQN76&quot;],&quot;suppress-author&quot;:true,&quot;prefix&quot;:&quot;&quot;,&quot;id&quot;:9476}]} RND0000000216"/>, these involve joint work on a project and theoretical refinement, iterative design process involving phases of planning delivery, evaluation working towards outcomes of interest. While DBR is explored in a more nuanced way in Chapter 3, it is worth noting at this stage that it provides practical tools which are complementary with CHAT, to undertake and to represent complex learning designs taking place in authentic learning environments. In particular, DBR provides means to fulfil a key motivation of this research, to guide and to represent the evolution of a useful game making pedagogy. As remarked earlier, the format of academic research papers, even those focused on practice, often eschews methodological detail in favour of analysis and results. Hoadley notes “the usual study presents a technology fully formed as if it had risen from the oceans like Venus herself” <text:reference-mark-start text:name="ZOTERO_ITEM CSL_CITATION {&quot;schema&quot;:&quot;https://github.com/citation-style-language/schema/raw/master/csl-citation.json&quot;,&quot;citationID&quot;:&quot;00000217&quot;,&quot;properties&quot;:{&quot;noteIndex&quot;:0,&quot;unsorted&quot;:false,&quot;formattedCitation&quot;:&quot;[@hoadley_creating_2002-1]&quot;},&quot;citationItems&quot;:[{&quot;uris&quot;:[&quot;http://zotero.org/users/1913249/items/5WBFUHS9&quot;],&quot;itemData&quot;:{&quot;type&quot;:&quot;article-journal&quot;,&quot;title&quot;:&quot;Creating Context: Design-based Research in Creating and Understanding CSCL&quot;,&quot;id&quot;:&quot;hoadley_creating_2002-1&quot;,&quot;citation-key&quot;:&quot;hoadley_creating_2002-1&quot;,&quot;issued&quot;:{&quot;date-parts&quot;:[[&quot;2002&quot;]]},&quot;author&quot;:[{&quot;given&quot;:&quot;Christopher Plekss&quot;,&quot;family&quot;:&quot;Hoadley&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prefix&quot;:&quot;&quot;,&quot;id&quot;:9461}]} RND0000000218"/>&lt;Do Zotero Refresh: [@hoadley_creating_2002-1]&gt;<text:reference-mark-end text:name="ZOTERO_ITEM CSL_CITATION {&quot;schema&quot;:&quot;https://github.com/citation-style-language/schema/raw/master/csl-citation.json&quot;,&quot;citationID&quot;:&quot;00000217&quot;,&quot;properties&quot;:{&quot;noteIndex&quot;:0,&quot;unsorted&quot;:false,&quot;formattedCitation&quot;:&quot;[@hoadley_creating_2002-1]&quot;},&quot;citationItems&quot;:[{&quot;uris&quot;:[&quot;http://zotero.org/users/1913249/items/5WBFUHS9&quot;],&quot;itemData&quot;:{&quot;type&quot;:&quot;article-journal&quot;,&quot;title&quot;:&quot;Creating Context: Design-based Research in Creating and Understanding CSCL&quot;,&quot;id&quot;:&quot;hoadley_creating_2002-1&quot;,&quot;citation-key&quot;:&quot;hoadley_creating_2002-1&quot;,&quot;issued&quot;:{&quot;date-parts&quot;:[[&quot;2002&quot;]]},&quot;author&quot;:[{&quot;given&quot;:&quot;Christopher Plekss&quot;,&quot;family&quot;:&quot;Hoadley&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prefix&quot;:&quot;&quot;,&quot;id&quot;:9461}]} RND0000000218"/>. To address this issue Chapter 4 of this thesis incorporates a design narrative, a process adopted from DBR, which I explain and justify in Chapters 3.</text:p>
      <text:h text:style-name="Heading_20_2" text:outline-level="2"><text:bookmark-start text:name="parked"/>PARKED<text:bookmark-end text:name="parked"/></text:h>
      <text:p text:style-name="First_20_paragraph">To counter this dominance, Papert and Turkle <text:reference-mark-start text:name="ZOTERO_ITEM CSL_CITATION {&quot;schema&quot;:&quot;https://github.com/citation-style-language/schema/raw/master/csl-citation.json&quot;,&quot;citationID&quot;:&quot;00000219&quot;,&quot;properties&quot;:{&quot;noteIndex&quot;:0,&quot;unsorted&quot;:false,&quot;formattedCitation&quot;:&quot;[-@papert_epistemological_1990]&quot;},&quot;citationItems&quot;:[{&quot;itemData&quot;:{&quot;type&quot;:&quot;article-journal&quot;,&quot;title&quot;:&quot;Epistemological Pluralism and the Revaluation of the Concrete&quot;,&quot;accessed&quot;:{&quot;date-parts&quot;:[[&quot;2017&quot;,11,1]]},&quot;id&quot;:&quot;papert_epistemological_1990&quot;,&quot;citation-key&quot;:&quot;papert_epistemological_1990&quot;,&quot;issued&quot;:{&quot;date-parts&quot;:[[&quot;1990&quot;]]},&quot;container-title&quot;:&quot;Signs&quot;,&quot;author&quot;:[{&quot;given&quot;:&quot;Seymour&quot;,&quot;family&quot;:&quot;Papert&quot;},{&quot;given&quot;:&quot;Sherry&quot;,&quot;family&quot;:&quot;Turkle&quot;}],&quot;URL&quot;:&quot;http://www.papert.org/articles/EpistemologicalPluralism.html&quot;,&quot;issue&quot;:&quot;1&quot;,&quot;volume&quot;:&quot;16&quot;},&quot;uris&quot;:[&quot;http://zotero.org/users/1913249/items/PN46846P&quot;],&quot;suppress-author&quot;:true,&quot;prefix&quot;:&quot;&quot;,&quot;id&quot;:2017}]} RND0000000220"/>&lt;Do Zotero Refresh: [-@papert_epistemological_1990]&gt;<text:reference-mark-end text:name="ZOTERO_ITEM CSL_CITATION {&quot;schema&quot;:&quot;https://github.com/citation-style-language/schema/raw/master/csl-citation.json&quot;,&quot;citationID&quot;:&quot;00000219&quot;,&quot;properties&quot;:{&quot;noteIndex&quot;:0,&quot;unsorted&quot;:false,&quot;formattedCitation&quot;:&quot;[-@papert_epistemological_1990]&quot;},&quot;citationItems&quot;:[{&quot;itemData&quot;:{&quot;type&quot;:&quot;article-journal&quot;,&quot;title&quot;:&quot;Epistemological Pluralism and the Revaluation of the Concrete&quot;,&quot;accessed&quot;:{&quot;date-parts&quot;:[[&quot;2017&quot;,11,1]]},&quot;id&quot;:&quot;papert_epistemological_1990&quot;,&quot;citation-key&quot;:&quot;papert_epistemological_1990&quot;,&quot;issued&quot;:{&quot;date-parts&quot;:[[&quot;1990&quot;]]},&quot;container-title&quot;:&quot;Signs&quot;,&quot;author&quot;:[{&quot;given&quot;:&quot;Seymour&quot;,&quot;family&quot;:&quot;Papert&quot;},{&quot;given&quot;:&quot;Sherry&quot;,&quot;family&quot;:&quot;Turkle&quot;}],&quot;URL&quot;:&quot;http://www.papert.org/articles/EpistemologicalPluralism.html&quot;,&quot;issue&quot;:&quot;1&quot;,&quot;volume&quot;:&quot;16&quot;},&quot;uris&quot;:[&quot;http://zotero.org/users/1913249/items/PN46846P&quot;],&quot;suppress-author&quot;:true,&quot;prefix&quot;:&quot;&quot;,&quot;id&quot;:2017}]} RND0000000220"/> highlighted the value of a more concrete computing pedagogy, likening the process to bricolage, a craft-based approach where participants become very familiar with their tools and materials.</text:p>
      <text:p text:style-name="Text_20_body">The celebration here is of pluralism rather than the culturally prevalent perspective privileging abstraction. Abstraction is not seen as undesirable, and indeed, is present in much of Papert’s work. For example, the importance of reducing barriers to learning coding through structural abstraction and thus the simplification of learning environ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1. Introduction - Games for a Read-Write world.</dc:title>
    <dc:description/>
    <dc:subject/>
    <meta:keyword/>
    <meta:initial-creator/>
    <dc:creator/>
    <meta:creation-date>2025-05-19T16:10:04Z</meta:creation-date>
    <dc:date>2025-05-19T16:10:0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